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chemy-GoldA24" svg:font-family="Alchemy-GoldA24"/>
    <style:font-face style:name="Pterra-dactyl" svg:font-family="Pterra-dactyl"/>
    <style:font-face style:name="Symbol" svg:font-family="Symbol"/>
    <style:font-face style:name="F" svg:font-family="" style:font-family-generic="roman"/>
    <style:font-face style:name="CelestiaAntiqua-Medium" svg:font-family="CelestiaAntiqua-Medium" style:font-family-generic="roman"/>
    <style:font-face style:name="CelestiaAntiqua-MediumItalic" svg:font-family="CelestiaAntiqua-MediumItalic" style:font-family-generic="roman"/>
    <style:font-face style:name="CelestiaAntiqua-Semibold" svg:font-family="CelestiaAntiqua-Semibold" style:font-family-generic="roman"/>
    <style:font-face style:name="ScalaSans-CapsBold" svg:font-family="ScalaSans-CapsBold" style:font-family-generic="swiss"/>
    <style:font-face style:name="ScalaSansLF-Bold" svg:font-family="ScalaSansLF-Bold" style:font-family-generic="swiss"/>
    <style:font-face style:name="ScalaSansLF-Italic" svg:font-family="ScalaSansLF-Italic" style:font-family-generic="swiss"/>
    <style:font-face style:name="ScalaSansLF-Regular" svg:font-family="ScalaSansLF-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98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ScalaSans-CapsBold" fo:font-size="9.5pt" fo:font-style="normal" fo:text-shadow="none" style:text-underline-style="none" fo:font-weight="bold" style:text-underline-mode="continuous" style:text-overline-mode="continuous" style:text-line-through-mode="continuous" style:font-name-asian="ScalaSans-CapsBold" style:font-size-asian="9.5pt" style:font-style-asian="normal" style:font-weight-asian="bold" style:font-name-complex="ScalaSans-CapsBold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ScalaSansLF-Bold" fo:font-size="9pt" fo:font-style="normal" fo:text-shadow="none" style:text-underline-style="none" fo:font-weight="bold" style:text-underline-mode="continuous" style:text-overline-mode="continuous" style:text-line-through-mode="continuous" style:font-name-asian="ScalaSansLF-Bold" style:font-size-asian="9pt" style:font-style-asian="normal" style:font-weight-asian="bold" style:font-name-complex="ScalaSansLF-Bold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ScalaSansLF-Regular" fo:font-size="9pt" fo:font-style="normal" fo:text-shadow="none" style:text-underline-style="none" fo:font-weight="normal" style:text-underline-mode="continuous" style:text-overline-mode="continuous" style:text-line-through-mode="continuous" style:font-name-asian="ScalaSansLF-Regular" style:font-size-asian="9pt" style:font-style-asian="normal" style:font-weight-asian="normal" style:font-name-complex="ScalaSansLF-Regular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font-size="9pt" fo:text-shadow="none" style:text-underline-style="none" fo:font-weight="normal" style:text-underline-mode="continuous" style:text-overline-mode="continuous" style:text-line-through-mode="continuous" style:font-size-asian="9pt" style:font-weight-asian="normal" style:font-size-complex="5.09999990463257pt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ScalaSansLF-Regular" fo:font-style="normal" fo:text-shadow="none" style:text-underline-style="none" fo:font-weight="normal" style:text-underline-mode="continuous" style:text-overline-mode="continuous" style:text-line-through-mode="continuous" style:font-name-asian="ScalaSansLF-Regular" style:font-style-asian="normal" style:font-weight-asian="normal" style:font-name-complex="ScalaSansLF-Regular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fo:font-size="9.5pt" fo:text-shadow="none" style:text-underline-style="none" fo:font-weight="normal" style:text-underline-mode="continuous" style:text-overline-mode="continuous" style:text-line-through-mode="continuous" style:font-size-asian="9.5pt" style:font-weight-asian="normal" style:font-size-complex="5.40000009536743pt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elestiaAntiqua-Medium" fo:font-size="9.5pt" fo:font-style="normal" fo:text-shadow="none" style:text-underline-style="none" fo:font-weight="normal" style:text-underline-mode="continuous" style:text-overline-mode="continuous" style:text-line-through-mode="continuous" style:font-name-asian="CelestiaAntiqua-Medium" style:font-size-asian="9.5pt" style:font-style-asian="normal" style:font-weight-asian="normal" style:font-name-complex="CelestiaAntiqua-Medium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fo:font-size="9.5pt" fo:font-style="normal" fo:text-shadow="none" style:text-underline-style="none" fo:font-weight="normal" style:text-underline-mode="continuous" style:text-overline-mode="continuous" style:text-line-through-mode="continuous" style:font-size-asian="9.5pt" style:font-style-asian="normal" style:font-weight-asian="norm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elestiaAntiqua-Medium" fo:font-style="normal" fo:text-shadow="none" style:text-underline-style="none" fo:font-weight="normal" style:text-underline-mode="continuous" style:text-overline-mode="continuous" style:text-line-through-mode="continuous" style:font-name-asian="CelestiaAntiqua-Medium" style:font-style-asian="normal" style:font-weight-asian="normal" style:font-name-complex="CelestiaAntiqua-Medium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d7373" style:text-outline="false" style:text-line-through-style="none" style:font-name="Pterra-dactyl" fo:font-size="24pt" fo:font-style="normal" fo:text-shadow="none" style:text-underline-style="none" fo:font-weight="normal" style:text-underline-mode="continuous" style:text-overline-mode="continuous" style:text-line-through-mode="continuous" style:font-name-asian="Pterra-dactyl" style:font-size-asian="24pt" style:font-style-asian="normal" style:font-weight-asian="normal" style:font-name-complex="Pterra-dactyl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Pterra-dactyl" fo:font-size="12pt" fo:font-style="normal" fo:text-shadow="none" style:text-underline-style="none" fo:font-weight="normal" style:text-underline-mode="continuous" style:text-overline-mode="continuous" style:text-line-through-mode="continuous" style:font-name-asian="Pterra-dactyl" style:font-size-asian="12pt" style:font-style-asian="normal" style:font-weight-asian="normal" style:font-name-complex="Pterra-dacty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Pterra-dactyl" fo:font-size="10pt" fo:font-style="normal" fo:text-shadow="none" style:text-underline-style="none" fo:font-weight="normal" style:text-underline-mode="continuous" style:text-overline-mode="continuous" style:text-line-through-mode="continuous" style:font-name-asian="Pterra-dactyl" style:font-size-asian="10pt" style:font-style-asian="normal" style:font-weight-asian="normal" style:font-name-complex="Pterra-dacty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ffffff" style:text-outline="false" style:text-line-through-style="none" style:font-name="Alchemy-GoldA24" fo:font-size="22.5pt" fo:font-style="normal" fo:text-shadow="none" style:text-underline-style="none" fo:font-weight="normal" style:text-underline-mode="continuous" style:text-overline-mode="continuous" style:text-line-through-mode="continuous" style:font-name-asian="Alchemy-GoldA24" style:font-size-asian="22.5pt" style:font-style-asian="normal" style:font-weight-asian="normal" style:font-name-complex="Alchemy-GoldA24" style:font-size-complex="12.75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fo:font-size="9.5pt" fo:font-style="normal" fo:text-shadow="none" style:text-underline-style="none" fo:font-weight="bold" style:text-underline-mode="continuous" style:text-overline-mode="continuous" style:text-line-through-mode="continuous" style:font-size-asian="9.5pt" style:font-style-asian="normal" style:font-weight-asian="bold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fo:text-shadow="none" style:text-underline-style="none" fo:font-weight="normal" style:text-underline-mode="continuous" style:text-overline-mode="continuous" style:text-line-through-mode="continuous" style:font-weight-asian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ScalaSansLF-Italic" fo:font-size="9pt" fo:font-style="italic" fo:text-shadow="none" style:text-underline-style="none" fo:font-weight="normal" style:text-underline-mode="continuous" style:text-overline-mode="continuous" style:text-line-through-mode="continuous" style:font-name-asian="ScalaSansLF-Italic" style:font-size-asian="9pt" style:font-style-asian="italic" style:font-weight-asian="normal" style:font-name-complex="ScalaSansLF-Italic" style:font-size-complex="5.09999990463257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d7373" style:text-outline="false" style:text-line-through-style="none" style:font-name="Pterra-dactyl" fo:font-size="13.5pt" fo:font-style="normal" fo:text-shadow="none" style:text-underline-style="none" fo:font-weight="normal" style:text-underline-mode="continuous" style:text-overline-mode="continuous" style:text-line-through-mode="continuous" style:font-name-asian="Pterra-dactyl" style:font-size-asian="13.5pt" style:font-style-asian="normal" style:font-weight-asian="normal" style:font-name-complex="Pterra-dactyl" style:font-size-complex="7.6500000953674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ScalaSansLF-Regular" fo:font-size="9pt" style:font-name-asian="ScalaSansLF-Regular" style:font-size-asian="9pt" style:font-name-complex="ScalaSansLF-Regular" style:font-size-complex="5.09999990463257pt"/>
    </style:style>
    <style:style style:name="T2" style:family="text">
      <style:text-properties fo:color="#000000" style:font-name="ScalaSansLF-Italic" fo:font-size="9pt" fo:font-style="italic" style:font-name-asian="ScalaSansLF-Italic" style:font-size-asian="9pt" style:font-style-asian="italic" style:font-name-complex="ScalaSansLF-Italic" style:font-size-complex="5.09999990463257pt" style:font-style-complex="italic"/>
    </style:style>
    <style:style style:name="T3" style:family="text">
      <style:text-properties fo:color="#000000" style:font-name="ScalaSansLF-Regular" fo:font-size="5pt" style:font-name-asian="ScalaSansLF-Regular" style:font-size-asian="5pt" style:font-name-complex="ScalaSansLF-Regular" style:font-size-complex="2.90000009536743pt"/>
    </style:style>
    <style:style style:name="T4" style:family="text">
      <style:text-properties fo:color="#000000" style:font-name="CelestiaAntiqua-Medium" fo:font-size="9.5pt" style:font-name-asian="CelestiaAntiqua-Medium" style:font-size-asian="9.5pt" style:font-name-complex="CelestiaAntiqua-Medium" style:font-size-complex="5.40000009536743pt"/>
    </style:style>
    <style:style style:name="T5" style:family="text">
      <style:text-properties fo:color="#000000" style:font-name="CelestiaAntiqua-MediumItalic" fo:font-size="9.5pt" fo:font-style="italic" style:font-name-asian="CelestiaAntiqua-MediumItalic" style:font-size-asian="9.5pt" style:font-style-asian="italic" style:font-name-complex="CelestiaAntiqua-MediumItalic" style:font-size-complex="5.40000009536743pt" style:font-style-complex="italic"/>
    </style:style>
    <style:style style:name="T6" style:family="text">
      <style:text-properties fo:color="#000000" style:font-name="CelestiaAntiqua-Semibold" fo:font-size="9.5pt" style:font-name-asian="CelestiaAntiqua-Semibold" style:font-size-asian="9.5pt" style:font-name-complex="CelestiaAntiqua-Semibold" style:font-size-complex="5.40000009536743pt"/>
    </style:style>
    <style:style style:name="T7" style:family="text">
      <style:text-properties fo:color="#000000" style:font-name="CelestiaAntiqua-Medium" fo:font-size="5.5pt" style:font-name-asian="CelestiaAntiqua-Medium" style:font-size-asian="5.5pt" style:font-name-complex="CelestiaAntiqua-Medium" style:font-size-complex="3.09999990463257pt"/>
    </style:style>
    <style:style style:name="T8" style:family="text">
      <style:text-properties fo:color="#000000" style:font-name="ScalaSans-CapsBold" fo:font-size="9.5pt" fo:font-weight="bold" style:font-name-asian="ScalaSans-CapsBold" style:font-size-asian="9.5pt" style:font-weight-asian="bold" style:font-name-complex="ScalaSans-CapsBold" style:font-size-complex="5.40000009536743pt" style:font-weight-complex="bold"/>
    </style:style>
    <style:style style:name="T9" style:family="text">
      <style:text-properties fo:color="#000000" style:font-name="ScalaSansLF-Bold" fo:font-size="9.5pt" fo:font-weight="bold" style:font-name-asian="ScalaSansLF-Bold" style:font-size-asian="9.5pt" style:font-weight-asian="bold" style:font-name-complex="ScalaSansLF-Bold" style:font-size-complex="5.40000009536743pt" style:font-weight-complex="bold"/>
    </style:style>
    <style:style style:name="T10" style:family="text">
      <style:text-properties fo:color="#000000" style:font-name="Symbol" fo:font-size="9pt" style:font-name-asian="Symbol" style:font-size-asian="9pt" style:font-name-complex="Symbol" style:font-size-complex="5.09999990463257pt"/>
    </style:style>
  </office:automatic-styles>
  <office:body>
    <office:spreadsheet>
      <table:table table:name="DMG and MIC shopping list" table:style-name="ta1" table:print="false">
        <table:table-column table:style-name="co1" table:default-cell-style-name="ce3"/>
        <table:table-row table:style-name="ro1">
          <table:table-cell table:style-name="ce1" office:value-type="string">
            <text:p>Armor Properties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6 Agility +1 on Reflex saves +500 gp</text:p>
          </table:table-cell>
        </table:table-row>
        <table:table-row table:style-name="ro1">
          <table:table-cell office:value-type="string">
            <text:p>M15 Stamina +1 on Fortitude saves +500 gp</text:p>
          </table:table-cell>
        </table:table-row>
        <table:table-row table:style-name="ro1">
          <table:table-cell office:value-type="string">
            <text:p>M9 Blueshine Immune to acid damage and rust, +2 on Hide, metal armor only +1,500 gp</text:p>
          </table:table-cell>
        </table:table-row>
        <table:table-row table:style-name="ro1">
          <table:table-cell office:value-type="string">
            <text:p>M10 Easy travel Carry medium load as light load, walk 10 hours a day with no Con check +1,500 gp</text:p>
          </table:table-cell>
        </table:table-row>
        <table:table-row table:style-name="ro1">
          <table:table-cell office:value-type="string">
            <text:p>M9 Called Call armor to you on command +2,000 gp</text:p>
          </table:table-cell>
        </table:table-row>
        <table:table-row table:style-name="ro1">
          <table:table-cell office:value-type="string">
            <text:p>M9 Commander +2 on Diplomacy, allies within 30 ft. gain +1 on Will saves and –5 on Hide +2,000 gp</text:p>
          </table:table-cell>
        </table:table-row>
        <table:table-row table:style-name="ro1">
          <table:table-cell office:value-type="string">
            <text:p>D219 Glamered Can change to look like normal clothing, on command +2,700 gp</text:p>
          </table:table-cell>
        </table:table-row>
        <table:table-row table:style-name="ro1">
          <table:table-cell table:style-name="ce4" office:value-type="string">
            <text:p><text:span text:style-name="T1">M9 Daylight </text:span><text:span text:style-name="T2">Daylight </text:span><text:span text:style-name="T1">for 30 minutes/day +3,000 gp</text:span></text:p>
          </table:table-cell>
        </table:table-row>
        <table:table-row table:style-name="ro1">
          <table:table-cell office:value-type="string">
            <text:p>M13 Mindarmor 3/day gain +5 on Will saves against mind-affecting spells and abilities +3,000 gp</text:p>
          </table:table-cell>
        </table:table-row>
        <table:table-row table:style-name="ro1">
          <table:table-cell office:value-type="string">
            <text:p>M6 Acidic Deals 2d4 points of acid damage/round on contact +1 bonus</text:p>
          </table:table-cell>
        </table:table-row>
        <table:table-row table:style-name="ro1">
          <table:table-cell office:value-type="string">
            <text:p>M6 Anchoring +5 bonus on checks to resist being moved +1 bonus</text:p>
          </table:table-cell>
        </table:table-row>
        <table:table-row table:style-name="ro1">
          <table:table-cell table:style-name="ce5" office:value-type="string">
            <text:p><text:span text:style-name="T1">M6 Anchoring, greater</text:span><text:span text:style-name="T3">S </text:span><text:span text:style-name="T1">+10 bonus on checks to resist being moved +1 bonus</text:span></text:p>
          </table:table-cell>
        </table:table-row>
        <table:table-row table:style-name="ro1">
          <table:table-cell table:style-name="ce4" office:value-type="string">
            <text:p><text:span text:style-name="T1">M9 Blurring 3/day </text:span><text:span text:style-name="T2">blur </text:span><text:span text:style-name="T1">for 5 rounds +1 bonus</text:span></text:p>
          </table:table-cell>
        </table:table-row>
        <table:table-row table:style-name="ro1">
          <table:table-cell office:value-type="string">
            <text:p>M10 Death ward 1/day ignore death effect or negative energy effect +1 bonus</text:p>
          </table:table-cell>
        </table:table-row>
        <table:table-row table:style-name="ro1">
          <table:table-cell table:style-name="ce4" office:value-type="string">
            <text:p><text:span text:style-name="T1">M10 Displacement 1/day </text:span><text:span text:style-name="T2">displacement </text:span><text:span text:style-name="T1">for 5 rounds +1 bonus</text:span></text:p>
          </table:table-cell>
        </table:table-row>
        <table:table-row table:style-name="ro1">
          <table:table-cell office:value-type="string">
            <text:p>M10 Dragondodger Evasion ability against breath weapons, light armor only +1 bonus</text:p>
          </table:table-cell>
        </table:table-row>
        <table:table-row table:style-name="ro1">
          <table:table-cell office:value-type="string">
            <text:p>M10 Ectoplasmic feedback 1d6 damage to incorporeal creatures +1 bonus</text:p>
          </table:table-cell>
        </table:table-row>
        <table:table-row table:style-name="ro1">
          <table:table-cell table:style-name="ce5" office:value-type="string">
            <text:p><text:span text:style-name="T1">M11 Energy defense</text:span><text:span text:style-name="T3">S </text:span><text:span text:style-name="T1">3/day 1d6+10 energy damage to attacker +1 bonus</text:span></text:p>
          </table:table-cell>
        </table:table-row>
        <table:table-row table:style-name="ro1">
          <table:table-cell office:value-type="string">
            <text:p>D219 Fortification, light 25% chance to negate criticals, sneak attacks +1 bonus</text:p>
          </table:table-cell>
        </table:table-row>
        <table:table-row table:style-name="ro1">
          <table:table-cell office:value-type="string">
            <text:p>M11 Ghost ward Armor’s enhancement bonus applies against touch attacks +1 bonus</text:p>
          </table:table-cell>
        </table:table-row>
        <table:table-row table:style-name="ro1">
          <table:table-cell office:value-type="string">
            <text:p>M13 Mobility Gain benefit of Mobility feat, light armor only +1 bonus</text:p>
          </table:table-cell>
        </table:table-row>
        <table:table-row table:style-name="ro1">
          <table:table-cell office:value-type="string">
            <text:p>M13 Nimbleness Maximum Dex bonus 1 higher, armor check penalty 2 less +1 bonus</text:p>
          </table:table-cell>
        </table:table-row>
        <table:table-row table:style-name="ro1">
          <table:table-cell office:value-type="string">
            <text:p>M14 Soulbound Stores up to 2 points of essentia for enhancement bonuses +1 bonus</text:p>
          </table:table-cell>
        </table:table-row>
        <table:table-row table:style-name="ro1">
          <table:table-cell office:value-type="string">
            <text:p>M15 Styptic Stabilized if dying, resistance to blood-draining attacks +1 bonus</text:p>
          </table:table-cell>
        </table:table-row>
        <table:table-row table:style-name="ro1">
          <table:table-cell office:value-type="string">
            <text:p>M15 Twilight Arcane spell failure chance reduced by 10% +1 bonus</text:p>
          </table:table-cell>
        </table:table-row>
        <table:table-row table:style-name="ro1">
          <table:table-cell office:value-type="string">
            <text:p>M7 Balance +5 competence bonus on Balance +3,750 gp</text:p>
          </table:table-cell>
        </table:table-row>
        <table:table-row table:style-name="ro1">
          <table:table-cell office:value-type="string">
            <text:p>D219 Shadow +5 on Hide +3,750 gp</text:p>
          </table:table-cell>
        </table:table-row>
        <table:table-row table:style-name="ro1">
          <table:table-cell office:value-type="string">
            <text:p>D219 Silent moves +5 on Move Silently +3,750 gp</text:p>
          </table:table-cell>
        </table:table-row>
        <table:table-row table:style-name="ro1">
          <table:table-cell office:value-type="string">
            <text:p>D219 Slick +5 on Escape Artist +3,750 gp</text:p>
          </table:table-cell>
        </table:table-row>
        <table:table-row table:style-name="ro1">
          <table:table-cell table:style-name="ce5" office:value-type="string">
            <text:p><text:span text:style-name="T1">M6 Agility, improved</text:span><text:span text:style-name="T3">S </text:span><text:span text:style-name="T1">+3 on Reflex saves +4,000 gp</text:span></text:p>
          </table:table-cell>
        </table:table-row>
        <table:table-row table:style-name="ro1">
          <table:table-cell office:value-type="string">
            <text:p>M9 Buoyant +2 on Swim, no armor check penalty on Swim checks +4,000 gp</text:p>
          </table:table-cell>
        </table:table-row>
        <table:table-row table:style-name="ro1">
          <table:table-cell office:value-type="string">
            <text:p>M12 Landing Ignore first 60 ft. of fall damage, always land on feet +4,000 gp</text:p>
          </table:table-cell>
        </table:table-row>
        <table:table-row table:style-name="ro1">
          <table:table-cell table:style-name="ce5" office:value-type="string">
            <text:p><text:span text:style-name="T1">M15 Stamina, improved</text:span><text:span text:style-name="T3">S </text:span><text:span text:style-name="T1">+3 on Fortitude saves +4,000 gp</text:span></text:p>
          </table:table-cell>
        </table:table-row>
        <table:table-row table:style-name="ro1">
          <table:table-cell office:value-type="string">
            <text:p>M13 Quickness +5 ft. to land speed +5,000 gp</text:p>
          </table:table-cell>
        </table:table-row>
        <table:table-row table:style-name="ro1">
          <table:table-cell office:value-type="string">
            <text:p>M11 Gilled Water-breathing wearer breathes and speaks freely in air +6,000 gp</text:p>
          </table:table-cell>
        </table:table-row>
        <table:table-row table:style-name="ro1">
          <table:table-cell office:value-type="string">
            <text:p>M12 Linked 3/day telepathic bond with other linked item wearers for 1 hour +6,000 gp</text:p>
          </table:table-cell>
        </table:table-row>
        <table:table-row table:style-name="ro1">
          <table:table-cell table:style-name="ce4" office:value-type="string">
            <text:p><text:span text:style-name="T1">M14 Speed 3/day </text:span><text:span text:style-name="T2">haste </text:span><text:span text:style-name="T1">for 1 round +6,000 gp</text:span></text:p>
          </table:table-cell>
        </table:table-row>
        <table:table-row table:style-name="ro1">
          <table:table-cell table:style-name="ce5" office:value-type="string">
            <text:p><text:span text:style-name="T1">M6 Agility, greater</text:span><text:span text:style-name="T3">S </text:span><text:span text:style-name="T1">+5 on Reflex saves +8,000 gp</text:span></text:p>
          </table:table-cell>
        </table:table-row>
        <table:table-row table:style-name="ro1">
          <table:table-cell office:value-type="string">
            <text:p>M12 Healing 1/day healed of 2d8+5 damage +8,000 gp</text:p>
          </table:table-cell>
        </table:table-row>
        <table:table-row table:style-name="ro1">
          <table:table-cell table:style-name="ce5" office:value-type="string">
            <text:p><text:span text:style-name="T1">M15 Stamina, greater</text:span><text:span text:style-name="T3">S </text:span><text:span text:style-name="T1">+5 on Fortitude saves +8,000 gp</text:span></text:p>
          </table:table-cell>
        </table:table-row>
        <table:table-row table:style-name="ro1">
          <table:table-cell table:style-name="ce6" office:value-type="string">
            <text:p><text:span text:style-name="T4">This appendix contains all the magic items from </text:span><text:span text:style-name="T5">Magic Item</text:span></text:p>
          </table:table-cell>
        </table:table-row>
        <table:table-row table:style-name="ro1">
          <table:table-cell table:style-name="ce6" office:value-type="string">
            <text:p><text:span text:style-name="T5">Compendium </text:span><text:span text:style-name="T4">and the </text:span><text:span text:style-name="T5">Dungeon Master’s Guide </text:span><text:span text:style-name="T4">arranged by body</text:span></text:p>
          </table:table-cell>
        </table:table-row>
        <table:table-row table:style-name="ro1">
          <table:table-cell table:style-name="ce7" office:value-type="string">
            <text:p>slot and price.</text:p>
          </table:table-cell>
        </table:table-row>
        <table:table-row table:style-name="ro1">
          <table:table-cell table:style-name="ce7" office:value-type="string">
            <text:p>These tables serve as shopping lists—a way to fi nd magic items</text:p>
          </table:table-cell>
        </table:table-row>
        <table:table-row table:style-name="ro1">
          <table:table-cell table:style-name="ce7" office:value-type="string">
            <text:p>that fall within your budget. The tables are in the same general</text:p>
          </table:table-cell>
        </table:table-row>
        <table:table-row table:style-name="ro1">
          <table:table-cell table:style-name="ce7" office:value-type="string">
            <text:p>order as the body of this book, but clothing is separated by body</text:p>
          </table:table-cell>
        </table:table-row>
        <table:table-row table:style-name="ro1">
          <table:table-cell table:style-name="ce7" office:value-type="string">
            <text:p>slot. Item set pieces are integrated into the tables that correspond</text:p>
          </table:table-cell>
        </table:table-row>
        <table:table-row table:style-name="ro1">
          <table:table-cell table:style-name="ce7" office:value-type="string">
            <text:p>to their body slots.</text:p>
          </table:table-cell>
        </table:table-row>
        <table:table-row table:style-name="ro1">
          <table:table-cell table:style-name="ce7" office:value-type="string">
            <text:p>Each entry contains the following information:</text:p>
          </table:table-cell>
        </table:table-row>
        <table:table-row table:style-name="ro2">
          <table:table-cell table:style-name="ce8" office:value-type="string">
            <text:p><text:span text:style-name="T6">Page: </text:span><text:span text:style-name="T4">The page number where the item can be found is indicated</text:span></text:p>
          </table:table-cell>
        </table:table-row>
        <table:table-row table:style-name="ro1">
          <table:table-cell table:style-name="ce7" office:value-type="string">
            <text:p>here, along with a letter code associated with the book it</text:p>
          </table:table-cell>
        </table:table-row>
        <table:table-row table:style-name="ro1">
          <table:table-cell table:style-name="ce6" office:value-type="string">
            <text:p><text:span text:style-name="T4">is in. Most entries begin either with “M” to indicate </text:span><text:span text:style-name="T5">Magic Item</text:span></text:p>
          </table:table-cell>
        </table:table-row>
        <table:table-row table:style-name="ro1">
          <table:table-cell table:style-name="ce6" office:value-type="string">
            <text:p><text:span text:style-name="T5">Compendium </text:span><text:span text:style-name="T4">or “D” for </text:span><text:span text:style-name="T5">Dungeon Master’s Guide</text:span><text:span text:style-name="T4">. Items that use</text:span></text:p>
          </table:table-cell>
        </table:table-row>
        <table:table-row table:style-name="ro1">
          <table:table-cell table:style-name="ce7" office:value-type="string">
            <text:p>individual spells (such as wands, scrolls, and potions) use “P” to</text:p>
          </table:table-cell>
        </table:table-row>
        <table:table-row table:style-name="ro1">
          <table:table-cell table:style-name="ce6" office:value-type="string">
            <text:p><text:span text:style-name="T4">reference spell descriptions in the </text:span><text:span text:style-name="T5">Player’s Handbook</text:span><text:span text:style-name="T4">.</text:span></text:p>
          </table:table-cell>
        </table:table-row>
        <table:table-row table:style-name="ro2">
          <table:table-cell table:style-name="ce8" office:value-type="string">
            <text:p><text:span text:style-name="T6">Item Name: </text:span><text:span text:style-name="T4">Items that have the same price are presented</text:span></text:p>
          </table:table-cell>
        </table:table-row>
        <table:table-row table:style-name="ro1">
          <table:table-cell table:style-name="ce7" office:value-type="string">
            <text:p>alphabetically within the price range. Items with greater and lesser</text:p>
          </table:table-cell>
        </table:table-row>
        <table:table-row table:style-name="ro1">
          <table:table-cell table:style-name="ce7" office:value-type="string">
            <text:p>versions, properties with improved and greater versions, and similar</text:p>
          </table:table-cell>
        </table:table-row>
        <table:table-row table:style-name="ro1">
          <table:table-cell table:style-name="ce7" office:value-type="string">
            <text:p>items are listed according to the second word in the name.</text:p>
          </table:table-cell>
        </table:table-row>
        <table:table-row table:style-name="ro2">
          <table:table-cell table:style-name="ce8" office:value-type="string">
            <text:p><text:span text:style-name="T6">Effect: </text:span><text:span text:style-name="T4">A summary of the item’s effect or benefi t can be found</text:span></text:p>
          </table:table-cell>
        </table:table-row>
        <table:table-row table:style-name="ro1">
          <table:table-cell table:style-name="ce7" office:value-type="string">
            <text:p>here; refer to the item’s description for specifi cs.</text:p>
          </table:table-cell>
        </table:table-row>
        <table:table-row table:style-name="ro2">
          <table:table-cell table:style-name="ce8" office:value-type="string">
            <text:p><text:span text:style-name="T6">Market Price: </text:span><text:span text:style-name="T4">The typical purchase price for this item. Note</text:span></text:p>
          </table:table-cell>
        </table:table-row>
        <table:table-row table:style-name="ro1">
          <table:table-cell table:style-name="ce7" office:value-type="string">
            <text:p>that it might not always be possible to buy the item at this price—</text:p>
          </table:table-cell>
        </table:table-row>
        <table:table-row table:style-name="ro1">
          <table:table-cell table:style-name="ce7" office:value-type="string">
            <text:p>check with your DM.</text:p>
          </table:table-cell>
        </table:table-row>
        <table:table-row table:style-name="ro1">
          <table:table-cell table:style-name="ce7" office:value-type="string">
            <text:p>The prices for armor, shields, and weapons that have only an</text:p>
          </table:table-cell>
        </table:table-row>
        <table:table-row table:style-name="ro1">
          <table:table-cell table:style-name="ce7" office:value-type="string">
            <text:p>enhancement bonus are represented by a gp amount followed by</text:p>
          </table:table-cell>
        </table:table-row>
        <table:table-row table:style-name="ro1">
          <table:table-cell table:style-name="ce7" office:value-type="string">
            <text:p>a plus sign. In these cases, the plus sign stands for “in addition</text:p>
          </table:table-cell>
        </table:table-row>
        <table:table-row table:style-name="ro1">
          <table:table-cell table:style-name="ce7" office:value-type="string">
            <text:p>to the cost of the armor, shield, or weapon itself.” The given gp</text:p>
          </table:table-cell>
        </table:table-row>
        <table:table-row table:style-name="ro1">
          <table:table-cell table:style-name="ce7" office:value-type="string">
            <text:p>amount includes the cost of the masterwork quality.</text:p>
          </table:table-cell>
        </table:table-row>
        <table:table-row table:style-name="ro1">
          <table:table-cell table:style-name="ce7" office:value-type="string">
            <text:p>Synergy properties, relics, and item set pieces are indicated</text:p>
          </table:table-cell>
        </table:table-row>
        <table:table-row table:style-name="ro1">
          <table:table-cell table:style-name="ce9" office:value-type="string">
            <text:p><text:span text:style-name="T4">with superscripts: Synergy with </text:span><text:span text:style-name="T7">S</text:span><text:span text:style-name="T4">, relics with </text:span><text:span text:style-name="T7">R</text:span><text:span text:style-name="T4">, and set pieces</text:span></text:p>
          </table:table-cell>
        </table:table-row>
        <table:table-row table:style-name="ro1">
          <table:table-cell table:style-name="ce9" office:value-type="string">
            <text:p><text:span text:style-name="T4">with </text:span><text:span text:style-name="T7">SP</text:span><text:span text:style-name="T4">.</text:span></text:p>
          </table:table-cell>
        </table:table-row>
        <table:table-row table:style-name="ro3">
          <table:table-cell table:style-name="ce10" office:value-type="string">
            <text:p>Appendix 1: Magic Items by Price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36">
            <text:p>236</text:p>
          </table:table-cell>
        </table:table-row>
        <table:table-row table:style-name="ro6">
          <table:table-cell table:style-name="ce14" office:value-type="string">
            <text:p><text:span text:style-name="T8">Armor Propertie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7 Axeblock Damage reduction 5/bludgeoning or piercing +2 bonus</text:p>
          </table:table-cell>
        </table:table-row>
        <table:table-row table:style-name="ro1">
          <table:table-cell office:value-type="string">
            <text:p>M7 Beastskin Armor effective in wild shape +2 bonus</text:p>
          </table:table-cell>
        </table:table-row>
        <table:table-row table:style-name="ro1">
          <table:table-cell table:style-name="ce15" office:value-type="string">
            <text:p><text:span text:style-name="T1">M9 Blurring, greater</text:span><text:span text:style-name="T3">S </text:span><text:span text:style-name="T1">As </text:span><text:span text:style-name="T2">blur </text:span><text:span text:style-name="T1">spell for 10 minutes, at will +2 bonus</text:span></text:p>
          </table:table-cell>
        </table:table-row>
        <table:table-row table:style-name="ro1">
          <table:table-cell office:value-type="string">
            <text:p>M11 Energy immunity 1/day gain immunity to energy damage of choice for 1 minute +2 bonus</text:p>
          </table:table-cell>
        </table:table-row>
        <table:table-row table:style-name="ro1">
          <table:table-cell office:value-type="string">
            <text:p>M12 Hammerblock Damage reduction 5/piercing or slashing +2 bonus</text:p>
          </table:table-cell>
        </table:table-row>
        <table:table-row table:style-name="ro1">
          <table:table-cell office:value-type="string">
            <text:p>M14 Retaliation Deals damage when you are attacked +2 bonus</text:p>
          </table:table-cell>
        </table:table-row>
        <table:table-row table:style-name="ro1">
          <table:table-cell table:style-name="ce5" office:value-type="string">
            <text:p><text:span text:style-name="T1">M14 Soulbound, greater</text:span><text:span text:style-name="T3">S </text:span><text:span text:style-name="T1">Stores up to 4 points of essentia for enhancement bonuses +2 bonus</text:span></text:p>
          </table:table-cell>
        </table:table-row>
        <table:table-row table:style-name="ro1">
          <table:table-cell office:value-type="string">
            <text:p>M14 Spearblock Damage reduction 5/bludgeoning or slashing +2 bonus</text:p>
          </table:table-cell>
        </table:table-row>
        <table:table-row table:style-name="ro1">
          <table:table-cell office:value-type="string">
            <text:p>D219 Spell resistance (13) Spell resistance 13 +2 bonus</text:p>
          </table:table-cell>
        </table:table-row>
        <table:table-row table:style-name="ro1">
          <table:table-cell table:style-name="ce4" office:value-type="string">
            <text:p><text:span text:style-name="T1">M15 Woodwalk 3/day </text:span><text:span text:style-name="T2">tree stride </text:span><text:span text:style-name="T1">for 1 round +9,000 gp</text:span></text:p>
          </table:table-cell>
        </table:table-row>
        <table:table-row table:style-name="ro1">
          <table:table-cell office:value-type="string">
            <text:p>M12 Magic-eating Heal 1 point per spell level if you save against a spell +10,000 gp</text:p>
          </table:table-cell>
        </table:table-row>
        <table:table-row table:style-name="ro1">
          <table:table-cell table:style-name="ce5" office:value-type="string">
            <text:p><text:span text:style-name="T1">M7 Balance, improved</text:span><text:span text:style-name="T3">S </text:span><text:span text:style-name="T1">+10 competence bonus on Balance +11,250 gp</text:span></text:p>
          </table:table-cell>
        </table:table-row>
        <table:table-row table:style-name="ro1">
          <table:table-cell office:value-type="string">
            <text:p>M10 Deepdweller Breathe and function in deep water, see twice as far underwater +12,000 gp</text:p>
          </table:table-cell>
        </table:table-row>
        <table:table-row table:style-name="ro1">
          <table:table-cell office:value-type="string">
            <text:p>M7 Bane blind Imperceptible to specified creature type +15,000 gp</text:p>
          </table:table-cell>
        </table:table-row>
        <table:table-row table:style-name="ro1">
          <table:table-cell table:style-name="ce4" office:value-type="string">
            <text:p><text:span text:style-name="T1">M9 Blinking 1/day </text:span><text:span text:style-name="T2">blink </text:span><text:span text:style-name="T1">+15,000 gp</text:span></text:p>
          </table:table-cell>
        </table:table-row>
        <table:table-row table:style-name="ro1">
          <table:table-cell office:value-type="string">
            <text:p>M11 Fearsome 3/day panics creatures within 20 ft. for 1 round +15,000 gp</text:p>
          </table:table-cell>
        </table:table-row>
        <table:table-row table:style-name="ro1">
          <table:table-cell office:value-type="string">
            <text:p>D219 Shadow, improved +10 on Hide +15,000 gp</text:p>
          </table:table-cell>
        </table:table-row>
        <table:table-row table:style-name="ro1">
          <table:table-cell office:value-type="string">
            <text:p>D219 Silent moves, improved +10 on Move Silently +15,000 gp</text:p>
          </table:table-cell>
        </table:table-row>
        <table:table-row table:style-name="ro1">
          <table:table-cell office:value-type="string">
            <text:p>D219 Slick, improved +10 on Escape Artist +15,000 gp</text:p>
          </table:table-cell>
        </table:table-row>
        <table:table-row table:style-name="ro1">
          <table:table-cell office:value-type="string">
            <text:p>D219 Fortification, moderate 75% chance to negate critical hits, sneak attacks +3 bonus</text:p>
          </table:table-cell>
        </table:table-row>
        <table:table-row table:style-name="ro1">
          <table:table-cell office:value-type="string">
            <text:p>D219 Ghost touch Effective against, can be used by incorporeal creatures +3 bonus</text:p>
          </table:table-cell>
        </table:table-row>
        <table:table-row table:style-name="ro1">
          <table:table-cell office:value-type="string">
            <text:p>D219 Invulnerability DR 5/magic +3 bonus</text:p>
          </table:table-cell>
        </table:table-row>
        <table:table-row table:style-name="ro1">
          <table:table-cell office:value-type="string">
            <text:p>M14 Roaring Reflects nonmagic projectiles, +4 on initiative +3 bonus</text:p>
          </table:table-cell>
        </table:table-row>
        <table:table-row table:style-name="ro1">
          <table:table-cell office:value-type="string">
            <text:p>D219 Spell resistance (15) Spell resistance 15 +3 bonus</text:p>
          </table:table-cell>
        </table:table-row>
        <table:table-row table:style-name="ro1">
          <table:table-cell office:value-type="string">
            <text:p>M15 Vanishing 2/day completely undetectable for up to 3 minutes +3 bonus</text:p>
          </table:table-cell>
        </table:table-row>
        <table:table-row table:style-name="ro1">
          <table:table-cell office:value-type="string">
            <text:p>D219 Wild Bonuses apply while in wild shape +3 bonus</text:p>
          </table:table-cell>
        </table:table-row>
        <table:table-row table:style-name="ro1">
          <table:table-cell office:value-type="string">
            <text:p>D217 Acid resistance Absorbs 10 points of acid damage per attack +18,000 gp</text:p>
          </table:table-cell>
        </table:table-row>
        <table:table-row table:style-name="ro1">
          <table:table-cell office:value-type="string">
            <text:p>D218 Cold resistance Absorbs 10 points of cold damage per attack +18,000 gp</text:p>
          </table:table-cell>
        </table:table-row>
        <table:table-row table:style-name="ro1">
          <table:table-cell office:value-type="string">
            <text:p>D218 Electricity resistance Absorbs 10 points of electricity damage per attack +18,000 gp</text:p>
          </table:table-cell>
        </table:table-row>
        <table:table-row table:style-name="ro1">
          <table:table-cell office:value-type="string">
            <text:p>D218 Fire resistance Absorbs 10 points of fire damage per attack +18,000 gp</text:p>
          </table:table-cell>
        </table:table-row>
        <table:table-row table:style-name="ro1">
          <table:table-cell office:value-type="string">
            <text:p>D219 Sonic resistance Absorbs 10 points of sonic damage per attack +18,000 gp</text:p>
          </table:table-cell>
        </table:table-row>
        <table:table-row table:style-name="ro1">
          <table:table-cell table:style-name="ce5" office:value-type="string">
            <text:p><text:span text:style-name="T1">M7 Balance, greater</text:span><text:span text:style-name="T3">S </text:span><text:span text:style-name="T1">+15 competence bonus on Balance +18,750 gp</text:span></text:p>
          </table:table-cell>
        </table:table-row>
        <table:table-row table:style-name="ro1">
          <table:table-cell table:style-name="ce4" office:value-type="string">
            <text:p><text:span text:style-name="T1">M6 Aporter Transports you up to 800 ft. as </text:span><text:span text:style-name="T2">dimension door </text:span><text:span text:style-name="T1">+20,000 gp</text:span></text:p>
          </table:table-cell>
        </table:table-row>
        <table:table-row table:style-name="ro1">
          <table:table-cell table:style-name="ce5" office:value-type="string">
            <text:p><text:span text:style-name="T1">M12 Healing, greater</text:span><text:span text:style-name="T3">S </text:span><text:span text:style-name="T1">2/day healed of 3d8+15 damage +24,000 gp</text:span></text:p>
          </table:table-cell>
        </table:table-row>
        <table:table-row table:style-name="ro1">
          <table:table-cell office:value-type="string">
            <text:p>M13 Radiant Resistance 10 against all energy attacks; radiates light +4 bonus</text:p>
          </table:table-cell>
        </table:table-row>
        <table:table-row table:style-name="ro1">
          <table:table-cell office:value-type="string">
            <text:p>D219 Spell resistance (17) Spell resistance 17 +4 bonus</text:p>
          </table:table-cell>
        </table:table-row>
        <table:table-row table:style-name="ro1">
          <table:table-cell office:value-type="string">
            <text:p>M13 Menacing 3/day panics one creature within 30 ft. for 5 rounds +30,000 gp</text:p>
          </table:table-cell>
        </table:table-row>
        <table:table-row table:style-name="ro1">
          <table:table-cell office:value-type="string">
            <text:p>D219 Shadow, greater +15 on Hide +33,750 gp</text:p>
          </table:table-cell>
        </table:table-row>
        <table:table-row table:style-name="ro1">
          <table:table-cell office:value-type="string">
            <text:p>D219 Silent moves, greater +15 on Move Silently +33,750 gp</text:p>
          </table:table-cell>
        </table:table-row>
        <table:table-row table:style-name="ro1">
          <table:table-cell office:value-type="string">
            <text:p>D219 Slick, greater +15 on Escape Artist +33,750 gp</text:p>
          </table:table-cell>
        </table:table-row>
        <table:table-row table:style-name="ro1">
          <table:table-cell office:value-type="string">
            <text:p>D219 Fortification, heavy Always negates critical hits, sneak attacks +5 bonus</text:p>
          </table:table-cell>
        </table:table-row>
        <table:table-row table:style-name="ro1">
          <table:table-cell table:style-name="ce4" office:value-type="string">
            <text:p><text:span text:style-name="T1">M11 Freedom Continual </text:span><text:span text:style-name="T2">freedom of movement </text:span><text:span text:style-name="T1">+5 bonus</text:span></text:p>
          </table:table-cell>
        </table:table-row>
        <table:table-row table:style-name="ro1">
          <table:table-cell office:value-type="string">
            <text:p>D219 Spell resistance (19) Spell resistance 19 +5 bonus</text:p>
          </table:table-cell>
        </table:table-row>
        <table:table-row table:style-name="ro1">
          <table:table-cell table:style-name="ce4" office:value-type="string">
            <text:p><text:span text:style-name="T1">M12 Masking Continual </text:span><text:span text:style-name="T2">nondetection </text:span><text:span text:style-name="T1">+40,000 gp</text:span></text:p>
          </table:table-cell>
        </table:table-row>
        <table:table-row table:style-name="ro1">
          <table:table-cell office:value-type="string">
            <text:p>D217 Acid resistance, improved Absorbs 20 points of acid damage per attack +42,000 gp</text:p>
          </table:table-cell>
        </table:table-row>
        <table:table-row table:style-name="ro1">
          <table:table-cell office:value-type="string">
            <text:p>D218 Cold resistance, improved Absorbs 20 points of cold damage per attack +42,000 gp</text:p>
          </table:table-cell>
        </table:table-row>
        <table:table-row table:style-name="ro1">
          <table:table-cell office:value-type="string">
            <text:p>D218 Electricity resistance, improved Absorbs 20 points of electricity damage per attack +42,000 gp</text:p>
          </table:table-cell>
        </table:table-row>
        <table:table-row table:style-name="ro1">
          <table:table-cell office:value-type="string">
            <text:p>D219 Fire resistance, improved Absorbs 20 points of fire damage per attack +42,000 gp</text:p>
          </table:table-cell>
        </table:table-row>
        <table:table-row table:style-name="ro1">
          <table:table-cell office:value-type="string">
            <text:p>D219 Sonic resistance, improved Absorbs 20 points of sonic damage per attack +42,000 gp</text:p>
          </table:table-cell>
        </table:table-row>
        <table:table-row table:style-name="ro1">
          <table:table-cell office:value-type="string">
            <text:p>D218 Etherealness 1/day can become ethereal +49,000 gp</text:p>
          </table:table-cell>
        </table:table-row>
        <table:table-row table:style-name="ro1">
          <table:table-cell office:value-type="string">
            <text:p>D219 Undead controlling Control up to 26 HD of undead per day +49,000 gp</text:p>
          </table:table-cell>
        </table:table-row>
        <table:table-row table:style-name="ro1">
          <table:table-cell office:value-type="string">
            <text:p>D218 Acid resistance, greater Absorbs 30 points of acid damage per attack +66,000 gp</text:p>
          </table:table-cell>
        </table:table-row>
        <table:table-row table:style-name="ro1">
          <table:table-cell office:value-type="string">
            <text:p>D218 Cold resistance, greater Absorbs 30 points of cold damage per attack +66,000 gp</text:p>
          </table:table-cell>
        </table:table-row>
        <table:table-row table:style-name="ro1">
          <table:table-cell office:value-type="string">
            <text:p>D218 Electricity resistance, greater Absorbs 30 points of electricity damage per attack +66,000 gp</text:p>
          </table:table-cell>
        </table:table-row>
        <table:table-row table:style-name="ro1">
          <table:table-cell office:value-type="string">
            <text:p>D219 Fire resistance, greater Absorbs 30 points of fire damage per attack +66,000 gp</text:p>
          </table:table-cell>
        </table:table-row>
        <table:table-row table:style-name="ro1">
          <table:table-cell office:value-type="string">
            <text:p>D219 Sonic resistance, greater Absorbs 30 points of sonic damage per attack +66,000 gp</text:p>
          </table:table-cell>
        </table:table-row>
        <table:table-row table:style-name="ro1">
          <table:table-cell table:style-name="ce1" office:value-type="string">
            <text:p>Shield Properties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9 Called Call shield to you on command +2,000 gp</text:p>
          </table:table-cell>
        </table:table-row>
        <table:table-row table:style-name="ro1">
          <table:table-cell office:value-type="string">
            <text:p>M9 Commander +2 on Diplomacy, allies within 30 ft. gain +1 on Will saves and –5 on Hide +2,000 gp</text:p>
          </table:table-cell>
        </table:table-row>
        <table:table-row table:style-name="ro1">
          <table:table-cell office:value-type="string">
            <text:p>M12 Heartening 2/day gain 5 temporary hit points for 5 minutes +2,000 gp</text:p>
          </table:table-cell>
        </table:table-row>
        <table:table-row table:style-name="ro1">
          <table:table-cell table:style-name="ce4" office:value-type="string">
            <text:p><text:span text:style-name="T1">M9 Daylight </text:span><text:span text:style-name="T2">Daylight </text:span><text:span text:style-name="T1">for 30 minutes/day +3,000 gp</text:span></text:p>
          </table:table-cell>
        </table:table-row>
        <table:table-row table:style-name="ro1">
          <table:table-cell office:value-type="string">
            <text:p>M13 Mindarmor 3/day gain +3 on Will saves against mind-affecting spells and abilities +3,000 gp</text:p>
          </table:table-cell>
        </table:table-row>
        <table:table-row table:style-name="ro1">
          <table:table-cell office:value-type="string">
            <text:p>M6 Acidic Deals 2d4 points of acid damage/round on contact +1 bonus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37">
            <text:p>237</text:p>
          </table:table-cell>
        </table:table-row>
        <table:table-row table:style-name="ro6">
          <table:table-cell table:style-name="ce14" office:value-type="string">
            <text:p><text:span text:style-name="T8">Shield Properties (</text:span><text:span text:style-name="T9">cont</text:span><text:span text:style-name="T8">).</text:span>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6 Anchoring +5 on checks to resist being moved +1 bonus</text:p>
          </table:table-cell>
        </table:table-row>
        <table:table-row table:style-name="ro1">
          <table:table-cell table:style-name="ce5" office:value-type="string">
            <text:p><text:span text:style-name="T1">M6 Anchoring, greater</text:span><text:span text:style-name="T3">S </text:span><text:span text:style-name="T1">+10 on checks to resist being moved +1 bonus</text:span></text:p>
          </table:table-cell>
        </table:table-row>
        <table:table-row table:style-name="ro1">
          <table:table-cell office:value-type="string">
            <text:p>D218 Arrow catching Attracts, gives +1 bonus against projectiles and thrown weapons +1 bonus</text:p>
          </table:table-cell>
        </table:table-row>
        <table:table-row table:style-name="ro1">
          <table:table-cell office:value-type="string">
            <text:p>D218 Bashing Deals bashing damage as a weapon of two size categories larger +1 bonus</text:p>
          </table:table-cell>
        </table:table-row>
        <table:table-row table:style-name="ro1">
          <table:table-cell office:value-type="string">
            <text:p>D218 Blinding 2/day blinds all but you +1 bonus</text:p>
          </table:table-cell>
        </table:table-row>
        <table:table-row table:style-name="ro1">
          <table:table-cell office:value-type="string">
            <text:p>M10 Death ward 1/day ignore death effect or negative energy effect +1 bonus</text:p>
          </table:table-cell>
        </table:table-row>
        <table:table-row table:style-name="ro1">
          <table:table-cell table:style-name="ce5" office:value-type="string">
            <text:p><text:span text:style-name="T1">M11 Energy defense</text:span><text:span text:style-name="T3">S </text:span><text:span text:style-name="T1">3/day 1d6+10 energy damage to attacker +1 bonus</text:span></text:p>
          </table:table-cell>
        </table:table-row>
        <table:table-row table:style-name="ro1">
          <table:table-cell office:value-type="string">
            <text:p>D219 Fortification, light 25% chance to negate critical hits, sneak attacks +1 bonus</text:p>
          </table:table-cell>
        </table:table-row>
        <table:table-row table:style-name="ro1">
          <table:table-cell office:value-type="string">
            <text:p>M11 Ghost ward Shield’s enhancement bonus applies against touch attacks +1 bonus</text:p>
          </table:table-cell>
        </table:table-row>
        <table:table-row table:style-name="ro1">
          <table:table-cell office:value-type="string">
            <text:p>M13 Ranged Shield can be thrown as a weapon, returns to you; not tower shield +1 bonus</text:p>
          </table:table-cell>
        </table:table-row>
        <table:table-row table:style-name="ro1">
          <table:table-cell office:value-type="string">
            <text:p>M14 Soulbound Stores up to 2 points of essentia for enhancement bonuses +1 bonus</text:p>
          </table:table-cell>
        </table:table-row>
        <table:table-row table:style-name="ro1">
          <table:table-cell office:value-type="string">
            <text:p>M15 Variable Changes size on command +1 bonus</text:p>
          </table:table-cell>
        </table:table-row>
        <table:table-row table:style-name="ro1">
          <table:table-cell office:value-type="string">
            <text:p>M12 Linked 3/day telepathic bond with other linked item wearers for 1 hour +6,000 gp</text:p>
          </table:table-cell>
        </table:table-row>
        <table:table-row table:style-name="ro1">
          <table:table-cell office:value-type="string">
            <text:p>M12 Manifester 1/day draw 3 power points from shield +6,000 gp</text:p>
          </table:table-cell>
        </table:table-row>
        <table:table-row table:style-name="ro1">
          <table:table-cell table:style-name="ce4" office:value-type="string">
            <text:p><text:span text:style-name="T1">M14 Speed 3/day </text:span><text:span text:style-name="T2">haste </text:span><text:span text:style-name="T1">for 1 round +6,000 gp</text:span></text:p>
          </table:table-cell>
        </table:table-row>
        <table:table-row table:style-name="ro1">
          <table:table-cell office:value-type="string">
            <text:p>D218 Animated Floats within 2 ft. of you on command +2 bonus</text:p>
          </table:table-cell>
        </table:table-row>
        <table:table-row table:style-name="ro1">
          <table:table-cell office:value-type="string">
            <text:p>D218 Arrow deflection Protects you as Deflect Arrows feat +2 bonus</text:p>
          </table:table-cell>
        </table:table-row>
        <table:table-row table:style-name="ro1">
          <table:table-cell office:value-type="string">
            <text:p>M7 Axeblock Damage reduction 5/bludgeoning and piercing +2 bonus</text:p>
          </table:table-cell>
        </table:table-row>
        <table:table-row table:style-name="ro1">
          <table:table-cell table:style-name="ce4" office:value-type="string">
            <text:p><text:span text:style-name="T1">M10 Ectoplasmic wall 1/day </text:span><text:span text:style-name="T2">wall of ectoplasm </text:span><text:span text:style-name="T1">+2 bonus</text:span></text:p>
          </table:table-cell>
        </table:table-row>
        <table:table-row table:style-name="ro1">
          <table:table-cell office:value-type="string">
            <text:p>M11 Energy immunity 1/day gain immunity to energy damage of choice for 1 minute +2 bonus</text:p>
          </table:table-cell>
        </table:table-row>
        <table:table-row table:style-name="ro1">
          <table:table-cell office:value-type="string">
            <text:p>M12 Hammerblock Damage reduction 5/piercing and slashing +2 bonus</text:p>
          </table:table-cell>
        </table:table-row>
        <table:table-row table:style-name="ro1">
          <table:table-cell table:style-name="ce5" office:value-type="string">
            <text:p><text:span text:style-name="T1">M14 Soulbound, greater</text:span><text:span text:style-name="T3">S </text:span><text:span text:style-name="T1">Stores up to 4 points of essentia for enhancement bonuses +2 bonus</text:span></text:p>
          </table:table-cell>
        </table:table-row>
        <table:table-row table:style-name="ro1">
          <table:table-cell office:value-type="string">
            <text:p>M14 Spearblock Damage reduction 5/bludgeoning and slashing +2 bonus</text:p>
          </table:table-cell>
        </table:table-row>
        <table:table-row table:style-name="ro1">
          <table:table-cell office:value-type="string">
            <text:p>D219 Spell resistance (13) Spell resistance 13 +2 bonus</text:p>
          </table:table-cell>
        </table:table-row>
        <table:table-row table:style-name="ro1">
          <table:table-cell office:value-type="string">
            <text:p>M7 Averter Enemies within 30 ft. can’t approach +13,000 gp</text:p>
          </table:table-cell>
        </table:table-row>
        <table:table-row table:style-name="ro1">
          <table:table-cell office:value-type="string">
            <text:p>M11 Fearsome 3/day panics creatures within 20 ft. +15,000 gp</text:p>
          </table:table-cell>
        </table:table-row>
        <table:table-row table:style-name="ro1">
          <table:table-cell office:value-type="string">
            <text:p>D219 Ghost touch Effective against, can be used by incorporeal creatures +3 bonus</text:p>
          </table:table-cell>
        </table:table-row>
        <table:table-row table:style-name="ro1">
          <table:table-cell office:value-type="string">
            <text:p>D219 Fortification, moderate 75% chance to negate critical hits, sneak attacks +3 bonus</text:p>
          </table:table-cell>
        </table:table-row>
        <table:table-row table:style-name="ro1">
          <table:table-cell office:value-type="string">
            <text:p>D219 Spell resistance (15) Spell resistance 15 +3 bonus</text:p>
          </table:table-cell>
        </table:table-row>
        <table:table-row table:style-name="ro1">
          <table:table-cell office:value-type="string">
            <text:p>M15 Vanishing 2/day completely undetectable for up to 3 minutes +3 bonus</text:p>
          </table:table-cell>
        </table:table-row>
        <table:table-row table:style-name="ro1">
          <table:table-cell office:value-type="string">
            <text:p>D219 Wild Bonuses apply while in wild shape +3 bonus</text:p>
          </table:table-cell>
        </table:table-row>
        <table:table-row table:style-name="ro1">
          <table:table-cell office:value-type="string">
            <text:p>D217 Acid resistance Absorbs 10 points of acid damage per attack +18,000 gp</text:p>
          </table:table-cell>
        </table:table-row>
        <table:table-row table:style-name="ro1">
          <table:table-cell office:value-type="string">
            <text:p>D218 Cold resistance Absorbs 10 points of cold damage per attack +18,000 gp</text:p>
          </table:table-cell>
        </table:table-row>
        <table:table-row table:style-name="ro1">
          <table:table-cell office:value-type="string">
            <text:p>D218 Electricity resistance Absorbs 10 points of electricity damage per attack +18,000 gp</text:p>
          </table:table-cell>
        </table:table-row>
        <table:table-row table:style-name="ro1">
          <table:table-cell office:value-type="string">
            <text:p>D218 Fire resistance Absorbs 10 points of fire damage per attack +18,000 gp</text:p>
          </table:table-cell>
        </table:table-row>
        <table:table-row table:style-name="ro1">
          <table:table-cell office:value-type="string">
            <text:p>D219 Sonic resistance Absorbs 10 points of sonic damage per attack +18,000 gp</text:p>
          </table:table-cell>
        </table:table-row>
        <table:table-row table:style-name="ro1">
          <table:table-cell table:style-name="ce4" office:value-type="string">
            <text:p><text:span text:style-name="T1">M6 Aporter Transports you up to 800 ft. as </text:span><text:span text:style-name="T2">dimension door </text:span><text:span text:style-name="T1">+20,000 gp</text:span></text:p>
          </table:table-cell>
        </table:table-row>
        <table:table-row table:style-name="ro1">
          <table:table-cell office:value-type="string">
            <text:p>D219 Spell resistance (17) Spell resistance 17 +4 bonus</text:p>
          </table:table-cell>
        </table:table-row>
        <table:table-row table:style-name="ro1">
          <table:table-cell office:value-type="string">
            <text:p>D219 Fortification, heavy Always negates critical hits, sneak attacks +5 bonus</text:p>
          </table:table-cell>
        </table:table-row>
        <table:table-row table:style-name="ro1">
          <table:table-cell table:style-name="ce4" office:value-type="string">
            <text:p><text:span text:style-name="T1">D219 Reflecting 1/day reflect a spell as </text:span><text:span text:style-name="T2">spell turning </text:span><text:span text:style-name="T1">+5 bonus</text:span></text:p>
          </table:table-cell>
        </table:table-row>
        <table:table-row table:style-name="ro1">
          <table:table-cell office:value-type="string">
            <text:p>D219 Spell resistance (19) Spell resistance 19 +5 bonus</text:p>
          </table:table-cell>
        </table:table-row>
        <table:table-row table:style-name="ro1">
          <table:table-cell office:value-type="string">
            <text:p>M15 Time buttress 1/day ignore all attacks, spells, and powers for 1 round +5 bonus</text:p>
          </table:table-cell>
        </table:table-row>
        <table:table-row table:style-name="ro1">
          <table:table-cell office:value-type="string">
            <text:p>D217 Acid resistance, improved Absorbs 20 points of acid damage per attack +42,000 gp</text:p>
          </table:table-cell>
        </table:table-row>
        <table:table-row table:style-name="ro1">
          <table:table-cell office:value-type="string">
            <text:p>D218 Cold resistance, improved Absorbs 20 points of cold damage per attack +42,000 gp</text:p>
          </table:table-cell>
        </table:table-row>
        <table:table-row table:style-name="ro1">
          <table:table-cell office:value-type="string">
            <text:p>D218 Electricity resistance, improved Absorbs 20 points of electricity damage per attack +42,000 gp</text:p>
          </table:table-cell>
        </table:table-row>
        <table:table-row table:style-name="ro1">
          <table:table-cell office:value-type="string">
            <text:p>D219 Fire resistance, improved Absorbs 20 points of fire damage per attack +42,000 gp</text:p>
          </table:table-cell>
        </table:table-row>
        <table:table-row table:style-name="ro1">
          <table:table-cell office:value-type="string">
            <text:p>D219 Sonic resistance, improved Absorbs 20 points of sonic damage per attack +42,000 gp</text:p>
          </table:table-cell>
        </table:table-row>
        <table:table-row table:style-name="ro1">
          <table:table-cell office:value-type="string">
            <text:p>D219 Undead controlling Control up to 26 HD of undead per day +49,000 gp</text:p>
          </table:table-cell>
        </table:table-row>
        <table:table-row table:style-name="ro1">
          <table:table-cell office:value-type="string">
            <text:p>D218 Acid resistance, greater Absorbs 30 points of acid damage per attack +66,000 gp</text:p>
          </table:table-cell>
        </table:table-row>
        <table:table-row table:style-name="ro1">
          <table:table-cell office:value-type="string">
            <text:p>D218 Cold resistance, greater Absorbs 30 points of cold damage per attack +66,000 gp</text:p>
          </table:table-cell>
        </table:table-row>
        <table:table-row table:style-name="ro1">
          <table:table-cell office:value-type="string">
            <text:p>D218 Electricity resistance, greater Absorbs 30 points of electricity damage per attack +66,000 gp</text:p>
          </table:table-cell>
        </table:table-row>
        <table:table-row table:style-name="ro1">
          <table:table-cell office:value-type="string">
            <text:p>D219 Fire resistance, greater Absorbs 30 points of fire damage per attack +66,000 gp</text:p>
          </table:table-cell>
        </table:table-row>
        <table:table-row table:style-name="ro1">
          <table:table-cell office:value-type="string">
            <text:p>D219 Sonic resistance, greater Absorbs 30 points of sonic damage per attack +66,000 gp</text:p>
          </table:table-cell>
        </table:table-row>
        <table:table-row table:style-name="ro1">
          <table:table-cell table:style-name="ce1" office:value-type="string">
            <text:p>Specific Armor and Shields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P126 Armor/shield, masterwork –1 to armor check penalty 150+</text:p>
          </table:table-cell>
        </table:table-row>
        <table:table-row table:style-name="ro1">
          <table:table-cell office:value-type="string">
            <text:p>D221 Darkwood buckler Light wooden shield has no armor check penalty 215</text:p>
          </table:table-cell>
        </table:table-row>
        <table:table-row table:style-name="ro1">
          <table:table-cell office:value-type="string">
            <text:p>D221 Darkwood shield Heavy wooden shield has no armor check penalty 257</text:p>
          </table:table-cell>
        </table:table-row>
        <table:table-row table:style-name="ro1">
          <table:table-cell table:style-name="ce4" office:value-type="string">
            <text:p><text:span text:style-name="T1">D221 Mithral heavy shield </text:span><text:span text:style-name="T2">Mithral heavy shield </text:span><text:span text:style-name="T1">has 5% arcane spell failure and no armor check penalty 1,020</text:span></text:p>
          </table:table-cell>
        </table:table-row>
        <table:table-row table:style-name="ro1">
          <table:table-cell table:style-name="ce4" office:value-type="string">
            <text:p><text:span text:style-name="T1">D220 Mithral shirt </text:span><text:span text:style-name="T2">Mithral chain shirt </text:span><text:span text:style-name="T1">is lightweight 1,100</text:span></text:p>
          </table:table-cell>
        </table:table-row>
        <table:table-row table:style-name="ro1">
          <table:table-cell office:value-type="string">
            <text:p>D216 +1 armor/shield +1 enhancement bonus to AC, –1 to armor check penalty 1,150+</text:p>
          </table:table-cell>
        </table:table-row>
        <table:table-row table:style-name="ro1">
          <table:table-cell table:style-name="ce4" office:value-type="string">
            <text:p><text:span text:style-name="T1">M21 Shield of mercy </text:span><text:span text:style-name="T2">+1 heavy steel shield, </text:span><text:span text:style-name="T1">expend smite attempts to heal damage 2,170</text:span></text:p>
          </table:table-cell>
        </table:table-row>
        <table:table-row table:style-name="ro1">
          <table:table-cell table:style-name="ce4" office:value-type="string">
            <text:p><text:span text:style-name="T1">D221 Caster’s shield </text:span><text:span text:style-name="T2">+1 light wooden shield, </text:span><text:span text:style-name="T1">can have a spell scribed on it (as a scroll) 3,153</text:span></text:p>
          </table:table-cell>
        </table:table-row>
        <table:table-row table:style-name="ro1">
          <table:table-cell office:value-type="string">
            <text:p>D220 Dragonhide plate Identical to masterwork full plate, but can be worn by druids 3,300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38">
            <text:p>238</text:p>
          </table:table-cell>
        </table:table-row>
        <table:table-row table:style-name="ro6">
          <table:table-cell table:style-name="ce14" office:value-type="string">
            <text:p><text:span text:style-name="T8">Specific Armor and Shield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table:style-name="ce4" office:value-type="string">
            <text:p><text:span text:style-name="T1">M20 Mithralmist shirt </text:span><text:span text:style-name="T2">+1 mithral shirt, </text:span><text:span text:style-name="T1">7/day concealment against attack for 1 minute 3,460</text:span></text:p>
          </table:table-cell>
        </table:table-row>
        <table:table-row table:style-name="ro1">
          <table:table-cell table:style-name="ce4" office:value-type="string">
            <text:p><text:span text:style-name="T1">D220 Elven chain </text:span><text:span text:style-name="T2">Mithral chainmail </text:span><text:span text:style-name="T1">is considered light armor and has lower penalties 4,150</text:span></text:p>
          </table:table-cell>
        </table:table-row>
        <table:table-row table:style-name="ro1">
          <table:table-cell office:value-type="string">
            <text:p>D216 +2 armor/shield Armor or shield with a bonus equivalent to +2 4,150+</text:p>
          </table:table-cell>
        </table:table-row>
        <table:table-row table:style-name="ro1">
          <table:table-cell table:style-name="ce4" office:value-type="string">
            <text:p><text:span text:style-name="T1">M16 Barricade buckler </text:span><text:span text:style-name="T2">+1 buckler, </text:span><text:span text:style-name="T1">3/day turns into 5 ft. by 5 ft. vertical </text:span><text:span text:style-name="T2">wall of force </text:span><text:span text:style-name="T1">for 1 minute 4,165</text:span></text:p>
          </table:table-cell>
        </table:table-row>
        <table:table-row table:style-name="ro1">
          <table:table-cell table:style-name="ce15" office:value-type="string">
            <text:p><text:span text:style-name="T1">M22 Shield of the severed hand</text:span><text:span text:style-name="T3">R </text:span><text:span text:style-name="T1">Gruumsh: </text:span><text:span text:style-name="T2">+2 heavy wooden shield </text:span><text:span text:style-name="T1">plus relic powers 4,657</text:span></text:p>
          </table:table-cell>
        </table:table-row>
        <table:table-row table:style-name="ro1">
          <table:table-cell table:style-name="ce4" office:value-type="string">
            <text:p><text:span text:style-name="T1">D220 Rhino hide </text:span><text:span text:style-name="T2">+2 hide, </text:span><text:span text:style-name="T1">deals extra 2d6 damage on successful charge attacks 5,165</text:span></text:p>
          </table:table-cell>
        </table:table-row>
        <table:table-row table:style-name="ro1">
          <table:table-cell table:style-name="ce15" office:value-type="string">
            <text:p><text:span text:style-name="T1">M21 Shield of the resolute</text:span><text:span text:style-name="T3">R </text:span><text:span text:style-name="T1">Moradin: </text:span><text:span text:style-name="T2">+1 light fortification heavy mithral shield </text:span><text:span text:style-name="T1">plus relic powers 5,520</text:span></text:p>
          </table:table-cell>
        </table:table-row>
        <table:table-row table:style-name="ro1">
          <table:table-cell table:style-name="ce4" office:value-type="string">
            <text:p><text:span text:style-name="T1">D221 Spined shield </text:span><text:span text:style-name="T2">+1 heavy steel shield, </text:span><text:span text:style-name="T1">3/day fire a spine 5,580</text:span></text:p>
          </table:table-cell>
        </table:table-row>
        <table:table-row table:style-name="ro1">
          <table:table-cell table:style-name="ce15" office:value-type="string">
            <text:p><text:span text:style-name="T1">M196 Shield of vigor</text:span><text:span text:style-name="T3">SP </text:span><text:span text:style-name="T2">+1 heavy steel shield, </text:span><text:span text:style-name="T1">1/day fast healing 5 for 3 rounds ( </text:span><text:span text:style-name="T2">five virtues</text:span><text:span text:style-name="T1">) 6,170</text:span></text:p>
          </table:table-cell>
        </table:table-row>
        <table:table-row table:style-name="ro1">
          <table:table-cell table:style-name="ce4" office:value-type="string">
            <text:p><text:span text:style-name="T1">M24 Wrapped tower </text:span><text:span text:style-name="T2">+1 tower shield, </text:span><text:span text:style-name="T1">1/day paralyze enemy while using shield to gain total cover 6,180</text:span></text:p>
          </table:table-cell>
        </table:table-row>
        <table:table-row table:style-name="ro1">
          <table:table-cell table:style-name="ce15" office:value-type="string">
            <text:p><text:span text:style-name="T1">M20 Millennial chainmail</text:span><text:span text:style-name="T3">R </text:span><text:span text:style-name="T1">Corellon Larethian: </text:span><text:span text:style-name="T2">+1 mithral chainmail </text:span><text:span text:style-name="T1">plus relic powers 8,150</text:span></text:p>
          </table:table-cell>
        </table:table-row>
        <table:table-row table:style-name="ro1">
          <table:table-cell table:style-name="ce4" office:value-type="string">
            <text:p><text:span text:style-name="T1">M20 Owlfeather armor </text:span><text:span text:style-name="T2">+1 leather, </text:span><text:span text:style-name="T1">various owl-themed bonuses and effects 8,160</text:span></text:p>
          </table:table-cell>
        </table:table-row>
        <table:table-row table:style-name="ro1">
          <table:table-cell office:value-type="string">
            <text:p>D216 +3 armor/shield Armor or shield with a bonus equivalent to +3 9,150+</text:p>
          </table:table-cell>
        </table:table-row>
        <table:table-row table:style-name="ro1">
          <table:table-cell table:style-name="ce4" office:value-type="string">
            <text:p><text:span text:style-name="T1">M23 Wight hide shield </text:span><text:span text:style-name="T2">+1 light steel shield, </text:span><text:span text:style-name="T1">shield bash with negative level effect 9,159</text:span></text:p>
          </table:table-cell>
        </table:table-row>
        <table:table-row table:style-name="ro1">
          <table:table-cell table:style-name="ce4" office:value-type="string">
            <text:p><text:span text:style-name="T1">D221 Lion’s shield </text:span><text:span text:style-name="T2">+2 heavy steel shield, </text:span><text:span text:style-name="T1">3/day lion’s head can attack 9,170</text:span></text:p>
          </table:table-cell>
        </table:table-row>
        <table:table-row table:style-name="ro1">
          <table:table-cell table:style-name="ce4" office:value-type="string">
            <text:p><text:span text:style-name="T1">M18 Foxhide armor </text:span><text:span text:style-name="T2">+1 leather, </text:span><text:span text:style-name="T1">various fox-themed bonuses and effects 10,160</text:span></text:p>
          </table:table-cell>
        </table:table-row>
        <table:table-row table:style-name="ro1">
          <table:table-cell table:style-name="ce4" office:value-type="string">
            <text:p><text:span text:style-name="T1">M18 Ghoul shell armor </text:span><text:span text:style-name="T2">+1 leather, </text:span><text:span text:style-name="T1">3/day </text:span><text:span text:style-name="T2">ghoul touch </text:span><text:span text:style-name="T1">10,160</text:span></text:p>
          </table:table-cell>
        </table:table-row>
        <table:table-row table:style-name="ro1">
          <table:table-cell office:value-type="string">
            <text:p>D219 Adamantine breastplate Gives DR 2/— 10,200</text:p>
          </table:table-cell>
        </table:table-row>
        <table:table-row table:style-name="ro1">
          <table:table-cell table:style-name="ce4" office:value-type="string">
            <text:p><text:span text:style-name="T1">M20 Serpent armor </text:span><text:span text:style-name="T2">+1 leather, </text:span><text:span text:style-name="T1">+1 on Reflex saving throws, gain benefit of Combat Reflexes feat 12,160</text:span></text:p>
          </table:table-cell>
        </table:table-row>
        <table:table-row table:style-name="ro1">
          <table:table-cell table:style-name="ce4" office:value-type="string">
            <text:p><text:span text:style-name="T1">M19 Hawkfeather armor </text:span><text:span text:style-name="T2">+1 studded leather, </text:span><text:span text:style-name="T1">various hawk-themed bonuses and effects 12,175</text:span></text:p>
          </table:table-cell>
        </table:table-row>
        <table:table-row table:style-name="ro1">
          <table:table-cell table:style-name="ce4" office:value-type="string">
            <text:p><text:span text:style-name="T1">M19 Kyton armor </text:span><text:span text:style-name="T2">+1 mithral shirt, </text:span><text:span text:style-name="T1">chains on armor can be activated as weapons 13,100</text:span></text:p>
          </table:table-cell>
        </table:table-row>
        <table:table-row table:style-name="ro1">
          <table:table-cell table:style-name="ce15" office:value-type="string">
            <text:p><text:span text:style-name="T1">M192 Breastplate of terror</text:span><text:span text:style-name="T3">SP </text:span><text:span text:style-name="T2">+1 adamantine breastplate, </text:span><text:span text:style-name="T1">1/day frighten foe (</text:span><text:span text:style-name="T2">armor of the watching master</text:span><text:span text:style-name="T1">) 13,200</text:span></text:p>
          </table:table-cell>
        </table:table-row>
        <table:table-row table:style-name="ro1">
          <table:table-cell table:style-name="ce4" office:value-type="string">
            <text:p><text:span text:style-name="T1">M17 Electric eel hide </text:span><text:span text:style-name="T2">+1 buoyant slick hide, </text:span><text:span text:style-name="T1">3/day various electricity damage effects for 5 rounds 14,165</text:span></text:p>
          </table:table-cell>
        </table:table-row>
        <table:table-row table:style-name="ro1">
          <table:table-cell table:style-name="ce4" office:value-type="string">
            <text:p><text:span text:style-name="T1">M23 Wight armor </text:span><text:span text:style-name="T2">+1 shadow studded leather, </text:span><text:span text:style-name="T1">3/day </text:span><text:span text:style-name="T2">hide from undead, </text:span><text:span text:style-name="T1">60 ft. darkvision 14,175</text:span></text:p>
          </table:table-cell>
        </table:table-row>
        <table:table-row table:style-name="ro1">
          <table:table-cell table:style-name="ce4" office:value-type="string">
            <text:p><text:span text:style-name="T1">M16 Bearskin armor </text:span><text:span text:style-name="T2">+1 breastplate, </text:span><text:span text:style-name="T1">various bear-themed bonuses and effects 14,350</text:span></text:p>
          </table:table-cell>
        </table:table-row>
        <table:table-row table:style-name="ro1">
          <table:table-cell office:value-type="string">
            <text:p>D216 +4 armor/shield Armor or shield with a bonus equivalent to +4 16,150+</text:p>
          </table:table-cell>
        </table:table-row>
        <table:table-row table:style-name="ro1">
          <table:table-cell table:style-name="ce4" office:value-type="string">
            <text:p><text:span text:style-name="T1">M24 Zombie hide armor </text:span><text:span text:style-name="T2">+1 hide, </text:span><text:span text:style-name="T1">damage reduction 5/slashing 16,165</text:span></text:p>
          </table:table-cell>
        </table:table-row>
        <table:table-row table:style-name="ro1">
          <table:table-cell office:value-type="string">
            <text:p>D220 Dwarven plate Adamantine full plate gives DR 3/— 16,500</text:p>
          </table:table-cell>
        </table:table-row>
        <table:table-row table:style-name="ro1">
          <table:table-cell table:style-name="ce15" office:value-type="string">
            <text:p><text:span text:style-name="T1">M16 Armor of the fallen leaves</text:span><text:span text:style-name="T3">R </text:span><text:span text:style-name="T1">Obad-Hai: </text:span><text:span text:style-name="T2">+1 wild breastplate </text:span><text:span text:style-name="T1">plus relic powers 17,350</text:span></text:p>
          </table:table-cell>
        </table:table-row>
        <table:table-row table:style-name="ro1">
          <table:table-cell table:style-name="ce4" office:value-type="string">
            <text:p><text:span text:style-name="T1">M22 Tigerskin armor </text:span><text:span text:style-name="T2">+1 mithral shirt, </text:span><text:span text:style-name="T1">various tiger-themed bonuses and effects 17,100</text:span></text:p>
          </table:table-cell>
        </table:table-row>
        <table:table-row table:style-name="ro1">
          <table:table-cell table:style-name="ce4" office:value-type="string">
            <text:p><text:span text:style-name="T1">D221 Winged shield </text:span><text:span text:style-name="T2">+3 heavy wooden shield, </text:span><text:span text:style-name="T1">1/day can </text:span><text:span text:style-name="T2">fly </text:span><text:span text:style-name="T1">at speed of 60 ft., carrying you 17,257</text:span></text:p>
          </table:table-cell>
        </table:table-row>
        <table:table-row table:style-name="ro1">
          <table:table-cell table:style-name="ce4" office:value-type="string">
            <text:p><text:span text:style-name="T1">M17 Dragonrider armor </text:span><text:span text:style-name="T2">+1 dragonhide full plate, </text:span><text:span text:style-name="T1">various dragon-themed bonuses and effects 18,300</text:span></text:p>
          </table:table-cell>
        </table:table-row>
        <table:table-row table:style-name="ro1">
          <table:table-cell table:style-name="ce4" office:value-type="string">
            <text:p><text:span text:style-name="T1">D220 Banded mail of luck </text:span><text:span text:style-name="T2">+3 banded mail, </text:span><text:span text:style-name="T1">1/week can require that an attack roll against you be rerolled 18,900</text:span></text:p>
          </table:table-cell>
        </table:table-row>
        <table:table-row table:style-name="ro1">
          <table:table-cell table:style-name="ce4" office:value-type="string">
            <text:p><text:span text:style-name="T1">M23 Vampire hide armor </text:span><text:span text:style-name="T2">+1 studded leather, </text:span><text:span text:style-name="T1">damage reduction 5/silver or magic 36,175</text:span></text:p>
          </table:table-cell>
        </table:table-row>
        <table:table-row table:style-name="ro1">
          <table:table-cell table:style-name="ce4" office:value-type="string">
            <text:p><text:span text:style-name="T1">M18 Exoskeleton armor </text:span><text:span text:style-name="T2">+1 breastplate, </text:span><text:span text:style-name="T1">DR 5/bludgeoning 21,350</text:span></text:p>
          </table:table-cell>
        </table:table-row>
        <table:table-row table:style-name="ro1">
          <table:table-cell table:style-name="ce4" office:value-type="string">
            <text:p><text:span text:style-name="T1">D220 Celestial armor </text:span><text:span text:style-name="T2">+3 chainmail, </text:span><text:span text:style-name="T1">lighter than normal, 1/day </text:span><text:span text:style-name="T2">fly </text:span><text:span text:style-name="T1">22,400</text:span></text:p>
          </table:table-cell>
        </table:table-row>
        <table:table-row table:style-name="ro1">
          <table:table-cell table:style-name="ce4" office:value-type="string">
            <text:p><text:span text:style-name="T1">M20 Overhead shield </text:span><text:span text:style-name="T2">+1 heavy steel shield, </text:span><text:span text:style-name="T1">1/day 20-ft.-radius horizontal </text:span><text:span text:style-name="T2">wall of force </text:span><text:span text:style-name="T1">for 10 rounds 24,170</text:span></text:p>
          </table:table-cell>
        </table:table-row>
        <table:table-row table:style-name="ro1">
          <table:table-cell table:style-name="ce4" office:value-type="string">
            <text:p><text:span text:style-name="T1">D220 Plate armor of the deep </text:span><text:span text:style-name="T2">+1 full plate, </text:span><text:span text:style-name="T1">no Swim penalty, breathe underwater, speak with water-breathing creatures 24,650</text:span></text:p>
          </table:table-cell>
        </table:table-row>
        <table:table-row table:style-name="ro1">
          <table:table-cell table:style-name="ce4" office:value-type="string">
            <text:p><text:span text:style-name="T1">D220 Breastplate of command </text:span><text:span text:style-name="T2">+2 breastplate, </text:span><text:span text:style-name="T1">+2 on Cha checks, +2 bonus to Leadership score 25,400</text:span></text:p>
          </table:table-cell>
        </table:table-row>
        <table:table-row table:style-name="ro1">
          <table:table-cell table:style-name="ce4" office:value-type="string">
            <text:p><text:span text:style-name="T1">D220 Mithral full plate of speed </text:span><text:span text:style-name="T2">+1 mithral full plate, </text:span><text:span text:style-name="T1">10 rounds/day </text:span><text:span text:style-name="T2">haste </text:span><text:span text:style-name="T1">effect 26,500</text:span></text:p>
          </table:table-cell>
        </table:table-row>
        <table:table-row table:style-name="ro1">
          <table:table-cell table:style-name="ce4" office:value-type="string">
            <text:p><text:span text:style-name="T1">M17 Earthplate armor </text:span><text:span text:style-name="T2">+1 full plate, </text:span><text:span text:style-name="T1">1/day </text:span><text:span text:style-name="T2">stoneskin</text:span><text:span text:style-name="T1">, tremorsense 5 ft., both up to 90 minutes 41,650</text:span></text:p>
          </table:table-cell>
        </table:table-row>
        <table:table-row table:style-name="ro1">
          <table:table-cell table:style-name="ce4" office:value-type="string">
            <text:p><text:span text:style-name="T1">D221 Absorbing shield </text:span><text:span text:style-name="T2">+1 heavy steel shield, </text:span><text:span text:style-name="T1">once per two days can </text:span><text:span text:style-name="T2">disintegrate </text:span><text:span text:style-name="T1">an object it touches 50,170</text:span></text:p>
          </table:table-cell>
        </table:table-row>
        <table:table-row table:style-name="ro1">
          <table:table-cell table:style-name="ce4" office:value-type="string">
            <text:p><text:span text:style-name="T1">D220 Demon armor </text:span><text:span text:style-name="T2">+4 full plate, </text:span><text:span text:style-name="T1">claw attacks with </text:span><text:span text:style-name="T2">contagion </text:span><text:span text:style-name="T1">effect 52,260</text:span></text:p>
          </table:table-cell>
        </table:table-row>
        <table:table-row table:style-name="ro1">
          <table:table-cell table:style-name="ce1" office:value-type="string">
            <text:p>Armor and Shield Crystals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25 Crystal of lifekeeping, least +1 on saves against energy drain attacks, inflict wounds, and death effects 200</text:p>
          </table:table-cell>
        </table:table-row>
        <table:table-row table:style-name="ro1">
          <table:table-cell office:value-type="string">
            <text:p>M24 Crystal of adamant armor, least +2 to hardness of armor or shield 300</text:p>
          </table:table-cell>
        </table:table-row>
        <table:table-row table:style-name="ro1">
          <table:table-cell office:value-type="string">
            <text:p>M25 Crystal of aquatic action, least No armor check penalty on Swim 250</text:p>
          </table:table-cell>
        </table:table-row>
        <table:table-row table:style-name="ro1">
          <table:table-cell office:value-type="string">
            <text:p>M26 Crystal of stamina, least +1 on saves against disease and poison 300</text:p>
          </table:table-cell>
        </table:table-row>
        <table:table-row table:style-name="ro1">
          <table:table-cell office:value-type="string">
            <text:p>M26 Crystal of screening, least –2 on touch attacks made against you by incorporeal creatures 400</text:p>
          </table:table-cell>
        </table:table-row>
        <table:table-row table:style-name="ro1">
          <table:table-cell office:value-type="string">
            <text:p>M24 Clasp of energy protection, least Resistance 5 to specific energy type, prevents up to 25 damage per day 500</text:p>
          </table:table-cell>
        </table:table-row>
        <table:table-row table:style-name="ro1">
          <table:table-cell table:style-name="ce4" office:value-type="string">
            <text:p><text:span text:style-name="T1">M24 Crystal of adaptation, least Protected as </text:span><text:span text:style-name="T2">endure elements </text:span><text:span text:style-name="T1">500</text:span></text:p>
          </table:table-cell>
        </table:table-row>
        <table:table-row table:style-name="ro1">
          <table:table-cell office:value-type="string">
            <text:p>M25 Crystal of arrow deflection, least +2 to AC against ranged attacks 500</text:p>
          </table:table-cell>
        </table:table-row>
        <table:table-row table:style-name="ro1">
          <table:table-cell office:value-type="string">
            <text:p>M25 Crystal of bent sight Avert eyes from creature with gaze attack without suffering attack miss chance 500</text:p>
          </table:table-cell>
        </table:table-row>
        <table:table-row table:style-name="ro1">
          <table:table-cell office:value-type="string">
            <text:p>M25 Crystal of glancing blows, least +2 on grapple checks to prevent a grapple from being initiated 500</text:p>
          </table:table-cell>
        </table:table-row>
        <table:table-row table:style-name="ro1">
          <table:table-cell office:value-type="string">
            <text:p>M25 Crystal of mind cloaking, least +1 on saves against mind-affecting effects 500</text:p>
          </table:table-cell>
        </table:table-row>
        <table:table-row table:style-name="ro1">
          <table:table-cell office:value-type="string">
            <text:p>M26 Iron ward diamond, least DR 1/—, prevents up to 10 damage per day 500</text:p>
          </table:table-cell>
        </table:table-row>
        <table:table-row table:style-name="ro1">
          <table:table-cell office:value-type="string">
            <text:p>M26 Restful crystal Sleep in armor without becoming fatigued 500</text:p>
          </table:table-cell>
        </table:table-row>
        <table:table-row table:style-name="ro1">
          <table:table-cell office:value-type="string">
            <text:p>M26 Rubicund frenzy, least +1 on weapon damage rolls and saves against fear when at half or fewer hp 500</text:p>
          </table:table-cell>
        </table:table-row>
        <table:table-row table:style-name="ro1">
          <table:table-cell office:value-type="string">
            <text:p>M26 Crystal of stamina, lesser +3 on saves against disease and poison 900</text:p>
          </table:table-cell>
        </table:table-row>
        <table:table-row table:style-name="ro1">
          <table:table-cell office:value-type="string">
            <text:p>M25 Crystal of aquatic action, lesser No armor check penalty on Swim; swim speed equal to half land speed 1,000</text:p>
          </table:table-cell>
        </table:table-row>
        <table:table-row table:style-name="ro1">
          <table:table-cell table:style-name="ce4" office:value-type="string">
            <text:p><text:span text:style-name="T1">M25 Crystal of lifekeeping, lesser +3 on saves against energy drain attacks, </text:span><text:span text:style-name="T2">inflict </text:span><text:span text:style-name="T1">spells, and death effects 1,000</text:span></text:p>
          </table:table-cell>
        </table:table-row>
        <table:table-row table:style-name="ro1">
          <table:table-cell office:value-type="string">
            <text:p>M26 Crystal of screening, lesser –5 on touch attacks made against you by incorporeal creatures 1,000</text:p>
          </table:table-cell>
        </table:table-row>
        <table:table-row table:style-name="ro1">
          <table:table-cell office:value-type="string">
            <text:p>M24 Crystal of adamant armor, lesser +5 to hardness of armor or shield 1,400</text:p>
          </table:table-cell>
        </table:table-row>
        <table:table-row table:style-name="ro1">
          <table:table-cell office:value-type="string">
            <text:p>M24 Clasp of energy protection, lesser Resistance 10 to specific energy type, prevents up to 50 damage per day 1,500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39">
            <text:p>239</text:p>
          </table:table-cell>
        </table:table-row>
        <table:table-row table:style-name="ro6">
          <table:table-cell table:style-name="ce14" office:value-type="string">
            <text:p><text:span text:style-name="T8">Armor and Shield Crystal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table:style-name="ce4" office:value-type="string">
            <text:p><text:span text:style-name="T1">M24 Crystal of adaptation, lesser Protected as </text:span><text:span text:style-name="T2">endure elements</text:span><text:span text:style-name="T1">; immune to alignment traits of planes 1,500</text:span></text:p>
          </table:table-cell>
        </table:table-row>
        <table:table-row table:style-name="ro1">
          <table:table-cell office:value-type="string">
            <text:p>M26 Iron ward diamond, lesser DR 3/—, prevents up to 30 damage per day 2,000</text:p>
          </table:table-cell>
        </table:table-row>
        <table:table-row table:style-name="ro1">
          <table:table-cell office:value-type="string">
            <text:p>M26 Rubicund frenzy, lesser +3 on weapon damage rolls and saves against fear when at half or fewer hp 2,000</text:p>
          </table:table-cell>
        </table:table-row>
        <table:table-row table:style-name="ro1">
          <table:table-cell office:value-type="string">
            <text:p>M25 Crystal of arrow deflection, lesser +5 to AC against ranged attacks 2,500</text:p>
          </table:table-cell>
        </table:table-row>
        <table:table-row table:style-name="ro1">
          <table:table-cell office:value-type="string">
            <text:p>M26 Crystal of stamina, greater +5 on saves against disease and poison; reroll 1 such failed save 2,700</text:p>
          </table:table-cell>
        </table:table-row>
        <table:table-row table:style-name="ro1">
          <table:table-cell office:value-type="string">
            <text:p>M24 Clasp of energy protection, greater Resistance 15 to specific energy type, prevents up to 75 damage per day 3,000</text:p>
          </table:table-cell>
        </table:table-row>
        <table:table-row table:style-name="ro1">
          <table:table-cell table:style-name="ce4" office:value-type="string">
            <text:p><text:span text:style-name="T1">M24 Crystal of adaptation, greater Protected as </text:span><text:span text:style-name="T2">endure elements</text:span><text:span text:style-name="T1">; immune to alignment and positive/negative 3,000</text:span></text:p>
          </table:table-cell>
        </table:table-row>
        <table:table-row table:style-name="ro1">
          <table:table-cell office:value-type="string">
            <text:p>traits of planes</text:p>
          </table:table-cell>
        </table:table-row>
        <table:table-row table:style-name="ro1">
          <table:table-cell office:value-type="string">
            <text:p>M25 Crystal of aquatic action, No armor check penalty on Swim; swim speed equal to half land speed; 3,000</text:p>
          </table:table-cell>
        </table:table-row>
        <table:table-row table:style-name="ro1">
          <table:table-cell office:value-type="string">
            <text:p>greater breathe and move freely underwater</text:p>
          </table:table-cell>
        </table:table-row>
        <table:table-row table:style-name="ro1">
          <table:table-cell office:value-type="string">
            <text:p>M25 Crystal of glancing blows, lesser +5 on grapple checks to prevent a grapple from being initiated 3,000</text:p>
          </table:table-cell>
        </table:table-row>
        <table:table-row table:style-name="ro1">
          <table:table-cell office:value-type="string">
            <text:p>M26 Crystal of screening, greater –10 on touch attacks made against you by incorporeal creatures 3,000</text:p>
          </table:table-cell>
        </table:table-row>
        <table:table-row table:style-name="ro1">
          <table:table-cell office:value-type="string">
            <text:p>M24 Crystal of adamant armor, greater +10 to hardness of armor or shield 3,400</text:p>
          </table:table-cell>
        </table:table-row>
        <table:table-row table:style-name="ro1">
          <table:table-cell table:style-name="ce15" office:value-type="string">
            <text:p><text:span text:style-name="T1">M195 Crystal of alacrity</text:span><text:span text:style-name="T3">SP </text:span><text:span text:style-name="T1">+5 ft. morale bonus to speed ( </text:span><text:span text:style-name="T2">five virtues</text:span><text:span text:style-name="T1">) 3,500</text:span></text:p>
          </table:table-cell>
        </table:table-row>
        <table:table-row table:style-name="ro1">
          <table:table-cell office:value-type="string">
            <text:p>M25 Crystal of mind cloaking, lesser +3 on saves against mind-affecting spells and abilities 4,000</text:p>
          </table:table-cell>
        </table:table-row>
        <table:table-row table:style-name="ro1">
          <table:table-cell office:value-type="string">
            <text:p>M25 Crystal of arrow deflection, greater +5 to AC against ranged attacks; deflect 1 ranged attack/round 5,000</text:p>
          </table:table-cell>
        </table:table-row>
        <table:table-row table:style-name="ro1">
          <table:table-cell office:value-type="string">
            <text:p>M25 Crystal of glancing blows, greater +10 on grapple checks to prevent a grapple from being initiated 5,000</text:p>
          </table:table-cell>
        </table:table-row>
        <table:table-row table:style-name="ro1">
          <table:table-cell table:style-name="ce4" office:value-type="string">
            <text:p><text:span text:style-name="T1">M25 Crystal of lifekeeping, greater +5 on saves against energy drain attacks, </text:span><text:span text:style-name="T2">inflict </text:span><text:span text:style-name="T1">spells, and death effects; 5,000</text:span></text:p>
          </table:table-cell>
        </table:table-row>
        <table:table-row table:style-name="ro1">
          <table:table-cell office:value-type="string">
            <text:p>reroll 1 such failed save</text:p>
          </table:table-cell>
        </table:table-row>
        <table:table-row table:style-name="ro1">
          <table:table-cell office:value-type="string">
            <text:p>M26 Rubicund frenzy, greater +5 on weapon damage rolls and saves against fear when at half or fewer hp 6,000</text:p>
          </table:table-cell>
        </table:table-row>
        <table:table-row table:style-name="ro1">
          <table:table-cell office:value-type="string">
            <text:p>M26 Iron ward diamond, greater DR 5/—, prevents up to 50 damage per day 8,000</text:p>
          </table:table-cell>
        </table:table-row>
        <table:table-row table:style-name="ro1">
          <table:table-cell office:value-type="string">
            <text:p>M25 Crystal of mind cloaking, greater +5 on saves against mind-affecting effects; reroll 1 such failed save 10,000</text:p>
          </table:table-cell>
        </table:table-row>
        <table:table-row table:style-name="ro1">
          <table:table-cell table:style-name="ce1" office:value-type="string">
            <text:p>Melee Weapon Properties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36 Illuminating Bright illumination to 20 ft., shadowy illumination to 40 ft. +500 gp</text:p>
          </table:table-cell>
        </table:table-row>
        <table:table-row table:style-name="ro1">
          <table:table-cell table:style-name="ce4" office:value-type="string">
            <text:p><text:span text:style-name="T1">M28 Aquatic </text:span><text:span text:style-name="T2">Freedom of movement </text:span><text:span text:style-name="T1">underwater +2,000 gp</text:span></text:p>
          </table:table-cell>
        </table:table-row>
        <table:table-row table:style-name="ro1">
          <table:table-cell office:value-type="string">
            <text:p>M31 Changeling Change length and appearance of spear at will; +2,000 gp</text:p>
          </table:table-cell>
        </table:table-row>
        <table:table-row table:style-name="ro1">
          <table:table-cell office:value-type="string">
            <text:p>spears, shortspears, and longspears only</text:p>
          </table:table-cell>
        </table:table-row>
        <table:table-row table:style-name="ro1">
          <table:table-cell office:value-type="string">
            <text:p>M34 Everbright 2/day blinding effect, weapon is immune to acid damage and rusting +2,000 gp</text:p>
          </table:table-cell>
        </table:table-row>
        <table:table-row table:style-name="ro1">
          <table:table-cell office:value-type="string">
            <text:p>M36 Hideaway Collapses to two size categories smaller, easy to conceal +2,000 gp</text:p>
          </table:table-cell>
        </table:table-row>
        <table:table-row table:style-name="ro1">
          <table:table-cell office:value-type="string">
            <text:p>M43 Shadowstrike 1/day add 5 ft. to reach and deny target Dex bonus to AC +5,000 gp</text:p>
          </table:table-cell>
        </table:table-row>
        <table:table-row table:style-name="ro1">
          <table:table-cell office:value-type="string">
            <text:p>M43 Sizing Changes size category on command +5,000 gp</text:p>
          </table:table-cell>
        </table:table-row>
        <table:table-row table:style-name="ro1">
          <table:table-cell table:style-name="ce4" office:value-type="string">
            <text:p><text:span text:style-name="T1">M43 Slow burst On critical hit, target </text:span><text:span text:style-name="T2">slowed </text:span><text:span text:style-name="T1">for 3 rounds +5,000 gp</text:span></text:p>
          </table:table-cell>
        </table:table-row>
        <table:table-row table:style-name="ro1">
          <table:table-cell table:style-name="ce5" office:value-type="string">
            <text:p><text:span text:style-name="T1">M28 Acidic burst</text:span><text:span text:style-name="T3">S </text:span><text:span text:style-name="T1">As corrosive, extra acid damage on critical hit +1 bonus</text:span></text:p>
          </table:table-cell>
        </table:table-row>
        <table:table-row table:style-name="ro1">
          <table:table-cell office:value-type="string">
            <text:p>D224 Bane +2 bonus, +2d6 damage against one type of creature +1 bonus</text:p>
          </table:table-cell>
        </table:table-row>
        <table:table-row table:style-name="ro1">
          <table:table-cell office:value-type="string">
            <text:p>M29 Berserker +1d8 damage while raging; two-handed weapons only +1 bonus</text:p>
          </table:table-cell>
        </table:table-row>
        <table:table-row table:style-name="ro1">
          <table:table-cell table:style-name="ce4" office:value-type="string">
            <text:p><text:span text:style-name="T1">M29 Binding 2/day </text:span><text:span text:style-name="T2">dimensional anchor </text:span><text:span text:style-name="T1">on target for 10 minutes +1 bonus</text:span></text:p>
          </table:table-cell>
        </table:table-row>
        <table:table-row table:style-name="ro1">
          <table:table-cell table:style-name="ce4" office:value-type="string">
            <text:p><text:span text:style-name="T1">M29 Blessed Gains some </text:span><text:span text:style-name="T2">bless weapon </text:span><text:span text:style-name="T1">traits +1 bonus</text:span></text:p>
          </table:table-cell>
        </table:table-row>
        <table:table-row table:style-name="ro1">
          <table:table-cell office:value-type="string">
            <text:p>M29 Bloodfeeding Stores blood points that can be released for extra damage +1 bonus</text:p>
          </table:table-cell>
        </table:table-row>
        <table:table-row table:style-name="ro1">
          <table:table-cell table:style-name="ce4" office:value-type="string">
            <text:p><text:span text:style-name="T1">M29 Bloodstone Stores and empowers one </text:span><text:span text:style-name="T2">vampiric touch </text:span><text:span text:style-name="T1">spell +1 bonus</text:span></text:p>
          </table:table-cell>
        </table:table-row>
        <table:table-row table:style-name="ro1">
          <table:table-cell office:value-type="string">
            <text:p>M30 Brash Rage lasts for 3 additional rounds, immune to fear effects +1 bonus</text:p>
          </table:table-cell>
        </table:table-row>
        <table:table-row table:style-name="ro1">
          <table:table-cell office:value-type="string">
            <text:p>M30 Brutal surge 1 + Con bonus times per day, make powerful bull rush attack +1 bonus</text:p>
          </table:table-cell>
        </table:table-row>
        <table:table-row table:style-name="ro1">
          <table:table-cell office:value-type="string">
            <text:p>M31 Chargebreaker Charging targets knocked prone +1 bonus</text:p>
          </table:table-cell>
        </table:table-row>
        <table:table-row table:style-name="ro1">
          <table:table-cell office:value-type="string">
            <text:p>M31 Charging +2d6 damage on charge attacks while mounted +1 bonus</text:p>
          </table:table-cell>
        </table:table-row>
        <table:table-row table:style-name="ro1">
          <table:table-cell office:value-type="string">
            <text:p>M31 Corrosive +1d6 acid damage +1 bonus</text:p>
          </table:table-cell>
        </table:table-row>
        <table:table-row table:style-name="ro1">
          <table:table-cell office:value-type="string">
            <text:p>M32 Deadly precision +1d6 damage on sneak attack or sudden strike +1 bonus</text:p>
          </table:table-cell>
        </table:table-row>
        <table:table-row table:style-name="ro1">
          <table:table-cell office:value-type="string">
            <text:p>D224 Defending Add enhancement bonus to AC +1 bonus</text:p>
          </table:table-cell>
        </table:table-row>
        <table:table-row table:style-name="ro1">
          <table:table-cell office:value-type="string">
            <text:p>M32 Defensive surge 1 + Int bonus times per day, +2 to AC for one turn if using +1 bonus</text:p>
          </table:table-cell>
        </table:table-row>
        <table:table-row table:style-name="ro1">
          <table:table-cell office:value-type="string">
            <text:p>Combat Expertise or fighting defensively</text:p>
          </table:table-cell>
        </table:table-row>
        <table:table-row table:style-name="ro1">
          <table:table-cell office:value-type="string">
            <text:p>M32 Dessicating +1d4 damage, +1d8 damage to plants and water elementals +1 bonus</text:p>
          </table:table-cell>
        </table:table-row>
        <table:table-row table:style-name="ro1">
          <table:table-cell table:style-name="ce5" office:value-type="string">
            <text:p><text:span text:style-name="T1">M32 Dessicating burst</text:span><text:span text:style-name="T3">S </text:span><text:span text:style-name="T1">As desiccating, extra desiccating damage on critical hit +1 bonus</text:span></text:p>
          </table:table-cell>
        </table:table-row>
        <table:table-row table:style-name="ro1">
          <table:table-cell table:style-name="ce4" office:value-type="string">
            <text:p><text:span text:style-name="T1">M32 Dislocator 3/day struck target </text:span><text:span text:style-name="T2">teleported </text:span><text:span text:style-name="T1">up to 10 ft. +1 bonus</text:span></text:p>
          </table:table-cell>
        </table:table-row>
        <table:table-row table:style-name="ro1">
          <table:table-cell table:style-name="ce15" office:value-type="string">
            <text:p><text:span text:style-name="T1">M33 Dislocator, great</text:span><text:span text:style-name="T3">S </text:span><text:span text:style-name="T1">3/day struck target </text:span><text:span text:style-name="T2">teleported </text:span><text:span text:style-name="T1">up to 30 ft. +1 bonus</text:span></text:p>
          </table:table-cell>
        </table:table-row>
        <table:table-row table:style-name="ro1">
          <table:table-cell table:style-name="ce4" office:value-type="string">
            <text:p><text:span text:style-name="T1">M33 Dispelling 3/day struck target subject to </text:span><text:span text:style-name="T2">dispel magic </text:span><text:span text:style-name="T1">+1 bonus</text:span></text:p>
          </table:table-cell>
        </table:table-row>
        <table:table-row table:style-name="ro1">
          <table:table-cell table:style-name="ce15" office:value-type="string">
            <text:p><text:span text:style-name="T1">M33 Dispelling, greater</text:span><text:span text:style-name="T3">S </text:span><text:span text:style-name="T1">3/day struck target subject to </text:span><text:span text:style-name="T2">greater dispel magic </text:span><text:span text:style-name="T1">+1 bonus</text:span></text:p>
          </table:table-cell>
        </table:table-row>
        <table:table-row table:style-name="ro1">
          <table:table-cell office:value-type="string">
            <text:p>M33 Divine wrath Expend turn undead use to imbue weapon with divine power +1 bonus</text:p>
          </table:table-cell>
        </table:table-row>
        <table:table-row table:style-name="ro1">
          <table:table-cell office:value-type="string">
            <text:p>M33 Dragondoom 3/day deliver smite attack against creature of dragon type +1 bonus</text:p>
          </table:table-cell>
        </table:table-row>
        <table:table-row table:style-name="ro1">
          <table:table-cell office:value-type="string">
            <text:p>M34 Eager Various speed-themed bonuses +1 bonus</text:p>
          </table:table-cell>
        </table:table-row>
        <table:table-row table:style-name="ro1">
          <table:table-cell table:style-name="ce5" office:value-type="string">
            <text:p><text:span text:style-name="T1">M34 Energy surge</text:span><text:span text:style-name="T3">S </text:span><text:span text:style-name="T1">As prerequisite property, 1 + Con bonus times/day, +3d6 energy damage +1 bonus</text:span></text:p>
          </table:table-cell>
        </table:table-row>
        <table:table-row table:style-name="ro1">
          <table:table-cell table:style-name="ce5" office:value-type="string">
            <text:p><text:span text:style-name="T1">M35 Fiercebane</text:span><text:span text:style-name="T3">S </text:span><text:span text:style-name="T1">As bane, extra benefits against bane type or subtype +1 bonus</text:span></text:p>
          </table:table-cell>
        </table:table-row>
        <table:table-row table:style-name="ro1">
          <table:table-cell office:value-type="string">
            <text:p>D224 Flaming +1d6 fire damage +1 bonus</text:p>
          </table:table-cell>
        </table:table-row>
        <table:table-row table:style-name="ro1">
          <table:table-cell office:value-type="string">
            <text:p>D224 Frost +1d6 cold damage +1 bonus</text:p>
          </table:table-cell>
        </table:table-row>
        <table:table-row table:style-name="ro1">
          <table:table-cell table:style-name="ce5" office:value-type="string">
            <text:p><text:span text:style-name="T1">M35 Ghost strike</text:span><text:span text:style-name="T3">S </text:span><text:span text:style-name="T1">As ghost touch, can deal sneak attacks and critical hits to undead +1 bonus</text:span></text:p>
          </table:table-cell>
        </table:table-row>
        <table:table-row table:style-name="ro1">
          <table:table-cell office:value-type="string">
            <text:p>D224 Ghost touch Deals damage normally to/can be used by incorporeal creatures +1 bonus</text:p>
          </table:table-cell>
        </table:table-row>
        <table:table-row table:style-name="ro1">
          <table:table-cell office:value-type="string">
            <text:p>M35 Harmonizing Various bonuses to bardic music +1 bonus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0">
            <text:p>240</text:p>
          </table:table-cell>
        </table:table-row>
        <table:table-row table:style-name="ro6">
          <table:table-cell table:style-name="ce14" office:value-type="string">
            <text:p><text:span text:style-name="T8">Melee Weapon Propertie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36 Heavenly burst On critical hit, +3d6 damage and blinding effect to evil creatures +1 bonus</text:p>
          </table:table-cell>
        </table:table-row>
        <table:table-row table:style-name="ro1">
          <table:table-cell table:style-name="ce5" office:value-type="string">
            <text:p><text:span text:style-name="T1">M36 Holy surge</text:span><text:span text:style-name="T3">S </text:span><text:span text:style-name="T1">As holy, 1 + Cha bonus times per day, +3d6 damage to evil target +1 bonus</text:span></text:p>
          </table:table-cell>
        </table:table-row>
        <table:table-row table:style-name="ro1">
          <table:table-cell office:value-type="string">
            <text:p>M36 Hunting +4 on weapon damage rolls against favored enemies +1 bonus</text:p>
          </table:table-cell>
        </table:table-row>
        <table:table-row table:style-name="ro1">
          <table:table-cell office:value-type="string">
            <text:p>M36 Illusion bane 1/day destroy illusions, ignore miss chance from illusion effects +1 bonus</text:p>
          </table:table-cell>
        </table:table-row>
        <table:table-row table:style-name="ro1">
          <table:table-cell office:value-type="string">
            <text:p>M37 Impact Double threat range, bludgeoning weapons only +1 bonus</text:p>
          </table:table-cell>
        </table:table-row>
        <table:table-row table:style-name="ro1">
          <table:table-cell office:value-type="string">
            <text:p>M37 Impaling 3/day treat next attack before end of turn as touch attack, piercing weapons only +1 bonus</text:p>
          </table:table-cell>
        </table:table-row>
        <table:table-row table:style-name="ro1">
          <table:table-cell table:style-name="ce5" office:value-type="string">
            <text:p><text:span text:style-name="T1">M38 Incorporeal binding</text:span><text:span text:style-name="T3">S </text:span><text:span text:style-name="T1">As ghost touch, incorporeal target loses some incorporeal traits for 1 round +1 bonus</text:span></text:p>
          </table:table-cell>
        </table:table-row>
        <table:table-row table:style-name="ro1">
          <table:table-cell office:value-type="string">
            <text:p>D225 Keen Double threat range, piercing or slashing weapons only +1 bonus</text:p>
          </table:table-cell>
        </table:table-row>
        <table:table-row table:style-name="ro1">
          <table:table-cell table:style-name="ce4" office:value-type="string">
            <text:p><text:span text:style-name="T1">D225 </text:span><text:span text:style-name="T2">Ki </text:span><text:span text:style-name="T1">focus Use </text:span><text:span text:style-name="T2">ki </text:span><text:span text:style-name="T1">attacks as if unarmed +1 bonus</text:span></text:p>
          </table:table-cell>
        </table:table-row>
        <table:table-row table:style-name="ro1">
          <table:table-cell office:value-type="string">
            <text:p>M38 Knockback 3/day pushes back target 5 ft. +1 bonus</text:p>
          </table:table-cell>
        </table:table-row>
        <table:table-row table:style-name="ro1">
          <table:table-cell office:value-type="string">
            <text:p>M38 Lucky 1/day reroll one failed attack roll +1 bonus</text:p>
          </table:table-cell>
        </table:table-row>
        <table:table-row table:style-name="ro1">
          <table:table-cell office:value-type="string">
            <text:p>M38 Magebane Extra benefits against arcane spellcasters, invokers +1 bonus</text:p>
          </table:table-cell>
        </table:table-row>
        <table:table-row table:style-name="ro1">
          <table:table-cell office:value-type="string">
            <text:p>M38 Maiming On critical hit, deal extra damage based on critical multiplier +1 bonus</text:p>
          </table:table-cell>
        </table:table-row>
        <table:table-row table:style-name="ro1">
          <table:table-cell office:value-type="string">
            <text:p>D225 Merciful +1d6 damage, all damage is nonlethal on command +1 bonus</text:p>
          </table:table-cell>
        </table:table-row>
        <table:table-row table:style-name="ro1">
          <table:table-cell office:value-type="string">
            <text:p>D225 Mighty cleaving One additional cleave attempt per round if you have Cleave feat +1 bonus</text:p>
          </table:table-cell>
        </table:table-row>
        <table:table-row table:style-name="ro1">
          <table:table-cell office:value-type="string">
            <text:p>M39 Mighty smiting +2 on smite’s attack roll and damage roll, one extra smite per day +1 bonus</text:p>
          </table:table-cell>
        </table:table-row>
        <table:table-row table:style-name="ro1">
          <table:table-cell office:value-type="string">
            <text:p>M39 Mindfeeder Gain 1 temporary power point per 5 points of critical hit damage dealt +1 bonus</text:p>
          </table:table-cell>
        </table:table-row>
        <table:table-row table:style-name="ro1">
          <table:table-cell office:value-type="string">
            <text:p>M39 Morphing Can become any melee or thrown weapon of same size and type +1 bonus</text:p>
          </table:table-cell>
        </table:table-row>
        <table:table-row table:style-name="ro1">
          <table:table-cell office:value-type="string">
            <text:p>M39 Paralyzing 1/day target paralyzed for up to 10 rounds +1 bonus</text:p>
          </table:table-cell>
        </table:table-row>
        <table:table-row table:style-name="ro1">
          <table:table-cell office:value-type="string">
            <text:p>M40 Power storing Stores single targeted power of up to 5 power points +1 bonus</text:p>
          </table:table-cell>
        </table:table-row>
        <table:table-row table:style-name="ro1">
          <table:table-cell office:value-type="string">
            <text:p>M40 Profane +1d6 damage to living creatures, various evil-themed abilities +1 bonus</text:p>
          </table:table-cell>
        </table:table-row>
        <table:table-row table:style-name="ro1">
          <table:table-cell table:style-name="ce5" office:value-type="string">
            <text:p><text:span text:style-name="T1">M40 Profane burst</text:span><text:span text:style-name="T3">S </text:span><text:span text:style-name="T1">As profane, on critical hit, extra negative energy and Con damage +1 bonus</text:span></text:p>
          </table:table-cell>
        </table:table-row>
        <table:table-row table:style-name="ro1">
          <table:table-cell office:value-type="string">
            <text:p>M41 Psychokinetic +1d4 force damage +1 bonus</text:p>
          </table:table-cell>
        </table:table-row>
        <table:table-row table:style-name="ro1">
          <table:table-cell table:style-name="ce5" office:value-type="string">
            <text:p><text:span text:style-name="T1">M41 Psychokinetic burst</text:span><text:span text:style-name="T3">S </text:span><text:span text:style-name="T1">As psychokinetic, extra force damage on critical hit +1 bonus</text:span></text:p>
          </table:table-cell>
        </table:table-row>
        <table:table-row table:style-name="ro1">
          <table:table-cell office:value-type="string">
            <text:p>M42 Resounding On successful attack, allies gain +1 morale bonus on attacks and against fear for 1 round +1 bonus</text:p>
          </table:table-cell>
        </table:table-row>
        <table:table-row table:style-name="ro1">
          <table:table-cell table:style-name="ce4" office:value-type="string">
            <text:p><text:span text:style-name="T1">M42 Revealing Struck target subject to </text:span><text:span text:style-name="T2">faerie fire </text:span><text:span text:style-name="T1">+1 bonus</text:span></text:p>
          </table:table-cell>
        </table:table-row>
        <table:table-row table:style-name="ro1">
          <table:table-cell office:value-type="string">
            <text:p>M42 Sacred +1d6 damage to undead or +2d6 to evil outsider, good-aligned for overcoming DR +1 bonus</text:p>
          </table:table-cell>
        </table:table-row>
        <table:table-row table:style-name="ro1">
          <table:table-cell table:style-name="ce5" office:value-type="string">
            <text:p><text:span text:style-name="T1">M42 Sacred burst</text:span><text:span text:style-name="T3">S </text:span><text:span text:style-name="T1">As sacred, extra positive energy and Cha damage on critical hit +1 bonus</text:span></text:p>
          </table:table-cell>
        </table:table-row>
        <table:table-row table:style-name="ro1">
          <table:table-cell office:value-type="string">
            <text:p>M42 Screaming +1d4 sonic damage +1 bonus</text:p>
          </table:table-cell>
        </table:table-row>
        <table:table-row table:style-name="ro1">
          <table:table-cell table:style-name="ce5" office:value-type="string">
            <text:p><text:span text:style-name="T1">M42 Screaming burst</text:span><text:span text:style-name="T3">S </text:span><text:span text:style-name="T1">As screaming, extra sonic damage on critical hit +1 bonus</text:span></text:p>
          </table:table-cell>
        </table:table-row>
        <table:table-row table:style-name="ro1">
          <table:table-cell office:value-type="string">
            <text:p>M43 Shattermantle Struck target’s spell resistance reduced by 2 for 1 round +1 bonus</text:p>
          </table:table-cell>
        </table:table-row>
        <table:table-row table:style-name="ro1">
          <table:table-cell office:value-type="string">
            <text:p>M43 Shielding Transforms into heavy steel shield on command, light weapons only +1 bonus</text:p>
          </table:table-cell>
        </table:table-row>
        <table:table-row table:style-name="ro1">
          <table:table-cell office:value-type="string">
            <text:p>D225 Shock +1d6 electricity damage +1 bonus</text:p>
          </table:table-cell>
        </table:table-row>
        <table:table-row table:style-name="ro1">
          <table:table-cell office:value-type="string">
            <text:p>M43 Soulbound Stores up to 2 points of essentia for enhancement bonuses +1 bonus</text:p>
          </table:table-cell>
        </table:table-row>
        <table:table-row table:style-name="ro1">
          <table:table-cell table:style-name="ce5" office:value-type="string">
            <text:p><text:span text:style-name="T1">M44 Soulbreaker</text:span><text:span text:style-name="T3">S </text:span><text:span text:style-name="T1">As enervating, negative levels from enervating property might be permanent +1 bonus</text:span></text:p>
          </table:table-cell>
        </table:table-row>
        <table:table-row table:style-name="ro1">
          <table:table-cell table:style-name="ce5" office:value-type="string">
            <text:p><text:span text:style-name="T1">M44 Souldrinking</text:span><text:span text:style-name="T3">S </text:span><text:span text:style-name="T1">As enervating, on critical hit gain 5 temporary hp, +2 on melee damage rolls +1 bonus</text:span></text:p>
          </table:table-cell>
        </table:table-row>
        <table:table-row table:style-name="ro1">
          <table:table-cell office:value-type="string">
            <text:p>D225 Spell storing Store single targeted spell of up to 3rd level +1 bonus</text:p>
          </table:table-cell>
        </table:table-row>
        <table:table-row table:style-name="ro1">
          <table:table-cell office:value-type="string">
            <text:p>M44 Spellstrike Transfer enhancement bonus to saves against spells or spell-like abilities +1 bonus</text:p>
          </table:table-cell>
        </table:table-row>
        <table:table-row table:style-name="ro1">
          <table:table-cell table:style-name="ce5" office:value-type="string">
            <text:p><text:span text:style-name="T1">M44 Stunning</text:span><text:span text:style-name="T3">S </text:span><text:span text:style-name="T1">As screaming, struck target stunned for 1 round on critical hit +1 bonus</text:span></text:p>
          </table:table-cell>
        </table:table-row>
        <table:table-row table:style-name="ro1">
          <table:table-cell office:value-type="string">
            <text:p>M44 Stunning surge +1 Cha bonus times per day, target stunned for 1 round +1 bonus</text:p>
          </table:table-cell>
        </table:table-row>
        <table:table-row table:style-name="ro1">
          <table:table-cell office:value-type="string">
            <text:p>M44 Stygian 3/day next attack bestows negative level on target for 10 minutes +1 bonus</text:p>
          </table:table-cell>
        </table:table-row>
        <table:table-row table:style-name="ro1">
          <table:table-cell office:value-type="string">
            <text:p>M44 Sundering Attack as Improved Sunder, +1d6 damage on sunder attacks +1 bonus</text:p>
          </table:table-cell>
        </table:table-row>
        <table:table-row table:style-name="ro1">
          <table:table-cell office:value-type="string">
            <text:p>M44 Sweeping +2 on Strength checks to trip an opponent with the weapon +1 bonus</text:p>
          </table:table-cell>
        </table:table-row>
        <table:table-row table:style-name="ro1">
          <table:table-cell office:value-type="string">
            <text:p>D226 Throwing Range increment of 10 ft., can be thrown +1 bonus</text:p>
          </table:table-cell>
        </table:table-row>
        <table:table-row table:style-name="ro1">
          <table:table-cell office:value-type="string">
            <text:p>D225 Thundering Deals sonic damage, deafens on critical hit +1 bonus</text:p>
          </table:table-cell>
        </table:table-row>
        <table:table-row table:style-name="ro1">
          <table:table-cell table:style-name="ce5" office:value-type="string">
            <text:p><text:span text:style-name="T1">M45 Unholy surge</text:span><text:span text:style-name="T3">S </text:span><text:span text:style-name="T1">As unholy, 1 + Cha bonus times per day, +3d6 damage to good target +1 bonus</text:span></text:p>
          </table:table-cell>
        </table:table-row>
        <table:table-row table:style-name="ro1">
          <table:table-cell office:value-type="string">
            <text:p>M45 Venomous 3/day coat weapon in poison dealing 1d4 initial and secondary Str damage +1 bonus</text:p>
          </table:table-cell>
        </table:table-row>
        <table:table-row table:style-name="ro1">
          <table:table-cell office:value-type="string">
            <text:p>D225 Vicious +2d6 damage, 1d6 damage to you on every attack +1 bonus</text:p>
          </table:table-cell>
        </table:table-row>
        <table:table-row table:style-name="ro1">
          <table:table-cell office:value-type="string">
            <text:p>M46 Warning +5 on initiative +1 bonus</text:p>
          </table:table-cell>
        </table:table-row>
        <table:table-row table:style-name="ro1">
          <table:table-cell office:value-type="string">
            <text:p>M46 Weakening On critical hit, target takes –4 to its Strength +1 bonus</text:p>
          </table:table-cell>
        </table:table-row>
        <table:table-row table:style-name="ro1">
          <table:table-cell office:value-type="string">
            <text:p>M46 Whirling 3/day strike all adjacent opponents as Whirlwind Attack +1 bonus</text:p>
          </table:table-cell>
        </table:table-row>
        <table:table-row table:style-name="ro1">
          <table:table-cell table:style-name="ce4" office:value-type="string">
            <text:p><text:span text:style-name="T1">M45 Vanishing 1/day after attack, transport self and gear up to 60 ft. as </text:span><text:span text:style-name="T2">dimension door </text:span><text:span text:style-name="T1">+8,000 gp</text:span></text:p>
          </table:table-cell>
        </table:table-row>
        <table:table-row table:style-name="ro1">
          <table:table-cell office:value-type="string">
            <text:p>M38 Manifester 1/day draw 5 power points from weapon when manifesting power +12,000 gp</text:p>
          </table:table-cell>
        </table:table-row>
        <table:table-row table:style-name="ro1">
          <table:table-cell office:value-type="string">
            <text:p>D223 Anarchic +2d6 damage against lawful creatures +2 bonus</text:p>
          </table:table-cell>
        </table:table-row>
        <table:table-row table:style-name="ro1">
          <table:table-cell office:value-type="string">
            <text:p>M28 Aquan Extra benefits against creatures with fire subtype +2 bonus</text:p>
          </table:table-cell>
        </table:table-row>
        <table:table-row table:style-name="ro1">
          <table:table-cell office:value-type="string">
            <text:p>M28 Auran Extra benefits against creatures with earth subtype +2 bonus</text:p>
          </table:table-cell>
        </table:table-row>
        <table:table-row table:style-name="ro1">
          <table:table-cell office:value-type="string">
            <text:p>D223 Axiomatic +2d6 damage against chaotic creatures +2 bonus</text:p>
          </table:table-cell>
        </table:table-row>
        <table:table-row table:style-name="ro1">
          <table:table-cell office:value-type="string">
            <text:p>M28 Banishing 3/day banish a struck creature back to its home plane +2 bonus</text:p>
          </table:table-cell>
        </table:table-row>
        <table:table-row table:style-name="ro1">
          <table:table-cell office:value-type="string">
            <text:p>M29 Blindsighted 3/day gain blindsight out to 30 ft. for 1 minute +2 bonus</text:p>
          </table:table-cell>
        </table:table-row>
        <table:table-row table:style-name="ro1">
          <table:table-cell office:value-type="string">
            <text:p>M29 Blurstrike 10/day first attack made in round treats target as flat-footed +2 bonus</text:p>
          </table:table-cell>
        </table:table-row>
        <table:table-row table:style-name="ro1">
          <table:table-cell office:value-type="string">
            <text:p>M31 Collision +5 damage on each successful attack +2 bonus</text:p>
          </table:table-cell>
        </table:table-row>
        <table:table-row table:style-name="ro1">
          <table:table-cell office:value-type="string">
            <text:p>M31 Consumptive +1d8 damage against living creatures +2 bonus</text:p>
          </table:table-cell>
        </table:table-row>
        <table:table-row table:style-name="ro1">
          <table:table-cell office:value-type="string">
            <text:p>M32 Disarming +2 on disarm attempts, you cannot be disarmed +2 bonus</text:p>
          </table:table-cell>
        </table:table-row>
        <table:table-row table:style-name="ro1">
          <table:table-cell office:value-type="string">
            <text:p>D224 Disruption Destroy undead (bludgeoning weapons only) +2 bonus</text:p>
          </table:table-cell>
        </table:table-row>
        <table:table-row table:style-name="ro1">
          <table:table-cell office:value-type="string">
            <text:p>M33 Domineering Struck target shaken for 1 minute +2 bonus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1">
            <text:p>241</text:p>
          </table:table-cell>
        </table:table-row>
        <table:table-row table:style-name="ro6">
          <table:table-cell table:style-name="ce14" office:value-type="string">
            <text:p><text:span text:style-name="T8">Melee Weapon Propertie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33 Doom burst On critical hit, target shaken for 5 rounds +2 bonus</text:p>
          </table:table-cell>
        </table:table-row>
        <table:table-row table:style-name="ro1">
          <table:table-cell office:value-type="string">
            <text:p>M34 Energy aura +1d6 damage of energy type of choice +2 bonus</text:p>
          </table:table-cell>
        </table:table-row>
        <table:table-row table:style-name="ro1">
          <table:table-cell office:value-type="string">
            <text:p>M34 Enervating On critical hit, bestow one negative level on living target for 1 hour +2 bonus</text:p>
          </table:table-cell>
        </table:table-row>
        <table:table-row table:style-name="ro1">
          <table:table-cell office:value-type="string">
            <text:p>D224 Flaming burst +1d6 fire damage, extra fire damage on critical hit +2 bonus</text:p>
          </table:table-cell>
        </table:table-row>
        <table:table-row table:style-name="ro1">
          <table:table-cell office:value-type="string">
            <text:p>M35 Fleshgrinding Lodges in creature and deals normal damage for 5 rounds; piercing or slashing weapons only +2 bonus</text:p>
          </table:table-cell>
        </table:table-row>
        <table:table-row table:style-name="ro1">
          <table:table-cell office:value-type="string">
            <text:p>D225 Holy +2d6 damage against evil creatures +2 bonus</text:p>
          </table:table-cell>
        </table:table-row>
        <table:table-row table:style-name="ro1">
          <table:table-cell office:value-type="string">
            <text:p>D225 Icy burst +1d6 cold damage, extra cold damage on critical hit +2 bonus</text:p>
          </table:table-cell>
        </table:table-row>
        <table:table-row table:style-name="ro1">
          <table:table-cell office:value-type="string">
            <text:p>M36 Ignan Extra benefits against creatures with water subtype +2 bonus</text:p>
          </table:table-cell>
        </table:table-row>
        <table:table-row table:style-name="ro1">
          <table:table-cell table:style-name="ce5" office:value-type="string">
            <text:p><text:span text:style-name="T1">M37 Illusion theft</text:span><text:span text:style-name="T3">S </text:span><text:span text:style-name="T1">As illusion bane, 1/day steal illusions +2 bonus</text:span></text:p>
          </table:table-cell>
        </table:table-row>
        <table:table-row table:style-name="ro1">
          <table:table-cell office:value-type="string">
            <text:p>M37 Impedance Impedes struck target’s ability to create spell effects +2 bonus</text:p>
          </table:table-cell>
        </table:table-row>
        <table:table-row table:style-name="ro1">
          <table:table-cell office:value-type="string">
            <text:p>M38 Metalline Change composition to adamantine, silver, cold iron, or steel +2 bonus</text:p>
          </table:table-cell>
        </table:table-row>
        <table:table-row table:style-name="ro1">
          <table:table-cell office:value-type="string">
            <text:p>M39 Mindcrusher Struck psionic target loses power points, nonpsionic target takes Wis damage +2 bonus</text:p>
          </table:table-cell>
        </table:table-row>
        <table:table-row table:style-name="ro1">
          <table:table-cell office:value-type="string">
            <text:p>M39 Paralytic burst On critical hit, target paralyzed for 1 round +2 bonus</text:p>
          </table:table-cell>
        </table:table-row>
        <table:table-row table:style-name="ro1">
          <table:table-cell office:value-type="string">
            <text:p>M40 Parrying +1 to AC, +1 on saves +2 bonus</text:p>
          </table:table-cell>
        </table:table-row>
        <table:table-row table:style-name="ro1">
          <table:table-cell office:value-type="string">
            <text:p>M41 Psibane Extra benefits against psionic creatures +2 bonus</text:p>
          </table:table-cell>
        </table:table-row>
        <table:table-row table:style-name="ro1">
          <table:table-cell office:value-type="string">
            <text:p>M41 Psychic Gains enhancement bonus based on power point reserve +2 bonus</text:p>
          </table:table-cell>
        </table:table-row>
        <table:table-row table:style-name="ro1">
          <table:table-cell office:value-type="string">
            <text:p>D225 Shocking burst +1d6 electricity damage, extra electricity damage on critical hit +2 bonus</text:p>
          </table:table-cell>
        </table:table-row>
        <table:table-row table:style-name="ro1">
          <table:table-cell table:style-name="ce5" office:value-type="string">
            <text:p><text:span text:style-name="T1">M43 Soulbound, greater</text:span><text:span text:style-name="T3">S </text:span><text:span text:style-name="T1">Stores up to 4 points of essentia for enhancement bonuses +2 bonus</text:span></text:p>
          </table:table-cell>
        </table:table-row>
        <table:table-row table:style-name="ro1">
          <table:table-cell office:value-type="string">
            <text:p>M45 Terran Extra benefits against creatures with air subtype +2 bonus</text:p>
          </table:table-cell>
        </table:table-row>
        <table:table-row table:style-name="ro1">
          <table:table-cell office:value-type="string">
            <text:p>M45 Transmuting Transforms to overcome target’s damage reduction +2 bonus</text:p>
          </table:table-cell>
        </table:table-row>
        <table:table-row table:style-name="ro1">
          <table:table-cell office:value-type="string">
            <text:p>D225 Unholy +2d6 damage against good creatures +2 bonus</text:p>
          </table:table-cell>
        </table:table-row>
        <table:table-row table:style-name="ro1">
          <table:table-cell office:value-type="string">
            <text:p>M45 Vampiric +1d6 damage to living creatures, healed of amount equal to extra damage +2 bonus</text:p>
          </table:table-cell>
        </table:table-row>
        <table:table-row table:style-name="ro1">
          <table:table-cell office:value-type="string">
            <text:p>D225 Wounding +1 point Con damage +2 bonus</text:p>
          </table:table-cell>
        </table:table-row>
        <table:table-row table:style-name="ro1">
          <table:table-cell table:style-name="ce4" office:value-type="string">
            <text:p><text:span text:style-name="T1">M40 Prismatic burst On critical hit, target subject to </text:span><text:span text:style-name="T2">prismatic spray </text:span><text:span text:style-name="T1">+30,000 gp</text:span></text:p>
          </table:table-cell>
        </table:table-row>
        <table:table-row table:style-name="ro1">
          <table:table-cell office:value-type="string">
            <text:p>M30 Bodyfeeder Gain temporary hp equal to half damage dealt by critical hits +3 bonus</text:p>
          </table:table-cell>
        </table:table-row>
        <table:table-row table:style-name="ro1">
          <table:table-cell office:value-type="string">
            <text:p>M31 Cursespewing On critical hit, bestows curse for 1 minute +3 bonus</text:p>
          </table:table-cell>
        </table:table-row>
        <table:table-row table:style-name="ro1">
          <table:table-cell table:style-name="ce4" office:value-type="string">
            <text:p><text:span text:style-name="T1">M34 Ethereal reaver As the ghost touch property, and continuous </text:span><text:span text:style-name="T2">see invisibility </text:span><text:span text:style-name="T1">+3 bonus</text:span></text:p>
          </table:table-cell>
        </table:table-row>
        <table:table-row table:style-name="ro1">
          <table:table-cell office:value-type="string">
            <text:p>M37 Implacable Target loses 2 hp/round for 5 rounds +3 bonus</text:p>
          </table:table-cell>
        </table:table-row>
        <table:table-row table:style-name="ro1">
          <table:table-cell office:value-type="string">
            <text:p>M39 Necrotic focus Deal ability drain and bestow negative levels as with natural weapons +3 bonus</text:p>
          </table:table-cell>
        </table:table-row>
        <table:table-row table:style-name="ro1">
          <table:table-cell office:value-type="string">
            <text:p>D225 Speed Extra attack with full attack +3 bonus</text:p>
          </table:table-cell>
        </table:table-row>
        <table:table-row table:style-name="ro1">
          <table:table-cell office:value-type="string">
            <text:p>D224 Brilliant energy Sheds light, ignores armor bonuses to AC and nonliving matter +4 bonus</text:p>
          </table:table-cell>
        </table:table-row>
        <table:table-row table:style-name="ro1">
          <table:table-cell office:value-type="string">
            <text:p>D224 Dancing Fights on its own for 4 rounds, on command +4 bonus</text:p>
          </table:table-cell>
        </table:table-row>
        <table:table-row table:style-name="ro1">
          <table:table-cell office:value-type="string">
            <text:p>D225 Vorpal Sever foe’s head on critical hit; slashing weapons only +5 bonus</text:p>
          </table:table-cell>
        </table:table-row>
        <table:table-row table:style-name="ro1">
          <table:table-cell table:style-name="ce1" office:value-type="string">
            <text:p>Ranged Weapon Properties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36 Illuminating Bright illumination to 20 ft., shadowy illumination to 40 ft. +500 gp</text:p>
          </table:table-cell>
        </table:table-row>
        <table:table-row table:style-name="ro1">
          <table:table-cell table:style-name="ce4" office:value-type="string">
            <text:p><text:span text:style-name="T1">M28 Aquatic </text:span><text:span text:style-name="T2">Freedom of movement </text:span><text:span text:style-name="T1">underwater +2,000 gp</text:span></text:p>
          </table:table-cell>
        </table:table-row>
        <table:table-row table:style-name="ro1">
          <table:table-cell office:value-type="string">
            <text:p>M34 Everbright 2/day blinding effect, weapon is immune to acid damage and rusting +2,000 gp</text:p>
          </table:table-cell>
        </table:table-row>
        <table:table-row table:style-name="ro1">
          <table:table-cell office:value-type="string">
            <text:p>M36 Hideaway Collapses to two size categories smaller, easy to conceal +2,000 gp</text:p>
          </table:table-cell>
        </table:table-row>
        <table:table-row table:style-name="ro1">
          <table:table-cell office:value-type="string">
            <text:p>M43 Shadowstrike 1/day add 5 ft. to reach and deny target Dex bonus to AC +5,000 gp</text:p>
          </table:table-cell>
        </table:table-row>
        <table:table-row table:style-name="ro1">
          <table:table-cell office:value-type="string">
            <text:p>M43 Sizing Changes size category on command +5,000 gp</text:p>
          </table:table-cell>
        </table:table-row>
        <table:table-row table:style-name="ro1">
          <table:table-cell table:style-name="ce4" office:value-type="string">
            <text:p><text:span text:style-name="T1">M43 Slow burst On critical hit, target </text:span><text:span text:style-name="T2">slowed </text:span><text:span text:style-name="T1">for 3 rounds +5,000 gp</text:span></text:p>
          </table:table-cell>
        </table:table-row>
        <table:table-row table:style-name="ro1">
          <table:table-cell table:style-name="ce5" office:value-type="string">
            <text:p><text:span text:style-name="T1">M28 Acidic burst</text:span><text:span text:style-name="T3">S </text:span><text:span text:style-name="T1">As corrosive, extra acid damage on critical hit +1 bonus</text:span></text:p>
          </table:table-cell>
        </table:table-row>
        <table:table-row table:style-name="ro1">
          <table:table-cell office:value-type="string">
            <text:p>M28 Arcane might Sacrifice spell use for extra damage on next bow attack; bows only +1 bonus</text:p>
          </table:table-cell>
        </table:table-row>
        <table:table-row table:style-name="ro1">
          <table:table-cell office:value-type="string">
            <text:p>D224 Bane +2 bonus, +2d6 damage against one type of creature +1 bonus</text:p>
          </table:table-cell>
        </table:table-row>
        <table:table-row table:style-name="ro1">
          <table:table-cell table:style-name="ce4" office:value-type="string">
            <text:p><text:span text:style-name="T1">M29 Binding 2/day </text:span><text:span text:style-name="T2">dimensional anchor </text:span><text:span text:style-name="T1">on target for 10 minutes +1 bonus</text:span></text:p>
          </table:table-cell>
        </table:table-row>
        <table:table-row table:style-name="ro1">
          <table:table-cell table:style-name="ce4" office:value-type="string">
            <text:p><text:span text:style-name="T1">M29 Blessed Gains some </text:span><text:span text:style-name="T2">bless weapon </text:span><text:span text:style-name="T1">traits +1 bonus</text:span></text:p>
          </table:table-cell>
        </table:table-row>
        <table:table-row table:style-name="ro1">
          <table:table-cell office:value-type="string">
            <text:p>M31 Corrosive +1d6 acid damage +1 bonus</text:p>
          </table:table-cell>
        </table:table-row>
        <table:table-row table:style-name="ro1">
          <table:table-cell office:value-type="string">
            <text:p>M32 Deadly precision +1d6 damage on sneak attack or sudden strike +1 bonus</text:p>
          </table:table-cell>
        </table:table-row>
        <table:table-row table:style-name="ro1">
          <table:table-cell office:value-type="string">
            <text:p>M32 Dessicating +1d4 damage, +1d8 damage to plants and water elementals +1 bonus</text:p>
          </table:table-cell>
        </table:table-row>
        <table:table-row table:style-name="ro1">
          <table:table-cell table:style-name="ce5" office:value-type="string">
            <text:p><text:span text:style-name="T1">M32 Dessicating burst</text:span><text:span text:style-name="T3">S </text:span><text:span text:style-name="T1">As desiccating, extra desiccating damage on critical hit +1 bonus</text:span></text:p>
          </table:table-cell>
        </table:table-row>
        <table:table-row table:style-name="ro1">
          <table:table-cell table:style-name="ce4" office:value-type="string">
            <text:p><text:span text:style-name="T1">M32 Dislocator 3/day struck target </text:span><text:span text:style-name="T2">teleported </text:span><text:span text:style-name="T1">up to 10 ft. +1 bonus</text:span></text:p>
          </table:table-cell>
        </table:table-row>
        <table:table-row table:style-name="ro1">
          <table:table-cell table:style-name="ce15" office:value-type="string">
            <text:p><text:span text:style-name="T1">M33 Dislocator, great</text:span><text:span text:style-name="T3">S </text:span><text:span text:style-name="T1">3/day struck target </text:span><text:span text:style-name="T2">teleported </text:span><text:span text:style-name="T1">up to 30 ft. +1 bonus</text:span></text:p>
          </table:table-cell>
        </table:table-row>
        <table:table-row table:style-name="ro1">
          <table:table-cell table:style-name="ce4" office:value-type="string">
            <text:p><text:span text:style-name="T1">M33 Dispelling 3/day struck target subject to </text:span><text:span text:style-name="T2">dispel magic </text:span><text:span text:style-name="T1">+1 bonus</text:span></text:p>
          </table:table-cell>
        </table:table-row>
        <table:table-row table:style-name="ro1">
          <table:table-cell table:style-name="ce15" office:value-type="string">
            <text:p><text:span text:style-name="T1">M33 Dispelling, greater</text:span><text:span text:style-name="T3">S </text:span><text:span text:style-name="T1">3/day struck target subject to </text:span><text:span text:style-name="T2">greater dispel magic </text:span><text:span text:style-name="T1">+1 bonus</text:span></text:p>
          </table:table-cell>
        </table:table-row>
        <table:table-row table:style-name="ro1">
          <table:table-cell office:value-type="string">
            <text:p>D224 Distance Double range increment +1 bonus</text:p>
          </table:table-cell>
        </table:table-row>
        <table:table-row table:style-name="ro1">
          <table:table-cell office:value-type="string">
            <text:p>M33 Divine wrath Expend turn undead use to imbue weapon with divine power +1 bonus</text:p>
          </table:table-cell>
        </table:table-row>
        <table:table-row table:style-name="ro1">
          <table:table-cell office:value-type="string">
            <text:p>M33 Dragonhunter Dragon target takes 1 Str damage, critical hit multiplier increases against dragons; +1 bonus</text:p>
          </table:table-cell>
        </table:table-row>
        <table:table-row table:style-name="ro1">
          <table:table-cell office:value-type="string">
            <text:p>projectile weapons only</text:p>
          </table:table-cell>
        </table:table-row>
        <table:table-row table:style-name="ro1">
          <table:table-cell table:style-name="ce5" office:value-type="string">
            <text:p><text:span text:style-name="T1">M35 Fiercebane</text:span><text:span text:style-name="T3">S </text:span><text:span text:style-name="T1">As bane, extra benefits against bane type or subtype +1 bonus</text:span></text:p>
          </table:table-cell>
        </table:table-row>
        <table:table-row table:style-name="ro1">
          <table:table-cell office:value-type="string">
            <text:p>D224 Flaming +1d6 fire damage +1 bonus</text:p>
          </table:table-cell>
        </table:table-row>
        <table:table-row table:style-name="ro1">
          <table:table-cell office:value-type="string">
            <text:p>D224 Frost +1d6 cold damage +1 bonus</text:p>
          </table:table-cell>
        </table:table-row>
        <table:table-row table:style-name="ro1">
          <table:table-cell office:value-type="string">
            <text:p>M36 Heavenly burst On critical hit, +3d6 damage and blinding effect to evil creatures +1 bonus</text:p>
          </table:table-cell>
        </table:table-row>
        <table:table-row table:style-name="ro1">
          <table:table-cell office:value-type="string">
            <text:p>M36 Hunting +4 on weapon damage rolls against favored enemies +1 bonus</text:p>
          </table:table-cell>
        </table:table-row>
        <table:table-row table:style-name="ro1">
          <table:table-cell office:value-type="string">
            <text:p>M36 Illusion bane 1/day destroy illusions, ignore miss chance from illusion effects +1 bonus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2">
            <text:p>242</text:p>
          </table:table-cell>
        </table:table-row>
        <table:table-row table:style-name="ro6">
          <table:table-cell table:style-name="ce14" office:value-type="string">
            <text:p><text:span text:style-name="T8">Ranged Weapon Propertie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M37 Impact Double threat range; bludgeoning weapons only +1 bonus</text:p>
          </table:table-cell>
        </table:table-row>
        <table:table-row table:style-name="ro1">
          <table:table-cell office:value-type="string">
            <text:p>M38 Knockback 3/day pushes back target 5 ft. +1 bonus</text:p>
          </table:table-cell>
        </table:table-row>
        <table:table-row table:style-name="ro1">
          <table:table-cell office:value-type="string">
            <text:p>M38 Lucky 1/day reroll one failed attack roll +1 bonus</text:p>
          </table:table-cell>
        </table:table-row>
        <table:table-row table:style-name="ro1">
          <table:table-cell office:value-type="string">
            <text:p>M38 Magebane Extra benefits against arcane spellcasters, invokers +1 bonus</text:p>
          </table:table-cell>
        </table:table-row>
        <table:table-row table:style-name="ro1">
          <table:table-cell office:value-type="string">
            <text:p>M38 Maiming On critical hit, deal extra damage based on critical multiplier +1 bonus</text:p>
          </table:table-cell>
        </table:table-row>
        <table:table-row table:style-name="ro1">
          <table:table-cell office:value-type="string">
            <text:p>D225 Merciful +1d6 damage, all damage is nonlethal on command +1 bonus</text:p>
          </table:table-cell>
        </table:table-row>
        <table:table-row table:style-name="ro1">
          <table:table-cell office:value-type="string">
            <text:p>M39 Mindfeeder Gain 1 temporary power point per 5 points of critical hit damage dealt +1 bonus</text:p>
          </table:table-cell>
        </table:table-row>
        <table:table-row table:style-name="ro1">
          <table:table-cell office:value-type="string">
            <text:p>M39 Morphing Can become any melee or thrown weapon of same size and type; thrown weapons only +1 bonus</text:p>
          </table:table-cell>
        </table:table-row>
        <table:table-row table:style-name="ro1">
          <table:table-cell office:value-type="string">
            <text:p>M40 Power storing Stores single targeted power of up to 5 power points +1 bonus</text:p>
          </table:table-cell>
        </table:table-row>
        <table:table-row table:style-name="ro1">
          <table:table-cell office:value-type="string">
            <text:p>M40 Precise Shoot or throw into melee without –4 penalty +1 bonus</text:p>
          </table:table-cell>
        </table:table-row>
        <table:table-row table:style-name="ro1">
          <table:table-cell office:value-type="string">
            <text:p>M40 Profane +1d6 damage to living creatures, various evil-themed abilities +1 bonus</text:p>
          </table:table-cell>
        </table:table-row>
        <table:table-row table:style-name="ro1">
          <table:table-cell table:style-name="ce5" office:value-type="string">
            <text:p><text:span text:style-name="T1">M40 Profane burst</text:span><text:span text:style-name="T3">S </text:span><text:span text:style-name="T1">As profane, on critical hit, extra negative energy and Con damage +1 bonus</text:span></text:p>
          </table:table-cell>
        </table:table-row>
        <table:table-row table:style-name="ro1">
          <table:table-cell office:value-type="string">
            <text:p>M41 Psychokinetic +1d4 force damage +1 bonus</text:p>
          </table:table-cell>
        </table:table-row>
        <table:table-row table:style-name="ro1">
          <table:table-cell table:style-name="ce5" office:value-type="string">
            <text:p><text:span text:style-name="T1">M41 Psychokinetic burst</text:span><text:span text:style-name="T3">S </text:span><text:span text:style-name="T1">As psychokinetic, extra force damage on critical hit +1 bonus</text:span></text:p>
          </table:table-cell>
        </table:table-row>
        <table:table-row table:style-name="ro1">
          <table:table-cell office:value-type="string">
            <text:p>M41 Quick loading Reload quickly, store 100 bolts in extradimensional space; crossbows only +1 bonus</text:p>
          </table:table-cell>
        </table:table-row>
        <table:table-row table:style-name="ro1">
          <table:table-cell office:value-type="string">
            <text:p>D225 Returning Returns to thrower +1 bonus</text:p>
          </table:table-cell>
        </table:table-row>
        <table:table-row table:style-name="ro1">
          <table:table-cell table:style-name="ce4" office:value-type="string">
            <text:p><text:span text:style-name="T1">M42 Revealing Struck target subject to </text:span><text:span text:style-name="T2">faerie fire </text:span><text:span text:style-name="T1">+1 bonus</text:span></text:p>
          </table:table-cell>
        </table:table-row>
        <table:table-row table:style-name="ro1">
          <table:table-cell office:value-type="string">
            <text:p>M42 Sacred +1d6 damage to undead or +2d6 to evil outsider, good-aligned for overcoming DR +1 bonus</text:p>
          </table:table-cell>
        </table:table-row>
        <table:table-row table:style-name="ro1">
          <table:table-cell table:style-name="ce5" office:value-type="string">
            <text:p><text:span text:style-name="T1">M42 Sacred burst</text:span><text:span text:style-name="T3">S </text:span><text:span text:style-name="T1">As sacred, extra positive energy and Cha damage on critical hit +1 bonus</text:span></text:p>
          </table:table-cell>
        </table:table-row>
        <table:table-row table:style-name="ro1">
          <table:table-cell office:value-type="string">
            <text:p>M42 Screaming +1d4 sonic damage +1 bonus</text:p>
          </table:table-cell>
        </table:table-row>
        <table:table-row table:style-name="ro1">
          <table:table-cell table:style-name="ce5" office:value-type="string">
            <text:p><text:span text:style-name="T1">M42 Screaming burst</text:span><text:span text:style-name="T3">S </text:span><text:span text:style-name="T1">As screaming, extra sonic damage on critical hit +1 bonus</text:span></text:p>
          </table:table-cell>
        </table:table-row>
        <table:table-row table:style-name="ro1">
          <table:table-cell office:value-type="string">
            <text:p>D225 Seeking Negate any miss chances +1 bonus</text:p>
          </table:table-cell>
        </table:table-row>
        <table:table-row table:style-name="ro1">
          <table:table-cell office:value-type="string">
            <text:p>M43 Shattermantle Struck target’s spell resistance reduced by 2 for 1 round +1 bonus</text:p>
          </table:table-cell>
        </table:table-row>
        <table:table-row table:style-name="ro1">
          <table:table-cell office:value-type="string">
            <text:p>D225 Shock +1d6 electricity damage +1 bonus</text:p>
          </table:table-cell>
        </table:table-row>
        <table:table-row table:style-name="ro1">
          <table:table-cell office:value-type="string">
            <text:p>M43 Soulbound Stores up to 2 points of essentia for enhancement bonuses +1 bonus</text:p>
          </table:table-cell>
        </table:table-row>
        <table:table-row table:style-name="ro1">
          <table:table-cell table:style-name="ce5" office:value-type="string">
            <text:p><text:span text:style-name="T1">M44 Soulbreaker</text:span><text:span text:style-name="T3">S </text:span><text:span text:style-name="T1">As enervating, negative levels from enervating property might be permanent +1 bonus</text:span></text:p>
          </table:table-cell>
        </table:table-row>
        <table:table-row table:style-name="ro1">
          <table:table-cell office:value-type="string">
            <text:p>M44 Spellstrike Transfer enhancement bonus to saves against spells or spell-like abilities +1 bonus</text:p>
          </table:table-cell>
        </table:table-row>
        <table:table-row table:style-name="ro1">
          <table:table-cell table:style-name="ce5" office:value-type="string">
            <text:p><text:span text:style-name="T1">M44 Stunning</text:span><text:span text:style-name="T3">S </text:span><text:span text:style-name="T1">As screaming, struck target stunned for 1 round on critical hit +1 bonus</text:span></text:p>
          </table:table-cell>
        </table:table-row>
        <table:table-row table:style-name="ro1">
          <table:table-cell office:value-type="string">
            <text:p>M44 Stunning surge +1 Cha bonus times per day, target stunned for 1 round +1 bonus</text:p>
          </table:table-cell>
        </table:table-row>
        <table:table-row table:style-name="ro1">
          <table:table-cell office:value-type="string">
            <text:p>M44 Stygian 3/day next attack bestows negative level on target for 10 minutes +1 bonus</text:p>
          </table:table-cell>
        </table:table-row>
        <table:table-row table:style-name="ro1">
          <table:table-cell office:value-type="string">
            <text:p>D225 Thundering Deals sonic damage, deafens on critical hit +1 bonus</text:p>
          </table:table-cell>
        </table:table-row>
        <table:table-row table:style-name="ro1">
          <table:table-cell office:value-type="string">
            <text:p>M45 Venomous 3/day coat weapon in poison dealing 1d4 initial and secondary Str damage +1 bonus</text:p>
          </table:table-cell>
        </table:table-row>
        <table:table-row table:style-name="ro1">
          <table:table-cell office:value-type="string">
            <text:p>M46 Warning +5 on initiative +1 bonus</text:p>
          </table:table-cell>
        </table:table-row>
        <table:table-row table:style-name="ro1">
          <table:table-cell office:value-type="string">
            <text:p>M46 Weakening On critical hit, target takes –4 to its Strength +1 bonus</text:p>
          </table:table-cell>
        </table:table-row>
        <table:table-row table:style-name="ro1">
          <table:table-cell office:value-type="string">
            <text:p>M38 Manifester 1/day draw 5 power points from weapon when manifesting power +12,000 gp</text:p>
          </table:table-cell>
        </table:table-row>
        <table:table-row table:style-name="ro1">
          <table:table-cell office:value-type="string">
            <text:p>D223 Anarchic +2d6 damage against lawful creatures +2 bonus</text:p>
          </table:table-cell>
        </table:table-row>
        <table:table-row table:style-name="ro1">
          <table:table-cell office:value-type="string">
            <text:p>M28 Aquan Extra benefits against creatures with fire subtype +2 bonus</text:p>
          </table:table-cell>
        </table:table-row>
        <table:table-row table:style-name="ro1">
          <table:table-cell office:value-type="string">
            <text:p>M28 Auran Extra benefits against creatures with earth subtype +2 bonus</text:p>
          </table:table-cell>
        </table:table-row>
        <table:table-row table:style-name="ro1">
          <table:table-cell office:value-type="string">
            <text:p>D223 Axiomatic +2d6 damage against chaotic creatures +2 bonus</text:p>
          </table:table-cell>
        </table:table-row>
        <table:table-row table:style-name="ro1">
          <table:table-cell office:value-type="string">
            <text:p>M28 Banishing 3/day banish struck creature back to its home plane +2 bonus</text:p>
          </table:table-cell>
        </table:table-row>
        <table:table-row table:style-name="ro1">
          <table:table-cell office:value-type="string">
            <text:p>M29 Blindsighted 3/day gain blindsight out to 30 ft. for 1 minute +2 bonus</text:p>
          </table:table-cell>
        </table:table-row>
        <table:table-row table:style-name="ro1">
          <table:table-cell office:value-type="string">
            <text:p>M31 Collision +5 damage on each successful attack +2 bonus</text:p>
          </table:table-cell>
        </table:table-row>
        <table:table-row table:style-name="ro1">
          <table:table-cell office:value-type="string">
            <text:p>M31 Consumptive +1d8 damage against living creatures +2 bonus</text:p>
          </table:table-cell>
        </table:table-row>
        <table:table-row table:style-name="ro1">
          <table:table-cell office:value-type="string">
            <text:p>M32 Disarming +2 on disarm attempts, you cannot be disarmed +2 bonus</text:p>
          </table:table-cell>
        </table:table-row>
        <table:table-row table:style-name="ro1">
          <table:table-cell office:value-type="string">
            <text:p>M33 Domineering Struck target shaken for 1 minute +2 bonus</text:p>
          </table:table-cell>
        </table:table-row>
        <table:table-row table:style-name="ro1">
          <table:table-cell office:value-type="string">
            <text:p>M33 Doom burst On critical hit, target shaken for 5 rounds +2 bonus</text:p>
          </table:table-cell>
        </table:table-row>
        <table:table-row table:style-name="ro1">
          <table:table-cell office:value-type="string">
            <text:p>M34 Energy aura +1d6 damage of energy type of choice +2 bonus</text:p>
          </table:table-cell>
        </table:table-row>
        <table:table-row table:style-name="ro1">
          <table:table-cell office:value-type="string">
            <text:p>M34 Enervating On critical hit, bestow one negative level on living target for 1 hour +2 bonus</text:p>
          </table:table-cell>
        </table:table-row>
        <table:table-row table:style-name="ro1">
          <table:table-cell office:value-type="string">
            <text:p>D224 Flaming burst +1d6 fire damage, extra fire damage on critical hit +2 bonus</text:p>
          </table:table-cell>
        </table:table-row>
        <table:table-row table:style-name="ro1">
          <table:table-cell office:value-type="string">
            <text:p>M35 Force Turns projectiles into force attacks; projectile weapons only +2 bonus</text:p>
          </table:table-cell>
        </table:table-row>
        <table:table-row table:style-name="ro1">
          <table:table-cell office:value-type="string">
            <text:p>D225 Holy +2d6 damage against evil creatures +2 bonus</text:p>
          </table:table-cell>
        </table:table-row>
        <table:table-row table:style-name="ro1">
          <table:table-cell office:value-type="string">
            <text:p>D225 Icy burst +1d6 frost damage, extra cold damage on critical hit +2 bonus</text:p>
          </table:table-cell>
        </table:table-row>
        <table:table-row table:style-name="ro1">
          <table:table-cell office:value-type="string">
            <text:p>M36 Ignan Extra benefits against creatures with water subtype +2 bonus</text:p>
          </table:table-cell>
        </table:table-row>
        <table:table-row table:style-name="ro1">
          <table:table-cell table:style-name="ce5" office:value-type="string">
            <text:p><text:span text:style-name="T1">M37 Illusion theft</text:span><text:span text:style-name="T3">S </text:span><text:span text:style-name="T1">As illusion bane, 1/day steal illusions +2 bonus</text:span></text:p>
          </table:table-cell>
        </table:table-row>
        <table:table-row table:style-name="ro1">
          <table:table-cell office:value-type="string">
            <text:p>M37 Impedance Impedes struck target’s ability to create spell effects +2 bonus</text:p>
          </table:table-cell>
        </table:table-row>
        <table:table-row table:style-name="ro1">
          <table:table-cell office:value-type="string">
            <text:p>M38 Metalline Change composition to adamantine, silver, cold iron, or steel +2 bonus</text:p>
          </table:table-cell>
        </table:table-row>
        <table:table-row table:style-name="ro1">
          <table:table-cell office:value-type="string">
            <text:p>M39 Mindcrusher Struck psionic target loses power points, nonpsionic target takes Wis damage +2 bonus</text:p>
          </table:table-cell>
        </table:table-row>
        <table:table-row table:style-name="ro1">
          <table:table-cell office:value-type="string">
            <text:p>M39 Paralytic burst On critical hit, target paralyzed for 1 round +2 bonus</text:p>
          </table:table-cell>
        </table:table-row>
        <table:table-row table:style-name="ro1">
          <table:table-cell office:value-type="string">
            <text:p>M40 Parrying +1 to AC, +1 on saves +2 bonus</text:p>
          </table:table-cell>
        </table:table-row>
        <table:table-row table:style-name="ro1">
          <table:table-cell office:value-type="string">
            <text:p>M41 Psibane Extra benefits against psionic creatures +2 bonus</text:p>
          </table:table-cell>
        </table:table-row>
        <table:table-row table:style-name="ro1">
          <table:table-cell office:value-type="string">
            <text:p>M41 Psychic Gains enhancement bonus based on power point reserve +2 bonus</text:p>
          </table:table-cell>
        </table:table-row>
        <table:table-row table:style-name="ro1">
          <table:table-cell office:value-type="string">
            <text:p>D225 Shocking burst +1d6 electricity, extra electricity damage on critical hit +2 bonus</text:p>
          </table:table-cell>
        </table:table-row>
        <table:table-row table:style-name="ro1">
          <table:table-cell table:style-name="ce5" office:value-type="string">
            <text:p><text:span text:style-name="T1">M43 Soulbound, greater</text:span><text:span text:style-name="T3">S </text:span><text:span text:style-name="T1">Stores up to 4 points of essentia for enhancement bonuses +2 bonus</text:span></text:p>
          </table:table-cell>
        </table:table-row>
        <table:table-row table:style-name="ro1">
          <table:table-cell office:value-type="string">
            <text:p>M45 Terran Extra benefits against creatures of air subtype +2 bonus</text:p>
          </table:table-cell>
        </table:table-row>
        <table:table-row table:style-name="ro1">
          <table:table-cell office:value-type="string">
            <text:p>M45 Transmuting Transforms to overcome target’s damage reduction +2 bonus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3">
            <text:p>243</text:p>
          </table:table-cell>
        </table:table-row>
        <table:table-row table:style-name="ro6">
          <table:table-cell table:style-name="ce14" office:value-type="string">
            <text:p><text:span text:style-name="T8">Ranged Weapon Propertie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</text:p>
          </table:table-cell>
        </table:table-row>
        <table:table-row table:style-name="ro1">
          <table:table-cell office:value-type="string">
            <text:p>D225 Unholy +2d6 damage against good creatures +2 bonus</text:p>
          </table:table-cell>
        </table:table-row>
        <table:table-row table:style-name="ro1">
          <table:table-cell table:style-name="ce4" office:value-type="string">
            <text:p><text:span text:style-name="T1">M40 Prismatic burst On critical hit, target subject to </text:span><text:span text:style-name="T2">prismatic spray </text:span><text:span text:style-name="T1">+30,000 gp</text:span></text:p>
          </table:table-cell>
        </table:table-row>
        <table:table-row table:style-name="ro1">
          <table:table-cell office:value-type="string">
            <text:p>M30 Bodyfeeder Gain temporary hp equal to half damage dealt by critical hits +3 bonus</text:p>
          </table:table-cell>
        </table:table-row>
        <table:table-row table:style-name="ro1">
          <table:table-cell table:style-name="ce4" office:value-type="string">
            <text:p><text:span text:style-name="T1">M31 Cursespewing On critical hit, bestows </text:span><text:span text:style-name="T2">curse </text:span><text:span text:style-name="T1">for 1 minute +3 bonus</text:span></text:p>
          </table:table-cell>
        </table:table-row>
        <table:table-row table:style-name="ro1">
          <table:table-cell office:value-type="string">
            <text:p>M37 Implacable Target loses 2 hp/round for 5 rounds +3 bonus</text:p>
          </table:table-cell>
        </table:table-row>
        <table:table-row table:style-name="ro1">
          <table:table-cell office:value-type="string">
            <text:p>D225 Speed Extra attack with full attack +3 bonus</text:p>
          </table:table-cell>
        </table:table-row>
        <table:table-row table:style-name="ro1">
          <table:table-cell office:value-type="string">
            <text:p>D224 Brilliant energy Sheds light, ignores armor bonuses to AC and nonliving matter +4 bonus</text:p>
          </table:table-cell>
        </table:table-row>
        <table:table-row table:style-name="ro1">
          <table:table-cell table:style-name="ce1" office:value-type="string">
            <text:p>Specific Weapons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table:style-name="ce4" office:value-type="string">
            <text:p><text:span text:style-name="T1">D228 Sleep arrow </text:span><text:span text:style-name="T2">+1 arrow, </text:span><text:span text:style-name="T1">deals nonlethal damage and might put target to sleep 132</text:span></text:p>
          </table:table-cell>
        </table:table-row>
        <table:table-row table:style-name="ro1">
          <table:table-cell table:style-name="ce4" office:value-type="string">
            <text:p><text:span text:style-name="T1">D227 Screaming bolt </text:span><text:span text:style-name="T2">+2 bolt, </text:span><text:span text:style-name="T1">enemies in path must make Will save or become shaken 267</text:span></text:p>
          </table:table-cell>
        </table:table-row>
        <table:table-row table:style-name="ro1">
          <table:table-cell office:value-type="string">
            <text:p>M52 Fountainhead arrow (or bolt) Creates acid burst (2d8 damage) for 3 rounds when fired at a flat surface 306</text:p>
          </table:table-cell>
        </table:table-row>
        <table:table-row table:style-name="ro1">
          <table:table-cell table:style-name="ce4" office:value-type="string">
            <text:p><text:span text:style-name="T1">M46 Arrow (or bolt) of biting </text:span><text:span text:style-name="T2">+1 arrow, </text:span><text:span text:style-name="T1">poisons target, dealing initial and secondary 1d6 Con damage 506</text:span></text:p>
          </table:table-cell>
        </table:table-row>
        <table:table-row table:style-name="ro1">
          <table:table-cell table:style-name="ce4" office:value-type="string">
            <text:p><text:span text:style-name="T1">D226 Javelin of lightning Becomes 5d6 </text:span><text:span text:style-name="T2">lightning bolt </text:span><text:span text:style-name="T1">when thrown 1,500</text:span></text:p>
          </table:table-cell>
        </table:table-row>
        <table:table-row table:style-name="ro1">
          <table:table-cell table:style-name="ce4" office:value-type="string">
            <text:p><text:span text:style-name="T1">D228 Slaying arrow </text:span><text:span text:style-name="T2">+1 arrow, </text:span><text:span text:style-name="T1">kill one type or subtype of creature (Fort DC 20 negates) 2,282</text:span></text:p>
          </table:table-cell>
        </table:table-row>
        <table:table-row table:style-name="ro1">
          <table:table-cell office:value-type="string">
            <text:p>D222 +1 weapon Weapon has +1 on attack rolls and damage rolls 2,300+</text:p>
          </table:table-cell>
        </table:table-row>
        <table:table-row table:style-name="ro1">
          <table:table-cell table:style-name="ce4" office:value-type="string">
            <text:p><text:span text:style-name="T1">M53 Meteoric knife </text:span><text:span text:style-name="T2">+1 dagger, </text:span><text:span text:style-name="T1">3 charges, gains flaming and returning properties and other effects 2,802</text:span></text:p>
          </table:table-cell>
        </table:table-row>
        <table:table-row table:style-name="ro1">
          <table:table-cell table:style-name="ce15" office:value-type="string">
            <text:p><text:span text:style-name="T1">M48 Bow of the wintermoon</text:span><text:span text:style-name="T3">R </text:span><text:span text:style-name="T1">Corellon Larethian: </text:span><text:span text:style-name="T2">+1 composite longbow </text:span><text:span text:style-name="T1">plus relic powers 3,400</text:span></text:p>
          </table:table-cell>
        </table:table-row>
        <table:table-row table:style-name="ro1">
          <table:table-cell table:style-name="ce4" office:value-type="string">
            <text:p><text:span text:style-name="T1">D228 Slaying arrow, greater </text:span><text:span text:style-name="T2">+1 arrow, </text:span><text:span text:style-name="T1">kill one type or subtype of creature (Fort DC 23 negates) 4,057</text:span></text:p>
          </table:table-cell>
        </table:table-row>
        <table:table-row table:style-name="ro1">
          <table:table-cell table:style-name="ce4" office:value-type="string">
            <text:p><text:span text:style-name="T1">M49 Crystal echoblade </text:span><text:span text:style-name="T2">+1 longsword, </text:span><text:span text:style-name="T1">deals extra sonic damage while using bardic music 4,310</text:span></text:p>
          </table:table-cell>
        </table:table-row>
        <table:table-row table:style-name="ro1">
          <table:table-cell table:style-name="ce4" office:value-type="string">
            <text:p><text:span text:style-name="T1">D228 Shatterspike </text:span><text:span text:style-name="T2">+1 longsword, </text:span><text:span text:style-name="T1">more damage when sundering if you have Improved Sunder feat 4,315</text:span></text:p>
          </table:table-cell>
        </table:table-row>
        <table:table-row table:style-name="ro1">
          <table:table-cell table:style-name="ce4" office:value-type="string">
            <text:p><text:span text:style-name="T1">M53 Living chain </text:span><text:span text:style-name="T2">+1 spiked chain, </text:span><text:span text:style-name="T1">+2 on Strength check to trip a target 4,325</text:span></text:p>
          </table:table-cell>
        </table:table-row>
        <table:table-row table:style-name="ro1">
          <table:table-cell table:style-name="ce4" office:value-type="string">
            <text:p><text:span text:style-name="T1">M48 Bowstaff </text:span><text:span text:style-name="T2">+1/masterwork quarterstaff, </text:span><text:span text:style-name="T1">becomes </text:span><text:span text:style-name="T2">+1 longbow </text:span><text:span text:style-name="T1">on command 4,600</text:span></text:p>
          </table:table-cell>
        </table:table-row>
        <table:table-row table:style-name="ro1">
          <table:table-cell table:style-name="ce4" office:value-type="string">
            <text:p><text:span text:style-name="T1">M47 Bladed crossbow </text:span><text:span text:style-name="T2">+1 heavy crossbow, </text:span><text:span text:style-name="T1">also functions as </text:span><text:span text:style-name="T2">+1 battleaxe </text:span><text:span text:style-name="T1">4,660</text:span></text:p>
          </table:table-cell>
        </table:table-row>
        <table:table-row table:style-name="ro1">
          <table:table-cell table:style-name="ce4" office:value-type="string">
            <text:p><text:span text:style-name="T1">M52 Hooked hammer of the Garl Glittergold: </text:span><text:span text:style-name="T2">+1/+1 gnome hooked hammer </text:span><text:span text:style-name="T1">plus relic powers 5,120</text:span></text:p>
          </table:table-cell>
        </table:table-row>
        <table:table-row table:style-name="ro1">
          <table:table-cell table:style-name="ce5" office:value-type="string">
            <text:p><text:span text:style-name="T1">hearthfire</text:span><text:span text:style-name="T3">R</text:span></text:p>
          </table:table-cell>
        </table:table-row>
        <table:table-row table:style-name="ro1">
          <table:table-cell table:style-name="ce4" office:value-type="string">
            <text:p><text:span text:style-name="T1">M46 Assassin whip </text:span><text:span text:style-name="T2">+1 whip, </text:span><text:span text:style-name="T1">2/day target subject to entangling plant attack for 3 rounds 5,301</text:span></text:p>
          </table:table-cell>
        </table:table-row>
        <table:table-row table:style-name="ro1">
          <table:table-cell table:style-name="ce4" office:value-type="string">
            <text:p><text:span text:style-name="T1">M60 Spider fang </text:span><text:span text:style-name="T2">+1 dagger, </text:span><text:span text:style-name="T1">cut through webs, create free-standing curtain of cobwebs 1/day 5,302</text:span></text:p>
          </table:table-cell>
        </table:table-row>
        <table:table-row table:style-name="ro1">
          <table:table-cell table:style-name="ce4" office:value-type="string">
            <text:p><text:span text:style-name="T1">M52 Galeb duhr hammer </text:span><text:span text:style-name="T2">+1 warhammer, </text:span><text:span text:style-name="T1">on a critical hit, floor holds target in place if you have stonecunning 5,312</text:span></text:p>
          </table:table-cell>
        </table:table-row>
        <table:table-row table:style-name="ro1">
          <table:table-cell table:style-name="ce4" office:value-type="string">
            <text:p><text:span text:style-name="T1">M62 Trident of serenity </text:span><text:span text:style-name="T2">+1 trident, </text:span><text:span text:style-name="T1">3/day </text:span><text:span text:style-name="T2">calm emotions </text:span><text:span text:style-name="T1">for 5 rounds 5,315</text:span></text:p>
          </table:table-cell>
        </table:table-row>
        <table:table-row table:style-name="ro1">
          <table:table-cell table:style-name="ce4" office:value-type="string">
            <text:p><text:span text:style-name="T1">M53 Manticore greatsword </text:span><text:span text:style-name="T2">+1 greatsword, </text:span><text:span text:style-name="T1">6/day launch spikes as thrown weapon 5,350</text:span></text:p>
          </table:table-cell>
        </table:table-row>
        <table:table-row table:style-name="ro1">
          <table:table-cell table:style-name="ce15" office:value-type="string">
            <text:p><text:span text:style-name="T1">M60 Staff of the unyielding oak</text:span><text:span text:style-name="T3">R </text:span><text:span text:style-name="T1">Obad-Hai: </text:span><text:span text:style-name="T2">+1/+1 quarterstaff </text:span><text:span text:style-name="T1">plus relic powers 5,600</text:span></text:p>
          </table:table-cell>
        </table:table-row>
        <table:table-row table:style-name="ro1">
          <table:table-cell table:style-name="ce4" office:value-type="string">
            <text:p><text:span text:style-name="T1">M58 Rod of surprises Becomes various magic weapons, can store a message as </text:span><text:span text:style-name="T2">magic mouth </text:span><text:span text:style-name="T1">spell 6,000</text:span></text:p>
          </table:table-cell>
        </table:table-row>
        <table:table-row table:style-name="ro1">
          <table:table-cell table:style-name="ce4" office:value-type="string">
            <text:p><text:span text:style-name="T1">M59 Spectral dagger </text:span><text:span text:style-name="T2">Chill touch </text:span><text:span text:style-name="T1">on touch attack 6,000</text:span></text:p>
          </table:table-cell>
        </table:table-row>
        <table:table-row table:style-name="ro1">
          <table:table-cell table:style-name="ce15" office:value-type="string">
            <text:p><text:span text:style-name="T1">M56 Raptor arrow</text:span><text:span text:style-name="T3">R </text:span><text:span text:style-name="T1">Ehlonna: </text:span><text:span text:style-name="T2">+1 arrow </text:span><text:span text:style-name="T1">plus relic powers 6,006</text:span></text:p>
          </table:table-cell>
        </table:table-row>
        <table:table-row table:style-name="ro1">
          <table:table-cell table:style-name="ce4" office:value-type="string">
            <text:p><text:span text:style-name="T1">M63 Whip of webs </text:span><text:span text:style-name="T2">+1 whip, </text:span><text:span text:style-name="T1">3/day target entangled as if by a net for up to 3 rounds 6,301</text:span></text:p>
          </table:table-cell>
        </table:table-row>
        <table:table-row table:style-name="ro1">
          <table:table-cell table:style-name="ce4" office:value-type="string">
            <text:p><text:span text:style-name="T1">M50 Dagger of defiance </text:span><text:span text:style-name="T2">+1 dagger, </text:span><text:span text:style-name="T1">+3 on saves against enchantment and fear effects 6,302</text:span></text:p>
          </table:table-cell>
        </table:table-row>
        <table:table-row table:style-name="ro1">
          <table:table-cell table:style-name="ce15" office:value-type="string">
            <text:p><text:span text:style-name="T1">M201 Scorpion kama</text:span><text:span text:style-name="T3">SP </text:span><text:span text:style-name="T2">+1 kama, </text:span><text:span text:style-name="T1">deals unarmed strike damage (</text:span><text:span text:style-name="T2">Gharyn’s monastic array</text:span><text:span text:style-name="T1">) 6,302</text:span></text:p>
          </table:table-cell>
        </table:table-row>
        <table:table-row table:style-name="ro1">
          <table:table-cell table:style-name="ce4" office:value-type="string">
            <text:p><text:span text:style-name="T1">M63 Viperblade </text:span><text:span text:style-name="T2">+1 dagger, </text:span><text:span text:style-name="T1">5 charges/day, secretes poison of various strengths 6,302</text:span></text:p>
          </table:table-cell>
        </table:table-row>
        <table:table-row table:style-name="ro1">
          <table:table-cell table:style-name="ce4" office:value-type="string">
            <text:p><text:span text:style-name="T1">M50 Death spike </text:span><text:span text:style-name="T2">+1 cold iron spear, </text:span><text:span text:style-name="T1">reduce target to fewer than 0 hp to gain several bonuses 6,304</text:span></text:p>
          </table:table-cell>
        </table:table-row>
        <table:table-row table:style-name="ro1">
          <table:table-cell table:style-name="ce4" office:value-type="string">
            <text:p><text:span text:style-name="T1">M60 Stonereaver </text:span><text:span text:style-name="T2">+1 greataxe, </text:span><text:span text:style-name="T1">bane property against earth-based creatures if you are a dwarf 6,320</text:span></text:p>
          </table:table-cell>
        </table:table-row>
        <table:table-row table:style-name="ro1">
          <table:table-cell table:style-name="ce4" office:value-type="string">
            <text:p><text:span text:style-name="T1">M31 Swordbow, light Becomes </text:span><text:span text:style-name="T2">+1 shortbow </text:span><text:span text:style-name="T1">or </text:span><text:span text:style-name="T2">+1 rapier </text:span><text:span text:style-name="T1">6,330</text:span></text:p>
          </table:table-cell>
        </table:table-row>
        <table:table-row table:style-name="ro1">
          <table:table-cell table:style-name="ce4" office:value-type="string">
            <text:p><text:span text:style-name="T1">M31 Swordbow Becomes </text:span><text:span text:style-name="T2">+1 longbow </text:span><text:span text:style-name="T1">or </text:span><text:span text:style-name="T2">+1 longsword </text:span><text:span text:style-name="T1">6,375</text:span></text:p>
          </table:table-cell>
        </table:table-row>
        <table:table-row table:style-name="ro1">
          <table:table-cell table:style-name="ce4" office:value-type="string">
            <text:p><text:span text:style-name="T1">M31 Swordbow, great Becomes </text:span><text:span text:style-name="T2">+1 composite longbow (+4 Str bonus) </text:span><text:span text:style-name="T1">or </text:span><text:span text:style-name="T2">+1 greatsword </text:span><text:span text:style-name="T1">6,775</text:span></text:p>
          </table:table-cell>
        </table:table-row>
        <table:table-row table:style-name="ro1">
          <table:table-cell table:style-name="ce4" office:value-type="string">
            <text:p><text:span text:style-name="T1">M51 The fist </text:span><text:span text:style-name="T2">+1 adamantine spiked gauntlet, </text:span><text:span text:style-name="T1">immune to </text:span><text:span text:style-name="T2">chill metal/heat metal, </text:span><text:span text:style-name="T1">7,005</text:span></text:p>
          </table:table-cell>
        </table:table-row>
        <table:table-row table:style-name="ro1">
          <table:table-cell office:value-type="string">
            <text:p>1/day stunning attack</text:p>
          </table:table-cell>
        </table:table-row>
        <table:table-row table:style-name="ro1">
          <table:table-cell table:style-name="ce15" office:value-type="string">
            <text:p><text:span text:style-name="T1">M54 Morningstar of the many</text:span><text:span text:style-name="T3">R </text:span><text:span text:style-name="T1">Erythnul: </text:span><text:span text:style-name="T2">+1 morningstar </text:span><text:span text:style-name="T1">plus relic powers 7,308</text:span></text:p>
          </table:table-cell>
        </table:table-row>
        <table:table-row table:style-name="ro1">
          <table:table-cell table:style-name="ce4" office:value-type="string">
            <text:p><text:span text:style-name="T1">M56 Rod of defiance </text:span><text:span text:style-name="T2">+1 heavy mace, </text:span><text:span text:style-name="T1">undead treated as having 4 fewer HD for turn/rebuke checks 7,312</text:span></text:p>
          </table:table-cell>
        </table:table-row>
        <table:table-row table:style-name="ro1">
          <table:table-cell table:style-name="ce4" office:value-type="string">
            <text:p><text:span text:style-name="T1">M60 Stunshot sling </text:span><text:span text:style-name="T2">+1 sling, </text:span><text:span text:style-name="T1">3/day target stunned for 1 round 7,800</text:span></text:p>
          </table:table-cell>
        </table:table-row>
        <table:table-row table:style-name="ro1">
          <table:table-cell table:style-name="ce4" office:value-type="string">
            <text:p><text:span text:style-name="T1">M53 Mace of the dark children </text:span><text:span text:style-name="T2">+1 adamantine heavy mace, </text:span><text:span text:style-name="T1">+3 on rebuke undead checks, improved rebuking ability 8,012</text:span></text:p>
          </table:table-cell>
        </table:table-row>
        <table:table-row table:style-name="ro1">
          <table:table-cell office:value-type="string">
            <text:p>D222 +2 weapon Weapon has +2 on attack rolls and damage rolls 8,300+</text:p>
          </table:table-cell>
        </table:table-row>
        <table:table-row table:style-name="ro1">
          <table:table-cell table:style-name="ce4" office:value-type="string">
            <text:p><text:span text:style-name="T1">D226 Dagger of venom </text:span><text:span text:style-name="T2">+1 dagger, </text:span><text:span text:style-name="T1">1/day </text:span><text:span text:style-name="T2">poison </text:span><text:span text:style-name="T1">8,302</text:span></text:p>
          </table:table-cell>
        </table:table-row>
        <table:table-row table:style-name="ro1">
          <table:table-cell table:style-name="ce4" office:value-type="string">
            <text:p><text:span text:style-name="T1">M63 Warlock’s scepter </text:span><text:span text:style-name="T2">+1 light mace, </text:span><text:span text:style-name="T1">5 charges/day, +1 on ranged touch attack rolls, </text:span><text:span text:style-name="T2">eldritch blast </text:span><text:span text:style-name="T1">bonuses 8,305</text:span></text:p>
          </table:table-cell>
        </table:table-row>
        <table:table-row table:style-name="ro1">
          <table:table-cell table:style-name="ce4" office:value-type="string">
            <text:p><text:span text:style-name="T1">M48 Blazing skylance </text:span><text:span text:style-name="T2">+1 lance, </text:span><text:span text:style-name="T1">3/day 15-ft. cone of 5d4 fire damage 8,310</text:span></text:p>
          </table:table-cell>
        </table:table-row>
        <table:table-row table:style-name="ro1">
          <table:table-cell table:style-name="ce4" office:value-type="string">
            <text:p><text:span text:style-name="T1">M52 Forceful skylance </text:span><text:span text:style-name="T2">+1 lance, </text:span><text:span text:style-name="T1">3/day </text:span><text:span text:style-name="T2">magic missile </text:span><text:span text:style-name="T1">(three missiles) 8,310</text:span></text:p>
          </table:table-cell>
        </table:table-row>
        <table:table-row table:style-name="ro1">
          <table:table-cell office:value-type="string">
            <text:p>M52 Ghost net Incorporeal target treated as corporeal 8,320</text:p>
          </table:table-cell>
        </table:table-row>
        <table:table-row table:style-name="ro1">
          <table:table-cell table:style-name="ce15" office:value-type="string">
            <text:p><text:span text:style-name="T1">M46 Axe of ancestral virtue</text:span><text:span text:style-name="T3">R </text:span><text:span text:style-name="T1">Moradin: </text:span><text:span text:style-name="T2">+1 keen adamantine dwarven waraxe </text:span><text:span text:style-name="T1">plus relic powers 8,530</text:span></text:p>
          </table:table-cell>
        </table:table-row>
        <table:table-row table:style-name="ro1">
          <table:table-cell table:style-name="ce4" office:value-type="string">
            <text:p><text:span text:style-name="T1">M51 Dwarf crusher </text:span><text:span text:style-name="T2">Large +1 adamantine greatclub, </text:span><text:span text:style-name="T1">benefits against dwarves, constructs, earth creatures 9,010</text:span></text:p>
          </table:table-cell>
        </table:table-row>
        <table:table-row table:style-name="ro1">
          <table:table-cell table:style-name="ce15" office:value-type="string">
            <text:p><text:span text:style-name="T1">M59 Skewer-of-gnomes</text:span><text:span text:style-name="T3">R </text:span><text:span text:style-name="T1">Kurtulmak: </text:span><text:span text:style-name="T2">Small +1 gnome bane spear </text:span><text:span text:style-name="T1">plus relic powers 9,302</text:span></text:p>
          </table:table-cell>
        </table:table-row>
        <table:table-row table:style-name="ro1">
          <table:table-cell table:style-name="ce15" office:value-type="string">
            <text:p><text:span text:style-name="T1">M59 Spear of retribution</text:span><text:span text:style-name="T3">R </text:span><text:span text:style-name="T1">Gruumsh: </text:span><text:span text:style-name="T2">+1 returning spear </text:span><text:span text:style-name="T1">plus relic powers 9,302</text:span></text:p>
          </table:table-cell>
        </table:table-row>
        <table:table-row table:style-name="ro1">
          <table:table-cell table:style-name="ce15" office:value-type="string">
            <text:p><text:span text:style-name="T1">M57 Rod of the recluse</text:span><text:span text:style-name="T3">R </text:span><text:span text:style-name="T1">Lolth: </text:span><text:span text:style-name="T2">+2 light mace </text:span><text:span text:style-name="T1">plus relic powers 9,305</text:span></text:p>
          </table:table-cell>
        </table:table-row>
        <table:table-row table:style-name="ro1">
          <table:table-cell table:style-name="ce15" office:value-type="string">
            <text:p><text:span text:style-name="T1">M50 Dawnstar</text:span><text:span text:style-name="T3">R </text:span><text:span text:style-name="T1">Pelor: </text:span><text:span text:style-name="T2">+2 morningstar </text:span><text:span text:style-name="T1">plus relic powers 9,308</text:span></text:p>
          </table:table-cell>
        </table:table-row>
        <table:table-row table:style-name="ro1">
          <table:table-cell table:style-name="ce4" office:value-type="string">
            <text:p><text:span text:style-name="T1">M54 Pick of piercing </text:span><text:span text:style-name="T2">+1 heavy pick, </text:span><text:span text:style-name="T1">3/day destroys object created of force (as </text:span><text:span text:style-name="T2">disintegrate</text:span><text:span text:style-name="T1">) 9,308</text:span></text:p>
          </table:table-cell>
        </table:table-row>
        <table:table-row table:style-name="ro1">
          <table:table-cell table:style-name="ce15" office:value-type="string">
            <text:p><text:span text:style-name="T1">M61 Sword of virtue beyond reproach</text:span><text:span text:style-name="T3">R </text:span><text:span text:style-name="T1">Heironeous: </text:span><text:span text:style-name="T2">+1 holy longsword </text:span><text:span text:style-name="T1">plus relic powers 9,315</text:span></text:p>
          </table:table-cell>
        </table:table-row>
        <table:table-row table:style-name="ro1">
          <table:table-cell table:style-name="ce15" office:value-type="string">
            <text:p><text:span text:style-name="T1">M55 Rapier of desperate measures</text:span><text:span text:style-name="T3">R </text:span><text:span text:style-name="T1">Olidammara: </text:span><text:span text:style-name="T2">+2 rapier </text:span><text:span text:style-name="T1">plus relic powers 9,320</text:span>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4">
            <text:p>244</text:p>
          </table:table-cell>
        </table:table-row>
        <table:table-row table:style-name="ro6">
          <table:table-cell table:style-name="ce14" office:value-type="string">
            <text:p><text:span text:style-name="T8">Specific Weapon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table:style-name="ce15" office:value-type="string">
            <text:p><text:span text:style-name="T1">M55 Rapier of unerring direction</text:span><text:span text:style-name="T3">R </text:span><text:span text:style-name="T1">Fharlanghn: </text:span><text:span text:style-name="T2">+1 ghost touch rapier </text:span><text:span text:style-name="T1">plus relic powers 9,320</text:span></text:p>
          </table:table-cell>
        </table:table-row>
        <table:table-row table:style-name="ro1">
          <table:table-cell table:style-name="ce15" office:value-type="string">
            <text:p><text:span text:style-name="T1">M60 Sword of mighty thews</text:span><text:span text:style-name="T3">R </text:span><text:span text:style-name="T1">Kord: </text:span><text:span text:style-name="T2">+1 dragonbane greatsword </text:span><text:span text:style-name="T1">plus relic powers 9,350</text:span></text:p>
          </table:table-cell>
        </table:table-row>
        <table:table-row table:style-name="ro1">
          <table:table-cell table:style-name="ce4" office:value-type="string">
            <text:p><text:span text:style-name="T1">D229 Trident of warning </text:span><text:span text:style-name="T2">+2 trident, </text:span><text:span text:style-name="T1">locate aquatic predators 10,115</text:span></text:p>
          </table:table-cell>
        </table:table-row>
        <table:table-row table:style-name="ro1">
          <table:table-cell table:style-name="ce15" office:value-type="string">
            <text:p><text:span text:style-name="T1">M210 Talon scepter</text:span><text:span text:style-name="T3">SP </text:span><text:span text:style-name="T2">+1 flaming light mace, </text:span><text:span text:style-name="T1">ray of fire deals 1d6 damage (</text:span><text:span text:style-name="T2">regalia of the phoenix</text:span><text:span text:style-name="T1">) 10,305</text:span></text:p>
          </table:table-cell>
        </table:table-row>
        <table:table-row table:style-name="ro1">
          <table:table-cell table:style-name="ce4" office:value-type="string">
            <text:p><text:span text:style-name="T1">M47 Axe of the sea reavers </text:span><text:span text:style-name="T2">+1 greataxe, </text:span><text:span text:style-name="T1">float on water, 1/day each, various morale bonuses and panic effects 10,320</text:span></text:p>
          </table:table-cell>
        </table:table-row>
        <table:table-row table:style-name="ro1">
          <table:table-cell table:style-name="ce4" office:value-type="string">
            <text:p><text:span text:style-name="T1">M56 Rod of cats </text:span><text:span text:style-name="T2">+1/masterwork quarterstaff, </text:span><text:span text:style-name="T1">various stealth-themed effects 10,600</text:span></text:p>
          </table:table-cell>
        </table:table-row>
        <table:table-row table:style-name="ro1">
          <table:table-cell table:style-name="ce15" office:value-type="string">
            <text:p><text:span text:style-name="T1">M49 Chromatic rod</text:span><text:span text:style-name="T3">R </text:span><text:span text:style-name="T1">Tiamat: </text:span><text:span text:style-name="T2">+1 corrosive, frost, flaming, </text:span><text:span text:style-name="T1">or </text:span><text:span text:style-name="T2">shock morningstar </text:span><text:span text:style-name="T1">plus relic powers 12,308</text:span></text:p>
          </table:table-cell>
        </table:table-row>
        <table:table-row table:style-name="ro1">
          <table:table-cell table:style-name="ce4" office:value-type="string">
            <text:p><text:span text:style-name="T1">M58 Rogue blade </text:span><text:span text:style-name="T2">+1 rapier, </text:span><text:span text:style-name="T1">2/day </text:span><text:span text:style-name="T2">blink </text:span><text:span text:style-name="T1">for 6 rounds 12,320</text:span></text:p>
          </table:table-cell>
        </table:table-row>
        <table:table-row table:style-name="ro1">
          <table:table-cell table:style-name="ce4" office:value-type="string">
            <text:p><text:span text:style-name="T1">M48 Bow of songs </text:span><text:span text:style-name="T2">+1 shortbow, </text:span><text:span text:style-name="T1">expend bardic music for Cha bonus on attack rolls and damage rolls 12,330</text:span></text:p>
          </table:table-cell>
        </table:table-row>
        <table:table-row table:style-name="ro1">
          <table:table-cell table:style-name="ce4" office:value-type="string">
            <text:p><text:span text:style-name="T1">D228 Shifter’s sorrow </text:span><text:span text:style-name="T2">+1/+1 two-bladed sword, </text:span><text:span text:style-name="T1">+2d6 damage to shapechangers, 12,780</text:span></text:p>
          </table:table-cell>
        </table:table-row>
        <table:table-row table:style-name="ro1">
          <table:table-cell office:value-type="string">
            <text:p>force return to natural form</text:p>
          </table:table-cell>
        </table:table-row>
        <table:table-row table:style-name="ro1">
          <table:table-cell table:style-name="ce4" office:value-type="string">
            <text:p><text:span text:style-name="T1">D236 Python rod </text:span><text:span text:style-name="T2">+1/+1 quarterstaff, </text:span><text:span text:style-name="T1">transforms into python and back on command 13,000</text:span></text:p>
          </table:table-cell>
        </table:table-row>
        <table:table-row table:style-name="ro1">
          <table:table-cell table:style-name="ce4" office:value-type="string">
            <text:p><text:span text:style-name="T1">M61 Tentacle rod Makes three tentacle attacks with </text:span><text:span text:style-name="T2">slow </text:span><text:span text:style-name="T1">effect 14,000</text:span></text:p>
          </table:table-cell>
        </table:table-row>
        <table:table-row table:style-name="ro1">
          <table:table-cell table:style-name="ce4" office:value-type="string">
            <text:p><text:span text:style-name="T1">M58 Rod of whips 3/day becomes </text:span><text:span text:style-name="T2">+1 dancing whip </text:span><text:span text:style-name="T1">that can strike incorporeal creatures 15,000</text:span></text:p>
          </table:table-cell>
        </table:table-row>
        <table:table-row table:style-name="ro1">
          <table:table-cell office:value-type="string">
            <text:p>D222 +3 weapon Weapon has +3 on attack rolls and damage rolls 18,300+</text:p>
          </table:table-cell>
        </table:table-row>
        <table:table-row table:style-name="ro1">
          <table:table-cell table:style-name="ce4" office:value-type="string">
            <text:p><text:span text:style-name="T1">D226 Assassin’s dagger </text:span><text:span text:style-name="T2">+2 dagger, </text:span><text:span text:style-name="T1">+1 to Fort save DC for assassin’s death attack 18,302</text:span></text:p>
          </table:table-cell>
        </table:table-row>
        <table:table-row table:style-name="ro1">
          <table:table-cell table:style-name="ce4" office:value-type="string">
            <text:p><text:span text:style-name="T1">M57 Rod of enervating strike </text:span><text:span text:style-name="T2">+1 heavy mace, </text:span><text:span text:style-name="T1">various </text:span><text:span text:style-name="T2">inflict wounds </text:span><text:span text:style-name="T1">effects 18,312</text:span></text:p>
          </table:table-cell>
        </table:table-row>
        <table:table-row table:style-name="ro1">
          <table:table-cell table:style-name="ce4" office:value-type="string">
            <text:p><text:span text:style-name="T1">M57 Rod of freedom </text:span><text:span text:style-name="T2">+1 silver heavy mace, </text:span><text:span text:style-name="T1">various freedom-themed effects and bonuses 18,402</text:span></text:p>
          </table:table-cell>
        </table:table-row>
        <table:table-row table:style-name="ro1">
          <table:table-cell table:style-name="ce4" office:value-type="string">
            <text:p><text:span text:style-name="T1">D229 Trident of fish command +1 trident, </text:span><text:span text:style-name="T2">charm, speak with animals </text:span><text:span text:style-name="T1">on aquatic animals 18,650</text:span></text:p>
          </table:table-cell>
        </table:table-row>
        <table:table-row table:style-name="ro1">
          <table:table-cell table:style-name="ce4" office:value-type="string">
            <text:p><text:span text:style-name="T1">D237 Viper rod </text:span><text:span text:style-name="T2">+2 heavy mace, </text:span><text:span text:style-name="T1">1/day produces poisonous viper head on command 19,000</text:span></text:p>
          </table:table-cell>
        </table:table-row>
        <table:table-row table:style-name="ro1">
          <table:table-cell table:style-name="ce4" office:value-type="string">
            <text:p><text:span text:style-name="T1">M63 Water whip </text:span><text:span text:style-name="T2">+1 whip, </text:span><text:span text:style-name="T1">lethal damage, +1d6 fire or cold damage and difficult to disarm 20,301</text:span></text:p>
          </table:table-cell>
        </table:table-row>
        <table:table-row table:style-name="ro1">
          <table:table-cell table:style-name="ce15" office:value-type="string">
            <text:p><text:span text:style-name="T1">M50 Dagger of denial</text:span><text:span text:style-name="T3">R </text:span><text:span text:style-name="T1">Vecna: </text:span><text:span text:style-name="T2">+1 unholy dagger </text:span><text:span text:style-name="T1">plus relic powers 20,302</text:span></text:p>
          </table:table-cell>
        </table:table-row>
        <table:table-row table:style-name="ro1">
          <table:table-cell table:style-name="ce15" office:value-type="string">
            <text:p><text:span text:style-name="T1">M58 Ruby blade</text:span><text:span text:style-name="T3">R </text:span><text:span text:style-name="T1">Wee Jas: </text:span><text:span text:style-name="T2">+1 axiomatic dagger </text:span><text:span text:style-name="T1">plus relic powers 20,302</text:span></text:p>
          </table:table-cell>
        </table:table-row>
        <table:table-row table:style-name="ro1">
          <table:table-cell table:style-name="ce15" office:value-type="string">
            <text:p><text:span text:style-name="T1">M49 Cudgel that never forgets</text:span><text:span text:style-name="T3">R </text:span><text:span text:style-name="T1">St. Cuthbert: </text:span><text:span text:style-name="T2">+1 axiomatic heavy mace </text:span><text:span text:style-name="T1">plus relic powers 20,312</text:span></text:p>
          </table:table-cell>
        </table:table-row>
        <table:table-row table:style-name="ro1">
          <table:table-cell table:style-name="ce15" office:value-type="string">
            <text:p><text:span text:style-name="T1">M48 Chain of obeisance</text:span><text:span text:style-name="T3">R </text:span><text:span text:style-name="T1">Hextor: </text:span><text:span text:style-name="T2">+1 unholy spiked chain </text:span><text:span text:style-name="T1">plus relic powers 20,400</text:span></text:p>
          </table:table-cell>
        </table:table-row>
        <table:table-row table:style-name="ro1">
          <table:table-cell table:style-name="ce4" office:value-type="string">
            <text:p><text:span text:style-name="T1">D226 Flame tongue </text:span><text:span text:style-name="T2">+1 flaming burst longsword, </text:span><text:span text:style-name="T1">1/day 4d6 fire damage on ranged touch attack 20,715</text:span></text:p>
          </table:table-cell>
        </table:table-row>
        <table:table-row table:style-name="ro1">
          <table:table-cell table:style-name="ce4" office:value-type="string">
            <text:p><text:span text:style-name="T1">D227 Luck blade (0 wishes) </text:span><text:span text:style-name="T2">+2 short sword, </text:span><text:span text:style-name="T1">+1 on saving throws, power of good fortune 22,060</text:span></text:p>
          </table:table-cell>
        </table:table-row>
        <table:table-row table:style-name="ro1">
          <table:table-cell table:style-name="ce4" office:value-type="string">
            <text:p><text:span text:style-name="T1">M53 Lash of sands </text:span><text:span text:style-name="T2">+1 desiccating burst whip, </text:span><text:span text:style-name="T1">lethal damage, 1/day entangling attack 22,301</text:span></text:p>
          </table:table-cell>
        </table:table-row>
        <table:table-row table:style-name="ro1">
          <table:table-cell table:style-name="ce4" office:value-type="string">
            <text:p><text:span text:style-name="T1">D228 Sword of subtlety </text:span><text:span text:style-name="T2">+1 short sword, </text:span><text:span text:style-name="T1">+4 on attack rolls and damage rolls when making sneak attack 22,310</text:span></text:p>
          </table:table-cell>
        </table:table-row>
        <table:table-row table:style-name="ro1">
          <table:table-cell table:style-name="ce4" office:value-type="string">
            <text:p><text:span text:style-name="T1">D228 Sword of the planes </text:span><text:span text:style-name="T2">+1 longsword, </text:span><text:span text:style-name="T1">enhancement bonus improves depending on plane/opponents 22,315</text:span></text:p>
          </table:table-cell>
        </table:table-row>
        <table:table-row table:style-name="ro1">
          <table:table-cell table:style-name="ce4" office:value-type="string">
            <text:p><text:span text:style-name="T1">D227 Nine lives stealer </text:span><text:span text:style-name="T2">+2 longsword, </text:span><text:span text:style-name="T1">draw life force from an opponent nine times 23,057</text:span></text:p>
          </table:table-cell>
        </table:table-row>
        <table:table-row table:style-name="ro1">
          <table:table-cell table:style-name="ce4" office:value-type="string">
            <text:p><text:span text:style-name="T1">D262 Mattock of the titans </text:span><text:span text:style-name="T2">Gargantuan +3 adamantine warhammer, </text:span><text:span text:style-name="T1">loosens earth, smashes rock 23,348</text:span></text:p>
          </table:table-cell>
        </table:table-row>
        <table:table-row table:style-name="ro1">
          <table:table-cell table:style-name="ce4" office:value-type="string">
            <text:p><text:span text:style-name="T1">M54 Quarterstaff of battle </text:span><text:span text:style-name="T2">+1/+1 quarterstaff, </text:span><text:span text:style-name="T1">various combat-based effects 24,600</text:span></text:p>
          </table:table-cell>
        </table:table-row>
        <table:table-row table:style-name="ro1">
          <table:table-cell table:style-name="ce4" office:value-type="string">
            <text:p><text:span text:style-name="T1">D237 Rod of withering </text:span><text:span text:style-name="T2">+1 light mace, </text:span><text:span text:style-name="T1">deals Str and Con damage instead of hit point damage 25,000</text:span></text:p>
          </table:table-cell>
        </table:table-row>
        <table:table-row table:style-name="ro1">
          <table:table-cell table:style-name="ce4" office:value-type="string">
            <text:p><text:span text:style-name="T1">D262 Maul of the titans </text:span><text:span text:style-name="T2">+3 greatclub, </text:span><text:span text:style-name="T1">triple damage against inanimate objects 25,305</text:span></text:p>
          </table:table-cell>
        </table:table-row>
        <table:table-row table:style-name="ro1">
          <table:table-cell table:style-name="ce4" office:value-type="string">
            <text:p><text:span text:style-name="T1">D227 Oathbow </text:span><text:span text:style-name="T2">+2 composite longbow (+2 Str bonus), </text:span><text:span text:style-name="T1">more effective against sworn enemy 25,600</text:span></text:p>
          </table:table-cell>
        </table:table-row>
        <table:table-row table:style-name="ro1">
          <table:table-cell table:style-name="ce4" office:value-type="string">
            <text:p><text:span text:style-name="T1">D228 Sword of life stealing </text:span><text:span text:style-name="T2">+2 longsword, </text:span><text:span text:style-name="T1">bestow negative level, gain 1d6 temporary hp on critical hit 25,715</text:span></text:p>
          </table:table-cell>
        </table:table-row>
        <table:table-row table:style-name="ro1">
          <table:table-cell table:style-name="ce4" office:value-type="string">
            <text:p><text:span text:style-name="T1">M59 Scourge of pain </text:span><text:span text:style-name="T2">+1 scourge, </text:span><text:span text:style-name="T1">+1d8 nonlethal damage, pain effect for 1d4 rounds 26,320</text:span></text:p>
          </table:table-cell>
        </table:table-row>
        <table:table-row table:style-name="ro1">
          <table:table-cell office:value-type="string">
            <text:p>D222 +4 weapon Weapon has +4 on attack rolls and damage rolls 32,300+</text:p>
          </table:table-cell>
        </table:table-row>
        <table:table-row table:style-name="ro1">
          <table:table-cell table:style-name="ce4" office:value-type="string">
            <text:p><text:span text:style-name="T1">D237 Rod of thunder and lightning </text:span><text:span text:style-name="T2">+2 light mace, </text:span><text:span text:style-name="T1">various thunder and lightning effects 33,000</text:span></text:p>
          </table:table-cell>
        </table:table-row>
        <table:table-row table:style-name="ro1">
          <table:table-cell office:value-type="string">
            <text:p>M62 Tentacle rod, greater Makes six tentacle attacks with fatigued/exhausted effect 36,000</text:p>
          </table:table-cell>
        </table:table-row>
        <table:table-row table:style-name="ro1">
          <table:table-cell table:style-name="ce4" office:value-type="string">
            <text:p><text:span text:style-name="T1">M51 Explosive sling </text:span><text:span text:style-name="T2">+1 sling, </text:span><text:span text:style-name="T1">+2d6 fire damage to target and creatures within 10 ft. 36,300</text:span></text:p>
          </table:table-cell>
        </table:table-row>
        <table:table-row table:style-name="ro1">
          <table:table-cell table:style-name="ce4" office:value-type="string">
            <text:p><text:span text:style-name="T1">D227 Mace of terror </text:span><text:span text:style-name="T2">+2 heavy mace, </text:span><text:span text:style-name="T1">3/day affect creatures as </text:span><text:span text:style-name="T2">fear </text:span><text:span text:style-name="T1">spell 38,552</text:span></text:p>
          </table:table-cell>
        </table:table-row>
        <table:table-row table:style-name="ro1">
          <table:table-cell table:style-name="ce4" office:value-type="string">
            <text:p><text:span text:style-name="T1">M56 Rod of celestial might </text:span><text:span text:style-name="T2">+1/+1 quarterstaff, </text:span><text:span text:style-name="T1">3/day holy smite attack, 1/day </text:span><text:span text:style-name="T2">summon avoral guardinal </text:span><text:span text:style-name="T1">38,600</text:span></text:p>
          </table:table-cell>
        </table:table-row>
        <table:table-row table:style-name="ro1">
          <table:table-cell table:style-name="ce4" office:value-type="string">
            <text:p><text:span text:style-name="T1">D227 Life-drinker </text:span><text:span text:style-name="T2">+1 greataxe, </text:span><text:span text:style-name="T1">bestows 2 negative levels on target and one on you 40,320</text:span></text:p>
          </table:table-cell>
        </table:table-row>
        <table:table-row table:style-name="ro1">
          <table:table-cell table:style-name="ce4" office:value-type="string">
            <text:p><text:span text:style-name="T1">D229 Sylvan scimitar </text:span><text:span text:style-name="T2">+3 scimitar, </text:span><text:span text:style-name="T1">gain Cleave, +1d6 points of damage when outdoors 47,315</text:span></text:p>
          </table:table-cell>
        </table:table-row>
        <table:table-row table:style-name="ro1">
          <table:table-cell table:style-name="ce4" office:value-type="string">
            <text:p><text:span text:style-name="T1">D235 Rod of flailing Becomes </text:span><text:span text:style-name="T2">+3 dire flail </text:span><text:span text:style-name="T1">on command, 1/day +4 to AC and on saving throws 50,000</text:span></text:p>
          </table:table-cell>
        </table:table-row>
        <table:table-row table:style-name="ro1">
          <table:table-cell office:value-type="string">
            <text:p>D222 +5 weapon Weapon has +5 on attack rolls and damage rolls 50,300+</text:p>
          </table:table-cell>
        </table:table-row>
        <table:table-row table:style-name="ro1">
          <table:table-cell table:style-name="ce4" office:value-type="string">
            <text:p><text:span text:style-name="T1">D227 Rapier of puncturing </text:span><text:span text:style-name="T2">+2 wounding rapier, </text:span><text:span text:style-name="T1">3/day +1d6 Con damage on touch attack 50,320</text:span></text:p>
          </table:table-cell>
        </table:table-row>
        <table:table-row table:style-name="ro1">
          <table:table-cell table:style-name="ce4" office:value-type="string">
            <text:p><text:span text:style-name="T1">D228 Sun blade </text:span><text:span text:style-name="T2">+2 bastard sword, </text:span><text:span text:style-name="T1">wielded as short sword, +4 against evil creatures, 1/day </text:span><text:span text:style-name="T2">sunlight </text:span><text:span text:style-name="T1">50,335</text:span></text:p>
          </table:table-cell>
        </table:table-row>
        <table:table-row table:style-name="ro1">
          <table:table-cell table:style-name="ce4" office:value-type="string">
            <text:p><text:span text:style-name="T1">D226 Frost brand </text:span><text:span text:style-name="T2">+3 frost greatsword, </text:span><text:span text:style-name="T1">shines light when under 0</text:span><text:span text:style-name="T10">°</text:span><text:span text:style-name="T1">F, grants protection from fire 54,475</text:span></text:p>
          </table:table-cell>
        </table:table-row>
        <table:table-row table:style-name="ro1">
          <table:table-cell table:style-name="ce4" office:value-type="string">
            <text:p><text:span text:style-name="T1">D226 Dwarven thrower </text:span><text:span text:style-name="T2">+2 warhammer, </text:span><text:span text:style-name="T1">additional benefits if you are a dwarf 60,312</text:span></text:p>
          </table:table-cell>
        </table:table-row>
        <table:table-row table:style-name="ro1">
          <table:table-cell table:style-name="ce4" office:value-type="string">
            <text:p><text:span text:style-name="T1">D227 Luck blade (1 wish) </text:span><text:span text:style-name="T2">+2 short sword, </text:span><text:span text:style-name="T1">+1 on saving throws, power of good fortune, one </text:span><text:span text:style-name="T2">wish </text:span><text:span text:style-name="T1">62,360</text:span></text:p>
          </table:table-cell>
        </table:table-row>
        <table:table-row table:style-name="ro1">
          <table:table-cell office:value-type="string">
            <text:p>D235 Rod of lordly might Transforms into various magic weapons, several other effects 70,000</text:p>
          </table:table-cell>
        </table:table-row>
        <table:table-row table:style-name="ro1">
          <table:table-cell table:style-name="ce4" office:value-type="string">
            <text:p><text:span text:style-name="T1">D227 Mace of smiting </text:span><text:span text:style-name="T2">+3 adamantine heavy mace, </text:span><text:span text:style-name="T1">more effective against constructs and outsiders 75,312</text:span></text:p>
          </table:table-cell>
        </table:table-row>
        <table:table-row table:style-name="ro1">
          <table:table-cell table:style-name="ce4" office:value-type="string">
            <text:p><text:span text:style-name="T1">D234 Rod of alertness </text:span><text:span text:style-name="T2">+1 light mace, </text:span><text:span text:style-name="T1">+1 on initiative, various detection and other effects 85,000</text:span></text:p>
          </table:table-cell>
        </table:table-row>
        <table:table-row table:style-name="ro1">
          <table:table-cell table:style-name="ce4" office:value-type="string">
            <text:p><text:span text:style-name="T1">D227 Luck blade (2 wishes) </text:span><text:span text:style-name="T2">+2 short sword, </text:span><text:span text:style-name="T1">+1 on saving throws, power of good fortune, two </text:span><text:span text:style-name="T2">wishes </text:span><text:span text:style-name="T1">102,660</text:span></text:p>
          </table:table-cell>
        </table:table-row>
        <table:table-row table:style-name="ro1">
          <table:table-cell table:style-name="ce4" office:value-type="string">
            <text:p><text:span text:style-name="T1">D226 Holy avenger </text:span><text:span text:style-name="T2">+2 cold iron longsword, +5 holy cold iron longsword </text:span><text:span text:style-name="T1">for paladin, other benefits 120,630</text:span></text:p>
          </table:table-cell>
        </table:table-row>
        <table:table-row table:style-name="ro1">
          <table:table-cell table:style-name="ce4" office:value-type="string">
            <text:p><text:span text:style-name="T1">D227 Luck blade (3 wishes) </text:span><text:span text:style-name="T2">+2 short sword, </text:span><text:span text:style-name="T1">+1 on saving throws, power of good fortune, three </text:span><text:span text:style-name="T2">wishes </text:span><text:span text:style-name="T1">142,960</text:span></text:p>
          </table:table-cell>
        </table:table-row>
        <table:table-row table:style-name="ro1">
          <table:table-cell table:style-name="ce4" office:value-type="string">
            <text:p><text:span text:style-name="T1">D245 Staff of power </text:span><text:span text:style-name="T2">+2/masterwork quarterstaff, </text:span><text:span text:style-name="T1">create various powerful effects 211,000</text:span>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5">
            <text:p>245</text:p>
          </table:table-cell>
        </table:table-row>
        <table:table-row table:style-name="ro1">
          <table:table-cell table:style-name="ce1" office:value-type="string">
            <text:p>Weapon Crystals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34 Crystal of illumination, least Weapon sheds bright light to 5 ft., shadowy illumination to 10 ft. 100</text:p>
          </table:table-cell>
        </table:table-row>
        <table:table-row table:style-name="ro1">
          <table:table-cell office:value-type="string">
            <text:p>M34 Crystal of adamant weaponry, +2 to hardness of weapon 300</text:p>
          </table:table-cell>
        </table:table-row>
        <table:table-row table:style-name="ro1">
          <table:table-cell office:value-type="string">
            <text:p>least</text:p>
          </table:table-cell>
        </table:table-row>
        <table:table-row table:style-name="ro1">
          <table:table-cell office:value-type="string">
            <text:p>M65 Crystal of return, least Draw weapon as free action 300</text:p>
          </table:table-cell>
        </table:table-row>
        <table:table-row table:style-name="ro1">
          <table:table-cell office:value-type="string">
            <text:p>M65 Crystal of security, least +2 on checks made to draw a weapon or keep it in your hand 300</text:p>
          </table:table-cell>
        </table:table-row>
        <table:table-row table:style-name="ro1">
          <table:table-cell office:value-type="string">
            <text:p>M64 Crystal of illumination, lesser Weapon sheds bright light to 20 ft., shadowy illumination to 40 ft. 400</text:p>
          </table:table-cell>
        </table:table-row>
        <table:table-row table:style-name="ro1">
          <table:table-cell office:value-type="string">
            <text:p>M64 Crystal of life drinking, least Heal 1 damage every time you damage a living creature, up to 10 damage per day 400</text:p>
          </table:table-cell>
        </table:table-row>
        <table:table-row table:style-name="ro1">
          <table:table-cell office:value-type="string">
            <text:p>M66 Revelation crystal, least Invisible struck target surrounded by glowing aura for 1 round 400</text:p>
          </table:table-cell>
        </table:table-row>
        <table:table-row table:style-name="ro1">
          <table:table-cell office:value-type="string">
            <text:p>M64 Crystal of arcane steel, least +1 on weapon damage roll when delivering spell via melee attack 500</text:p>
          </table:table-cell>
        </table:table-row>
        <table:table-row table:style-name="ro1">
          <table:table-cell office:value-type="string">
            <text:p>M65 Phoenix ash threat, least Target takes 1 point of fire damage next round 500</text:p>
          </table:table-cell>
        </table:table-row>
        <table:table-row table:style-name="ro1">
          <table:table-cell office:value-type="string">
            <text:p>M64 Crystal of energy assault, least +1 point of specific energy damage to attack 600</text:p>
          </table:table-cell>
        </table:table-row>
        <table:table-row table:style-name="ro1">
          <table:table-cell office:value-type="string">
            <text:p>M64 Crystal of illumination, greater Weapon sheds bright light to 60 ft., shadowy illumination to 120 ft. 1,000</text:p>
          </table:table-cell>
        </table:table-row>
        <table:table-row table:style-name="ro1">
          <table:table-cell office:value-type="string">
            <text:p>M65 Crystal of return, lesser Draw weapon as free action, call weapon from up to 30 ft. away 1,000</text:p>
          </table:table-cell>
        </table:table-row>
        <table:table-row table:style-name="ro1">
          <table:table-cell office:value-type="string">
            <text:p>M65 Crystal of security, lesser +5 on checks made to draw a weapon or keep it in your hand 1,000</text:p>
          </table:table-cell>
        </table:table-row>
        <table:table-row table:style-name="ro1">
          <table:table-cell office:value-type="string">
            <text:p>M65 Demolition crystal, least +1d6 to weapon damage against constructs 1,000</text:p>
          </table:table-cell>
        </table:table-row>
        <table:table-row table:style-name="ro1">
          <table:table-cell office:value-type="string">
            <text:p>M65 Fiendslayer crystal, least +1d6 to weapon damage against evil outsiders 1,000</text:p>
          </table:table-cell>
        </table:table-row>
        <table:table-row table:style-name="ro1">
          <table:table-cell table:style-name="ce4" office:value-type="string">
            <text:p><text:span text:style-name="T1">M66 Revelation crystal, lesser As </text:span><text:span text:style-name="T2">least revelation crystal </text:span><text:span text:style-name="T1">and invisibility suppressed for 1 round 1,000</text:span></text:p>
          </table:table-cell>
        </table:table-row>
        <table:table-row table:style-name="ro1">
          <table:table-cell office:value-type="string">
            <text:p>M66 Truedeath crystal, least Weapon deals +1d6 damage to undead 1,000</text:p>
          </table:table-cell>
        </table:table-row>
        <table:table-row table:style-name="ro1">
          <table:table-cell office:value-type="string">
            <text:p>M64 Crystal of adamant weaponry, +5 to hardness of weapon 1,400</text:p>
          </table:table-cell>
        </table:table-row>
        <table:table-row table:style-name="ro1">
          <table:table-cell office:value-type="string">
            <text:p>lesser</text:p>
          </table:table-cell>
        </table:table-row>
        <table:table-row table:style-name="ro1">
          <table:table-cell office:value-type="string">
            <text:p>M64 Crystal of life drinking, lesser Heal 3 damage every time you damage a living creature, up to 30 damage per day 1,500</text:p>
          </table:table-cell>
        </table:table-row>
        <table:table-row table:style-name="ro1">
          <table:table-cell office:value-type="string">
            <text:p>M64 Crystal of arcane steel, lesser +1 on attack roll and weapon damage roll when delivering spell via melee attack 2,000</text:p>
          </table:table-cell>
        </table:table-row>
        <table:table-row table:style-name="ro1">
          <table:table-cell office:value-type="string">
            <text:p>M65 Phoenix ash threat, lesser Target takes 3 points of fire damage next round 2,000</text:p>
          </table:table-cell>
        </table:table-row>
        <table:table-row table:style-name="ro1">
          <table:table-cell office:value-type="string">
            <text:p>M64 Crystal of energy assault, lesser +1d6 points of specific energy damage to attack 3,000</text:p>
          </table:table-cell>
        </table:table-row>
        <table:table-row table:style-name="ro1">
          <table:table-cell office:value-type="string">
            <text:p>M65 Crystal of security, greater +10 on checks made to draw a weapon or keep it in your hand 3,000</text:p>
          </table:table-cell>
        </table:table-row>
        <table:table-row table:style-name="ro1">
          <table:table-cell office:value-type="string">
            <text:p>M65 Demolition crystal, lesser +1d6 on weapon damage against constructs, overcomes DR as adamantine 3,000</text:p>
          </table:table-cell>
        </table:table-row>
        <table:table-row table:style-name="ro1">
          <table:table-cell office:value-type="string">
            <text:p>M65 Fiendslayer crystal, lesser +1d6 on weapon damage against evil outsiders, overcomes DR as good 3,000</text:p>
          </table:table-cell>
        </table:table-row>
        <table:table-row table:style-name="ro1">
          <table:table-cell office:value-type="string">
            <text:p>M64 Crystal of adamant weaponry, +10 to hardness of weapon 3,400</text:p>
          </table:table-cell>
        </table:table-row>
        <table:table-row table:style-name="ro1">
          <table:table-cell office:value-type="string">
            <text:p>greater</text:p>
          </table:table-cell>
        </table:table-row>
        <table:table-row table:style-name="ro1">
          <table:table-cell table:style-name="ce4" office:value-type="string">
            <text:p><text:span text:style-name="T1">M65 Crystal of return, greater As </text:span><text:span text:style-name="T2">lesser crystal of return </text:span><text:span text:style-name="T1">and weapon gains returning property 4,000</text:span></text:p>
          </table:table-cell>
        </table:table-row>
        <table:table-row table:style-name="ro1">
          <table:table-cell table:style-name="ce4" office:value-type="string">
            <text:p><text:span text:style-name="T1">M65 Fiendslayer crystal, greater As </text:span><text:span text:style-name="T2">lesser fiendslayer crystal </text:span><text:span text:style-name="T1">and struck evil outsider can’t teleport 5,000</text:span></text:p>
          </table:table-cell>
        </table:table-row>
        <table:table-row table:style-name="ro1">
          <table:table-cell office:value-type="string">
            <text:p>for 1 round on critical hit</text:p>
          </table:table-cell>
        </table:table-row>
        <table:table-row table:style-name="ro1">
          <table:table-cell table:style-name="ce4" office:value-type="string">
            <text:p><text:span text:style-name="T1">M66 Revelation crystal, greater As </text:span><text:span text:style-name="T2">lesser revelation crystal </text:span><text:span text:style-name="T1">and concealment effects suppressed for 1 round 5,000</text:span></text:p>
          </table:table-cell>
        </table:table-row>
        <table:table-row table:style-name="ro1">
          <table:table-cell office:value-type="string">
            <text:p>M66 Truedeath crystal, lesser Weapon deals +1d6 damage to undead, functions as ghost touch weapon 5,000</text:p>
          </table:table-cell>
        </table:table-row>
        <table:table-row table:style-name="ro1">
          <table:table-cell office:value-type="string">
            <text:p>M66 Witchlight reservoir Enhance melee weapon in various ways, 5 enhanced strikes/8 hours of charging 5,000</text:p>
          </table:table-cell>
        </table:table-row>
        <table:table-row table:style-name="ro1">
          <table:table-cell table:style-name="ce4" office:value-type="string">
            <text:p><text:span text:style-name="T1">M64 Crystal of arcane steel, greater As </text:span><text:span text:style-name="T2">lesser crystal of arcane steel </text:span><text:span text:style-name="T1">and +1 to save DC of spell 6,000</text:span></text:p>
          </table:table-cell>
        </table:table-row>
        <table:table-row table:style-name="ro1">
          <table:table-cell office:value-type="string">
            <text:p>M64 Crystal of energy assault, greater +1d6 points of specific energy damage to attack, plus secondary effect 6,000</text:p>
          </table:table-cell>
        </table:table-row>
        <table:table-row table:style-name="ro1">
          <table:table-cell office:value-type="string">
            <text:p>M64 Crystal of life drinking, greater Heal 5 damage every time you damage a living creature, up to 50 damage/day 6,000</text:p>
          </table:table-cell>
        </table:table-row>
        <table:table-row table:style-name="ro1">
          <table:table-cell table:style-name="ce4" office:value-type="string">
            <text:p><text:span text:style-name="T1">M65 Demolition crystal, greater As </text:span><text:span text:style-name="T2">lesser demolition crystal </text:span><text:span text:style-name="T1">and can score sneak attacks and 6,000</text:span></text:p>
          </table:table-cell>
        </table:table-row>
        <table:table-row table:style-name="ro1">
          <table:table-cell office:value-type="string">
            <text:p>critical hits against constructs</text:p>
          </table:table-cell>
        </table:table-row>
        <table:table-row table:style-name="ro1">
          <table:table-cell office:value-type="string">
            <text:p>M65 Phoenix ash threat, greater Target takes 5 points of fire damage next round 6,000</text:p>
          </table:table-cell>
        </table:table-row>
        <table:table-row table:style-name="ro1">
          <table:table-cell table:style-name="ce4" office:value-type="string">
            <text:p><text:span text:style-name="T1">M66 Truedeath crystal, greater As </text:span><text:span text:style-name="T2">lesser truedeath crystal </text:span><text:span text:style-name="T1">and can score sneak attacks and critical hits against undead 10,000</text:span></text:p>
          </table:table-cell>
        </table:table-row>
        <table:table-row table:style-name="ro1">
          <table:table-cell table:style-name="ce1" office:value-type="string">
            <text:p>Arms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72 Armband of elusive action 1/day avoid provoking attack of opportunity 800</text:p>
          </table:table-cell>
        </table:table-row>
        <table:table-row table:style-name="ro1">
          <table:table-cell office:value-type="string">
            <text:p>D250 Bracers of armor +1 +1 enhancement bonus to AC 1,000</text:p>
          </table:table-cell>
        </table:table-row>
        <table:table-row table:style-name="ro1">
          <table:table-cell table:style-name="ce15" office:value-type="string">
            <text:p><text:span text:style-name="T1">M192 Armband of confrontation</text:span><text:span text:style-name="T3">SP </text:span><text:span text:style-name="T1">Fighting challenge lasts an extra 3 rounds ( </text:span><text:span text:style-name="T2">five virtues</text:span><text:span text:style-name="T1">) 1,400</text:span></text:p>
          </table:table-cell>
        </table:table-row>
        <table:table-row table:style-name="ro1">
          <table:table-cell office:value-type="string">
            <text:p>M81 Bracers of quick strike 1/day make one additional attack after a full attack action 1,400</text:p>
          </table:table-cell>
        </table:table-row>
        <table:table-row table:style-name="ro1">
          <table:table-cell office:value-type="string">
            <text:p>M80 Bracers of great collision 2/day deal extra damage on a critical hit with a bludgeoning weapon 1,500</text:p>
          </table:table-cell>
        </table:table-row>
        <table:table-row table:style-name="ro1">
          <table:table-cell table:style-name="ce4" office:value-type="string">
            <text:p><text:span text:style-name="T1">M113 Inquisitor bracers 3/day </text:span><text:span text:style-name="T2">cure moderate wounds </text:span><text:span text:style-name="T1">along with next melee attack before end of turn 1,500</text:span></text:p>
          </table:table-cell>
        </table:table-row>
        <table:table-row table:style-name="ro1">
          <table:table-cell office:value-type="string">
            <text:p>M80 Bracers of the entangling blast Next spell cast deals half damage and entangles target 2,000</text:p>
          </table:table-cell>
        </table:table-row>
        <table:table-row table:style-name="ro1">
          <table:table-cell office:value-type="string">
            <text:p>M84 Caduceus bracers Sacrifice 5 points of healing to remove 1 point of ability damage or a condition 2,000</text:p>
          </table:table-cell>
        </table:table-row>
        <table:table-row table:style-name="ro1">
          <table:table-cell table:style-name="ce4" office:value-type="string">
            <text:p><text:span text:style-name="T1">M108 Goodberry bracelet Create five berries per day as </text:span><text:span text:style-name="T2">goodberry </text:span><text:span text:style-name="T1">spell 2,000</text:span></text:p>
          </table:table-cell>
        </table:table-row>
        <table:table-row table:style-name="ro1">
          <table:table-cell office:value-type="string">
            <text:p>M108 Greatreach bracers 3/day +10 ft. to reach for 1 round 2,000</text:p>
          </table:table-cell>
        </table:table-row>
        <table:table-row table:style-name="ro1">
          <table:table-cell office:value-type="string">
            <text:p>M80 Bracers of arcane freedom 2/day omit somatic component of next spell cast before end of turn 2,300</text:p>
          </table:table-cell>
        </table:table-row>
        <table:table-row table:style-name="ro1">
          <table:table-cell office:value-type="string">
            <text:p>M81 Bracers of opportunity 2/day always take attacks of opportunity, extra benefits with Combat Reflexes 2,300</text:p>
          </table:table-cell>
        </table:table-row>
        <table:table-row table:style-name="ro1">
          <table:table-cell office:value-type="string">
            <text:p>M90 Counterstrike bracers 2/day take one free attack of opportunity after enemy’s failed melee attack 2,500</text:p>
          </table:table-cell>
        </table:table-row>
        <table:table-row table:style-name="ro1">
          <table:table-cell table:style-name="ce15" office:value-type="string">
            <text:p><text:span text:style-name="T1">M202 Bands of blood rage</text:span><text:span text:style-name="T3">SP </text:span><text:span text:style-name="T1">3/day grant blood rage to allies (</text:span><text:span text:style-name="T2">instruments of the blood gift</text:span><text:span text:style-name="T1">) 2,600</text:span></text:p>
          </table:table-cell>
        </table:table-row>
        <table:table-row table:style-name="ro1">
          <table:table-cell office:value-type="string">
            <text:p>M112 Hexbands +1 to save DC of hexblade’s curse, 5/day add Cha modifier to 3,100</text:p>
          </table:table-cell>
        </table:table-row>
        <table:table-row table:style-name="ro1">
          <table:table-cell office:value-type="string">
            <text:p>weapon damage against cursed target</text:p>
          </table:table-cell>
        </table:table-row>
        <table:table-row table:style-name="ro1">
          <table:table-cell office:value-type="string">
            <text:p>M119 Rapidstrike bracers 3/day +2 on attack rolls made as part of a flurry of blows 3,100</text:p>
          </table:table-cell>
        </table:table-row>
        <table:table-row table:style-name="ro1">
          <table:table-cell office:value-type="string">
            <text:p>M80 Bracers of the blast barrier 3/day turn a spell or spell-like ability into a wall of magical energy 3,200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6">
            <text:p>246</text:p>
          </table:table-cell>
        </table:table-row>
        <table:table-row table:style-name="ro6">
          <table:table-cell table:style-name="ce14" office:value-type="string">
            <text:p><text:span text:style-name="T8">Arm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137 Spellmight bracers Take –5 penalty on attack roll for a touch attack spell to deal +1d6 damage 3,300</text:p>
          </table:table-cell>
        </table:table-row>
        <table:table-row table:style-name="ro1">
          <table:table-cell table:style-name="ce4" office:value-type="string">
            <text:p><text:span text:style-name="T1">M117 Mithral bells +2 on Perform, throw to create </text:span><text:span text:style-name="T2">sound burst </text:span><text:span text:style-name="T1">11 times 3,700</text:span></text:p>
          </table:table-cell>
        </table:table-row>
        <table:table-row table:style-name="ro1">
          <table:table-cell office:value-type="string">
            <text:p>M133 Shadow maniple 3/day healed of damage equal to level of shadow spell or mystery cast 3,700</text:p>
          </table:table-cell>
        </table:table-row>
        <table:table-row table:style-name="ro1">
          <table:table-cell office:value-type="string">
            <text:p>M79 Bracers of accuracy 3 charges/day, deliver ranged attacks with extreme precision 4,000</text:p>
          </table:table-cell>
        </table:table-row>
        <table:table-row table:style-name="ro1">
          <table:table-cell office:value-type="string">
            <text:p>D250 Bracers of armor +2 +2 enhancement bonus to AC 4,000</text:p>
          </table:table-cell>
        </table:table-row>
        <table:table-row table:style-name="ro1">
          <table:table-cell office:value-type="string">
            <text:p>M81 Bracers of repulsion 3/day, push creatures back 5 ft. 4,000</text:p>
          </table:table-cell>
        </table:table-row>
        <table:table-row table:style-name="ro1">
          <table:table-cell office:value-type="string">
            <text:p>M72 Armbands of might +2 on Str checks and Str-based skill checks, extra benefits with Power Attack 4,100</text:p>
          </table:table-cell>
        </table:table-row>
        <table:table-row table:style-name="ro1">
          <table:table-cell table:style-name="ce15" office:value-type="string">
            <text:p><text:span text:style-name="T1">M194 Bracers of aerial combat</text:span><text:span text:style-name="T3">SP </text:span><text:span text:style-name="T1">+1 on attack rolls while you or foe are airborne (</text:span><text:span text:style-name="T2">array of the manticore</text:span><text:span text:style-name="T1">) 5,000</text:span></text:p>
          </table:table-cell>
        </table:table-row>
        <table:table-row table:style-name="ro1">
          <table:table-cell office:value-type="string">
            <text:p>D250 Bracers of archery, lesser Use all bows, +1 on attack rolls using bows with which you are proficient 5,000</text:p>
          </table:table-cell>
        </table:table-row>
        <table:table-row table:style-name="ro1">
          <table:table-cell table:style-name="ce15" office:value-type="string">
            <text:p><text:span text:style-name="T1">M198 Bracers of blinding strike</text:span><text:span text:style-name="T3">SP </text:span><text:span text:style-name="T1">+2 on initiative, 3/day extra attack in addition to full attack ( </text:span><text:span text:style-name="T2">fleet warrior’s array</text:span><text:span text:style-name="T1">) 5,000</text:span></text:p>
          </table:table-cell>
        </table:table-row>
        <table:table-row table:style-name="ro1">
          <table:table-cell office:value-type="string">
            <text:p>M82 Bracers of retaliation +1 to AC, 3/day sacrifice a spell slot to daze attacker for 1 round 5,000</text:p>
          </table:table-cell>
        </table:table-row>
        <table:table-row table:style-name="ro1">
          <table:table-cell office:value-type="string">
            <text:p>M90 Crimson dragonhide bracers Resistance to fire 5, +1 enhancement bonus to natural armor 5,000</text:p>
          </table:table-cell>
        </table:table-row>
        <table:table-row table:style-name="ro1">
          <table:table-cell office:value-type="string">
            <text:p>M93 Deathstrike bracers 3/day use melee weapons to deal critical hits or sneak attacks 5,000</text:p>
          </table:table-cell>
        </table:table-row>
        <table:table-row table:style-name="ro1">
          <table:table-cell office:value-type="string">
            <text:p>to creatures immune to such attacks for 1 round</text:p>
          </table:table-cell>
        </table:table-row>
        <table:table-row table:style-name="ro1">
          <table:table-cell office:value-type="string">
            <text:p>M120 Reciprocal bracers 2/day automatic critical threat after taking critical hit or sneak attack damage 5,000</text:p>
          </table:table-cell>
        </table:table-row>
        <table:table-row table:style-name="ro1">
          <table:table-cell table:style-name="ce16" office:value-type="string">
            <text:p><text:span text:style-name="T1">M93 Deathguardian bracers Sacrifice spell slot to gain DR (2 </text:span><text:span text:style-name="T10">× </text:span><text:span text:style-name="T1">level of spell slot)/— 6,000</text:span></text:p>
          </table:table-cell>
        </table:table-row>
        <table:table-row table:style-name="ro1">
          <table:table-cell office:value-type="string">
            <text:p>M139 Strongarm bracers Wield weapons as if one size category larger than normal 6,000</text:p>
          </table:table-cell>
        </table:table-row>
        <table:table-row table:style-name="ro1">
          <table:table-cell office:value-type="string">
            <text:p>M72 Armband of maximized healing 3/day next healing spell of 6th level or lower is maximized 7,200</text:p>
          </table:table-cell>
        </table:table-row>
        <table:table-row table:style-name="ro1">
          <table:table-cell office:value-type="string">
            <text:p>M144 Vambraces of warding +2 to AC against ranged attacks for good-aligned wearers 8,000</text:p>
          </table:table-cell>
        </table:table-row>
        <table:table-row table:style-name="ro1">
          <table:table-cell office:value-type="string">
            <text:p>D250 Bracers of armor +3 +3 enhancement bonus to AC 9,000</text:p>
          </table:table-cell>
        </table:table-row>
        <table:table-row table:style-name="ro1">
          <table:table-cell office:value-type="string">
            <text:p>M82 Bracers of wind Ranged attacks against you take a –2 penalty as if fired in strong wind, 10,000</text:p>
          </table:table-cell>
        </table:table-row>
        <table:table-row table:style-name="ro1">
          <table:table-cell office:value-type="string">
            <text:p>+1 on ranged attacks</text:p>
          </table:table-cell>
        </table:table-row>
        <table:table-row table:style-name="ro1">
          <table:table-cell table:style-name="ce15" office:value-type="string">
            <text:p><text:span text:style-name="T1">M206 Bracers of lightning</text:span><text:span text:style-name="T3">SP </text:span><text:span text:style-name="T1">Attacks deal +1d6 electricity damage, works in wild shape (</text:span><text:span text:style-name="T2">raiment of the stormwalker</text:span><text:span text:style-name="T1">) 11,000</text:span></text:p>
          </table:table-cell>
        </table:table-row>
        <table:table-row table:style-name="ro1">
          <table:table-cell office:value-type="string">
            <text:p>M147 Wand bracelet Store and retrieve up to four items of no more than 3 lb. each 12,000</text:p>
          </table:table-cell>
        </table:table-row>
        <table:table-row table:style-name="ro1">
          <table:table-cell office:value-type="string">
            <text:p>M112 Incarnum focus (bracers) +1 to essentia capacity of soulmelds occupying arms chakra 15,000</text:p>
          </table:table-cell>
        </table:table-row>
        <table:table-row table:style-name="ro1">
          <table:table-cell office:value-type="string">
            <text:p>D250 Bracers of armor +4 +4 enhancement bonus to AC 16,000</text:p>
          </table:table-cell>
        </table:table-row>
        <table:table-row table:style-name="ro1">
          <table:table-cell office:value-type="string">
            <text:p>D250 Bracelet of friends Four friends can be summoned once each 19,000</text:p>
          </table:table-cell>
        </table:table-row>
        <table:table-row table:style-name="ro1">
          <table:table-cell office:value-type="string">
            <text:p>D250 Bracers of archery, greater Use all bows, +2 on attack, +1 on damage using bows with which you are proficient 25,000</text:p>
          </table:table-cell>
        </table:table-row>
        <table:table-row table:style-name="ro1">
          <table:table-cell office:value-type="string">
            <text:p>D250 Bracers of armor +5 +5 enhancement bonus to AC 25,000</text:p>
          </table:table-cell>
        </table:table-row>
        <table:table-row table:style-name="ro1">
          <table:table-cell table:style-name="ce4" office:value-type="string">
            <text:p><text:span text:style-name="T1">M80 Bracers of dawn Project beam of normal light; 4/day </text:span><text:span text:style-name="T2">searing light </text:span><text:span text:style-name="T1">26,000</text:span></text:p>
          </table:table-cell>
        </table:table-row>
        <table:table-row table:style-name="ro1">
          <table:table-cell office:value-type="string">
            <text:p>D250 Bracers of armor +6 +6 enhancement bonus to AC 36,000</text:p>
          </table:table-cell>
        </table:table-row>
        <table:table-row table:style-name="ro1">
          <table:table-cell office:value-type="string">
            <text:p>D250 Bracers of armor +7 +7 enhancement bonus to AC 49,000</text:p>
          </table:table-cell>
        </table:table-row>
        <table:table-row table:style-name="ro1">
          <table:table-cell office:value-type="string">
            <text:p>D250 Bracers of armor +8 +8 enhancement bonus to AC 64,000</text:p>
          </table:table-cell>
        </table:table-row>
        <table:table-row table:style-name="ro1">
          <table:table-cell table:style-name="ce1" office:value-type="string">
            <text:p>Body (Non-Armor)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D265 Robe of bones Create a number of undead creatures 2,400</text:p>
          </table:table-cell>
        </table:table-row>
        <table:table-row table:style-name="ro1">
          <table:table-cell office:value-type="string">
            <text:p>M104 Ghost shroud +1 to AC; all your melee attacks affect incorporeal creatures 5,000</text:p>
          </table:table-cell>
        </table:table-row>
        <table:table-row table:style-name="ro1">
          <table:table-cell office:value-type="string">
            <text:p>M130 Robe of retaliation 3/day upon taking damage, sacrifice arcane spell or spell slot to deal damage 6,500</text:p>
          </table:table-cell>
        </table:table-row>
        <table:table-row table:style-name="ro1">
          <table:table-cell office:value-type="string">
            <text:p>D266 Robe of useful items Create a number of mundane items 7,000</text:p>
          </table:table-cell>
        </table:table-row>
        <table:table-row table:style-name="ro1">
          <table:table-cell table:style-name="ce4" office:value-type="string">
            <text:p><text:span text:style-name="T1">M130 Robe of mysterious conjuration 3/day sacrifice spell slot to use </text:span><text:span text:style-name="T2">summon monster </text:span><text:span text:style-name="T1">spell of same level 10,000</text:span></text:p>
          </table:table-cell>
        </table:table-row>
        <table:table-row table:style-name="ro1">
          <table:table-cell office:value-type="string">
            <text:p>M112 Incarnum focus (robe) +1 to essentia capacity of soulmelds occupying soul chakra 15,000</text:p>
          </table:table-cell>
        </table:table-row>
        <table:table-row table:style-name="ro1">
          <table:table-cell office:value-type="string">
            <text:p>M133 Shadow veil +1 to AC; concealment in shadowy areas 16,000</text:p>
          </table:table-cell>
        </table:table-row>
        <table:table-row table:style-name="ro1">
          <table:table-cell office:value-type="string">
            <text:p>M129 Robe of arcane might +4 armor bonus to AC; +1 to caster level for spells of a specific school 21,000</text:p>
          </table:table-cell>
        </table:table-row>
        <table:table-row table:style-name="ro1">
          <table:table-cell office:value-type="string">
            <text:p>M136 Shroud of scales DR 5/magic, immune to dragon’s frightful presence 24,000</text:p>
          </table:table-cell>
        </table:table-row>
        <table:table-row table:style-name="ro1">
          <table:table-cell office:value-type="string">
            <text:p>D265 Robe of scintillating colors Colors daze surrounding creatures, conceal wearer, illuminate area 27,000</text:p>
          </table:table-cell>
        </table:table-row>
        <table:table-row table:style-name="ro1">
          <table:table-cell table:style-name="ce4" office:value-type="string">
            <text:p><text:span text:style-name="T1">D265 Robe of blending +10 on Hide, </text:span><text:span text:style-name="T2">disguise self </text:span><text:span text:style-name="T1">at will 30,000</text:span></text:p>
          </table:table-cell>
        </table:table-row>
        <table:table-row table:style-name="ro1">
          <table:table-cell office:value-type="string">
            <text:p>M129 Robe of the inferno +4 armor bonus to AC; create fiery orbs that can be thrown 37,000</text:p>
          </table:table-cell>
        </table:table-row>
        <table:table-row table:style-name="ro1">
          <table:table-cell table:style-name="ce15" office:value-type="string">
            <text:p><text:span text:style-name="T1">M206 Robe of thunder</text:span><text:span text:style-name="T3">SP </text:span><text:span text:style-name="T1">Gain sonic-related benefits, works in wild shape (</text:span><text:span text:style-name="T2">raiment of the stormwalker</text:span><text:span text:style-name="T1">) 38,000</text:span></text:p>
          </table:table-cell>
        </table:table-row>
        <table:table-row table:style-name="ro1">
          <table:table-cell table:style-name="ce4" office:value-type="string">
            <text:p><text:span text:style-name="T1">D265 Robe of stars Travel to Astral Plane, +1 on saving throws, use up to six </text:span><text:span text:style-name="T2">+5 shuriken </text:span><text:span text:style-name="T1">58,000</text:span></text:p>
          </table:table-cell>
        </table:table-row>
        <table:table-row table:style-name="ro1">
          <table:table-cell office:value-type="string">
            <text:p>D265 Robe of the archmagi Various resistance, spellcasting, and defensive bonuses 75,000</text:p>
          </table:table-cell>
        </table:table-row>
        <table:table-row table:style-name="ro1">
          <table:table-cell office:value-type="string">
            <text:p>D265 Robe of eyes See all things within 120 ft., various vision-related effects 120,000</text:p>
          </table:table-cell>
        </table:table-row>
        <table:table-row table:style-name="ro1">
          <table:table-cell table:style-name="ce1" office:value-type="string">
            <text:p>Face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113 Lenses of bright vision 3/day project 15-ft. cone of bright light from eyes 600</text:p>
          </table:table-cell>
        </table:table-row>
        <table:table-row table:style-name="ro1">
          <table:table-cell table:style-name="ce4" office:value-type="string">
            <text:p><text:span text:style-name="T1">M118 Pearl of speech Speak and understand one specific language, 1/day </text:span><text:span text:style-name="T2">command </text:span><text:span text:style-name="T1">600</text:span></text:p>
          </table:table-cell>
        </table:table-row>
        <table:table-row table:style-name="ro1">
          <table:table-cell office:value-type="string">
            <text:p>M141 Third eye improvisation 1/day +5 on one check in a skill in which you’re untrained 1,000</text:p>
          </table:table-cell>
        </table:table-row>
        <table:table-row table:style-name="ro1">
          <table:table-cell office:value-type="string">
            <text:p>D257 Goggles of minute seeing +5 bonus on Search for concealed objects within 1 ft. 1,250</text:p>
          </table:table-cell>
        </table:table-row>
        <table:table-row table:style-name="ro1">
          <table:table-cell office:value-type="string">
            <text:p>M136 Snakeblood tooth +5 on saves against ingested poison; 3 charges/day, 1,350</text:p>
          </table:table-cell>
        </table:table-row>
        <table:table-row table:style-name="ro1">
          <table:table-cell office:value-type="string">
            <text:p>various protections against poison</text:p>
          </table:table-cell>
        </table:table-row>
        <table:table-row table:style-name="ro1">
          <table:table-cell office:value-type="string">
            <text:p>M75 Blighter’s hex-eye 3/day +2d6 points of damage against elves and plants for 1 round 1,400</text:p>
          </table:table-cell>
        </table:table-row>
        <table:table-row table:style-name="ro1">
          <table:table-cell table:style-name="ce15" office:value-type="string">
            <text:p><text:span text:style-name="T1">M215 Lenses of revelation</text:span><text:span text:style-name="T3">SP </text:span><text:span text:style-name="T1">Reveals foe as undead or evil outsider (</text:span><text:span text:style-name="T2">vestments of divinity</text:span><text:span text:style-name="T1">) 1,400</text:span></text:p>
          </table:table-cell>
        </table:table-row>
        <table:table-row table:style-name="ro1">
          <table:table-cell table:style-name="ce4" office:value-type="string">
            <text:p><text:span text:style-name="T1">M72 Artificer’s monocle Use artificer knowledge or </text:span><text:span text:style-name="T2">detect magic </text:span><text:span text:style-name="T1">to determine abilities of magic item 1,500</text:span></text:p>
          </table:table-cell>
        </table:table-row>
        <table:table-row table:style-name="ro1">
          <table:table-cell office:value-type="string">
            <text:p>M108 Goggles of lifesight 3/day know whether creatures are living, dead, or neither 2,000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7">
            <text:p>247</text:p>
          </table:table-cell>
        </table:table-row>
        <table:table-row table:style-name="ro6">
          <table:table-cell table:style-name="ce14" office:value-type="string">
            <text:p><text:span text:style-name="T8">Face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116 Mask of sweet air Breathe in unclean air, +5 on saves against stench attacks and inhaled poisons 2,000</text:p>
          </table:table-cell>
        </table:table-row>
        <table:table-row table:style-name="ro1">
          <table:table-cell office:value-type="string">
            <text:p>M143 Third eye surge 3 charges/day, bonuses on Str- and Dex-based checks and weapon damage 2,100</text:p>
          </table:table-cell>
        </table:table-row>
        <table:table-row table:style-name="ro1">
          <table:table-cell office:value-type="string">
            <text:p>M91 Crystal mask of knowledge +5 on a specific type of Knowledge check 2,500</text:p>
          </table:table-cell>
        </table:table-row>
        <table:table-row table:style-name="ro1">
          <table:table-cell office:value-type="string">
            <text:p>M91 Crystal mask of languages Speak, read, and write five specific languages 2,500</text:p>
          </table:table-cell>
        </table:table-row>
        <table:table-row table:style-name="ro1">
          <table:table-cell office:value-type="string">
            <text:p>D256 Eyes of the eagle +5 on Search 2,500</text:p>
          </table:table-cell>
        </table:table-row>
        <table:table-row table:style-name="ro1">
          <table:table-cell office:value-type="string">
            <text:p>M108 Goggles of foefinding Ignore enemies’ AC bonus from cover 2,500</text:p>
          </table:table-cell>
        </table:table-row>
        <table:table-row table:style-name="ro1">
          <table:table-cell office:value-type="string">
            <text:p>M138 Spellsight spectacles +5 on Spellcraft to decipher scrolls and Use Magic Device to use scrolls 2,500</text:p>
          </table:table-cell>
        </table:table-row>
        <table:table-row table:style-name="ro1">
          <table:table-cell office:value-type="string">
            <text:p>M141 Third eye dampening 1/day reduce numeric effects of next power or spell affecting you to minimum 2,500</text:p>
          </table:table-cell>
        </table:table-row>
        <table:table-row table:style-name="ro1">
          <table:table-cell office:value-type="string">
            <text:p>M141 Third eye expose +5 on Sense Motive 2,500</text:p>
          </table:table-cell>
        </table:table-row>
        <table:table-row table:style-name="ro1">
          <table:table-cell table:style-name="ce4" office:value-type="string">
            <text:p><text:span text:style-name="T1">M141 Third eye freedom 1/day </text:span><text:span text:style-name="T2">freedom of movement </text:span><text:span text:style-name="T1">for 1 round 2,600</text:span></text:p>
          </table:table-cell>
        </table:table-row>
        <table:table-row table:style-name="ro1">
          <table:table-cell table:style-name="ce15" office:value-type="string">
            <text:p><text:span text:style-name="T1">M201 Panther mask</text:span><text:span text:style-name="T3">SP </text:span><text:span text:style-name="T1">+5-ft. speed, benefit of Run feat in light or no armor (</text:span><text:span text:style-name="T2">Gharyn’s monastic array</text:span><text:span text:style-name="T1">) 2,700</text:span></text:p>
          </table:table-cell>
        </table:table-row>
        <table:table-row table:style-name="ro1">
          <table:table-cell table:style-name="ce4" office:value-type="string">
            <text:p><text:span text:style-name="T1">M90 Corsair’s eyepatch 3/day </text:span><text:span text:style-name="T2">see invisibility </text:span><text:span text:style-name="T1">for 1 round or gain Blind-Fight for 1 minute 3,000</text:span></text:p>
          </table:table-cell>
        </table:table-row>
        <table:table-row table:style-name="ro1">
          <table:table-cell table:style-name="ce4" office:value-type="string">
            <text:p><text:span text:style-name="T1">M141 Third eye clarity 1/day negates </text:span><text:span text:style-name="T2">confused</text:span><text:span text:style-name="T1">, dazed, fascinated, or stunned condition 3,000</text:span></text:p>
          </table:table-cell>
        </table:table-row>
        <table:table-row table:style-name="ro1">
          <table:table-cell office:value-type="string">
            <text:p>M98 Eyes of expanded vision +1 on Spot, flanking foes get only +1 bonus, –2 on saves against gaze attacks 3,200</text:p>
          </table:table-cell>
        </table:table-row>
        <table:table-row table:style-name="ro1">
          <table:table-cell office:value-type="string">
            <text:p>M115 Mask of blood Rage lasts 1 round longer; 2/day ranged touch attack deals 4d6 acid damage 3,300</text:p>
          </table:table-cell>
        </table:table-row>
        <table:table-row table:style-name="ro1">
          <table:table-cell office:value-type="string">
            <text:p>D261 Lens of detection +5 on Search and +5 on Survival while tracking 3,500</text:p>
          </table:table-cell>
        </table:table-row>
        <table:table-row table:style-name="ro1">
          <table:table-cell table:style-name="ce15" office:value-type="string">
            <text:p><text:span text:style-name="T1">M193 Mask of mastery</text:span><text:span text:style-name="T3">SP </text:span><text:span text:style-name="T1">+5 on Intimidate, 1/day </text:span><text:span text:style-name="T2">command </text:span><text:span text:style-name="T1">(</text:span><text:span text:style-name="T2">armor of the watching master</text:span><text:span text:style-name="T1">) 3,500</text:span></text:p>
          </table:table-cell>
        </table:table-row>
        <table:table-row table:style-name="ro1">
          <table:table-cell table:style-name="ce15" office:value-type="string">
            <text:p><text:span text:style-name="T1">M210 Raptor’s mask</text:span><text:span text:style-name="T3">SP </text:span><text:span text:style-name="T1">+5 on Spot, immune to blinding and dazzling effects (</text:span><text:span text:style-name="T2">regalia of the phoenix</text:span><text:span text:style-name="T1">) 3,500</text:span></text:p>
          </table:table-cell>
        </table:table-row>
        <table:table-row table:style-name="ro1">
          <table:table-cell table:style-name="ce4" office:value-type="string">
            <text:p><text:span text:style-name="T1">M94 Dragon mask 2/day </text:span><text:span text:style-name="T2">see invisibility </text:span><text:span text:style-name="T1">for 5 minutes 4,000</text:span></text:p>
          </table:table-cell>
        </table:table-row>
        <table:table-row table:style-name="ro1">
          <table:table-cell table:style-name="ce15" office:value-type="string">
            <text:p><text:span text:style-name="T1">M205 Goggles of the golden sun</text:span><text:span text:style-name="T3">SP </text:span><text:span text:style-name="T1">Immune to blinding, dazzling; 3/day </text:span><text:span text:style-name="T2">fireball </text:span><text:span text:style-name="T1">(</text:span><text:span text:style-name="T2">raiment of the four</text:span><text:span text:style-name="T1">) 4,000</text:span></text:p>
          </table:table-cell>
        </table:table-row>
        <table:table-row table:style-name="ro1">
          <table:table-cell office:value-type="string">
            <text:p>M115 Mask of mental armor +3 on saving throws against mind-affecting spells and abilities 4,000</text:p>
          </table:table-cell>
        </table:table-row>
        <table:table-row table:style-name="ro1">
          <table:table-cell table:style-name="ce15" office:value-type="string">
            <text:p><text:span text:style-name="T1">M200 Mask of the tiger</text:span><text:span text:style-name="T3">SP </text:span><text:span text:style-name="T1">Gain benefit of Track feat, low-light vision (</text:span><text:span text:style-name="T2">garb of the hunting cat</text:span><text:span text:style-name="T1">) 4,000</text:span></text:p>
          </table:table-cell>
        </table:table-row>
        <table:table-row table:style-name="ro1">
          <table:table-cell office:value-type="string">
            <text:p>M107 Goggles of day Operate without penalty in preternaturally bright light 4,500</text:p>
          </table:table-cell>
        </table:table-row>
        <table:table-row table:style-name="ro1">
          <table:table-cell table:style-name="ce4" office:value-type="string">
            <text:p><text:span text:style-name="T1">M115 Mask of lies +5 on Bluff, continuous </text:span><text:span text:style-name="T2">undetectable alignment</text:span><text:span text:style-name="T1">; 3/day </text:span><text:span text:style-name="T2">disguise self </text:span><text:span text:style-name="T1">4,500</text:span></text:p>
          </table:table-cell>
        </table:table-row>
        <table:table-row table:style-name="ro1">
          <table:table-cell office:value-type="string">
            <text:p>M116 Mask of silent trickery 2/day omit verbal component of next enchantment or illusion spell 5,000</text:p>
          </table:table-cell>
        </table:table-row>
        <table:table-row table:style-name="ro1">
          <table:table-cell table:style-name="ce4" office:value-type="string">
            <text:p><text:span text:style-name="T1">M99 Eyes of truth +5 on Spot; 1/day </text:span><text:span text:style-name="T2">true seeing </text:span><text:span text:style-name="T1">for 1 round 5,500</text:span></text:p>
          </table:table-cell>
        </table:table-row>
        <table:table-row table:style-name="ro1">
          <table:table-cell table:style-name="ce4" office:value-type="string">
            <text:p><text:span text:style-name="T1">M117 Monocle of perusal +5 on Appraise, 3/day </text:span><text:span text:style-name="T2">identify </text:span><text:span text:style-name="T1">6,500</text:span></text:p>
          </table:table-cell>
        </table:table-row>
        <table:table-row table:style-name="ro1">
          <table:table-cell table:style-name="ce15" office:value-type="string">
            <text:p><text:span text:style-name="T1">M213 Veil of whispers</text:span><text:span text:style-name="T3">SP </text:span><text:span text:style-name="T2">Confuse </text:span><text:span text:style-name="T1">creature affected by your enchantment spell (</text:span><text:span text:style-name="T2">seven veils</text:span><text:span text:style-name="T1">) 7,000</text:span></text:p>
          </table:table-cell>
        </table:table-row>
        <table:table-row table:style-name="ro1">
          <table:table-cell table:style-name="ce4" office:value-type="string">
            <text:p><text:span text:style-name="T1">M96 Dreaming blindfold 1/day send </text:span><text:span text:style-name="T2">dream </text:span><text:span text:style-name="T1">or </text:span><text:span text:style-name="T2">nightmare </text:span><text:span text:style-name="T1">to a sleeping creature 7,500</text:span></text:p>
          </table:table-cell>
        </table:table-row>
        <table:table-row table:style-name="ro1">
          <table:table-cell office:value-type="string">
            <text:p>M142 Third eye penetrate +2 on caster level checks to overcome spell resistance 8,000</text:p>
          </table:table-cell>
        </table:table-row>
        <table:table-row table:style-name="ro1">
          <table:table-cell office:value-type="string">
            <text:p>M99 Fanged mask Make bite attacks; 3/day stun creature you bite 8,300</text:p>
          </table:table-cell>
        </table:table-row>
        <table:table-row table:style-name="ro1">
          <table:table-cell office:value-type="string">
            <text:p>M75 Blindfold of true darkness Blindsight out to 30 ft., immune to sight-based effects 9,000</text:p>
          </table:table-cell>
        </table:table-row>
        <table:table-row table:style-name="ro1">
          <table:table-cell office:value-type="string">
            <text:p>M90 Crystal mask of detection +10 on Search 10,000</text:p>
          </table:table-cell>
        </table:table-row>
        <table:table-row table:style-name="ro1">
          <table:table-cell office:value-type="string">
            <text:p>M90 Crystal mask of discernment +10 on Sense Motive 10,000</text:p>
          </table:table-cell>
        </table:table-row>
        <table:table-row table:style-name="ro1">
          <table:table-cell office:value-type="string">
            <text:p>M91 Crystal mask of dread +10 on Intimidate 10,000</text:p>
          </table:table-cell>
        </table:table-row>
        <table:table-row table:style-name="ro1">
          <table:table-cell office:value-type="string">
            <text:p>M92 Crystal mask of mindarmor +4 on Will saving throws 10,000</text:p>
          </table:table-cell>
        </table:table-row>
        <table:table-row table:style-name="ro1">
          <table:table-cell office:value-type="string">
            <text:p>M92 Crystal mask of psionic craft +10 on Psicraft 10,000</text:p>
          </table:table-cell>
        </table:table-row>
        <table:table-row table:style-name="ro1">
          <table:table-cell office:value-type="string">
            <text:p>M92 Crystal mask of visual insight Ignore effects of concealment on any creature within 30 ft. for 1 round 10,000</text:p>
          </table:table-cell>
        </table:table-row>
        <table:table-row table:style-name="ro1">
          <table:table-cell office:value-type="string">
            <text:p>M98 Eyes of power leech 1/day drain 1d6 power points from target per round, 7 consecutive rounds/day 10,000</text:p>
          </table:table-cell>
        </table:table-row>
        <table:table-row table:style-name="ro1">
          <table:table-cell office:value-type="string">
            <text:p>M113 Lenses of true form +10 on Spot to penetrate disguise, 1/day force creature to assume true form 10,000</text:p>
          </table:table-cell>
        </table:table-row>
        <table:table-row table:style-name="ro1">
          <table:table-cell office:value-type="string">
            <text:p>M137 Soulstone Bind soulmelds to brow chakra 10,000</text:p>
          </table:table-cell>
        </table:table-row>
        <table:table-row table:style-name="ro1">
          <table:table-cell office:value-type="string">
            <text:p>M140 Third eye aware +10 on Spot 10,000</text:p>
          </table:table-cell>
        </table:table-row>
        <table:table-row table:style-name="ro1">
          <table:table-cell office:value-type="string">
            <text:p>M141 Third eye concentrate +10 on Concentrate 10,000</text:p>
          </table:table-cell>
        </table:table-row>
        <table:table-row table:style-name="ro1">
          <table:table-cell office:value-type="string">
            <text:p>M141 Third eye gather +10 on Gather Information 10,000</text:p>
          </table:table-cell>
        </table:table-row>
        <table:table-row table:style-name="ro1">
          <table:table-cell office:value-type="string">
            <text:p>M142 Third eye powerthieve 1/day borrow one power from a psionic target for 70 minutes 10,000</text:p>
          </table:table-cell>
        </table:table-row>
        <table:table-row table:style-name="ro1">
          <table:table-cell office:value-type="string">
            <text:p>D258 Goggles of night Darkvision out to 60 ft. 12,000</text:p>
          </table:table-cell>
        </table:table-row>
        <table:table-row table:style-name="ro1">
          <table:table-cell office:value-type="string">
            <text:p>M84 Cannith goggles +5 on Search and Spot, artificers can power the goggles with infusions 13,000</text:p>
          </table:table-cell>
        </table:table-row>
        <table:table-row table:style-name="ro1">
          <table:table-cell office:value-type="string">
            <text:p>M145 Veil of allure +2 to save DCs of enchantment spells and Cha-based supernatural abilities 14,000</text:p>
          </table:table-cell>
        </table:table-row>
        <table:table-row table:style-name="ro1">
          <table:table-cell office:value-type="string">
            <text:p>M112 Incarnum focus (goggles) +1 to essentia capacity of soulmelds occupying brow chakra 15,000</text:p>
          </table:table-cell>
        </table:table-row>
        <table:table-row table:style-name="ro1">
          <table:table-cell office:value-type="string">
            <text:p>M118 Moonstone mask +5 on Listen and Spot, darkvision out to 30 ft. 15,000</text:p>
          </table:table-cell>
        </table:table-row>
        <table:table-row table:style-name="ro1">
          <table:table-cell table:style-name="ce4" office:value-type="string">
            <text:p><text:span text:style-name="T1">M142 Third eye repudiate 1/day </text:span><text:span text:style-name="T2">dispel magic </text:span><text:span text:style-name="T1">15,000</text:span></text:p>
          </table:table-cell>
        </table:table-row>
        <table:table-row table:style-name="ro1">
          <table:table-cell office:value-type="string">
            <text:p>M107 Goggles of draconic vision Various vision-enhancing effects; 1/day blindsense out to 30 ft. for 1 minute 16,000</text:p>
          </table:table-cell>
        </table:table-row>
        <table:table-row table:style-name="ro1">
          <table:table-cell office:value-type="string">
            <text:p>M108 Goggles of the ebon hunter Darkvision out to 30 ft.; +1 on attack and damage rolls with ranged weapons 18,000</text:p>
          </table:table-cell>
        </table:table-row>
        <table:table-row table:style-name="ro1">
          <table:table-cell office:value-type="string">
            <text:p>M91 Crystal mask of insight +9 on Search and Spot 20,000</text:p>
          </table:table-cell>
        </table:table-row>
        <table:table-row table:style-name="ro1">
          <table:table-cell office:value-type="string">
            <text:p>M98 Eyes of power leech, vampiric 1/day drain 1d6 power points from target per round, 13 consecutive rounds/day 20,000</text:p>
          </table:table-cell>
        </table:table-row>
        <table:table-row table:style-name="ro1">
          <table:table-cell table:style-name="ce4" office:value-type="string">
            <text:p><text:span text:style-name="T1">D262 Mask of the skull 1/day mask flies up to 50 ft., attacks a creature as </text:span><text:span text:style-name="T2">finger of death </text:span><text:span text:style-name="T1">22,000</text:span></text:p>
          </table:table-cell>
        </table:table-row>
        <table:table-row table:style-name="ro1">
          <table:table-cell table:style-name="ce15" office:value-type="string">
            <text:p><text:span text:style-name="T1">M212 Turquoise veil</text:span><text:span text:style-name="T3">SP </text:span><text:span text:style-name="T1">Petrify creature affected by your transmutation spell (</text:span><text:span text:style-name="T2">seven veils</text:span><text:span text:style-name="T1">) 22,000</text:span></text:p>
          </table:table-cell>
        </table:table-row>
        <table:table-row table:style-name="ro1">
          <table:table-cell office:value-type="string">
            <text:p>M142 Third eye sense See and hear a known, distant location, at will 24,000</text:p>
          </table:table-cell>
        </table:table-row>
        <table:table-row table:style-name="ro1">
          <table:table-cell table:style-name="ce4" office:value-type="string">
            <text:p><text:span text:style-name="T1">D256 Eyes of doom Use </text:span><text:span text:style-name="T2">doom </text:span><text:span text:style-name="T1">(one lens), use </text:span><text:span text:style-name="T2">fear </text:span><text:span text:style-name="T1">and </text:span><text:span text:style-name="T2">deathwatch </text:span><text:span text:style-name="T1">(both lenses) 25,000</text:span></text:p>
          </table:table-cell>
        </table:table-row>
        <table:table-row table:style-name="ro1">
          <table:table-cell table:style-name="ce4" office:value-type="string">
            <text:p><text:span text:style-name="T1">D256 Eyes of charming </text:span><text:span text:style-name="T2">Charm person </text:span><text:span text:style-name="T1">at will 56,000</text:span></text:p>
          </table:table-cell>
        </table:table-row>
        <table:table-row table:style-name="ro1">
          <table:table-cell office:value-type="string">
            <text:p>D256 Eyes of petrification Petrification gaze attack 10 rounds/day 98,000</text:p>
          </table:table-cell>
        </table:table-row>
        <table:table-row table:style-name="ro1">
          <table:table-cell office:value-type="string">
            <text:p>M141 Third eye conceal Protected from devices and effects that detect or affect emotions or thoughts 120,000</text:p>
          </table:table-cell>
        </table:table-row>
        <table:table-row table:style-name="ro1">
          <table:table-cell table:style-name="ce4" office:value-type="string">
            <text:p><text:span text:style-name="T1">M141 Third eye dominate 1/day </text:span><text:span text:style-name="T2">dominate monster </text:span><text:span text:style-name="T1">within 60 ft. 120,000</text:span>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8">
            <text:p>248</text:p>
          </table:table-cell>
        </table:table-row>
        <table:table-row table:style-name="ro1">
          <table:table-cell table:style-name="ce1" office:value-type="string">
            <text:p>Feet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77 Boots of landing Always land on your feet, 2 fewer dice of falling damage than normal 500</text:p>
          </table:table-cell>
        </table:table-row>
        <table:table-row table:style-name="ro1">
          <table:table-cell office:value-type="string">
            <text:p>M76 Boots of agile leaping Add Dex modifier on Jump, stand from prone more easily 600</text:p>
          </table:table-cell>
        </table:table-row>
        <table:table-row table:style-name="ro1">
          <table:table-cell office:value-type="string">
            <text:p>M78 Boots of stomping 3/day topple creatures in 15-ft. cone 600</text:p>
          </table:table-cell>
        </table:table-row>
        <table:table-row table:style-name="ro1">
          <table:table-cell office:value-type="string">
            <text:p>M67 Acrobat boots 3 charges, bonuses to land speed; +2 on Tumble 900</text:p>
          </table:table-cell>
        </table:table-row>
        <table:table-row table:style-name="ro1">
          <table:table-cell office:value-type="string">
            <text:p>M71 Anklet of translocation 2/day teleport 10 ft. 1,400</text:p>
          </table:table-cell>
        </table:table-row>
        <table:table-row table:style-name="ro1">
          <table:table-cell office:value-type="string">
            <text:p>M168 Steadfast boots +4 bonus to resist being moved, constantly set against charge 1,400</text:p>
          </table:table-cell>
        </table:table-row>
        <table:table-row table:style-name="ro1">
          <table:table-cell table:style-name="ce15" office:value-type="string">
            <text:p><text:span text:style-name="T1">M201 Cobra straps</text:span><text:span text:style-name="T3">SP </text:span><text:span text:style-name="T1">After unarmed charge attack, move 5 ft. (</text:span><text:span text:style-name="T2">Gharyn’s monastic array</text:span><text:span text:style-name="T1">) 1,400</text:span></text:p>
          </table:table-cell>
        </table:table-row>
        <table:table-row table:style-name="ro1">
          <table:table-cell office:value-type="string">
            <text:p>M77 Boots of dragonstriding +2 on Climb and Jump; 1/day gain climb speed equal to land speed for 10 rounds 1,500</text:p>
          </table:table-cell>
        </table:table-row>
        <table:table-row table:style-name="ro1">
          <table:table-cell office:value-type="string">
            <text:p>M78 Boots of the mountain king Ignore some movement-based penalties and skill checks 1,500</text:p>
          </table:table-cell>
        </table:table-row>
        <table:table-row table:style-name="ro1">
          <table:table-cell office:value-type="string">
            <text:p>M76 Boots of the battle charger 2/day charge as standard action 2,000</text:p>
          </table:table-cell>
        </table:table-row>
        <table:table-row table:style-name="ro1">
          <table:table-cell office:value-type="string">
            <text:p>M94 Dimension stride boots +2 on Jump; 5 charges/day, teleport up to 60 ft. 2,000</text:p>
          </table:table-cell>
        </table:table-row>
        <table:table-row table:style-name="ro1">
          <table:table-cell office:value-type="string">
            <text:p>M130 Rock boots +4 on Str checks to avoid bull rushes or trips; 5/day ignore difficult terrain 2,000</text:p>
          </table:table-cell>
        </table:table-row>
        <table:table-row table:style-name="ro1">
          <table:table-cell office:value-type="string">
            <text:p>M131 Sandals of sprinting 3/day +30 ft. enhancement bonus to land speed until start of next turn 2,300</text:p>
          </table:table-cell>
        </table:table-row>
        <table:table-row table:style-name="ro1">
          <table:table-cell office:value-type="string">
            <text:p>D250 Boots of elvenkind +5 on Move Silently 2,500</text:p>
          </table:table-cell>
        </table:table-row>
        <table:table-row table:style-name="ro1">
          <table:table-cell office:value-type="string">
            <text:p>M77 Boots of jumping Running jump more easily; 3 charges/day, bonus on Jump 2,500</text:p>
          </table:table-cell>
        </table:table-row>
        <table:table-row table:style-name="ro1">
          <table:table-cell office:value-type="string">
            <text:p>D250 Boots of the winterlands Move across ice and snow at normal speed, endure cold 2,500</text:p>
          </table:table-cell>
        </table:table-row>
        <table:table-row table:style-name="ro1">
          <table:table-cell office:value-type="string">
            <text:p>M77 Boots of desperation 3/day gain movement and dodge bonuses when at half hit points or lower 2,800</text:p>
          </table:table-cell>
        </table:table-row>
        <table:table-row table:style-name="ro1">
          <table:table-cell office:value-type="string">
            <text:p>M145 Vanguard treads Various stability- and movement-based effects 3,100</text:p>
          </table:table-cell>
        </table:table-row>
        <table:table-row table:style-name="ro1">
          <table:table-cell office:value-type="string">
            <text:p>M136 Skirmisher boots Make more effective skirmish attacks and mobile attacks 3,200</text:p>
          </table:table-cell>
        </table:table-row>
        <table:table-row table:style-name="ro1">
          <table:table-cell office:value-type="string">
            <text:p>M119 Quicksilver boots 2/day make an extra move up to land speed, even over liquid 3,500</text:p>
          </table:table-cell>
        </table:table-row>
        <table:table-row table:style-name="ro1">
          <table:table-cell table:style-name="ce5" office:value-type="string">
            <text:p><text:span text:style-name="T1">M79 Boots of the unending journey</text:span><text:span text:style-name="T3">R </text:span><text:span text:style-name="T1">Fharlanghn: +10-ft. enhancement bonus to speed plus relic powers 4,000</text:span></text:p>
          </table:table-cell>
        </table:table-row>
        <table:table-row table:style-name="ro1">
          <table:table-cell office:value-type="string">
            <text:p>D266 Slippers of spider climbing Walk on walls or ceiling with speed 20 ft. 4,800</text:p>
          </table:table-cell>
        </table:table-row>
        <table:table-row table:style-name="ro1">
          <table:table-cell office:value-type="string">
            <text:p>M78 Boots of swift passage 5/day teleport 20 ft. 5,000</text:p>
          </table:table-cell>
        </table:table-row>
        <table:table-row table:style-name="ro1">
          <table:table-cell office:value-type="string">
            <text:p>M79 Boots of tremorsense 3/day tremorsense out to 30 ft. for 5 rounds 5,000</text:p>
          </table:table-cell>
        </table:table-row>
        <table:table-row table:style-name="ro1">
          <table:table-cell office:value-type="string">
            <text:p>D250 Boots of striding and springing +10-ft. enhancement bonus to speed, +5 on Jump 5,500</text:p>
          </table:table-cell>
        </table:table-row>
        <table:table-row table:style-name="ro1">
          <table:table-cell office:value-type="string">
            <text:p>M76 Boots of big stepping +2 caster level with teleportation spells; 1/day teleport up to 60 ft. 6,000</text:p>
          </table:table-cell>
        </table:table-row>
        <table:table-row table:style-name="ro1">
          <table:table-cell office:value-type="string">
            <text:p>M78 Boots of sidestepping 3/day take one free 5-foot step 6,000</text:p>
          </table:table-cell>
        </table:table-row>
        <table:table-row table:style-name="ro1">
          <table:table-cell table:style-name="ce4" office:value-type="string">
            <text:p><text:span text:style-name="T1">M109 Gwaeron’s boots Continuous </text:span><text:span text:style-name="T2">pass without trace</text:span><text:span text:style-name="T1">, undetectable by scent 6,000</text:span></text:p>
          </table:table-cell>
        </table:table-row>
        <table:table-row table:style-name="ro1">
          <table:table-cell office:value-type="string">
            <text:p>M78 Boots of skating +10-ft. enhancement bonus to land speed, +20-ft. bonus on decline 7,000</text:p>
          </table:table-cell>
        </table:table-row>
        <table:table-row table:style-name="ro1">
          <table:table-cell table:style-name="ce4" office:value-type="string">
            <text:p><text:span text:style-name="T1">D250 Boots of levitation </text:span><text:span text:style-name="T2">Levitate </text:span><text:span text:style-name="T1">at will 7,500</text:span></text:p>
          </table:table-cell>
        </table:table-row>
        <table:table-row table:style-name="ro1">
          <table:table-cell table:style-name="ce15" office:value-type="string">
            <text:p><text:span text:style-name="T1">M198 Sandals of the light step</text:span><text:span text:style-name="T3">SP </text:span><text:span text:style-name="T1">Various free movement effects ( </text:span><text:span text:style-name="T2">fleet warrior’s array</text:span><text:span text:style-name="T1">) 9,000</text:span></text:p>
          </table:table-cell>
        </table:table-row>
        <table:table-row table:style-name="ro1">
          <table:table-cell office:value-type="string">
            <text:p>M131 Sandals of springing +10 on Jump 10,000</text:p>
          </table:table-cell>
        </table:table-row>
        <table:table-row table:style-name="ro1">
          <table:table-cell table:style-name="ce4" office:value-type="string">
            <text:p><text:span text:style-name="T1">M79 Boots of tracklessness Leave no tracks; 1/day become invisible as </text:span><text:span text:style-name="T2">greater invisibility </text:span><text:span text:style-name="T1">for 7 rounds 11,000</text:span></text:p>
          </table:table-cell>
        </table:table-row>
        <table:table-row table:style-name="ro1">
          <table:table-cell table:style-name="ce4" office:value-type="string">
            <text:p><text:span text:style-name="T1">D250 Boots of speed </text:span><text:span text:style-name="T2">Haste </text:span><text:span text:style-name="T1">self 10 rounds total per day 12,000</text:span></text:p>
          </table:table-cell>
        </table:table-row>
        <table:table-row table:style-name="ro1">
          <table:table-cell office:value-type="string">
            <text:p>M121 Riding boots +5 on Ride during combat, other mounted combat bonuses 12,000</text:p>
          </table:table-cell>
        </table:table-row>
        <table:table-row table:style-name="ro1">
          <table:table-cell office:value-type="string">
            <text:p>M112 Incarnum focus (boots) +1 to essentia capacity of soulmelds occupying feet chakra 15,000</text:p>
          </table:table-cell>
        </table:table-row>
        <table:table-row table:style-name="ro1">
          <table:table-cell table:style-name="ce4" office:value-type="string">
            <text:p><text:span text:style-name="T1">D250 Winged boots 3/day </text:span><text:span text:style-name="T2">fly </text:span><text:span text:style-name="T1">for 5 minutes 16,000</text:span></text:p>
          </table:table-cell>
        </table:table-row>
        <table:table-row table:style-name="ro1">
          <table:table-cell table:style-name="ce4" office:value-type="string">
            <text:p><text:span text:style-name="T1">M78 Boots of the mountain king, Ignore some movement-based penalties and skill checks; 1/day </text:span><text:span text:style-name="T2">stoneskin </text:span><text:span text:style-name="T1">21,500</text:span></text:p>
          </table:table-cell>
        </table:table-row>
        <table:table-row table:style-name="ro1">
          <table:table-cell office:value-type="string">
            <text:p>greater</text:p>
          </table:table-cell>
        </table:table-row>
        <table:table-row table:style-name="ro1">
          <table:table-cell office:value-type="string">
            <text:p>M79 Boots of temporal acceleration 1/day enter another time frame for 2 rounds 43,000</text:p>
          </table:table-cell>
        </table:table-row>
        <table:table-row table:style-name="ro1">
          <table:table-cell table:style-name="ce4" office:value-type="string">
            <text:p><text:span text:style-name="T1">D250 Boots of teleportation 3/day </text:span><text:span text:style-name="T2">teleport </text:span><text:span text:style-name="T1">49,000</text:span></text:p>
          </table:table-cell>
        </table:table-row>
        <table:table-row table:style-name="ro1">
          <table:table-cell table:style-name="ce15" office:value-type="string">
            <text:p><text:span text:style-name="T1">M206 Cloudwalker anklets</text:span><text:span text:style-name="T3">SP </text:span><text:span text:style-name="T2">Air walk</text:span><text:span text:style-name="T1">, works in wild shape (</text:span><text:span text:style-name="T2">raiment of the stormwalker</text:span><text:span text:style-name="T1">) 50,000</text:span></text:p>
          </table:table-cell>
        </table:table-row>
        <table:table-row table:style-name="ro1">
          <table:table-cell table:style-name="ce1" office:value-type="string">
            <text:p>Hands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72 Arcanist’s gloves 2/day +2 to caster level of next 1st-level arcane spell cast before end of turn 500</text:p>
          </table:table-cell>
        </table:table-row>
        <table:table-row table:style-name="ro1">
          <table:table-cell office:value-type="string">
            <text:p>M83 Brute gauntlets 3 charges/day, bonuses on Str checks, Str-based skill checks, melee damage 500</text:p>
          </table:table-cell>
        </table:table-row>
        <table:table-row table:style-name="ro1">
          <table:table-cell office:value-type="string">
            <text:p>M120 Reach gauntlets 3/day expend 1 power point to extend melee reach by 5 ft. until end of turn 500</text:p>
          </table:table-cell>
        </table:table-row>
        <table:table-row table:style-name="ro1">
          <table:table-cell office:value-type="string">
            <text:p>M82 Brawler’s gauntlets 3/day +2 on grapple checks and damage with unarmed strikes for 1 round 1,000</text:p>
          </table:table-cell>
        </table:table-row>
        <table:table-row table:style-name="ro1">
          <table:table-cell office:value-type="string">
            <text:p>M102 Gauntlets of energy transformation 3/day change energy type produced by any weapon you hold for 1 round 1,000</text:p>
          </table:table-cell>
        </table:table-row>
        <table:table-row table:style-name="ro1">
          <table:table-cell office:value-type="string">
            <text:p>M107 Gloves of spell disruption Enhances ability to interrupt opponents’ spells 1,000</text:p>
          </table:table-cell>
        </table:table-row>
        <table:table-row table:style-name="ro1">
          <table:table-cell office:value-type="string">
            <text:p>M113 Lightning gauntlets 3 charges/day, deal electricity damage to adjacent target 1,000</text:p>
          </table:table-cell>
        </table:table-row>
        <table:table-row table:style-name="ro1">
          <table:table-cell table:style-name="ce15" office:value-type="string">
            <text:p><text:span text:style-name="T1">M204 Gloves of the starry sky</text:span><text:span text:style-name="T3">SP </text:span><text:span text:style-name="T1">Emits light, 3/day </text:span><text:span text:style-name="T2">magic missile </text:span><text:span text:style-name="T1">(</text:span><text:span text:style-name="T2">raiment of the four</text:span><text:span text:style-name="T1">) 1,100</text:span></text:p>
          </table:table-cell>
        </table:table-row>
        <table:table-row table:style-name="ro1">
          <table:table-cell office:value-type="string">
            <text:p>M62 Adamantine mind blade gauntlets Mind blade is granted powers akin to adamantine 2,000</text:p>
          </table:table-cell>
        </table:table-row>
        <table:table-row table:style-name="ro1">
          <table:table-cell office:value-type="string">
            <text:p>M93 Devastation gauntlets 3 charges/day, bonus damage on critical hits 2,000</text:p>
          </table:table-cell>
        </table:table-row>
        <table:table-row table:style-name="ro1">
          <table:table-cell office:value-type="string">
            <text:p>M101 Gauntlets of arrow reflection 3/day redirect ranged weapons toward attacker if you have Deflect Arrows 2,000</text:p>
          </table:table-cell>
        </table:table-row>
        <table:table-row table:style-name="ro1">
          <table:table-cell office:value-type="string">
            <text:p>M103 Gauntlets of extended range Doubles range increment of thrown weapons and objects 2,000</text:p>
          </table:table-cell>
        </table:table-row>
        <table:table-row table:style-name="ro1">
          <table:table-cell office:value-type="string">
            <text:p>M103 Gauntlets of giantfelling 3/day gain bonus on next damage roll against creature larger than you 2,000</text:p>
          </table:table-cell>
        </table:table-row>
        <table:table-row table:style-name="ro1">
          <table:table-cell office:value-type="string">
            <text:p>M104 Gauntlets of throwing 3/day grant melee weapon throwing and returning abilities 2,000</text:p>
          </table:table-cell>
        </table:table-row>
        <table:table-row table:style-name="ro1">
          <table:table-cell office:value-type="string">
            <text:p>M105 Gloves of fortunate striking 1/day reroll 1 attack roll 2,000</text:p>
          </table:table-cell>
        </table:table-row>
        <table:table-row table:style-name="ro1">
          <table:table-cell office:value-type="string">
            <text:p>M106 Gloves of lightning 3/day ranged touch attack dealing 1d8+5 points of electricity damage 2,000</text:p>
          </table:table-cell>
        </table:table-row>
        <table:table-row table:style-name="ro1">
          <table:table-cell office:value-type="string">
            <text:p>M105 Gloves of agile striking 2/day +1d6 damage with ranged and light weapons, +2d6 during skirmish attacks 2,200</text:p>
          </table:table-cell>
        </table:table-row>
        <table:table-row table:style-name="ro1">
          <table:table-cell office:value-type="string">
            <text:p>M121 Repelling gauntlets 1/day repel and halt an enemy moving into a square adjacent to you 2,300</text:p>
          </table:table-cell>
        </table:table-row>
        <table:table-row table:style-name="ro1">
          <table:table-cell table:style-name="ce4" office:value-type="string">
            <text:p><text:span text:style-name="T1">M105 Gloves of eldritch admixture 3 charges/day, bonus energy damage with </text:span><text:span text:style-name="T2">eldritch blasts </text:span><text:span text:style-name="T1">2,500</text:span></text:p>
          </table:table-cell>
        </table:table-row>
        <table:table-row table:style-name="ro1">
          <table:table-cell office:value-type="string">
            <text:p>M106 Gloves of manual prowess 3 charges/day, bonuses to some Dex-based skill checks 3,000</text:p>
          </table:table-cell>
        </table:table-row>
        <table:table-row table:style-name="ro4">
          <table:table-cell table:style-name="ce11" office:value-type="string">
            <text:p>APPENDIX 1</text:p>
          </table:table-cell>
        </table:table-row>
        <table:table-row table:style-name="ro1">
          <table:table-cell table:style-name="ce12" office:value-type="string">
            <text:p>MAGIC ITEMS</text:p>
          </table:table-cell>
        </table:table-row>
        <table:table-row table:style-name="ro1">
          <table:table-cell table:style-name="ce12" office:value-type="string">
            <text:p>BY PRICE</text:p>
          </table:table-cell>
        </table:table-row>
        <table:table-row table:style-name="ro5">
          <table:table-cell table:style-name="ce13" office:value-type="float" office:value="249">
            <text:p>249</text:p>
          </table:table-cell>
        </table:table-row>
        <table:table-row table:style-name="ro6">
          <table:table-cell table:style-name="ce14" office:value-type="string">
            <text:p><text:span text:style-name="T8">Hands (</text:span><text:span text:style-name="T9">cont.</text:span><text:span text:style-name="T8">)</text:span></text:p>
          </table:table-cell>
        </table:table-row>
        <table:table-row table:style-name="ro1">
          <table:table-cell table:style-name="ce2" office:value-type="string">
            <text:p>Page Item Name Effect Market Price (gp)</text:p>
          </table:table-cell>
        </table:table-row>
        <table:table-row table:style-name="ro1">
          <table:table-cell office:value-type="string">
            <text:p>M107 Gloves of object reading Learn details of object’s previous owner 3,000</text:p>
          </table:table-cell>
        </table:table-row>
        <table:table-row table:style-name="ro1">
          <table:table-cell office:value-type="string">
            <text:p>M136 Soulsmite gauntlets Uninvest essentia for attack bonuses when using smite opposition 3,000</text:p>
          </table:table-cell>
        </table:table-row>
        <table:table-row table:style-name="ro1">
          <table:table-cell table:style-name="ce4" office:value-type="string">
            <text:p><text:span text:style-name="T1">M107 Gloves of the uldra savant Create </text:span><text:span text:style-name="T2">ray of frost </text:span><text:span text:style-name="T1">at will; 3/day melee weapon gains frost property for 5 rounds 3,100</text:span></text:p>
          </table:table-cell>
        </table:table-row>
        <table:table-row table:style-name="ro1">
          <table:table-cell office:value-type="string">
            <text:p>M111 Hellcat gauntlets 3/day next spell deals additional 1d6 slashing damage per spell level 3,200</text:p>
          </table:table-cell>
        </table:table-row>
        <table:table-row table:style-name="ro1">
          <table:table-cell office:value-type="string">
            <text:p>M100 Finned gauntlets Swim speed 30 ft., can always take 10 on Swim, can run while swimming 3,500</text:p>
          </table:table-cell>
        </table:table-row>
        <table:table-row table:style-name="ro1">
          <table:table-cell office:value-type="string">
            <text:p>M144 True strike gauntlets 1/day +20 on next attack made before end of next turn 3,500</text:p>
          </table:table-cell>
        </table:table-row>
        <table:table-row table:style-name="ro1">
          <table:table-cell office:value-type="string">
            <text:p>M121 Rending gauntlets Masterwork spiked gauntlets, 3/day gain rending effect 3,610</text:p>
          </table:table-cell>
        </table:table-row>
        <table:table-row table:style-name="ro1">
          <table:table-cell table:style-name="ce15" office:value-type="string">
            <text:p><text:span text:style-name="T1">M216 Gauntlets of ghost fighting</text:span><text:span text:style-name="T3">SP </text:span><text:span text:style-name="T1">Ignore miss chance, +1d6 melee damage to incorporeal creatures (</text:span><text:span text:style-name="T2">wraith’s woe</text:span><text:span text:style-name="T1">) 4,000</text:span></text:p>
          </table:table-cell>
        </table:table-row>
        <table:table-row table:style-name="ro1">
          <table:table-cell office:value-type="string">
            <text:p>D257 Gauntlets of ogre power +2 enhancement bonus to Str 4,000</text:p>
          </table:table-cell>
        </table:table-row>
        <table:table-row table:style-name="ro1">
          <table:table-cell table:style-name="ce5" office:value-type="string">
            <text:p><text:span text:style-name="T1">M103 Gauntlets of the talon</text:span><text:span text:style-name="T3">R </text:span><text:span text:style-name="T1">Bahamut: Natural claw attacks plus relic powers 4,000</text:span></text:p>
          </table:table-cell>
        </table:table-row>
        <table:table-row table:style-name="ro1">
          <table:table-cell office:value-type="string">
            <text:p>D257 Gloves of arrow snaring 2/day gain the benefit of the Snatch Arrows feat 4,000</text:p>
          </table:table-cell>
        </table:table-row>
        <table:table-row table:style-name="ro1">
          <table:table-cell office:value-type="string">
            <text:p>D257 Gloves of Dexterity +2 +2 enhancement bonus to Dex 4,000</text:p>
          </table:table-cell>
        </table:table-row>
        <table:table-row table:style-name="ro1">
          <table:table-cell table:style-name="ce15" office:value-type="string">
            <text:p><text:span text:style-name="T1">M203 Barbs of retribution</text:span><text:span text:style-name="T3">SP </text:span><text:span text:style-name="T1">1/day force enemy to reroll save with penalty (</text:span><text:span text:style-name="T2">instruments of the blood gift</text:span><text:span text:style-name="T1">) 4,500</text:span></text:p>
          </table:table-cell>
        </table:table-row>
        <table:table-row table:style-name="ro1">
          <table:table-cell table:style-name="ce4" office:value-type="string">
            <text:p><text:span text:style-name="T1">M102 Gauntlets of eldritch energy 3/day imbue </text:span><text:span text:style-name="T2">eldritch blasts </text:span><text:span text:style-name="T1">with specific energy type 5,000</text:span></text:p>
          </table:table-cell>
        </table:table-row>
        <table:table-row table:style-name="ro1">
          <table:table-cell table:style-name="ce4" office:value-type="string">
            <text:p><text:span text:style-name="T1">M103 Gauntlets of lassitude 3/day melee touch attack with </text:span><text:span text:style-name="T2">slow </text:span><text:span text:style-name="T1">effect that lasts 5 rounds 5,000</text:span></text:p>
          </table:table-cell>
        </table:table-row>
        <table:table-row table:style-name="ro1">
          <table:table-cell table:style-name="ce4" office:value-type="string">
            <text:p><text:span text:style-name="T1">M113 </text:span><text:span text:style-name="T2">Ki </text:span><text:span text:style-name="T1">straps +2 enhancement bonus to DC of Stunning Fist attacks 5,000</text:span></text:p>
          </table:table-cell>
        </table:table-row>
        <table:table-row table:style-name="ro1">
          <table:table-cell table:style-name="ce15" office:value-type="string">
            <text:p><text:span text:style-name="T1">M199 Claw gloves</text:span><text:span text:style-name="T3">SP </text:span><text:span text:style-name="T2">+1 punching daggers</text:span><text:span text:style-name="T1">, extra benefits when you charge or Spring Attack (SP garb of the hunting cat)5,604</text:span></text:p>
          </table:table-cell>
        </table:table-row>
        <table:table-row table:style-name="ro1">
          <table:table-cell table:style-name="ce4"/>
        </table:table-row>
        <table:table-row table:style-name="ro1">
          <table:table-cell table:style-name="ce15" office:value-type="string">
            <text:p><text:span text:style-name="T1">M101 Gauntlets of the blood-lord</text:span><text:span text:style-name="T3">R </text:span><text:span text:style-name="T1">Hextor: </text:span><text:span text:style-name="T2">+1 spiked gauntlets </text:span><text:span text:style-name="T1">plus relic powers 5,120</text:span></text:p>
          </table:table-cell>
        </table:table-row>
        <table:table-row table:style-name="ro1">
          <table:table-cell office:value-type="string">
            <text:p>M104 Gauntlets of weaponry arcane Weapons overcome damage reduction as silver weapons 6,000</text:p>
          </table:table-cell>
        </table:table-row>
        <table:table-row table:style-name="ro1">
          <table:table-cell office:value-type="string">
            <text:p>M144 Toxic gloves 3/day imbue a melee weapon with poison effective on next attack 6,000</text:p>
          </table:table-cell>
        </table:table-row>
        <table:table-row table:style-name="ro1">
          <table:table-cell office:value-type="string">
            <text:p>D257 Gloves of swimming and climbing +5 on Swim and Climb 6,250</text:p>
          </table:table-cell>
        </table:table-row>
        <table:table-row table:style-name="ro1" table:number-rows-repeated="12">
          <table:table-cell/>
        </table:table-row>
        <table:table-row table:style-name="ro1">
          <table:table-cell office:value-type="string">
            <text:p>M101 Gauntlets of the blazing arc 3/day create cone-shaped burst of flame that deals 4d4+4 fire damage 6,300</text:p>
          </table:table-cell>
        </table:table-row>
        <table:table-row table:style-name="ro1">
          <table:table-cell office:value-type="string">
            <text:p>M101 Gauntlet of infinite blades Creates mundane dagger; 5 charges/day, creates magic daggers 6,500</text:p>
          </table:table-cell>
        </table:table-row>
        <table:table-row table:style-name="ro1">
          <table:table-cell table:style-name="ce15" office:value-type="string">
            <text:p><text:span text:style-name="T1">M192 Gauntlets of destruction</text:span><text:span text:style-name="T3">SP </text:span><text:span text:style-name="T1">+2 to Str, 3/day treat attack as adamantine (</text:span><text:span text:style-name="T2">armor of the watching master</text:span><text:span text:style-name="T1">) 6,610</text:span></text:p>
          </table:table-cell>
        </table:table-row>
        <table:table-row table:style-name="ro1">
          <table:table-cell table:style-name="ce15" office:value-type="string">
            <text:p><text:span text:style-name="T1">M194 Gloves of endless javelins</text:span><text:span text:style-name="T3">SP </text:span><text:span text:style-name="T1">Create temporary </text:span><text:span text:style-name="T2">+1 javelins </text:span><text:span text:style-name="T1">(</text:span><text:span text:style-name="T2">array of the manticore</text:span><text:span text:style-name="T1">) 7,000</text:span></text:p>
          </table:table-cell>
        </table:table-row>
        <table:table-row table:style-name="ro1">
          <table:table-cell table:style-name="ce4" office:value-type="string">
            <text:p><text:span text:style-name="T1">M105 Gloves of flame Resistance to cold 5 and </text:span><text:span text:style-name="T2">endure elements </text:span><text:span text:style-name="T1">against cold; 5/day flame effects 7,000</text:span></text:p>
          </table:table-cell>
        </table:table-row>
        <table:table-row table:style-name="ro1">
          <table:table-cell office:value-type="string">
            <text:p>M105 Gloves of the balanced hand Fight as with Two-Weapon Fighting, additional bonuses for those with the feat 8,000</text:p>
          </table:table-cell>
        </table:table-row>
        <table:table-row table:style-name="ro1">
          <table:table-cell office:value-type="string">
            <text:p>M106 Gloves of incarnum theft Steal 1 point of essentia from target with unarmed melee touch attack 8,000</text:p>
          </table:table-cell>
        </table:table-row>
        <table:table-row table:style-name="ro1">
          <table:table-cell office:value-type="string">
            <text:p>M116 Mesmerist’s gloves 2/day affect one extra target with an enchantment spell of 3rd level or lower 8,000</text:p>
          </table:table-cell>
        </table:table-row>
        <table:table-row table:style-name="ro1">
          <table:table-cell table:style-name="ce4" office:value-type="string">
            <text:p><text:span text:style-name="T1">M101 Gauntlet of Gruumsh </text:span><text:span text:style-name="T2">+1 gauntlet, </text:span><text:span text:style-name="T1">3/day make melee touch attack to blind target for 1 hour 8,302</text:span></text:p>
          </table:table-cell>
        </table:table-row>
        <table:table-row table:style-name="ro1">
          <table:table-cell office:value-type="string">
            <text:p>M95 Dragonfang gauntlets +2 enhancement bonus to Strength, various attack-based bonuses and effects 8,610</text:p>
          </table:table-cell>
        </table:table-row>
        <table:table-row table:style-name="ro1">
          <table:table-cell office:value-type="string">
            <text:p>M104 Ghoul gauntlets 1/round make melee touch attack with paralysis effect 10,000</text:p>
          </table:table-cell>
        </table:table-row>
        <table:table-row table:style-name="ro1">
          <table:table-cell office:value-type="string">
            <text:p>D257 Glove of storing Stores one item in stasis 10,000</text:p>
          </table:table-cell>
        </table:table-row>
        <table:table-row table:style-name="ro1">
          <table:table-cell office:value-type="string">
            <text:p>M117 Mind blade gauntlet, lesser Mind blade manifests with a specific weapon property with price modifier +1 10,000</text:p>
          </table:table-cell>
        </table:table-row>
        <table:table-row table:style-name="ro1">
          <table:table-cell table:style-name="ce4" office:value-type="string">
            <text:p><text:span text:style-name="T1">M139 Storm gauntlets </text:span><text:span text:style-name="T2">+1 spiked gauntlets, </text:span><text:span text:style-name="T1">resistance to electricity 5; 4 charges/day, various electricity-based effects 10,604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03 Gauntlets of mindfire 1/day create cone of mindfire sickness 11,000</text:p>
          </table:table-cell>
        </table:table-row>
        <table:table-row table:style-name="ro1">
          <table:table-cell table:style-name="ce4" office:value-type="string">
            <text:p><text:span text:style-name="T1">D257 Gauntlet of rust 1/day affect object as </text:span><text:span text:style-name="T2">rusting grasp, </text:span><text:span text:style-name="T1">wearer and gear protected from rust 11,500</text:span></text:p>
          </table:table-cell>
        </table:table-row>
        <table:table-row table:style-name="ro1">
          <table:table-cell office:value-type="string">
            <text:p>M107 Gloves of the titan’s grip 3/day +8 on grapple checks for 7 rounds 14,000</text:p>
          </table:table-cell>
        </table:table-row>
        <table:table-row table:style-name="ro1">
          <table:table-cell office:value-type="string">
            <text:p>M112 Incarnum focus (gauntlets) +1 to essentia capacity of soulmelds occupying hands chakra 15,000</text:p>
          </table:table-cell>
        </table:table-row>
        <table:table-row table:style-name="ro1">
          <table:table-cell office:value-type="string">
            <text:p>D257 Gloves of Dexterity +4 +4 enhancement bonus to Dex 16,000</text:p>
          </table:table-cell>
        </table:table-row>
        <table:table-row table:style-name="ro1">
          <table:table-cell office:value-type="string">
            <text:p>M84 Casting glove Store item in stasis, can activate or consume stored item 20,000</text:p>
          </table:table-cell>
        </table:table-row>
        <table:table-row table:style-name="ro1">
          <table:table-cell office:value-type="string">
            <text:p>M117 Mind blade gauntlet Mind blade manifests with a specific weapon property with price modifier +2 24,000</text:p>
          </table:table-cell>
        </table:table-row>
        <table:table-row table:style-name="ro1">
          <table:table-cell office:value-type="string">
            <text:p>D257 Gloves of Dexterity +6 +6 enhancement bonus to Dex 36,000</text:p>
          </table:table-cell>
        </table:table-row>
        <table:table-row table:style-name="ro1">
          <table:table-cell office:value-type="string">
            <text:p>M117 Mind blade gauntlet, greater Mind blade manifests with a specific weapon property with price modifier +3 42,000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47 Watch lamp Creates torchlike light at shoulder 500</text:p>
          </table:table-cell>
        </table:table-row>
        <table:table-row table:style-name="ro1">
          <table:table-cell table:style-name="ce15" office:value-type="string">
            <text:p><text:span text:style-name="T1">M211 Burning veil</text:span><text:span text:style-name="T3">SP </text:span><text:span text:style-name="T1">Deal 1d6 fire damage to target damaged by your fire spell (</text:span><text:span text:style-name="T2">seven veils</text:span><text:span text:style-name="T1">) 1,000</text:span></text:p>
          </table:table-cell>
        </table:table-row>
        <table:table-row table:style-name="ro1">
          <table:table-cell office:value-type="string">
            <text:p>D264 Phylactery of faithfulness Know if something could adversely affect your alignment or standing with deity 1,000</text:p>
          </table:table-cell>
        </table:table-row>
        <table:table-row table:style-name="ro1">
          <table:table-cell office:value-type="string">
            <text:p>M72 Bear helm 1/day take half damage from one sneak attack or critical hit while raging 1,500</text:p>
          </table:table-cell>
        </table:table-row>
        <table:table-row table:style-name="ro1">
          <table:table-cell table:style-name="ce4" office:value-type="string">
            <text:p><text:span text:style-name="T1">M110 Headband of the lorebinder +4 on bardic knowledge checks, 3/day </text:span><text:span text:style-name="T2">read magic </text:span><text:span text:style-name="T1">1,600</text:span></text:p>
          </table:table-cell>
        </table:table-row>
        <table:table-row table:style-name="ro1">
          <table:table-cell table:style-name="ce4" office:value-type="string">
            <text:p><text:span text:style-name="T1">D258 Hat of disguise </text:span><text:span text:style-name="T2">Disguise self </text:span><text:span text:style-name="T1">at will 1,800</text:span></text:p>
          </table:table-cell>
        </table:table-row>
        <table:table-row table:style-name="ro1">
          <table:table-cell office:value-type="string">
            <text:p>M109 Headband of conscious effort 1/day make a Concentration check in place of a required Fortitude save 2,000</text:p>
          </table:table-cell>
        </table:table-row>
        <table:table-row table:style-name="ro1">
          <table:table-cell office:value-type="string">
            <text:p>M111 Helm of battle 3/day +2 on next bull rush, disarm, overrun, sunder, or trip attempt 2,000</text:p>
          </table:table-cell>
        </table:table-row>
        <table:table-row table:style-name="ro1">
          <table:table-cell table:style-name="ce15" office:value-type="string">
            <text:p><text:span text:style-name="T1">M208 Helm of tactics</text:span><text:span text:style-name="T3">SP </text:span><text:span text:style-name="T1">3/day +1 to minor aura or allies deal +2 damage to flanked foes (</text:span><text:span text:style-name="T2">regalia of the hero</text:span><text:span text:style-name="T1">) 2,000</text:span></text:p>
          </table:table-cell>
        </table:table-row>
        <table:table-row table:style-name="ro1">
          <table:table-cell office:value-type="string">
            <text:p>M87 Circlet of solace 3/day next healing spell also grants +5 on various saving throws for 1 minute 3,000</text:p>
          </table:table-cell>
        </table:table-row>
        <table:table-row table:style-name="ro1">
          <table:table-cell office:value-type="string">
            <text:p>M97 Essentia helm 3 charges/day, temporarily adds essentia to essentia receptacles 3,000</text:p>
          </table:table-cell>
        </table:table-row>
        <table:table-row table:style-name="ro1">
          <table:table-cell office:value-type="string">
            <text:p>M132 Scout’s headband +2 on Spot; 3 charges/day, provides vision-based bonuses 3,400</text:p>
          </table:table-cell>
        </table:table-row>
        <table:table-row table:style-name="ro1">
          <table:table-cell office:value-type="string">
            <text:p>D258 Headband of intellect +2 +2 enhancement bonus to Int 4,000</text:p>
          </table:table-cell>
        </table:table-row>
        <table:table-row table:style-name="ro1">
          <table:table-cell office:value-type="string">
            <text:p>M87 Circlet of wild surging 3/day when using wild surge while manifesting a power, +1 to manifester level 4,200</text:p>
          </table:table-cell>
        </table:table-row>
        <table:table-row table:style-name="ro1">
          <table:table-cell office:value-type="string">
            <text:p>D252 Circlet of persuasion +3 on Charisma-based checks 4,5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table:style-name="ce5" office:value-type="string">
            <text:p><text:span text:style-name="T1">M111 Helm of the purple plume</text:span><text:span text:style-name="T3">R </text:span><text:span text:style-name="T1">Heironeous: +2 enhancement bonus to Cha plus relic powers 4,500</text:span></text:p>
          </table:table-cell>
        </table:table-row>
        <table:table-row table:style-name="ro1">
          <table:table-cell office:value-type="string">
            <text:p>M86 Circlet of mages +2 on Concentration; 3 charges/day, retain spell slots after casting 5,000</text:p>
          </table:table-cell>
        </table:table-row>
        <table:table-row table:style-name="ro1">
          <table:table-cell office:value-type="string">
            <text:p>M111 Helm of gazes 3/day absorb gaze attack requiring a save 5,000</text:p>
          </table:table-cell>
        </table:table-row>
        <table:table-row table:style-name="ro1">
          <table:table-cell table:style-name="ce5" office:value-type="string">
            <text:p><text:span text:style-name="T1">M119 Platinum helm</text:span><text:span text:style-name="T3">R </text:span><text:span text:style-name="T1">Bahamut: Immunity to frightful presence of evil dragons plus relic powers 5,000</text:span></text:p>
          </table:table-cell>
        </table:table-row>
        <table:table-row table:style-name="ro1">
          <table:table-cell office:value-type="string">
            <text:p>D259 Helm of comprehend Understand all languages and text, +5 on Decipher Script for 5,200</text:p>
          </table:table-cell>
        </table:table-row>
        <table:table-row table:style-name="ro1">
          <table:table-cell office:value-type="string">
            <text:p>languages and read magic incomplete messages</text:p>
          </table:table-cell>
        </table:table-row>
        <table:table-row table:style-name="ro1">
          <table:table-cell office:value-type="string">
            <text:p>M111 Helm of glorious recovery 1/day heals 4d8+7 points of damage 5,600</text:p>
          </table:table-cell>
        </table:table-row>
        <table:table-row table:style-name="ro1">
          <table:table-cell office:value-type="string">
            <text:p>M111 Helm of heroes 1/day use grant move action ability to grant allies melee attacks instead 5,600</text:p>
          </table:table-cell>
        </table:table-row>
        <table:table-row table:style-name="ro1">
          <table:table-cell table:style-name="ce5" office:value-type="string">
            <text:p><text:span text:style-name="T1">M97 Executioner’s hood</text:span><text:span text:style-name="T3">R </text:span><text:span text:style-name="T1">Erythnul: Coup de grace as standard action plus relic powers 6,000</text:span></text:p>
          </table:table-cell>
        </table:table-row>
        <table:table-row table:style-name="ro1">
          <table:table-cell table:style-name="ce4" office:value-type="string">
            <text:p><text:span text:style-name="T1">D252 Circlet of blasting, minor 1/day </text:span><text:span text:style-name="T2">searing light </text:span><text:span text:style-name="T1">6,480</text:span></text:p>
          </table:table-cell>
        </table:table-row>
        <table:table-row table:style-name="ro1">
          <table:table-cell table:style-name="ce15" office:value-type="string">
            <text:p><text:span text:style-name="T1">M193 Helm of wounding sight</text:span><text:span text:style-name="T3">SP </text:span><text:span text:style-name="T2">Light </text:span><text:span text:style-name="T1">at will, 3/day 60-ft. blinding fire cone (</text:span><text:span text:style-name="T2">armor of the watching master</text:span><text:span text:style-name="T1">) 6,500</text:span></text:p>
          </table:table-cell>
        </table:table-row>
        <table:table-row table:style-name="ro1">
          <table:table-cell table:style-name="ce4" office:value-type="string">
            <text:p><text:span text:style-name="T1">M118 Phoenix helm Low-light vision; 1/day each </text:span><text:span text:style-name="T2">feather fall, resist energy, speak with animals </text:span><text:span text:style-name="T1">(birds) 6,500</text:span></text:p>
          </table:table-cell>
        </table:table-row>
        <table:table-row table:style-name="ro1">
          <table:table-cell table:style-name="ce15" office:value-type="string">
            <text:p><text:span text:style-name="T1">M215 Phylactery of virtue</text:span><text:span text:style-name="T3">SP </text:span><text:span text:style-name="T1">+2 bonus on some saves, 2/day </text:span><text:span text:style-name="T2">death ward </text:span><text:span text:style-name="T1">(</text:span><text:span text:style-name="T2">vestments of divinity</text:span><text:span text:style-name="T1">) 6,500</text:span></text:p>
          </table:table-cell>
        </table:table-row>
        <table:table-row table:style-name="ro1">
          <table:table-cell office:value-type="string">
            <text:p>M114 Lore gem +2 on all Knowledge, acts as a spellbook with a capacity of 30 spell levels 7,500</text:p>
          </table:table-cell>
        </table:table-row>
        <table:table-row table:style-name="ro1">
          <table:table-cell office:value-type="string">
            <text:p>M112 Horned helm Gain secondary gore attack dealing 1d8 damage + 1/2 Str bonus 8,000</text:p>
          </table:table-cell>
        </table:table-row>
        <table:table-row table:style-name="ro1">
          <table:table-cell office:value-type="string">
            <text:p>M117 Mindvault 1/day immune to mind-affecting effects but dazed for 1 round 8,000</text:p>
          </table:table-cell>
        </table:table-row>
        <table:table-row table:style-name="ro1">
          <table:table-cell table:style-name="ce15" office:value-type="string">
            <text:p><text:span text:style-name="T1">M209 Crown of flames</text:span><text:span text:style-name="T3">SP </text:span><text:span text:style-name="T1">+2 to Cha, 1/day </text:span><text:span text:style-name="T2">fire shield </text:span><text:span text:style-name="T1">for 5 rounds (</text:span><text:span text:style-name="T2">regalia of the phoenix</text:span><text:span text:style-name="T1">) 8,500</text:span></text:p>
          </table:table-cell>
        </table:table-row>
        <table:table-row table:style-name="ro1">
          <table:table-cell table:style-name="ce15" office:value-type="string">
            <text:p><text:span text:style-name="T1">M194 Helm of the hunter</text:span><text:span text:style-name="T3">SP </text:span><text:span text:style-name="T1">+5 on Spot, Far Shot, 1/day vision bonuses for 4 hours (</text:span><text:span text:style-name="T2">array of the manticore</text:span><text:span text:style-name="T1">) 9,000</text:span></text:p>
          </table:table-cell>
        </table:table-row>
        <table:table-row table:style-name="ro1">
          <table:table-cell office:value-type="string">
            <text:p>M71 Angelhelm Emulate certain traits of celestial beings 10,000</text:p>
          </table:table-cell>
        </table:table-row>
        <table:table-row table:style-name="ro1">
          <table:table-cell office:value-type="string">
            <text:p>M99 Fiendhelm Emulate certain traits of evil extraplanar creatures 10,000</text:p>
          </table:table-cell>
        </table:table-row>
        <table:table-row table:style-name="ro1">
          <table:table-cell office:value-type="string">
            <text:p>D264 Phylactery of undead turning Turn undead as if four levels higher 11,000</text:p>
          </table:table-cell>
        </table:table-row>
        <table:table-row table:style-name="ro1">
          <table:table-cell table:style-name="ce4" office:value-type="string">
            <text:p><text:span text:style-name="T1">M109 Hat of anonymity +5 on Hide, under continuous </text:span><text:span text:style-name="T2">nondetection </text:span><text:span text:style-name="T1">effect 12,500</text:span></text:p>
          </table:table-cell>
        </table:table-row>
        <table:table-row table:style-name="ro1">
          <table:table-cell office:value-type="string">
            <text:p>M75 Blindhelm Blindsense out to 5 ft., +5 bonus on saves against gaze attacks 15,000</text:p>
          </table:table-cell>
        </table:table-row>
        <table:table-row table:style-name="ro1">
          <table:table-cell office:value-type="string">
            <text:p>M86 Circlet of rapid casting 3 charges/day, cast spells as swift actions 15,000</text:p>
          </table:table-cell>
        </table:table-row>
        <table:table-row table:style-name="ro1">
          <table:table-cell office:value-type="string">
            <text:p>M112 Incarnum focus (circlet) +1 to essentia capacity of soulmelds occupying crown chakra 15,000</text:p>
          </table:table-cell>
        </table:table-row>
        <table:table-row table:style-name="ro1">
          <table:table-cell office:value-type="string">
            <text:p>D258 Headband of intellect +4 +4 enhancement bonus to Int 16,000</text:p>
          </table:table-cell>
        </table:table-row>
        <table:table-row table:style-name="ro1">
          <table:table-cell office:value-type="string">
            <text:p>M139 Surge crystal 5 charges/day, increase manifester level for next power manifested in round 18,000</text:p>
          </table:table-cell>
        </table:table-row>
        <table:table-row table:style-name="ro1">
          <table:table-cell office:value-type="string">
            <text:p>M73 Beholder crown Create ray effects as a beholder 20,000</text:p>
          </table:table-cell>
        </table:table-row>
        <table:table-row table:style-name="ro1">
          <table:table-cell table:style-name="ce4" office:value-type="string">
            <text:p><text:span text:style-name="T1">D252 Circlet of blasting, major 1/day maximized </text:span><text:span text:style-name="T2">searing light </text:span><text:span text:style-name="T1">23,760</text:span></text:p>
          </table:table-cell>
        </table:table-row>
        <table:table-row table:style-name="ro1">
          <table:table-cell office:value-type="string">
            <text:p>D259 Helm of underwater action See five times farther underwater, breathe underwater on command 24,000</text:p>
          </table:table-cell>
        </table:table-row>
        <table:table-row table:style-name="ro1">
          <table:table-cell table:style-name="ce4" office:value-type="string">
            <text:p><text:span text:style-name="T1">D259 Helm of telepathy </text:span><text:span text:style-name="T2">Detect thoughts </text:span><text:span text:style-name="T1">at will, send telepathic messages, 1/day </text:span><text:span text:style-name="T2">suggestion </text:span><text:span text:style-name="T1">27,000</text:span></text:p>
          </table:table-cell>
        </table:table-row>
        <table:table-row table:style-name="ro1">
          <table:table-cell office:value-type="string">
            <text:p>D258 Headband of intellect +6 +6 enhancement bonus to Int 36,000</text:p>
          </table:table-cell>
        </table:table-row>
        <table:table-row table:style-name="ro1">
          <table:table-cell table:style-name="ce4" office:value-type="string">
            <text:p><text:span text:style-name="T1">D259 Helm of teleportation 3/day </text:span><text:span text:style-name="T2">teleport </text:span><text:span text:style-name="T1">73,500</text:span></text:p>
          </table:table-cell>
        </table:table-row>
        <table:table-row table:style-name="ro1">
          <table:table-cell office:value-type="string">
            <text:p>D258 Helm of brilliance Create various energy- and light-based effects 125,000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22 Ring of brief blessing 1/day weapon attack or unarmed strike considered magic and good-aligned 1,000</text:p>
          </table:table-cell>
        </table:table-row>
        <table:table-row table:style-name="ro1">
          <table:table-cell office:value-type="string">
            <text:p>M122 Ring of communication Can hear all words spoken by wearers of attuned rings within 1 mile 2,000</text:p>
          </table:table-cell>
        </table:table-row>
        <table:table-row table:style-name="ro1">
          <table:table-cell office:value-type="string">
            <text:p>M122 Ring of the darkhidden Invisible to darkvision 2,000</text:p>
          </table:table-cell>
        </table:table-row>
        <table:table-row table:style-name="ro1">
          <table:table-cell office:value-type="string">
            <text:p>M123 Ring of floating Float on any liquid, rise at speed of 30 ft. if underwater 2,000</text:p>
          </table:table-cell>
        </table:table-row>
        <table:table-row table:style-name="ro1">
          <table:table-cell table:style-name="ce4" office:value-type="string">
            <text:p><text:span text:style-name="T1">M124 Ring of four winds 4/day +2 to AC against a single attack or gain </text:span><text:span text:style-name="T2">feather fall </text:span><text:span text:style-name="T1">2,000</text:span></text:p>
          </table:table-cell>
        </table:table-row>
        <table:table-row table:style-name="ro1">
          <table:table-cell office:value-type="string">
            <text:p>M126 Ring of piercing spells 3/day next melee touch spell that targets flanked foe deals +2d6 damage 2,000</text:p>
          </table:table-cell>
        </table:table-row>
        <table:table-row table:style-name="ro1">
          <table:table-cell office:value-type="string">
            <text:p>D232 Ring of protection +1 +1 deflection bonus to AC 2,000</text:p>
          </table:table-cell>
        </table:table-row>
        <table:table-row table:style-name="ro1">
          <table:table-cell table:style-name="ce4" office:value-type="string">
            <text:p><text:span text:style-name="T1">M127 Ring of silent spells 1/day create </text:span><text:span text:style-name="T2">silence </text:span><text:span text:style-name="T1">effect and while in that area, you can cast spells silently 2,000</text:span></text:p>
          </table:table-cell>
        </table:table-row>
        <table:table-row table:style-name="ro1">
          <table:table-cell table:style-name="ce4" office:value-type="string">
            <text:p><text:span text:style-name="T1">D232 Ring of feather falling Triggers </text:span><text:span text:style-name="T2">feather fall </text:span><text:span text:style-name="T1">if you fall more than 5 ft. 2,200</text:span></text:p>
          </table:table-cell>
        </table:table-row>
        <table:table-row table:style-name="ro1">
          <table:table-cell office:value-type="string">
            <text:p>M83 Brute ring 2/day blast of force makes bull rush attack against opponent 2,300</text:p>
          </table:table-cell>
        </table:table-row>
        <table:table-row table:style-name="ro1">
          <table:table-cell office:value-type="string">
            <text:p>D230 Ring of climbing +5 on Climb 2,500</text:p>
          </table:table-cell>
        </table:table-row>
        <table:table-row table:style-name="ro1">
          <table:table-cell office:value-type="string">
            <text:p>D232 Ring of jumping +5 on Jump 2,500</text:p>
          </table:table-cell>
        </table:table-row>
        <table:table-row table:style-name="ro1">
          <table:table-cell office:value-type="string">
            <text:p>D233 Ring of sustenance Nourished, 2 hours of sleep gives benefit of 8 hours 2,500</text:p>
          </table:table-cell>
        </table:table-row>
        <table:table-row table:style-name="ro1">
          <table:table-cell office:value-type="string">
            <text:p>D233 Ring of swimming +5 on Swim 2,500</text:p>
          </table:table-cell>
        </table:table-row>
        <table:table-row table:style-name="ro1">
          <table:table-cell table:style-name="ce4" office:value-type="string">
            <text:p><text:span text:style-name="T1">M114 Lockpicking ring +5 on Open Lock, 1/day </text:span><text:span text:style-name="T2">knock </text:span><text:span text:style-name="T1">3,500</text:span></text:p>
          </table:table-cell>
        </table:table-row>
        <table:table-row table:style-name="ro1">
          <table:table-cell office:value-type="string">
            <text:p>M126 Ring of mystic healing +1 caster level with healing spells; 3 charges/day, healing spells more potent 3,500</text:p>
          </table:table-cell>
        </table:table-row>
        <table:table-row table:style-name="ro1">
          <table:table-cell table:style-name="ce15" office:value-type="string">
            <text:p><text:span text:style-name="T1">M206 Stormfire ring</text:span><text:span text:style-name="T3"> </text:span><text:span text:style-name="T1">5/day </text:span><text:span text:style-name="T2">faerie fire </text:span><text:span text:style-name="T1">deals damage for 5 rounds, works in wild shape (SP raiment of the stormwalker)4,000</text:span>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>
            <text:p>D230 Ring of counterspells Counter a stored spell of 1st to 6th level 4,000</text:p>
          </table:table-cell>
        </table:table-row>
        <table:table-row table:style-name="ro1">
          <table:table-cell office:value-type="string">
            <text:p>M128 Ring of vengeance 3/day when critical hit is scored on you, attacker takes 5d6 points of damage 4,500</text:p>
          </table:table-cell>
        </table:table-row>
        <table:table-row table:style-name="ro1">
          <table:table-cell office:value-type="string">
            <text:p>M122 Ring of arming Swap current armor and weapons with another set stored inside ring, at will 5,000</text:p>
          </table:table-cell>
        </table:table-row>
        <table:table-row table:style-name="ro1">
          <table:table-cell office:value-type="string">
            <text:p>M125 Ring of master artifice, lesser Gain 1 bonus 1st-level and 2nd-level infusion per day 5,000</text:p>
          </table:table-cell>
        </table:table-row>
        <table:table-row table:style-name="ro1">
          <table:table-cell table:style-name="ce4" office:value-type="string">
            <text:p><text:span text:style-name="T1">M123 Ring of the forcewall 3 charges/day, creates 10-ft.-square </text:span><text:span text:style-name="T2">wall of force </text:span><text:span text:style-name="T1">5,100</text:span></text:p>
          </table:table-cell>
        </table:table-row>
        <table:table-row table:style-name="ro1">
          <table:table-cell office:value-type="string">
            <text:p>M121 Ring of adamantine touch Melee attacks treated as adamantine for overcoming DR 6,000</text:p>
          </table:table-cell>
        </table:table-row>
        <table:table-row table:style-name="ro1">
          <table:table-cell office:value-type="string">
            <text:p>M123 Ring of essentia Ring can hold 1 point of essentia 6,000</text:p>
          </table:table-cell>
        </table:table-row>
        <table:table-row table:style-name="ro1">
          <table:table-cell table:style-name="ce4" office:value-type="string">
            <text:p><text:span text:style-name="T1">M127 Ring of thunderclaps 3/day 1d8+5 electricity damage with melee touch attack; 1/day </text:span><text:span text:style-name="T2">shout </text:span><text:span text:style-name="T1">6,000</text:span></text:p>
          </table:table-cell>
        </table:table-row>
        <table:table-row table:style-name="ro1">
          <table:table-cell office:value-type="string">
            <text:p>M128 Ring of water breathing Breathe freely underwater 6,000</text:p>
          </table:table-cell>
        </table:table-row>
        <table:table-row table:style-name="ro1">
          <table:table-cell office:value-type="string">
            <text:p>M125 Ring of mystic defiance 3/day ignore up to 10 points of damage from a spell or spell-like ability 7,5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25 Ring of mystic fire +1 caster level with fire spells; 3 charges/day, fire spells more damaging 7,500</text:p>
          </table:table-cell>
        </table:table-row>
        <table:table-row table:style-name="ro1">
          <table:table-cell office:value-type="string">
            <text:p>M126 Ring of mystic lightning +1 caster level with electricity spells; 3 charges/day, electricity spells more damaging 7,500</text:p>
          </table:table-cell>
        </table:table-row>
        <table:table-row table:style-name="ro1">
          <table:table-cell table:style-name="ce4" office:value-type="string">
            <text:p><text:span text:style-name="T1">M121 Ring of antivenom 1/day </text:span><text:span text:style-name="T2">neutralize poison</text:span><text:span text:style-name="T1">, self only 8,000</text:span></text:p>
          </table:table-cell>
        </table:table-row>
        <table:table-row table:style-name="ro1">
          <table:table-cell table:style-name="ce4" office:value-type="string">
            <text:p><text:span text:style-name="T1">M123 Ring of entropic deflection Create </text:span><text:span text:style-name="T2">entropic shield </text:span><text:span text:style-name="T1">effect for 1 round after moving at least 10 ft. 8,000</text:span></text:p>
          </table:table-cell>
        </table:table-row>
        <table:table-row table:style-name="ro1">
          <table:table-cell table:style-name="ce4" office:value-type="string">
            <text:p><text:span text:style-name="T1">D232 Ring of mind shielding Immune to </text:span><text:span text:style-name="T2">detect thoughts</text:span><text:span text:style-name="T1">, </text:span><text:span text:style-name="T2">discern lies</text:span><text:span text:style-name="T1">, magical discernments of alignment 8,000</text:span></text:p>
          </table:table-cell>
        </table:table-row>
        <table:table-row table:style-name="ro1">
          <table:table-cell office:value-type="string">
            <text:p>D232 Ring of protection +2 +2 deflection bonus to AC 8,000</text:p>
          </table:table-cell>
        </table:table-row>
        <table:table-row table:style-name="ro1">
          <table:table-cell table:style-name="ce4" office:value-type="string">
            <text:p><text:span text:style-name="T1">D232 Ring of force shield Generate shieldlike </text:span><text:span text:style-name="T2">wall of force </text:span><text:span text:style-name="T1">on command 8,500</text:span></text:p>
          </table:table-cell>
        </table:table-row>
        <table:table-row table:style-name="ro1">
          <table:table-cell office:value-type="string">
            <text:p>D232 Ring of the ram Creates force effect that can make bull rush attacks, open heavy doors 8,600</text:p>
          </table:table-cell>
        </table:table-row>
        <table:table-row table:style-name="ro1">
          <table:table-cell office:value-type="string">
            <text:p>M122 Ring of avoidance 3/day +20 to AC until beginning of next turn 10,000</text:p>
          </table:table-cell>
        </table:table-row>
        <table:table-row table:style-name="ro1">
          <table:table-cell office:value-type="string">
            <text:p>D230 Ring of improved climbing +10 on Climb 10,000</text:p>
          </table:table-cell>
        </table:table-row>
        <table:table-row table:style-name="ro1">
          <table:table-cell office:value-type="string">
            <text:p>D232 Ring of improved jumping +10 on Jump 10,000</text:p>
          </table:table-cell>
        </table:table-row>
        <table:table-row table:style-name="ro1">
          <table:table-cell office:value-type="string">
            <text:p>D233 Ring of improved swimming +10 on Swim 10,000</text:p>
          </table:table-cell>
        </table:table-row>
        <table:table-row table:style-name="ro1">
          <table:table-cell office:value-type="string">
            <text:p>M126 Ring of self-sufficiency +10 on Autohypnosis 10,000</text:p>
          </table:table-cell>
        </table:table-row>
        <table:table-row table:style-name="ro1">
          <table:table-cell office:value-type="string">
            <text:p>M127 Ring of soulbound protection +1 to AC; stores up to 2 points of essentia for extra bonuses 10,000</text:p>
          </table:table-cell>
        </table:table-row>
        <table:table-row table:style-name="ro1">
          <table:table-cell table:style-name="ce4" office:value-type="string">
            <text:p><text:span text:style-name="T1">D230 Ring of animal friendship </text:span><text:span text:style-name="T2">Charm animal </text:span><text:span text:style-name="T1">at will 10,800</text:span></text:p>
          </table:table-cell>
        </table:table-row>
        <table:table-row table:style-name="ro1">
          <table:table-cell office:value-type="string">
            <text:p>M125 Ring of lightning flashes 3/day 5d6 electricity damage to creatures within 5 ft. 11,500</text:p>
          </table:table-cell>
        </table:table-row>
        <table:table-row table:style-name="ro1">
          <table:table-cell office:value-type="string">
            <text:p>D232 Ring of energy resistance, minor Resistance 10 to one type of energy 12,000</text:p>
          </table:table-cell>
        </table:table-row>
        <table:table-row table:style-name="ro1">
          <table:table-cell table:style-name="ce4" office:value-type="string">
            <text:p><text:span text:style-name="T1">M127 Ring of spell-battle Aware of all spellcasting in area; 1/day </text:span><text:span text:style-name="T2">dispel magic </text:span><text:span text:style-name="T1">as a counterspell 12,000</text:span></text:p>
          </table:table-cell>
        </table:table-row>
        <table:table-row table:style-name="ro1">
          <table:table-cell table:style-name="ce4" office:value-type="string">
            <text:p><text:span text:style-name="T1">D230 Ring of chameleon power +10 on Hide, </text:span><text:span text:style-name="T2">disguise self </text:span><text:span text:style-name="T1">at will 12,700</text:span></text:p>
          </table:table-cell>
        </table:table-row>
        <table:table-row table:style-name="ro1">
          <table:table-cell table:style-name="ce4" office:value-type="string">
            <text:p><text:span text:style-name="T1">D233 Ring of water walking Continuous </text:span><text:span text:style-name="T2">water walk </text:span><text:span text:style-name="T1">15,000</text:span></text:p>
          </table:table-cell>
        </table:table-row>
        <table:table-row table:style-name="ro1">
          <table:table-cell office:value-type="string">
            <text:p>M122 Ring of dragon friendship Communication and diplomacy bonuses when dealing with dragon creatures 16,000</text:p>
          </table:table-cell>
        </table:table-row>
        <table:table-row table:style-name="ro1">
          <table:table-cell office:value-type="string">
            <text:p>M124 Ring of greater counterspells Counter a stored spell of 1st–6th level, 1/day attempt to counterspell one spell 16,000</text:p>
          </table:table-cell>
        </table:table-row>
        <table:table-row table:style-name="ro1">
          <table:table-cell office:value-type="string">
            <text:p>M122 Ring of divergence Resistance 10 to specific energy, 1/day reflect spells of that energy type 18,000</text:p>
          </table:table-cell>
        </table:table-row>
        <table:table-row table:style-name="ro1">
          <table:table-cell office:value-type="string">
            <text:p>M124 Ring of the icy soul Gain resistance to cold 20 but gain vulnerability to fire 18,000</text:p>
          </table:table-cell>
        </table:table-row>
        <table:table-row table:style-name="ro1">
          <table:table-cell office:value-type="string">
            <text:p>D232 Ring of protection +3 +3 deflection bonus to AC 18,000</text:p>
          </table:table-cell>
        </table:table-row>
        <table:table-row table:style-name="ro1">
          <table:table-cell office:value-type="string">
            <text:p>D233 Ring of spell storing, minor Cast up to three levels of spells stored in the ring 18,000</text:p>
          </table:table-cell>
        </table:table-row>
        <table:table-row table:style-name="ro1">
          <table:table-cell office:value-type="string">
            <text:p>M75 Bone ring 3 charges/day, protected from energy drain and ability drain 20,000</text:p>
          </table:table-cell>
        </table:table-row>
        <table:table-row table:style-name="ro1">
          <table:table-cell office:value-type="string">
            <text:p>M121 Ring of arcane might +1 to arcane caster level 20,000</text:p>
          </table:table-cell>
        </table:table-row>
        <table:table-row table:style-name="ro1">
          <table:table-cell table:style-name="ce4" office:value-type="string">
            <text:p><text:span text:style-name="T1">D232 Ring of invisibility </text:span><text:span text:style-name="T2">Invisibility </text:span><text:span text:style-name="T1">at will 20,000</text:span></text:p>
          </table:table-cell>
        </table:table-row>
        <table:table-row table:style-name="ro1">
          <table:table-cell office:value-type="string">
            <text:p>D233 Ring of wizardry I Doubles 1st-level spells per day 20,000</text:p>
          </table:table-cell>
        </table:table-row>
        <table:table-row table:style-name="ro1">
          <table:table-cell office:value-type="string">
            <text:p>D232 Ring of evasion Grants evasion ability 25,000</text:p>
          </table:table-cell>
        </table:table-row>
        <table:table-row table:style-name="ro1">
          <table:table-cell office:value-type="string">
            <text:p>M125 Ring of master artifice Gain 1 bonus 3rd-level and 4th-level infusion per day 25,000</text:p>
          </table:table-cell>
        </table:table-row>
        <table:table-row table:style-name="ro1">
          <table:table-cell office:value-type="string">
            <text:p>D233 Ring of X-ray vision See into and through solid matter 25,000</text:p>
          </table:table-cell>
        </table:table-row>
        <table:table-row table:style-name="ro1">
          <table:table-cell office:value-type="string">
            <text:p>M127 Ring of soulbound protection, greater +1 to AC; stores up to 4 points of essentia for extra bonuses 26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30 Ring of blinking Blink at will 27,000</text:p>
          </table:table-cell>
        </table:table-row>
        <table:table-row table:style-name="ro1">
          <table:table-cell office:value-type="string">
            <text:p>D232 Ring of energy resistance, major Resistance 20 to one type of energy 28,000</text:p>
          </table:table-cell>
        </table:table-row>
        <table:table-row table:style-name="ro1">
          <table:table-cell office:value-type="string">
            <text:p>M128 Ring of vanishing 3/day become nearly undetectable for 2 rounds 30,000</text:p>
          </table:table-cell>
        </table:table-row>
        <table:table-row table:style-name="ro1">
          <table:table-cell office:value-type="string">
            <text:p>M128 Rings of force armor (pair) +5 armor bonus to AC, attackers take damage, bonuses against incorporeal 30,000</text:p>
          </table:table-cell>
        </table:table-row>
        <table:table-row table:style-name="ro1">
          <table:table-cell office:value-type="string">
            <text:p>D232 Ring of protection +4 +4 deflection bonus to AC 32,000</text:p>
          </table:table-cell>
        </table:table-row>
        <table:table-row table:style-name="ro1">
          <table:table-cell office:value-type="string">
            <text:p>M126 Ring of negative protection Various protections against negative energy 36,000</text:p>
          </table:table-cell>
        </table:table-row>
        <table:table-row table:style-name="ro1">
          <table:table-cell office:value-type="string">
            <text:p>M126 Ring of positive protection Various protections against positive energy 36,000</text:p>
          </table:table-cell>
        </table:table-row>
        <table:table-row table:style-name="ro1">
          <table:table-cell table:style-name="ce4" office:value-type="string">
            <text:p><text:span text:style-name="T1">D232 Ring of freedom of movement Continuous </text:span><text:span text:style-name="T2">freedom of movement </text:span><text:span text:style-name="T1">40,000</text:span></text:p>
          </table:table-cell>
        </table:table-row>
        <table:table-row table:style-name="ro1">
          <table:table-cell office:value-type="string">
            <text:p>D233 Ring of wizardry II Doubles 2nd-level spells per day 40,000</text:p>
          </table:table-cell>
        </table:table-row>
        <table:table-row table:style-name="ro1">
          <table:table-cell office:value-type="string">
            <text:p>D232 Ring of energy resistance, greater Resistance 30 to one type of energy 44,000</text:p>
          </table:table-cell>
        </table:table-row>
        <table:table-row table:style-name="ro1">
          <table:table-cell office:value-type="string">
            <text:p>M126 Ring of nine lives 9 charges, heals you at 0 hp or fewer, or succeed on one failed save per day 45,000</text:p>
          </table:table-cell>
        </table:table-row>
        <table:table-row table:style-name="ro1">
          <table:table-cell table:style-name="ce4" office:value-type="string">
            <text:p><text:span text:style-name="T1">D232 Ring of friend shield (pair) Use </text:span><text:span text:style-name="T2">shield other </text:span><text:span text:style-name="T1">on wearer of mated ring, at will 50,000</text:span></text:p>
          </table:table-cell>
        </table:table-row>
        <table:table-row table:style-name="ro1">
          <table:table-cell office:value-type="string">
            <text:p>D232 Ring of protection +5 +5 deflection bonus to AC 50,000</text:p>
          </table:table-cell>
        </table:table-row>
        <table:table-row table:style-name="ro1">
          <table:table-cell office:value-type="string">
            <text:p>D232 Ring of shooting stars Create various light- and lightning-themed effects 50,000</text:p>
          </table:table-cell>
        </table:table-row>
        <table:table-row table:style-name="ro1">
          <table:table-cell office:value-type="string">
            <text:p>D233 Ring of spell storing Cast up to five levels of spells stored in the ring 50,000</text:p>
          </table:table-cell>
        </table:table-row>
        <table:table-row table:style-name="ro1">
          <table:table-cell office:value-type="string">
            <text:p>M128 Ring of universal energy resistance, minor Resistance 10 to all types of energy 6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25 Ring of master artifice, greater Gain 1 bonus 5th-level and 6th-level infusion per day 61,000</text:p>
          </table:table-cell>
        </table:table-row>
        <table:table-row table:style-name="ro1">
          <table:table-cell office:value-type="string">
            <text:p>D233 Ring of wizardry III Doubles 3rd-level spells per day 70,000</text:p>
          </table:table-cell>
        </table:table-row>
        <table:table-row table:style-name="ro1">
          <table:table-cell table:style-name="ce4" office:value-type="string">
            <text:p><text:span text:style-name="T1">D233 Ring of telekinesis </text:span><text:span text:style-name="T2">Telekinesis </text:span><text:span text:style-name="T1">at will 75,000</text:span></text:p>
          </table:table-cell>
        </table:table-row>
        <table:table-row table:style-name="ro1">
          <table:table-cell table:style-name="ce4" office:value-type="string">
            <text:p><text:span text:style-name="T1">D232 Ring of regeneration Heal damage quickly over time, </text:span><text:span text:style-name="T2">regenerate </text:span><text:span text:style-name="T1">body parts 90,000</text:span></text:p>
          </table:table-cell>
        </table:table-row>
        <table:table-row table:style-name="ro1">
          <table:table-cell table:style-name="ce4" office:value-type="string">
            <text:p><text:span text:style-name="T1">D233 Ring of three wishes Use </text:span><text:span text:style-name="T2">wish </text:span><text:span text:style-name="T1">three times 97,950</text:span></text:p>
          </table:table-cell>
        </table:table-row>
        <table:table-row table:style-name="ro1">
          <table:table-cell table:style-name="ce4" office:value-type="string">
            <text:p><text:span text:style-name="T1">D233 Ring of spell turning 3/day reflect nine levels of spells as </text:span><text:span text:style-name="T2">spell turning </text:span><text:span text:style-name="T1">98,280</text:span></text:p>
          </table:table-cell>
        </table:table-row>
        <table:table-row table:style-name="ro1">
          <table:table-cell office:value-type="string">
            <text:p>D233 Ring of wizardry IV Doubles 4th-level spells per day 100,000</text:p>
          </table:table-cell>
        </table:table-row>
        <table:table-row table:style-name="ro1">
          <table:table-cell office:value-type="string">
            <text:p>M128 Ring of universal energy resistance, major Resistance 20 to all types of energy 12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30 Ring of djinni calling Djinni serves you for up to 1 hour/day 125,000</text:p>
          </table:table-cell>
        </table:table-row>
        <table:table-row table:style-name="ro1">
          <table:table-cell office:value-type="string">
            <text:p>M128 Ring of universal energy resistance, greater Resistance 30 to all types of energy 18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31 Ring of elemental command (air) Creates various air-themed effects 200,0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D231 Ring of elemental command (earth) Creates various earth-themed effects 200,000</text:p>
          </table:table-cell>
        </table:table-row>
        <table:table-row table:style-name="ro1">
          <table:table-cell office:value-type="string">
            <text:p>D231 Ring of elemental command (fire) Creates various fire-themed effects 200,000</text:p>
          </table:table-cell>
        </table:table-row>
        <table:table-row table:style-name="ro1">
          <table:table-cell office:value-type="string">
            <text:p>D231 Ring of elemental command (water) Creates various water-themed effects 200,000</text:p>
          </table:table-cell>
        </table:table-row>
        <table:table-row table:style-name="ro1">
          <table:table-cell office:value-type="string">
            <text:p>D233 Ring of spell storing, major Cast up to ten levels of spells stored in the ring 200,000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18 Piercer cloak 3/day attacks made from higher ground deal extra damage 900</text:p>
          </table:table-cell>
        </table:table-row>
        <table:table-row table:style-name="ro1">
          <table:table-cell office:value-type="string">
            <text:p>M87 Cloak of elemental protection 1/day resistance 10 against energy type of your choice for 1 round 1,000</text:p>
          </table:table-cell>
        </table:table-row>
        <table:table-row table:style-name="ro1">
          <table:table-cell office:value-type="string">
            <text:p>D253 Cloak of resistance +1 +1 resistance bonus on all saving throws 1,000</text:p>
          </table:table-cell>
        </table:table-row>
        <table:table-row table:style-name="ro1">
          <table:table-cell office:value-type="string">
            <text:p>M87 Cloak of predatory vigor 2/day heal damage equal to your HD while raging 1,400</text:p>
          </table:table-cell>
        </table:table-row>
        <table:table-row table:style-name="ro1">
          <table:table-cell table:style-name="ce15" office:value-type="string">
            <text:p><text:span text:style-name="T1">M197 Standard of valor</text:span><text:span text:style-name="T3">SP </text:span><text:span text:style-name="T1">1/day grant ally extra save against fear effect ( </text:span><text:span text:style-name="T2">five virtues</text:span><text:span text:style-name="T1">) 1,400</text:span></text:p>
          </table:table-cell>
        </table:table-row>
        <table:table-row table:style-name="ro1">
          <table:table-cell office:value-type="string">
            <text:p>M84 Cape of the viper 3 charges/day, transform into a viper for 7 rounds 2,000</text:p>
          </table:table-cell>
        </table:table-row>
        <table:table-row table:style-name="ro1">
          <table:table-cell office:value-type="string">
            <text:p>M120 Rearguard’s cape 1/day +2 to minor and major auras when outnumbered, marshal only 2,000</text:p>
          </table:table-cell>
        </table:table-row>
        <table:table-row table:style-name="ro1">
          <table:table-cell office:value-type="string">
            <text:p>M89 Cloak of weaponry Store one Medium weapon 2,300</text:p>
          </table:table-cell>
        </table:table-row>
        <table:table-row table:style-name="ro1">
          <table:table-cell office:value-type="string">
            <text:p>D253 Cloak of elvenkind +5 on Hide 2,500</text:p>
          </table:table-cell>
        </table:table-row>
        <table:table-row table:style-name="ro1">
          <table:table-cell office:value-type="string">
            <text:p>M87 Cloak of quills 5/day while grappling, deal 1d6 points of damage to grappling opponent 2,500</text:p>
          </table:table-cell>
        </table:table-row>
        <table:table-row table:style-name="ro1">
          <table:table-cell office:value-type="string">
            <text:p>M145 Vanisher cloak 3 charges/day, you and allies become briefly invisible 2,500</text:p>
          </table:table-cell>
        </table:table-row>
        <table:table-row table:style-name="ro1">
          <table:table-cell office:value-type="string">
            <text:p>D253 Cloak of Charisma +2 +2 enhancement bonus to Cha 4,000</text:p>
          </table:table-cell>
        </table:table-row>
        <table:table-row table:style-name="ro1">
          <table:table-cell office:value-type="string">
            <text:p>D253 Cloak of resistance +2 +2 resistance bonus on all saving throws 4,000</text:p>
          </table:table-cell>
        </table:table-row>
        <table:table-row table:style-name="ro1">
          <table:table-cell table:style-name="ce4" office:value-type="string">
            <text:p><text:span text:style-name="T1">M133 Scry shroud +5 on saves against divinations; if you detect </text:span><text:span text:style-name="T2">scrying </text:span><text:span text:style-name="T1">sensor,become invisible for 10 rounds <text:s/>4,000</text:span>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M148 White cloak of the spider +2 on saves against poison; 1/day </text:span><text:span text:style-name="T2">spider climb, hold person </text:span><text:span text:style-name="T1">4,200</text:span></text:p>
          </table:table-cell>
        </table:table-row>
        <table:table-row table:style-name="ro1">
          <table:table-cell office:value-type="string">
            <text:p>M88 Cloak of soulbound resistance +1 on all saving throws; stores up to 2 points of essentia for extra bonuses 5,000</text:p>
          </table:table-cell>
        </table:table-row>
        <table:table-row table:style-name="ro1">
          <table:table-cell table:style-name="ce5" office:value-type="string">
            <text:p><text:span text:style-name="T1">M95 Dragonscale cloak</text:span><text:span text:style-name="T3">R </text:span><text:span text:style-name="T1">Tiamat: Resistance 5 to energy type of choice plus relic power 5,000</text:span></text:p>
          </table:table-cell>
        </table:table-row>
        <table:table-row table:style-name="ro1">
          <table:table-cell office:value-type="string">
            <text:p>M88 Cloak of the salamander 3/day deals 1d6+7 points of fire damage to any creature striking you in melee 6,000</text:p>
          </table:table-cell>
        </table:table-row>
        <table:table-row table:style-name="ro1">
          <table:table-cell office:value-type="string">
            <text:p>M144 Transposer cloak 3/day switch positions with another creature within 30 ft. 6,000</text:p>
          </table:table-cell>
        </table:table-row>
        <table:table-row table:style-name="ro1">
          <table:table-cell office:value-type="string">
            <text:p>M108 Greater piwafwi Resistance to fire 5; +5 on Hide 6,500</text:p>
          </table:table-cell>
        </table:table-row>
        <table:table-row table:style-name="ro1">
          <table:table-cell table:style-name="ce4" office:value-type="string">
            <text:p><text:span text:style-name="T1">D253 Cloak of the manta ray Become a manta ray, as the </text:span><text:span text:style-name="T2">polymorph </text:span><text:span text:style-name="T1">spell, upon entering salt water 7,200</text:span></text:p>
          </table:table-cell>
        </table:table-row>
        <table:table-row table:style-name="ro1">
          <table:table-cell table:style-name="ce4" office:value-type="string">
            <text:p><text:span text:style-name="T1">M88 Cloak of stone +5 on Hide and Move Silently; 1/day </text:span><text:span text:style-name="T2">meld into stone </text:span><text:span text:style-name="T1">8,000</text:span></text:p>
          </table:table-cell>
        </table:table-row>
        <table:table-row table:style-name="ro1">
          <table:table-cell table:style-name="ce5" office:value-type="string">
            <text:p><text:span text:style-name="T1">M200 Mantle of the predator</text:span><text:span text:style-name="T3"> </text:span><text:span text:style-name="T1">+5 on Hide and Move Silently, +1d6 if target is denied Dex bonus to AC (SP garb of the hunting cat) 8,000</text:span>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>
            <text:p>D253 Cloak of resistance +3 +3 resistance bonus on all saving throws 9,000</text:p>
          </table:table-cell>
        </table:table-row>
        <table:table-row table:style-name="ro1">
          <table:table-cell table:style-name="ce4" office:value-type="string">
            <text:p><text:span text:style-name="T1">D252 Cape of the mountebank 1/day </text:span><text:span text:style-name="T2">dimension door </text:span><text:span text:style-name="T1">10,080</text:span></text:p>
          </table:table-cell>
        </table:table-row>
        <table:table-row table:style-name="ro1">
          <table:table-cell office:value-type="string">
            <text:p>M89 Cloak of turn resistance +4 bonus to turn resistance 11,000</text:p>
          </table:table-cell>
        </table:table-row>
        <table:table-row table:style-name="ro1">
          <table:table-cell table:style-name="ce15" office:value-type="string">
            <text:p><text:span text:style-name="T1">M212 Veil of doors</text:span><text:span text:style-name="T3">SP </text:span><text:span text:style-name="T1">Dismiss creature damaged by your summoned creature (</text:span><text:span text:style-name="T2">seven veils</text:span><text:span text:style-name="T1">) 11,000</text:span></text:p>
          </table:table-cell>
        </table:table-row>
        <table:table-row table:style-name="ro1">
          <table:table-cell office:value-type="string">
            <text:p>M115 Mantle of second chances 1/day reroll any one roll 12,000</text:p>
          </table:table-cell>
        </table:table-row>
        <table:table-row table:style-name="ro1">
          <table:table-cell office:value-type="string">
            <text:p>M148 Water cloak +5 on Reflex against fire effects, various fire-negating abilities 12,000</text:p>
          </table:table-cell>
        </table:table-row>
        <table:table-row table:style-name="ro1">
          <table:table-cell office:value-type="string">
            <text:p>M88 Cloak of soulbound resistance, greater +1 on all saving throws; stores up to 4 points of essentia for extra bonuses 13,0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D252 Cloak of arachnida Various </text:span><text:span text:style-name="T2">web </text:span><text:span text:style-name="T1">and spider-based effects 14,000</text:span></text:p>
          </table:table-cell>
        </table:table-row>
        <table:table-row table:style-name="ro1">
          <table:table-cell office:value-type="string">
            <text:p>M112 Incarnum focus (cloak) +1 to essentia capacity of soulmelds occupying shoulders chakra 15,000</text:p>
          </table:table-cell>
        </table:table-row>
        <table:table-row table:style-name="ro1">
          <table:table-cell office:value-type="string">
            <text:p>D253 Cloak of Charisma +4 +4 enhancement bonus to Cha 16,000</text:p>
          </table:table-cell>
        </table:table-row>
        <table:table-row table:style-name="ro1">
          <table:table-cell office:value-type="string">
            <text:p>D253 Cloak of resistance +4 +4 resistance bonus on all saving throws 16,000</text:p>
          </table:table-cell>
        </table:table-row>
        <table:table-row table:style-name="ro1">
          <table:table-cell table:style-name="ce4" office:value-type="string">
            <text:p><text:span text:style-name="T1">M147 War wizard cloak Continuous </text:span><text:span text:style-name="T2">endure elements, feather fall; </text:span><text:span text:style-name="T1">1/day </text:span><text:span text:style-name="T2">dimension door, mage armor, protection from arrows, sending </text:span><text:span text:style-name="T1">16,000</text:span></text:p>
          </table:table-cell>
        </table:table-row>
        <table:table-row table:style-name="ro1">
          <table:table-cell table:style-name="ce17"/>
        </table:table-row>
        <table:table-row table:style-name="ro1">
          <table:table-cell table:style-name="ce4" office:value-type="string">
            <text:p><text:span text:style-name="T1">M87 Cloak of battle +4 armor bonus to AC, turns into </text:span><text:span text:style-name="T2">+1/+1 quarterstaff</text:span><text:span text:style-name="T1">; 3/day disarm attempt 22,000</text:span></text:p>
          </table:table-cell>
        </table:table-row>
        <table:table-row table:style-name="ro1">
          <table:table-cell office:value-type="string">
            <text:p>D253 Cloak of displacement, minor Continuous 20% miss chance 24,000</text:p>
          </table:table-cell>
        </table:table-row>
        <table:table-row table:style-name="ro1">
          <table:table-cell office:value-type="string">
            <text:p>D253 Cloak of resistance +5 +5 resistance bonus on all saving throws 25,000</text:p>
          </table:table-cell>
        </table:table-row>
        <table:table-row table:style-name="ro1">
          <table:table-cell table:style-name="ce4" office:value-type="string">
            <text:p><text:span text:style-name="T1">D252 Cloak of the bat +5 on Hide; hang from ceiling, </text:span><text:span text:style-name="T2">fly</text:span><text:span text:style-name="T1">, polymorph into a bat at will 26,000</text:span></text:p>
          </table:table-cell>
        </table:table-row>
        <table:table-row table:style-name="ro1">
          <table:table-cell office:value-type="string">
            <text:p>M88 Cloak of thorns +2 to natural armor, creatures striking you in melee take 1d4+3 damage 26,000</text:p>
          </table:table-cell>
        </table:table-row>
        <table:table-row table:style-name="ro1">
          <table:table-cell office:value-type="string">
            <text:p>D253 Cloak of Charisma +6 +6 enhancement bonus to Cha 36,000</text:p>
          </table:table-cell>
        </table:table-row>
        <table:table-row table:style-name="ro1">
          <table:table-cell office:value-type="string">
            <text:p>M88 Cloak of the salamander, greater Deals 1d6+7 points of fire damage to any creature striking you in melee 36,000</text:p>
          </table:table-cell>
        </table:table-row>
        <table:table-row table:style-name="ro1">
          <table:table-cell table:style-name="ce4" office:value-type="string">
            <text:p><text:span text:style-name="T1">D253 Cloak of displacement, major As the </text:span><text:span text:style-name="T2">displacement </text:span><text:span text:style-name="T1">spell (50% miss chance), 15 rounds total per day 50,000</text:span></text:p>
          </table:table-cell>
        </table:table-row>
        <table:table-row table:style-name="ro1">
          <table:table-cell table:style-name="ce15" office:value-type="string">
            <text:p><text:span text:style-name="T1">M210 Phoenix cloak</text:span><text:span text:style-name="T3">SP </text:span><text:span text:style-name="T1">Fly at your land speed with perfect maneuverability (</text:span><text:span text:style-name="T2">regalia of the phoenix</text:span><text:span text:style-name="T1">) 50,000</text:span></text:p>
          </table:table-cell>
        </table:table-row>
        <table:table-row table:style-name="ro1">
          <table:table-cell office:value-type="string">
            <text:p>D268 Wings of flying Fly 60 ft. with good maneuverability, at will 54,000</text:p>
          </table:table-cell>
        </table:table-row>
        <table:table-row table:style-name="ro1">
          <table:table-cell table:style-name="ce4" office:value-type="string">
            <text:p><text:span text:style-name="T1">D253 Cloak of etherealness As </text:span><text:span text:style-name="T2">ethereal jaunt </text:span><text:span text:style-name="T1">for 10 minutes total per day 55,000</text:span></text:p>
          </table:table-cell>
        </table:table-row>
        <table:table-row table:style-name="ro1">
          <table:table-cell office:value-type="string">
            <text:p>D261 Mantle of faith Damage reduction 5/evil 76,000</text:p>
          </table:table-cell>
        </table:table-row>
        <table:table-row table:style-name="ro1">
          <table:table-cell office:value-type="string">
            <text:p>D261 Mantle of spell resistance Spell resistance 21 90,000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table:style-name="ce4" office:value-type="string">
            <text:p><text:span text:style-name="T1">M131 Safewing emblem </text:span><text:span text:style-name="T2">Feather fall </text:span><text:span text:style-name="T1">up to 180 ft., 1 time 250</text:span></text:p>
          </table:table-cell>
        </table:table-row>
        <table:table-row table:style-name="ro1">
          <table:table-cell office:value-type="string">
            <text:p>M85 Charm of countersong Use countersong to interrupt a sonic attack 400</text:p>
          </table:table-cell>
        </table:table-row>
        <table:table-row table:style-name="ro1">
          <table:table-cell table:style-name="ce4" office:value-type="string">
            <text:p><text:span text:style-name="T1">M70 Amulet of toxin delay 1/day </text:span><text:span text:style-name="T2">delay poison </text:span><text:span text:style-name="T1">for 2 rounds 400</text:span></text:p>
          </table:table-cell>
        </table:table-row>
        <table:table-row table:style-name="ro1">
          <table:table-cell office:value-type="string">
            <text:p>M68 Amber amulet of vermin, giant bee 1/day summons a giant bee to serve you for 1 minute 500</text:p>
          </table:table-cell>
        </table:table-row>
        <table:table-row table:style-name="ro1">
          <table:table-cell/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68 Amulet of aquatic salvation 1/day breathe water for 5 rounds 500</text:p>
          </table:table-cell>
        </table:table-row>
        <table:table-row table:style-name="ro1">
          <table:table-cell office:value-type="string">
            <text:p>M85 Chronocharm of the celestial wanderer 1/day reroll one Listen or Spot check 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85 Chronocharm of the fateweaver 1/day reroll one Balance, Climb, or Tumble check 500</text:p>
          </table:table-cell>
        </table:table-row>
        <table:table-row table:style-name="ro1">
          <table:table-cell office:value-type="string">
            <text:p>M86 Chronocharm of the grand master 1/day +5 dodge bonus to AC against one ranged attack 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86 Chronocharm of the horizon walker 1/day move up to half your speed as a swift action 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86 Chronocharm of the laughing rogue 1/day reroll one Disable Device check 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86 Chronocharm of the uncaring archmage 1/day cast one spell of 3rd level or lower with casting time of 1 full round <text:s/>as a standard action 5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M139 Symbol of transfiguration 3/day </text:span><text:span text:style-name="T2">purify food and drink</text:span><text:span text:style-name="T1">, 1/day </text:span><text:span text:style-name="T2">align weapon </text:span><text:span text:style-name="T1">(good) for 1 round 500</text:span></text:p>
          </table:table-cell>
        </table:table-row>
        <table:table-row table:style-name="ro1">
          <table:table-cell office:value-type="string">
            <text:p>M118 Necklace of copper dragon scales Resistance to acid 5 for 1 hour, 6 uses 570</text:p>
          </table:table-cell>
        </table:table-row>
        <table:table-row table:style-name="ro1">
          <table:table-cell office:value-type="string">
            <text:p>M148 Wink brooch 3/day +2 on Bluff or Diplomacy check 600</text:p>
          </table:table-cell>
        </table:table-row>
        <table:table-row table:style-name="ro1">
          <table:table-cell office:value-type="string">
            <text:p>M68 Amber amulet of vermin, giant praying mantis 1/day summons a giant praying mantis to serve you for 1 minute 7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68 Amber amulet of vermin, giant queen ant 1/day summons a giant queen ant to serve you for 1 minute 7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68 Amber amulet of vermin, Huge monstrous centipede 1/day summons a Huge monstrous centipede to serve you for 1 minute 7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68 Amber amulet of vermin, Huge monstrous scorpion 1/day summons a Huge monstrous scorpion to serve you for 1 minute 7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68 Amber amulet of vermin, Large monstrous spider 1/day summons a Large monstrous spider to serve you for 1 minute 7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90 Crest of bravery 3 charges/day, bolster yourself and allies against fear if you have aura of courage 750</text:p>
          </table:table-cell>
        </table:table-row>
        <table:table-row table:style-name="ro1">
          <table:table-cell office:value-type="string">
            <text:p>M68 Amber amulet of vermin, giant wasp 1/day summons a giant wasp to serve you for 1 minute 8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D258 Hand of the mage </text:span><text:span text:style-name="T2">Mage hand </text:span><text:span text:style-name="T1">at will 900</text:span></text:p>
          </table:table-cell>
        </table:table-row>
        <table:table-row table:style-name="ro1">
          <table:table-cell office:value-type="string">
            <text:p>M83 Brooch of stability 1/day automatically stabilized if at –1 hp or lower 1,000</text:p>
          </table:table-cell>
        </table:table-row>
        <table:table-row table:style-name="ro1">
          <table:table-cell office:value-type="string">
            <text:p>M96 Eagle claw talisman 3/day +5 on Str checks made to break or burst an item 1,000</text:p>
          </table:table-cell>
        </table:table-row>
        <table:table-row table:style-name="ro1">
          <table:table-cell office:value-type="string">
            <text:p>M120 Reliquary holy symbol Grants additional uses of turn or rebuke undead 1,000</text:p>
          </table:table-cell>
        </table:table-row>
        <table:table-row table:style-name="ro1">
          <table:table-cell office:value-type="string">
            <text:p>M68 Amber amulet of vermin, giant stag beetle 1/day summons a giant stag beetle to serve you for 1 minute 1,2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M116 Medal of gallantry +2 on Diplomacy, –2 on Bluff; 3/day </text:span><text:span text:style-name="T2">sanctuary </text:span><text:span text:style-name="T1">(self only) 1,350</text:span></text:p>
          </table:table-cell>
        </table:table-row>
        <table:table-row table:style-name="ro1">
          <table:table-cell office:value-type="string">
            <text:p>M148 Wyrmfang amulet Unarmed strikes and natural weapon attacks overcome DR as magic weapons 1,350</text:p>
          </table:table-cell>
        </table:table-row>
        <table:table-row table:style-name="ro1">
          <table:table-cell table:style-name="ce15" office:value-type="string">
            <text:p><text:span text:style-name="T1">M208 Badge of valor</text:span><text:span text:style-name="T3">SP </text:span><text:span text:style-name="T1">3/day allies gain +2 against charm/fear or +1 to inspire courage (</text:span><text:span text:style-name="T2">regalia of the hero</text:span><text:span text:style-name="T1">) 1,400</text:span></text:p>
          </table:table-cell>
        </table:table-row>
        <table:table-row table:style-name="ro1">
          <table:table-cell table:style-name="ce4" office:value-type="string">
            <text:p><text:span text:style-name="T1">D250 Brooch of shielding Absorb up to 101 points of damage from </text:span><text:span text:style-name="T2">magic missile </text:span><text:span text:style-name="T1">1,500</text:span></text:p>
          </table:table-cell>
        </table:table-row>
        <table:table-row table:style-name="ro1">
          <table:table-cell office:value-type="string">
            <text:p>M96 Empowered spellshard, 1st-level spell 3/day empower specific 1st-level spell 1,5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M97 Enduring amulet Protected by </text:span><text:span text:style-name="T2">endure elements </text:span><text:span text:style-name="T1">spell; 3 charges/day, resistance to cold and fire 1,500</text:span></text:p>
          </table:table-cell>
        </table:table-row>
        <table:table-row table:style-name="ro1">
          <table:table-cell table:style-name="ce15" office:value-type="string">
            <text:p><text:span text:style-name="T1">M196 Medal of steadfast honor</text:span><text:span text:style-name="T3">SP </text:span><text:span text:style-name="T1">Immediately stand if knocked prone ( </text:span><text:span text:style-name="T2">five virtues</text:span><text:span text:style-name="T1">) 1,500</text:span></text:p>
          </table:table-cell>
        </table:table-row>
        <table:table-row table:style-name="ro1">
          <table:table-cell office:value-type="string">
            <text:p>M105 Githborn talisman 3/day various bonuses against aberrations 1,800</text:p>
          </table:table-cell>
        </table:table-row>
        <table:table-row table:style-name="ro1">
          <table:table-cell office:value-type="string">
            <text:p>D246 Amulet of natural armor +1 +1 enhancement bonus to natural armor 2,000</text:p>
          </table:table-cell>
        </table:table-row>
        <table:table-row table:style-name="ro1">
          <table:table-cell office:value-type="string">
            <text:p>M69 Amulet of retributive healing 3/day healed for as much damage as you heal others 2,000</text:p>
          </table:table-cell>
        </table:table-row>
        <table:table-row table:style-name="ro1">
          <table:table-cell office:value-type="string">
            <text:p>M70 Amulet of teamwork You and allies gain bonuses; 1/day gain +5 bonus to AC for 1 round 2,000</text:p>
          </table:table-cell>
        </table:table-row>
        <table:table-row table:style-name="ro1">
          <table:table-cell office:value-type="string">
            <text:p>M95 Dragon spirit amulet 3/day draconic aura effective to 60 ft. for 1 round 2,000</text:p>
          </table:table-cell>
        </table:table-row>
        <table:table-row table:style-name="ro1">
          <table:table-cell office:value-type="string">
            <text:p>M138 Spellsink scarab 3 charges/day, reduces damage from spells and psionic powers 2,000</text:p>
          </table:table-cell>
        </table:table-row>
        <table:table-row table:style-name="ro1">
          <table:table-cell office:value-type="string">
            <text:p>M143 Torc of displacement 3 charges/day, gain concealment for 1 round 2,000</text:p>
          </table:table-cell>
        </table:table-row>
        <table:table-row table:style-name="ro1">
          <table:table-cell office:value-type="string">
            <text:p>M69 Amulet of incarnum shielding 7 charges, immune to one incarnum-draining or soulmeld-unshaping effect 2,100</text:p>
          </table:table-cell>
        </table:table-row>
        <table:table-row table:style-name="ro1">
          <table:table-cell office:value-type="string">
            <text:p>M97 Enemy spirit pouch +1 on attack rolls against creatures of a specific type, extra bonus for rangers 2,100</text:p>
          </table:table-cell>
        </table:table-row>
        <table:table-row table:style-name="ro1">
          <table:table-cell office:value-type="string">
            <text:p>M70 Amulet of tears 3 charges/day, gain temporary hit points for 10 minutes 2,300</text:p>
          </table:table-cell>
        </table:table-row>
        <table:table-row table:style-name="ro1">
          <table:table-cell office:value-type="string">
            <text:p>D266 Golembane scarab Detect golems within 60 ft., overcome golems’ damage reduction 2,500</text:p>
          </table:table-cell>
        </table:table-row>
        <table:table-row table:style-name="ro1">
          <table:table-cell table:style-name="ce4" office:value-type="string">
            <text:p><text:span text:style-name="T1">M90 Contact medallion 3/day </text:span><text:span text:style-name="T2">Rary’s telepathic bond </text:span><text:span text:style-name="T1">with one creature within 1 mile, for 1 minute 3,000</text:span></text:p>
          </table:table-cell>
        </table:table-row>
        <table:table-row table:style-name="ro1">
          <table:table-cell office:value-type="string">
            <text:p>M96 Empowered spellshard, 2nd-level spell 3/day empower specific 2nd-level spell 3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10 Heartseeking amulet 3/day treat next melee attack as melee touch attack 3,000</text:p>
          </table:table-cell>
        </table:table-row>
        <table:table-row table:style-name="ro1">
          <table:table-cell office:value-type="string">
            <text:p>M82 Brooch of avoidance 3/day +4 dodge bonus against attacks of opportunity until end of turn 3,100</text:p>
          </table:table-cell>
        </table:table-row>
        <table:table-row table:style-name="ro1">
          <table:table-cell office:value-type="string">
            <text:p>M120 Reins of ascension 3 charges/day, grant mount jumping and flying abilities 3,300</text:p>
          </table:table-cell>
        </table:table-row>
        <table:table-row table:style-name="ro1">
          <table:table-cell office:value-type="string">
            <text:p>M143 Torc of the titans 3/day +5 on Str checks, Str-based skill checks, melee damage rolls for 1 round 3,300</text:p>
          </table:table-cell>
        </table:table-row>
        <table:table-row table:style-name="ro1">
          <table:table-cell table:style-name="ce15" office:value-type="string">
            <text:p><text:span text:style-name="T1">M214 Badge of glory</text:span><text:span text:style-name="T3">SP </text:span><text:span text:style-name="T1">2/day deal +1 melee damage/2 levels to evil creature (</text:span><text:span text:style-name="T2">vestments of divinity</text:span><text:span text:style-name="T1">) 3,400</text:span></text:p>
          </table:table-cell>
        </table:table-row>
        <table:table-row table:style-name="ro1">
          <table:table-cell office:value-type="string">
            <text:p>D246 Amulet of health +2 +2 enhancement bonus to Con 4,000</text:p>
          </table:table-cell>
        </table:table-row>
        <table:table-row table:style-name="ro1">
          <table:table-cell office:value-type="string">
            <text:p>M118 Necklace of warning +2 to flat-footed AC 4,000</text:p>
          </table:table-cell>
        </table:table-row>
        <table:table-row table:style-name="ro1">
          <table:table-cell office:value-type="string">
            <text:p>M118 Pendant of joy +2 on Diplomacy checks to creatures within 30 ft. (1 power point required) 4,000</text:p>
          </table:table-cell>
        </table:table-row>
        <table:table-row table:style-name="ro1">
          <table:table-cell office:value-type="string">
            <text:p>D263 Periapt of Wisdom +2 +2 enhancement bonus to Wis 4,0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43 Torc of power preservation 5/day spend 1 less power point than normal when manifesting a power 4,000</text:p>
          </table:table-cell>
        </table:table-row>
        <table:table-row table:style-name="ro1">
          <table:table-cell table:style-name="ce5" office:value-type="string">
            <text:p><text:span text:style-name="T1">M104 Gem of the glitterdepth</text:span><text:span text:style-name="T3">R </text:span><text:span text:style-name="T1">Garl Glittergold: +2 enhancement bonus to Wis plus relic powers 4,500</text:span></text:p>
          </table:table-cell>
        </table:table-row>
        <table:table-row table:style-name="ro1">
          <table:table-cell office:value-type="string">
            <text:p>M69 Amulet of fortune prevailing 1/day reroll one saving throw 5,000</text:p>
          </table:table-cell>
        </table:table-row>
        <table:table-row table:style-name="ro1">
          <table:table-cell office:value-type="string">
            <text:p>M89 Collar of healing Know animal’s hit point total; 1/day cure 50 points of damage to animal 5,000</text:p>
          </table:table-cell>
        </table:table-row>
        <table:table-row table:style-name="ro1">
          <table:table-cell office:value-type="string">
            <text:p>M109 Hand of the oak father Various druid spell-like abilities 5,000</text:p>
          </table:table-cell>
        </table:table-row>
        <table:table-row table:style-name="ro1">
          <table:table-cell office:value-type="string">
            <text:p>M144 Vampire torc 2/day heal damage equal to half the melee damage you deal 5,000</text:p>
          </table:table-cell>
        </table:table-row>
        <table:table-row table:style-name="ro1">
          <table:table-cell office:value-type="string">
            <text:p>M68 Amulet of emergency healing 3/day heal 1d4+5 points of damage, even to creatures under –9 hp 6,000</text:p>
          </table:table-cell>
        </table:table-row>
        <table:table-row table:style-name="ro1">
          <table:table-cell office:value-type="string">
            <text:p>D246 Amulet of mighty fists +1 +1 enhancement bonus on attacks and damage with unarmed attacks and natural weapons 6,0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M71 Amulet of wordtwisting +2 on Bluff, Diplomacy, Intimidate, Sense Motive; orcs gain +4 and 1/day </text:span><text:span text:style-name="T2">tongues </text:span><text:span text:style-name="T1">6,000</text:span></text:p>
          </table:table-cell>
        </table:table-row>
        <table:table-row table:style-name="ro1">
          <table:table-cell office:value-type="string">
            <text:p>M96 Empowered spellshard, 3rd-level spell 3/day empower specific 3rd-level spell 6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99 Farspeaking amulet 3/day converse with four linked characters for 10 minutes 6,000</text:p>
          </table:table-cell>
        </table:table-row>
        <table:table-row table:style-name="ro1">
          <table:table-cell table:style-name="ce15" office:value-type="string">
            <text:p><text:span text:style-name="T1">M205 Periapt of the sullen sea</text:span><text:span text:style-name="T3">SP </text:span><text:span text:style-name="T1">Hold breath 12 hours, 2/day </text:span><text:span text:style-name="T2">freedom of movement </text:span><text:span text:style-name="T1">(</text:span><text:span text:style-name="T2">raiment of the four</text:span><text:span text:style-name="T1">) 6,000</text:span></text:p>
          </table:table-cell>
        </table:table-row>
        <table:table-row table:style-name="ro1">
          <table:table-cell office:value-type="string">
            <text:p>M143 Torc of heroic sacrifice 1/day take damage dealt to a single ally with 30 ft. 6,000</text:p>
          </table:table-cell>
        </table:table-row>
        <table:table-row table:style-name="ro1">
          <table:table-cell table:style-name="ce4" office:value-type="string">
            <text:p><text:span text:style-name="T1">M144 Unicorn pendant 1/day </text:span><text:span text:style-name="T2">cure moderate wounds</text:span><text:span text:style-name="T1">, </text:span><text:span text:style-name="T2">neutralize poison</text:span><text:span text:style-name="T1">; extra bonus for paladins 6,000</text:span></text:p>
          </table:table-cell>
        </table:table-row>
        <table:table-row table:style-name="ro1">
          <table:table-cell office:value-type="string">
            <text:p>M136 Skull plaque Undead have –2 on attacks against you, 1/day death knell, detect undead 6,200</text:p>
          </table:table-cell>
        </table:table-row>
        <table:table-row table:style-name="ro1">
          <table:table-cell office:value-type="string">
            <text:p>D263 Periapt of health Immunity to disease 7,400</text:p>
          </table:table-cell>
        </table:table-row>
        <table:table-row table:style-name="ro1">
          <table:table-cell office:value-type="string">
            <text:p>D246 Amulet of natural armor +2 +2 enhancement bonus to natural armor 8,000</text:p>
          </table:table-cell>
        </table:table-row>
        <table:table-row table:style-name="ro1">
          <table:table-cell table:style-name="ce4" office:value-type="string">
            <text:p><text:span text:style-name="T1">M85 Chasuble of fell power +1d6 points of damage with </text:span><text:span text:style-name="T2">eldritch blasts </text:span><text:span text:style-name="T1">or chaotic damaging spells 8,000</text:span></text:p>
          </table:table-cell>
        </table:table-row>
        <table:table-row table:style-name="ro1">
          <table:table-cell office:value-type="string">
            <text:p>M100 Flesh ring of scorn 3/day automatically confirm critical threats, but take damage 8,000</text:p>
          </table:table-cell>
        </table:table-row>
        <table:table-row table:style-name="ro1">
          <table:table-cell table:style-name="ce4" office:value-type="string">
            <text:p><text:span text:style-name="T1">D258 Hand of glory Extra ring slot, 1/day each use </text:span><text:span text:style-name="T2">daylight </text:span><text:span text:style-name="T1">and </text:span><text:span text:style-name="T2">see invisibility </text:span><text:span text:style-name="T1">8,000</text:span></text:p>
          </table:table-cell>
        </table:table-row>
        <table:table-row table:style-name="ro1">
          <table:table-cell table:style-name="ce15" office:value-type="string">
            <text:p><text:span text:style-name="T1">M195 Medallion of aerial defense</text:span><text:span text:style-name="T3">SP </text:span><text:span text:style-name="T1">DR 10/magic against ranged attacks if you or foe is airborne (</text:span><text:span text:style-name="T2">array of the manticore</text:span><text:span text:style-name="T1">) 8,000</text:span></text:p>
          </table:table-cell>
        </table:table-row>
        <table:table-row table:style-name="ro1">
          <table:table-cell office:value-type="string">
            <text:p>M119 Psionatrix +1 to save DC of powers of a specific psionic discipline 8,000</text:p>
          </table:table-cell>
        </table:table-row>
        <table:table-row table:style-name="ro1">
          <table:table-cell office:value-type="string">
            <text:p>M132 Scentblinder Undetectable by the scent ability 8,000</text:p>
          </table:table-cell>
        </table:table-row>
        <table:table-row table:style-name="ro1">
          <table:table-cell office:value-type="string">
            <text:p>M71 Ankh of ascension 3/day gain +4 caster level bonus by sacrificing divine spell or spell slot 9,000</text:p>
          </table:table-cell>
        </table:table-row>
        <table:table-row table:style-name="ro1">
          <table:table-cell office:value-type="string">
            <text:p>M84 Cat’s-eye brooch +1 on all saving throws, +4 on saving throws against disease 9,000</text:p>
          </table:table-cell>
        </table:table-row>
        <table:table-row table:style-name="ro1">
          <table:table-cell office:value-type="string">
            <text:p>D263 Necklace of adaptation Immune to harmful vapors and gases, can always breathe 9,000</text:p>
          </table:table-cell>
        </table:table-row>
        <table:table-row table:style-name="ro1">
          <table:table-cell office:value-type="string">
            <text:p>M121 Retributive amulet 3/day creature attacking you takes damage equal to half what it dealt 9,000</text:p>
          </table:table-cell>
        </table:table-row>
        <table:table-row table:style-name="ro1">
          <table:table-cell office:value-type="string">
            <text:p>M69 Amulet of inviolate form 7 charges, protects against shape- or composition-changing attacks 11,000</text:p>
          </table:table-cell>
        </table:table-row>
        <table:table-row table:style-name="ro1">
          <table:table-cell table:style-name="ce15" office:value-type="string">
            <text:p><text:span text:style-name="T1">M203 Blood claw choker</text:span><text:span text:style-name="T3">SP </text:span><text:span text:style-name="T1">+2 to Con, 2/day regain sorcerer spell slot (</text:span><text:span text:style-name="T2">instruments of the blood gift</text:span><text:span text:style-name="T1">) 12,000</text:span></text:p>
          </table:table-cell>
        </table:table-row>
        <table:table-row table:style-name="ro1">
          <table:table-cell table:style-name="ce4" office:value-type="string">
            <text:p><text:span text:style-name="T1">D262 Medallion of thoughts </text:span><text:span text:style-name="T2">Detect thoughts</text:span><text:span text:style-name="T1">, at will 12,000</text:span></text:p>
          </table:table-cell>
        </table:table-row>
        <table:table-row table:style-name="ro1">
          <table:table-cell office:value-type="string">
            <text:p>M100 Fireflower pendant Resistance to fire 10; 1/hour immunity to fire until start of next turn 13,000</text:p>
          </table:table-cell>
        </table:table-row>
        <table:table-row table:style-name="ro1">
          <table:table-cell table:style-name="ce15" office:value-type="string">
            <text:p><text:span text:style-name="T1">M216 Choker of life protection</text:span><text:span text:style-name="T3">SP </text:span><text:span text:style-name="T1">Protection from 3 negative levels/day, +2 to AC against undead (</text:span><text:span text:style-name="T2">wraith’s woe</text:span><text:span text:style-name="T1">) 14,000</text:span></text:p>
          </table:table-cell>
        </table:table-row>
        <table:table-row table:style-name="ro1">
          <table:table-cell table:style-name="ce4" office:value-type="string">
            <text:p><text:span text:style-name="T1">M72 Badge of the svirfneblin Darkvision out to 30 ft., +5 on Hide; 1/day </text:span><text:span text:style-name="T2">blur </text:span><text:span text:style-name="T1">(self only) 15,000</text:span></text:p>
          </table:table-cell>
        </table:table-row>
        <table:table-row table:style-name="ro1">
          <table:table-cell office:value-type="string">
            <text:p>M112 Incarnum focus (amulet) +1 to essentia capacity of soulmelds occupying throat chakra 15,000</text:p>
          </table:table-cell>
        </table:table-row>
        <table:table-row table:style-name="ro1">
          <table:table-cell office:value-type="string">
            <text:p>D264 Periapt of wound closure Automatically stabilizes dying characters, increases natural healing 15,000</text:p>
          </table:table-cell>
        </table:table-row>
        <table:table-row table:style-name="ro1">
          <table:table-cell office:value-type="string">
            <text:p>M68 Amulet of catapsi 1/day creates 30-ft. radius of telepathic noise 16,000</text:p>
          </table:table-cell>
        </table:table-row>
        <table:table-row table:style-name="ro1">
          <table:table-cell office:value-type="string">
            <text:p>D246 Amulet of health +4 +4 enhancement bonus to Con 16,000</text:p>
          </table:table-cell>
        </table:table-row>
        <table:table-row table:style-name="ro1">
          <table:table-cell office:value-type="string">
            <text:p>D263 Periapt of Wisdom +4 +4 enhancement bonus to Wis 16,000</text:p>
          </table:table-cell>
        </table:table-row>
        <table:table-row table:style-name="ro1">
          <table:table-cell table:style-name="ce15" office:value-type="string">
            <text:p><text:span text:style-name="T1">M212 Serpent veil</text:span><text:span text:style-name="T3">SP </text:span><text:span text:style-name="T1">Poison target already affected by your arcane melee touch spell (</text:span><text:span text:style-name="T2">seven veils</text:span><text:span text:style-name="T1">) 16,000</text:span></text:p>
          </table:table-cell>
        </table:table-row>
        <table:table-row table:style-name="ro1">
          <table:table-cell office:value-type="string">
            <text:p>D246 Amulet of natural armor +3 +3 enhancement bonus to natural armor 18,000</text:p>
          </table:table-cell>
        </table:table-row>
        <table:table-row table:style-name="ro1">
          <table:table-cell table:style-name="ce4" office:value-type="string">
            <text:p><text:span text:style-name="T1">M85 Chasuble of fell power, greater +2d6 points of damage with </text:span><text:span text:style-name="T2">eldritch blasts </text:span><text:span text:style-name="T1">or chaotic damaging spells 18,000</text:span></text:p>
          </table:table-cell>
        </table:table-row>
        <table:table-row table:style-name="ro1">
          <table:table-cell office:value-type="string">
            <text:p>M132 Scarab of stabilization Automatically stabilize; once, if at –10 hp or below, instead stabilize at –1 hp 20,000</text:p>
          </table:table-cell>
        </table:table-row>
        <table:table-row table:style-name="ro1">
          <table:table-cell office:value-type="string">
            <text:p>D246 Amulet of mighty fists +2 +2 enhancement bonus on attacks and damage with unarmed attacks and natural weapons 24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3 Periapt of proof against poison Immunity to poison 27,000</text:p>
          </table:table-cell>
        </table:table-row>
        <table:table-row table:style-name="ro1">
          <table:table-cell office:value-type="string">
            <text:p>D246 Amulet of natural armor +4 +4 enhancement bonus to natural armor 32,000</text:p>
          </table:table-cell>
        </table:table-row>
        <table:table-row table:style-name="ro1">
          <table:table-cell table:style-name="ce4" office:value-type="string">
            <text:p><text:span text:style-name="T1">D247 Amulet of proof against detection and location Protection as </text:span><text:span text:style-name="T2">nondetection </text:span><text:span text:style-name="T1">spell 35,000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46 Amulet of health +6 +6 enhancement bonus to Con 36,000</text:p>
          </table:table-cell>
        </table:table-row>
        <table:table-row table:style-name="ro1">
          <table:table-cell office:value-type="string">
            <text:p>D263 Periapt of Wisdom +6 +6 enhancement bonus to Wis 36,000</text:p>
          </table:table-cell>
        </table:table-row>
        <table:table-row table:style-name="ro1">
          <table:table-cell office:value-type="string">
            <text:p>D266 Scarab of protection Spell resistance 20, negates various types of attacks twelve times 38,000</text:p>
          </table:table-cell>
        </table:table-row>
        <table:table-row table:style-name="ro1">
          <table:table-cell office:value-type="string">
            <text:p>M70 Amulet of second chances 1/day undo all events of current round and begin turn again 40,000</text:p>
          </table:table-cell>
        </table:table-row>
        <table:table-row table:style-name="ro1">
          <table:table-cell office:value-type="string">
            <text:p>M132 Scarab of invulnerability 1/day immunity to all damage for 1 round 40,000</text:p>
          </table:table-cell>
        </table:table-row>
        <table:table-row table:style-name="ro1">
          <table:table-cell office:value-type="string">
            <text:p>D246 Amulet of natural armor +5 +5 enhancement bonus to natural armor 50,000</text:p>
          </table:table-cell>
        </table:table-row>
        <table:table-row table:style-name="ro1">
          <table:table-cell office:value-type="string">
            <text:p>D246 Amulet of mighty fists +3 +3 enhancement bonus on attacks and damage with unarmed attacks and natural weapons 54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95 Dragon’s-eye amulet +10 on Search and Spot, blindsense out to 30 ft. 55,000</text:p>
          </table:table-cell>
        </table:table-row>
        <table:table-row table:style-name="ro1">
          <table:table-cell office:value-type="string">
            <text:p>D246 Amulet of mighty fists +4 +4 enhancement bonus on attacks and damage with unarmed attacks and natural weapons 96,0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D247 Amulet of the planes </text:span><text:span text:style-name="T2">Plane shift </text:span><text:span text:style-name="T1">at will, DC 15 Intelligence check to specify ending location 120,000</text:span></text:p>
          </table:table-cell>
        </table:table-row>
        <table:table-row table:style-name="ro1">
          <table:table-cell office:value-type="string">
            <text:p>D246 Amulet of mighty fists +5 +5 enhancement bonus on attacks and damage with unarmed attacks and natural weapons 150,000</text:p>
          </table:table-cell>
        </table:table-row>
        <table:table-row table:style-name="ro1">
          <table:table-cell/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33 Shiftweave Mimics five specific outfits 500</text:p>
          </table:table-cell>
        </table:table-row>
        <table:table-row table:style-name="ro1">
          <table:table-cell table:style-name="ce15" office:value-type="string">
            <text:p><text:span text:style-name="T1">M215 Ephod of authority</text:span><text:span text:style-name="T3">SP </text:span><text:span text:style-name="T1">Turn undead as if 1 level higher (</text:span><text:span text:style-name="T2">vestments of divinity</text:span><text:span text:style-name="T1">) 800</text:span></text:p>
          </table:table-cell>
        </table:table-row>
        <table:table-row table:style-name="ro1">
          <table:table-cell office:value-type="string">
            <text:p>M94 Dispelling cord 5/day +2 on dispel checks until end of turn 1,000</text:p>
          </table:table-cell>
        </table:table-row>
        <table:table-row table:style-name="ro1">
          <table:table-cell office:value-type="string">
            <text:p>M147 Vest of resistance +1 +1 on saving throws 1,000</text:p>
          </table:table-cell>
        </table:table-row>
        <table:table-row table:style-name="ro1">
          <table:table-cell office:value-type="string">
            <text:p>M133 Sepulchral vest 3/day +5 on saves against effects generated by undead 2,000</text:p>
          </table:table-cell>
        </table:table-row>
        <table:table-row table:style-name="ro1">
          <table:table-cell office:value-type="string">
            <text:p>M146 Vest of defense 3/day +2 to AC fighting defensively, or using total defense or Combat Expertise 2,000</text:p>
          </table:table-cell>
        </table:table-row>
        <table:table-row table:style-name="ro1">
          <table:table-cell office:value-type="string">
            <text:p>M144 Tunic of steady spellcasting +5 on Concentration 2,500</text:p>
          </table:table-cell>
        </table:table-row>
        <table:table-row table:style-name="ro1">
          <table:table-cell office:value-type="string">
            <text:p>M83 Burnoose of 1,001 thorns Various desert- and thorn-themed effects 3,000</text:p>
          </table:table-cell>
        </table:table-row>
        <table:table-row table:style-name="ro1">
          <table:table-cell office:value-type="string">
            <text:p>M100 Formless vest 1/day take half critical hit or sneak attack damage 3,200</text:p>
          </table:table-cell>
        </table:table-row>
        <table:table-row table:style-name="ro1">
          <table:table-cell table:style-name="ce4" office:value-type="string">
            <text:p><text:span text:style-name="T1">M119 Rags of restraint Expend Stunning Fist or </text:span><text:span text:style-name="T2">ki </text:span><text:span text:style-name="T1">power to heal damage equal to monk or ninja level 3,200</text:span></text:p>
          </table:table-cell>
        </table:table-row>
        <table:table-row table:style-name="ro1">
          <table:table-cell table:style-name="ce4" office:value-type="string">
            <text:p><text:span text:style-name="T1">M109 Hair shirt of suffering +1 to natural armor; 1/day </text:span><text:span text:style-name="T2">cure serious wounds </text:span><text:span text:style-name="T1">on another 3,400</text:span></text:p>
          </table:table-cell>
        </table:table-row>
        <table:table-row table:style-name="ro1">
          <table:table-cell office:value-type="string">
            <text:p>M139 Surcoat of valor +1 to save DC of knight’s challenge 4,000</text:p>
          </table:table-cell>
        </table:table-row>
        <table:table-row table:style-name="ro1">
          <table:table-cell table:style-name="ce15" office:value-type="string">
            <text:p><text:span text:style-name="T1">M213 Veil of storms</text:span><text:span text:style-name="T3">SP </text:span><text:span text:style-name="T1">Deal 4d6 electricity damage to target already damaged by your electricity spell (</text:span><text:span text:style-name="T2">seven veils</text:span><text:span text:style-name="T1">) 4,000</text:span></text:p>
          </table:table-cell>
        </table:table-row>
        <table:table-row table:style-name="ro1">
          <table:table-cell office:value-type="string">
            <text:p>M147 Vest of resistance +2 +2 on saving throws 4,000</text:p>
          </table:table-cell>
        </table:table-row>
        <table:table-row table:style-name="ro1">
          <table:table-cell office:value-type="string">
            <text:p>M75 Bolt shirt 1/day teleport 60 ft. 5,000</text:p>
          </table:table-cell>
        </table:table-row>
        <table:table-row table:style-name="ro1">
          <table:table-cell table:style-name="ce4" office:value-type="string">
            <text:p><text:span text:style-name="T1">M99 Fiery tunic Resistance to fire 5; 1/day </text:span><text:span text:style-name="T2">fire shield </text:span><text:span text:style-name="T1">and all weapons are flaming 5,000</text:span></text:p>
          </table:table-cell>
        </table:table-row>
        <table:table-row table:style-name="ro1">
          <table:table-cell table:style-name="ce5" office:value-type="string">
            <text:p><text:span text:style-name="T1">M147 Vestments of ebonsilk</text:span><text:span text:style-name="T3">R </text:span><text:span text:style-name="T1">Lolth: +2 on all saving throws plus relic powers 5,000</text:span></text:p>
          </table:table-cell>
        </table:table-row>
        <table:table-row table:style-name="ro1">
          <table:table-cell office:value-type="string">
            <text:p>D268 Vest of escape +4 on Open Lock, +6 on Escape Artist 5,200</text:p>
          </table:table-cell>
        </table:table-row>
        <table:table-row table:style-name="ro1">
          <table:table-cell table:style-name="ce5" office:value-type="string">
            <text:p><text:span text:style-name="T1">M140 Tabard of the great crusade</text:span><text:span text:style-name="T3">R </text:span><text:span text:style-name="T1">St. Cuthbert: +1 on all saves for you and allies within 20 ft. plus relic powers 5,500</text:span></text:p>
          </table:table-cell>
        </table:table-row>
        <table:table-row table:style-name="ro1">
          <table:table-cell table:style-name="ce15" office:value-type="string">
            <text:p><text:span text:style-name="T1">M216 Shirt of wraith stalking</text:span><text:span text:style-name="T3">SP </text:span><text:span text:style-name="T2">Hide from undead </text:span><text:span text:style-name="T1">(</text:span><text:span text:style-name="T2">wraith’s woe</text:span><text:span text:style-name="T1">) 6,000</text:span></text:p>
          </table:table-cell>
        </table:table-row>
        <table:table-row table:style-name="ro1">
          <table:table-cell table:style-name="ce5" office:value-type="string">
            <text:p><text:span text:style-name="T1">M140 Tabard of the disembodied</text:span><text:span text:style-name="T3">R </text:span><text:span text:style-name="T1">Nerull: 1/day become ethereal for 1 round plus relic powers 6,000</text:span></text:p>
          </table:table-cell>
        </table:table-row>
        <table:table-row table:style-name="ro1">
          <table:table-cell office:value-type="string">
            <text:p>M114 Lightning tunic 3 charges/day, deal electricity damage to attackers for 3 rounds 8,000</text:p>
          </table:table-cell>
        </table:table-row>
        <table:table-row table:style-name="ro1">
          <table:table-cell office:value-type="string">
            <text:p>M135 Shirt of the leech Automatically recognize healing spells, 3/day divert healing spells to you 8,000</text:p>
          </table:table-cell>
        </table:table-row>
        <table:table-row table:style-name="ro1">
          <table:table-cell office:value-type="string">
            <text:p>M134 Shirt of bone Damage reduction 3/bludgeoning 9,000</text:p>
          </table:table-cell>
        </table:table-row>
        <table:table-row table:style-name="ro1">
          <table:table-cell office:value-type="string">
            <text:p>M134 Shirt of chains Damage reduction 3/piercing 9,000</text:p>
          </table:table-cell>
        </table:table-row>
        <table:table-row table:style-name="ro1">
          <table:table-cell office:value-type="string">
            <text:p>M136 Shirt of the treant Damage reduction 3/slashing 9,000</text:p>
          </table:table-cell>
        </table:table-row>
        <table:table-row table:style-name="ro1">
          <table:table-cell office:value-type="string">
            <text:p>M147 Vest of resistance +3 +3 on saving throws 9,000</text:p>
          </table:table-cell>
        </table:table-row>
        <table:table-row table:style-name="ro1">
          <table:table-cell office:value-type="string">
            <text:p>D268 Druid’s vestment Grants one additional use of wild shape per day 10,000</text:p>
          </table:table-cell>
        </table:table-row>
        <table:table-row table:style-name="ro1">
          <table:table-cell office:value-type="string">
            <text:p>M146 Vest of the master evoker Various evocation-enhancing and metamagic effects 10,000</text:p>
          </table:table-cell>
        </table:table-row>
        <table:table-row table:style-name="ro1">
          <table:table-cell office:value-type="string">
            <text:p>M135 Shirt of resilience Damage reduction 3/magic 12,000</text:p>
          </table:table-cell>
        </table:table-row>
        <table:table-row table:style-name="ro1">
          <table:table-cell table:style-name="ce15" office:value-type="string">
            <text:p><text:span text:style-name="T1">M198 Vest of free movement</text:span><text:span text:style-name="T3">SP </text:span><text:span text:style-name="T1">3/day </text:span><text:span text:style-name="T2">freedom of movement </text:span><text:span text:style-name="T1">effect for 3 rounds ( </text:span><text:span text:style-name="T2">fleet warrior’s array</text:span><text:span text:style-name="T1">) 12,000</text:span></text:p>
          </table:table-cell>
        </table:table-row>
        <table:table-row table:style-name="ro1">
          <table:table-cell table:style-name="ce15" office:value-type="string">
            <text:p><text:span text:style-name="T1">M195 Winged vest</text:span><text:span text:style-name="T3">SP </text:span><text:span text:style-name="T1">5/day fly speed of 60 ft. for 5 rounds (</text:span><text:span text:style-name="T2">array of the manticore</text:span><text:span text:style-name="T1">) 12,000</text:span></text:p>
          </table:table-cell>
        </table:table-row>
        <table:table-row table:style-name="ro1">
          <table:table-cell office:value-type="string">
            <text:p>M112 Incarnum focus (vestments) +1 to essentia capacity of soulmelds occupying heart chakra 15,000</text:p>
          </table:table-cell>
        </table:table-row>
        <table:table-row table:style-name="ro1">
          <table:table-cell office:value-type="string">
            <text:p>M134 Shirt of angels Damage reduction 3/evil 15,000</text:p>
          </table:table-cell>
        </table:table-row>
        <table:table-row table:style-name="ro1">
          <table:table-cell office:value-type="string">
            <text:p>M134 Shirt of demonskin Damage reduction 3/good 15,000</text:p>
          </table:table-cell>
        </table:table-row>
        <table:table-row table:style-name="ro1">
          <table:table-cell office:value-type="string">
            <text:p>M134 Shirt of the fey Damage reduction 3/cold iron 15,000</text:p>
          </table:table-cell>
        </table:table-row>
        <table:table-row table:style-name="ro1">
          <table:table-cell office:value-type="string">
            <text:p>M134 Shirt of the inevitable Damage reduction 3/chaotic 15,000</text:p>
          </table:table-cell>
        </table:table-row>
        <table:table-row table:style-name="ro1">
          <table:table-cell office:value-type="string">
            <text:p>M135 Shirt of ironskin Damage reduction 3/adamantine 15,000</text:p>
          </table:table-cell>
        </table:table-row>
        <table:table-row table:style-name="ro1">
          <table:table-cell office:value-type="string">
            <text:p>M135 Shirt of the moon Damage reduction 3/silver 15,000</text:p>
          </table:table-cell>
        </table:table-row>
        <table:table-row table:style-name="ro1">
          <table:table-cell office:value-type="string">
            <text:p>M135 Shirt of slaadskin Damage reduction 3/lawful 15,000</text:p>
          </table:table-cell>
        </table:table-row>
        <table:table-row table:style-name="ro1">
          <table:table-cell office:value-type="string">
            <text:p>M147 Vest of resistance +4 +4 on all saving throws 16,000</text:p>
          </table:table-cell>
        </table:table-row>
        <table:table-row table:style-name="ro1">
          <table:table-cell office:value-type="string">
            <text:p>M130 Rogue’s vest Various rogue-themed bonuses and effects 18,000</text:p>
          </table:table-cell>
        </table:table-row>
        <table:table-row table:style-name="ro1">
          <table:table-cell office:value-type="string">
            <text:p>M147 Vest of resistance +5 +5 on all saving throws 25,000</text:p>
          </table:table-cell>
        </table:table-row>
        <table:table-row table:style-name="ro1">
          <table:table-cell table:style-name="ce4" office:value-type="string">
            <text:p><text:span text:style-name="T1">M112 Impervious vestment +5 armor bonus to AC; 1/day </text:span><text:span text:style-name="T2">blade barrier </text:span><text:span text:style-name="T1">that lasts for up to 18 min. 34,000</text:span></text:p>
          </table:table-cell>
        </table:table-row>
        <table:table-row table:style-name="ro1">
          <table:table-cell office:value-type="string">
            <text:p>M145 Vest of the archmagi Various powerful defensive, healing, and spellcasting effects 200,000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10 Healing belt +2 on Heal; 3 charges, heal damage with a touch 750</text:p>
          </table:table-cell>
        </table:table-row>
        <table:table-row table:style-name="ro1">
          <table:table-cell office:value-type="string">
            <text:p>M74 Belt of one mighty blow 1/day extra damage on next melee attack before end of turn 1,500</text:p>
          </table:table-cell>
        </table:table-row>
        <table:table-row table:style-name="ro1">
          <table:table-cell office:value-type="string">
            <text:p>M74 Belt of theft-healing 3/day heal damage equal to level of one spell you steal 2,000</text:p>
          </table:table-cell>
        </table:table-row>
        <table:table-row table:style-name="ro1">
          <table:table-cell table:style-name="ce15" office:value-type="string">
            <text:p><text:span text:style-name="T1">M212 Caustic veil</text:span><text:span text:style-name="T3">SP </text:span><text:span text:style-name="T1">Deal 2d6 acid damage to target damaged by your acid spell (</text:span><text:span text:style-name="T2">seven veils</text:span><text:span text:style-name="T1">) 2,000</text:span></text:p>
          </table:table-cell>
        </table:table-row>
        <table:table-row table:style-name="ro1">
          <table:table-cell office:value-type="string">
            <text:p>M95 Dragon spirit cincture Breath weapon damage increased by 1 die, can increase breath weapon save DC 2,000</text:p>
          </table:table-cell>
        </table:table-row>
        <table:table-row table:style-name="ro1">
          <table:table-cell office:value-type="string">
            <text:p>M136 Silkslick belt Various bonuses on Escape Artist checks 2,000</text:p>
          </table:table-cell>
        </table:table-row>
        <table:table-row table:style-name="ro1">
          <table:table-cell table:style-name="ce4" office:value-type="string">
            <text:p><text:span text:style-name="T1">M73 Belt of growth 1/day affected as </text:span><text:span text:style-name="T2">enlarge person </text:span><text:span text:style-name="T1">for up to 10 minutes 3,000</text:span></text:p>
          </table:table-cell>
        </table:table-row>
        <table:table-row table:style-name="ro1">
          <table:table-cell table:style-name="ce15" office:value-type="string">
            <text:p><text:span text:style-name="T1">M215 Cord of favor</text:span><text:span text:style-name="T3">SP </text:span><text:span text:style-name="T1">+5 on Sense Motive, 3/day </text:span><text:span text:style-name="T2">divine favor </text:span><text:span text:style-name="T1">(</text:span><text:span text:style-name="T2">vestments of divinity</text:span><text:span text:style-name="T1">) 3,000</text:span></text:p>
          </table:table-cell>
        </table:table-row>
        <table:table-row table:style-name="ro1">
          <table:table-cell office:value-type="string">
            <text:p>M75 Belt of ultimate athleticism Take 10 on various skill checks, 1/day take 20 on one such skill check 3,600</text:p>
          </table:table-cell>
        </table:table-row>
        <table:table-row table:style-name="ro1">
          <table:table-cell table:style-name="ce15" office:value-type="string">
            <text:p><text:span text:style-name="T1">M73 Belt of the champion</text:span><text:span text:style-name="T3">R </text:span><text:span text:style-name="T1">Kord: Functions as </text:span><text:span text:style-name="T2">belt of giant strength +2 </text:span><text:span text:style-name="T1">plus relic powers 4,500</text:span></text:p>
          </table:table-cell>
        </table:table-row>
        <table:table-row table:style-name="ro1">
          <table:table-cell table:style-name="ce4" office:value-type="string">
            <text:p><text:span text:style-name="T1">M74 Belt of hidden pouches Holds items in 30 pockets, which function as small </text:span><text:span text:style-name="T2">bags of holding </text:span><text:span text:style-name="T1">5,000</text:span></text:p>
          </table:table-cell>
        </table:table-row>
        <table:table-row table:style-name="ro1">
          <table:table-cell office:value-type="string">
            <text:p>M74 Belt of priestly might +1 enhancement bonus to natural armor, +2 enhancement bonus to Strength 6,000</text:p>
          </table:table-cell>
        </table:table-row>
        <table:table-row table:style-name="ro1">
          <table:table-cell table:style-name="ce15" office:value-type="string">
            <text:p><text:span text:style-name="T1">M204 Belt of the wide earth</text:span><text:span text:style-name="T3">SP </text:span><text:span text:style-name="T1">Carrying capacity doubled, 2/day </text:span><text:span text:style-name="T2">teleport </text:span><text:span text:style-name="T1">(</text:span><text:span text:style-name="T2">raiment of the four</text:span><text:span text:style-name="T1">) 8,000</text:span></text:p>
          </table:table-cell>
        </table:table-row>
        <table:table-row table:style-name="ro1">
          <table:table-cell office:value-type="string">
            <text:p>M73 Belt of battle +2 on initiative; 3 charges/day, perform extra actions 12,000</text:p>
          </table:table-cell>
        </table:table-row>
        <table:table-row table:style-name="ro1">
          <table:table-cell office:value-type="string">
            <text:p>M131 Ruby cincture of immutability 1/day counter shapechanging and body-altering effects 12,000</text:p>
          </table:table-cell>
        </table:table-row>
        <table:table-row table:style-name="ro1">
          <table:table-cell office:value-type="string">
            <text:p>M137 Spare hand Holds items, animates further when powered with infusions 12,000</text:p>
          </table:table-cell>
        </table:table-row>
        <table:table-row table:style-name="ro1">
          <table:table-cell office:value-type="string">
            <text:p>D248 Monk’s belt AC and unarmed damage as monk of five levels higher, extra uses of stunning attack 13,000</text:p>
          </table:table-cell>
        </table:table-row>
        <table:table-row table:style-name="ro1">
          <table:table-cell office:value-type="string">
            <text:p>D248 Belt of dwarvenkind Bonuses and penalties on some Cha checks, gain some dwarf racial bonuses 14,9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93 Desperation chain 1/day cast one arcane spell of 3rd level or lower when you are helpless 15,000</text:p>
          </table:table-cell>
        </table:table-row>
        <table:table-row table:style-name="ro1">
          <table:table-cell office:value-type="string">
            <text:p>M112 Incarnum focus (belt) +1 to essentia capacity of soulmelds occupying waist chakra 15,000</text:p>
          </table:table-cell>
        </table:table-row>
        <table:table-row table:style-name="ro1">
          <table:table-cell office:value-type="string">
            <text:p>D248 Belt of giant strength +4 +4 enhancement bonus to Str 16,000</text:p>
          </table:table-cell>
        </table:table-row>
        <table:table-row table:style-name="ro1">
          <table:table-cell table:style-name="ce4" office:value-type="string">
            <text:p><text:span text:style-name="T1">M109 Gwaeron’s belt 1/day weapon is flaming for 12 rounds, 1/day </text:span><text:span text:style-name="T2">wind walk </text:span><text:span text:style-name="T1">21,000</text:span></text:p>
          </table:table-cell>
        </table:table-row>
        <table:table-row table:style-name="ro1">
          <table:table-cell office:value-type="string">
            <text:p>D248 Belt of giant strength +6 +6 enhancement bonus to Str 36,000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52 Blessed bandage Immediately stabilizes target 10</text:p>
          </table:table-cell>
        </table:table-row>
        <table:table-row table:style-name="ro1">
          <table:table-cell table:style-name="ce5" office:value-type="string">
            <text:p><text:span text:style-name="T1">D237 Scroll, 0-level spell Use a particular 0-level spell, once 12.5</text:span><text:span text:style-name="T3">1</text:span></text:p>
          </table:table-cell>
        </table:table-row>
        <table:table-row table:style-name="ro1">
          <table:table-cell table:style-name="ce5" office:value-type="string">
            <text:p><text:span text:style-name="T1">D237 Scroll, 1st-level spell Use a particular 1st-level spell, once 25</text:span><text:span text:style-name="T3">1</text:span></text:p>
          </table:table-cell>
        </table:table-row>
        <table:table-row table:style-name="ro1">
          <table:table-cell office:value-type="string">
            <text:p>P251 Oil of magic weapon Weapon gains +1 enhancement bonus 50</text:p>
          </table:table-cell>
        </table:table-row>
        <table:table-row table:style-name="ro1">
          <table:table-cell office:value-type="string">
            <text:p>P215 Potion of cure light wounds Heal 1d8+1 points of damage 50</text:p>
          </table:table-cell>
        </table:table-row>
        <table:table-row table:style-name="ro1">
          <table:table-cell office:value-type="string">
            <text:p>P226 Potion of endure elements Exist comfortably in extreme environments 50</text:p>
          </table:table-cell>
        </table:table-row>
        <table:table-row table:style-name="ro1">
          <table:table-cell office:value-type="string">
            <text:p>P226 Potion of enlarge person Double in size 50</text:p>
          </table:table-cell>
        </table:table-row>
        <table:table-row table:style-name="ro1">
          <table:table-cell office:value-type="string">
            <text:p>P249 Potion of mage armor +4 armor bonus to AC 50</text:p>
          </table:table-cell>
        </table:table-row>
        <table:table-row table:style-name="ro1">
          <table:table-cell office:value-type="string">
            <text:p>P250 Potion of magic fang Natural weapon gains +1 enhancement bonus 50</text:p>
          </table:table-cell>
        </table:table-row>
        <table:table-row table:style-name="ro1">
          <table:table-cell office:value-type="string">
            <text:p>P266 Potion of protection from chaos/evil/good/law +2 on saves and to AC, counter mind control, hedge out elementals/outsiders 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271 Potion of remove fear Suppresses fear or gives +4 on saves against fear 50</text:p>
          </table:table-cell>
        </table:table-row>
        <table:table-row table:style-name="ro1">
          <table:table-cell office:value-type="string">
            <text:p>P278 Potion of shield of faith +2 +2 bonus to AC 50</text:p>
          </table:table-cell>
        </table:table-row>
        <table:table-row table:style-name="ro1">
          <table:table-cell office:value-type="string">
            <text:p>D264 Quaal’s feather token, anchor Render a craft immobile for up to 1 day 50</text:p>
          </table:table-cell>
        </table:table-row>
        <table:table-row table:style-name="ro1">
          <table:table-cell office:value-type="string">
            <text:p>M185 Skill shard +2 on next check with a specific skill 50</text:p>
          </table:table-cell>
        </table:table-row>
        <table:table-row table:style-name="ro1">
          <table:table-cell table:style-name="ce4" office:value-type="string">
            <text:p><text:span text:style-name="T1">D268 Universal solvent Dissolves </text:span><text:span text:style-name="T2">sovereign glue</text:span><text:span text:style-name="T1">, tanglefoot bags, and kuo-toa adhesive 50</text:span></text:p>
          </table:table-cell>
        </table:table-row>
        <table:table-row table:style-name="ro1">
          <table:table-cell office:value-type="string">
            <text:p>P205 Oil of bless weapon Weapon automatically confirms crits against evil foes, good-aligned 100</text:p>
          </table:table-cell>
        </table:table-row>
        <table:table-row table:style-name="ro1">
          <table:table-cell table:style-name="ce4" office:value-type="string">
            <text:p><text:span text:style-name="T1">M156 Daylight pellet Throw to create illumination equivalent to </text:span><text:span text:style-name="T2">daylight </text:span><text:span text:style-name="T1">spell for 10 rounds 150</text:span></text:p>
          </table:table-cell>
        </table:table-row>
        <table:table-row table:style-name="ro1">
          <table:table-cell office:value-type="string">
            <text:p>D255 Elixir of love Drinker is charmed with first person seen 150</text:p>
          </table:table-cell>
        </table:table-row>
        <table:table-row table:style-name="ro1">
          <table:table-cell table:style-name="ce5" office:value-type="string">
            <text:p><text:span text:style-name="T1">D237 Scroll, 2nd-level spell Use a particular 2nd-level spell, once 150</text:span><text:span text:style-name="T3">1</text:span></text:p>
          </table:table-cell>
        </table:table-row>
        <table:table-row table:style-name="ro1">
          <table:table-cell office:value-type="string">
            <text:p>D268 Unguent of timelessness Once-living material resists passage of time 150</text:p>
          </table:table-cell>
        </table:table-row>
        <table:table-row table:style-name="ro1">
          <table:table-cell office:value-type="string">
            <text:p>M160 Everfull mug 3/day fill with 12 ounces of water, ale, or wine 200</text:p>
          </table:table-cell>
        </table:table-row>
        <table:table-row table:style-name="ro1">
          <table:table-cell office:value-type="string">
            <text:p>D264 Quaal’s feather token, fan Provides enough wind to propel one ship for up to 8 hours 200</text:p>
          </table:table-cell>
        </table:table-row>
        <table:table-row table:style-name="ro1">
          <table:table-cell office:value-type="string">
            <text:p>M185 Skill shard, greater +5 on next check with a specific skill 200</text:p>
          </table:table-cell>
        </table:table-row>
        <table:table-row table:style-name="ro1">
          <table:table-cell office:value-type="string">
            <text:p>M188 Tanglepatch Throw to create entangle effect for 5 rounds, once 200</text:p>
          </table:table-cell>
        </table:table-row>
        <table:table-row table:style-name="ro1">
          <table:table-cell office:value-type="string">
            <text:p>D255 Dust of tracelessness Conceals evidence of passage 250</text:p>
          </table:table-cell>
        </table:table-row>
        <table:table-row table:style-name="ro1">
          <table:table-cell office:value-type="string">
            <text:p>D255 Elixir of hiding +10 on Hide 250</text:p>
          </table:table-cell>
        </table:table-row>
        <table:table-row table:style-name="ro1">
          <table:table-cell office:value-type="string">
            <text:p>D255 Elixir of sneaking +10 on Move Silently 250</text:p>
          </table:table-cell>
        </table:table-row>
        <table:table-row table:style-name="ro1">
          <table:table-cell office:value-type="string">
            <text:p>D255 Elixir of swimming +10 on Swim 250</text:p>
          </table:table-cell>
        </table:table-row>
        <table:table-row table:style-name="ro1">
          <table:table-cell office:value-type="string">
            <text:p>D256 Elixir of vision +10 on Search 250</text:p>
          </table:table-cell>
        </table:table-row>
        <table:table-row table:style-name="ro1">
          <table:table-cell office:value-type="string">
            <text:p>M162 Incense of concentration Prepare one extra 1st-level spell for the day, once 250</text:p>
          </table:table-cell>
        </table:table-row>
        <table:table-row table:style-name="ro1">
          <table:table-cell office:value-type="string">
            <text:p>M162 Jumping caltrops Caltrops move 5 ft./round toward nearest enemy, 5 consecutive rounds per day 250</text:p>
          </table:table-cell>
        </table:table-row>
        <table:table-row table:style-name="ro1">
          <table:table-cell office:value-type="string">
            <text:p>D266 Silversheen Gives weapon properties of alchemical silver for 1 hour 250</text:p>
          </table:table-cell>
        </table:table-row>
        <table:table-row table:style-name="ro1">
          <table:table-cell office:value-type="string">
            <text:p>M153 Blight stone 5d6 damage to all plants and plant creatures in 10-ft. radius 300</text:p>
          </table:table-cell>
        </table:table-row>
        <table:table-row table:style-name="ro1">
          <table:table-cell office:value-type="string">
            <text:p>M159 Elixir of flaming fists +1d6 points of fire damage with unarmed attacks for 3 minutes 300</text:p>
          </table:table-cell>
        </table:table-row>
        <table:table-row table:style-name="ro1">
          <table:table-cell office:value-type="string">
            <text:p>P203 Potion of barkskin +2 +2 enhancement bonus to natural armor 300</text:p>
          </table:table-cell>
        </table:table-row>
        <table:table-row table:style-name="ro1">
          <table:table-cell office:value-type="string">
            <text:p>P203 Potion of bear’s endurance +4 enhancement bonus to Con 300</text:p>
          </table:table-cell>
        </table:table-row>
        <table:table-row table:style-name="ro1">
          <table:table-cell office:value-type="string">
            <text:p>P206 Potion of blur Gain concealment 300</text:p>
          </table:table-cell>
        </table:table-row>
        <table:table-row table:style-name="ro1">
          <table:table-cell office:value-type="string">
            <text:p>P207 Potion of bull’s strength +4 enhancement bonus to Str 300</text:p>
          </table:table-cell>
        </table:table-row>
        <table:table-row table:style-name="ro1">
          <table:table-cell office:value-type="string">
            <text:p>P208 Potion of cat’s grace +4 enhancement bonus to Dex 300</text:p>
          </table:table-cell>
        </table:table-row>
        <table:table-row table:style-name="ro1">
          <table:table-cell office:value-type="string">
            <text:p>P216 Potion of cure moderate wounds Heal 2d8+3 points of damage 300</text:p>
          </table:table-cell>
        </table:table-row>
        <table:table-row table:style-name="ro1">
          <table:table-cell office:value-type="string">
            <text:p>P216 Potion of darkvision Gain darkvision out to 60 ft. 300</text:p>
          </table:table-cell>
        </table:table-row>
        <table:table-row table:style-name="ro1">
          <table:table-cell office:value-type="string">
            <text:p>P217 Potion of delay poison Temporarily stop poison from harming you 300</text:p>
          </table:table-cell>
        </table:table-row>
        <table:table-row table:style-name="ro1">
          <table:table-cell office:value-type="string">
            <text:p>P225 Potion of eagle’s splendor +4 enhancement bonus to Cha 300</text:p>
          </table:table-cell>
        </table:table-row>
        <table:table-row table:style-name="ro1">
          <table:table-cell office:value-type="string">
            <text:p>P233 Potion of fox’s cunning +4 enhancement bonus to Int 300</text:p>
          </table:table-cell>
        </table:table-row>
        <table:table-row table:style-name="ro1">
          <table:table-cell office:value-type="string">
            <text:p>P245 Potion or oil of invisibility Turn invisible 300</text:p>
          </table:table-cell>
        </table:table-row>
        <table:table-row table:style-name="ro1">
          <table:table-cell office:value-type="string">
            <text:p>P272 Potion of lesser restoration Magical ability penalty is dispelled or 1d4 ability damage is repaired 300</text:p>
          </table:table-cell>
        </table:table-row>
        <table:table-row table:style-name="ro1">
          <table:table-cell office:value-type="string">
            <text:p>P248 Potion or oil of levitate Move up or down at will 300</text:p>
          </table:table-cell>
        </table:table-row>
        <table:table-row table:style-name="ro1">
          <table:table-cell office:value-type="string">
            <text:p>P259 Potion of owl’s wisdom +4 enhancement bonus to Wis 300</text:p>
          </table:table-cell>
        </table:table-row>
        <table:table-row table:style-name="ro1">
          <table:table-cell table:style-name="ce4" office:value-type="string">
            <text:p><text:span text:style-name="T1">P271 Potion of remove paralysis Frees subject from paralysis or </text:span><text:span text:style-name="T2">slow </text:span><text:span text:style-name="T1">effect 300</text:span></text:p>
          </table:table-cell>
        </table:table-row>
        <table:table-row table:style-name="ro1">
          <table:table-cell office:value-type="string">
            <text:p>P272 Potion of resist energy 10 Ignore 10 points of damage per attack from specified energy type 300</text:p>
          </table:table-cell>
        </table:table-row>
        <table:table-row table:style-name="ro1">
          <table:table-cell office:value-type="string">
            <text:p>P278 Potion of shield of faith +3 +3 bonus to AC 300</text:p>
          </table:table-cell>
        </table:table-row>
        <table:table-row table:style-name="ro1">
          <table:table-cell office:value-type="string">
            <text:p>P283 Potion of spider climb Can walk on walls or ceilings 300</text:p>
          </table:table-cell>
        </table:table-row>
        <table:table-row table:style-name="ro1">
          <table:table-cell office:value-type="string">
            <text:p>D264 Quaal’s feather token, bird Delivers a small written message, as a carrier pigeon 300</text:p>
          </table:table-cell>
        </table:table-row>
        <table:table-row table:style-name="ro1">
          <table:table-cell office:value-type="string">
            <text:p>M186 Stench stone Target nauseated, creatures within 10 ft. sickened, once 300</text:p>
          </table:table-cell>
        </table:table-row>
        <table:table-row table:style-name="ro1">
          <table:table-cell office:value-type="string">
            <text:p>M160 Everlasting rations 1/day creates trail rations for one Medium creature 350</text:p>
          </table:table-cell>
        </table:table-row>
        <table:table-row table:style-name="ro1">
          <table:table-cell table:style-name="ce5" office:value-type="string">
            <text:p><text:span text:style-name="T1">D237 Scroll, 3rd-level spell Use a particular 3rd-level spell, once 375</text:span><text:span text:style-name="T3">1</text:span></text:p>
          </table:table-cell>
        </table:table-row>
        <table:table-row table:style-name="ro1">
          <table:table-cell office:value-type="string">
            <text:p>D245 Wand, 0-level spell Use a particular 0-level spell 50 times 375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58 Electric eel elixir +1 to natural armor for 12 hours; melee touch attack w/electricity damage, once 400</text:p>
          </table:table-cell>
        </table:table-row>
        <table:table-row table:style-name="ro1">
          <table:table-cell office:value-type="string">
            <text:p>M159 Essentia jewel +1 point of essentia to your essentia pool for 1 round, once 400</text:p>
          </table:table-cell>
        </table:table-row>
        <table:table-row table:style-name="ro1">
          <table:table-cell table:style-name="ce4" office:value-type="string">
            <text:p><text:span text:style-name="T1">M163 Life ring </text:span><text:span text:style-name="T2">Feather fall </text:span><text:span text:style-name="T1">for up to four creatures, once 400</text:span></text:p>
          </table:table-cell>
        </table:table-row>
        <table:table-row table:style-name="ro1">
          <table:table-cell office:value-type="string">
            <text:p>D264 Quaal’s feather token, tree Produces a great oak tree 400</text:p>
          </table:table-cell>
        </table:table-row>
        <table:table-row table:style-name="ro1">
          <table:table-cell office:value-type="string">
            <text:p>M161 Glitter stone Renders hidden creatures visible within 10-ft. radius, once 450</text:p>
          </table:table-cell>
        </table:table-row>
        <table:table-row table:style-name="ro1">
          <table:table-cell office:value-type="string">
            <text:p>D264 Quaal’s feather token, swan boat Produces a swan boat with speed 60 ft. on water for up to 1 day 450</text:p>
          </table:table-cell>
        </table:table-row>
        <table:table-row table:style-name="ro1">
          <table:table-cell office:value-type="string">
            <text:p>M159 Eternal wand, 0-level spell 2/day use particular 0-level spell 460</text:p>
          </table:table-cell>
        </table:table-row>
        <table:table-row table:style-name="ro1">
          <table:table-cell office:value-type="string">
            <text:p>M158 Dust of dispersion Create cloud that gives 50% miss chance to ranged attacks passing through 500</text:p>
          </table:table-cell>
        </table:table-row>
        <table:table-row table:style-name="ro1">
          <table:table-cell office:value-type="string">
            <text:p>M158 Elixir of adamantine blood +10 temporary hp, +20 temporary hp if wearing adamantine armor 500</text:p>
          </table:table-cell>
        </table:table-row>
        <table:table-row table:style-name="ro1">
          <table:table-cell office:value-type="string">
            <text:p>D256 Elixir of truth Drinker must say nothing but the truth for 10 minutes 500</text:p>
          </table:table-cell>
        </table:table-row>
        <table:table-row table:style-name="ro1">
          <table:table-cell table:style-name="ce4" office:value-type="string">
            <text:p><text:span text:style-name="T1">M163 Magic bedroll Recover 1 extra hp per character level, gain </text:span><text:span text:style-name="T2">endure elements </text:span><text:span text:style-name="T1">when sleeping 500</text:span></text:p>
          </table:table-cell>
        </table:table-row>
        <table:table-row table:style-name="ro1">
          <table:table-cell table:style-name="ce4" office:value-type="string">
            <text:p><text:span text:style-name="T1">D264 Quaal’s feather token, whip Produces a </text:span><text:span text:style-name="T2">+1 dancing whip </text:span><text:span text:style-name="T1">for up to 1 hour 500</text:span></text:p>
          </table:table-cell>
        </table:table-row>
        <table:table-row table:style-name="ro1">
          <table:table-cell table:style-name="ce4" office:value-type="string">
            <text:p><text:span text:style-name="T1">M188 Talisman of the disk 3 hours/day create </text:span><text:span text:style-name="T2">Tenser’s floating disk </text:span><text:span text:style-name="T1">500</text:span></text:p>
          </table:table-cell>
        </table:table-row>
        <table:table-row table:style-name="ro1">
          <table:table-cell office:value-type="string">
            <text:p>M190 Troll gut rope Grows to 350 ft., up to 12 consecutive hours 500</text:p>
          </table:table-cell>
        </table:table-row>
        <table:table-row table:style-name="ro1">
          <table:table-cell office:value-type="string">
            <text:p>P203 Potion of barkskin +3 +3 enhancement bonus to natural armor 600</text:p>
          </table:table-cell>
        </table:table-row>
        <table:table-row table:style-name="ro1">
          <table:table-cell office:value-type="string">
            <text:p>P278 Potion of shield of faith +4 +4 bonus to AC 600</text:p>
          </table:table-cell>
        </table:table-row>
        <table:table-row table:style-name="ro1">
          <table:table-cell office:value-type="string">
            <text:p>P272 Potion of resist energy 20 Ignore 20 points of damage per attack from specified energy type 700</text:p>
          </table:table-cell>
        </table:table-row>
        <table:table-row table:style-name="ro1">
          <table:table-cell table:style-name="ce5" office:value-type="string">
            <text:p><text:span text:style-name="T1">D237 Scroll, 4th-level spell Use a particular 4th-level spell, once 700</text:span><text:span text:style-name="T3">1</text:span></text:p>
          </table:table-cell>
        </table:table-row>
        <table:table-row table:style-name="ro1">
          <table:table-cell table:style-name="ce4" office:value-type="string">
            <text:p><text:span text:style-name="T1">M186 Soulvoid orb Throw to affect creatures as </text:span><text:span text:style-name="T2">divest essentia</text:span><text:span text:style-name="T1">, once 700</text:span></text:p>
          </table:table-cell>
        </table:table-row>
        <table:table-row table:style-name="ro1">
          <table:table-cell office:value-type="string">
            <text:p>P251 Oil of greater magic weapon +1 +1 enhancement bonus to weapon, or up to 50 projectiles 750</text:p>
          </table:table-cell>
        </table:table-row>
        <table:table-row table:style-name="ro1">
          <table:table-cell office:value-type="string">
            <text:p>P246 Oil of keen edge Normal weapon’s threat range is doubled 750</text:p>
          </table:table-cell>
        </table:table-row>
        <table:table-row table:style-name="ro1">
          <table:table-cell office:value-type="string">
            <text:p>P251 Oil of magic vestment +1 +1 enhancement bonus to armor or shield 750</text:p>
          </table:table-cell>
        </table:table-row>
        <table:table-row table:style-name="ro1">
          <table:table-cell office:value-type="string">
            <text:p>P216 Potion of cure serious wounds Heal 3d8+5 hit points of damage 750</text:p>
          </table:table-cell>
        </table:table-row>
        <table:table-row table:style-name="ro1">
          <table:table-cell office:value-type="string">
            <text:p>P223 Potion of displacement Gain total concealment 750</text:p>
          </table:table-cell>
        </table:table-row>
        <table:table-row table:style-name="ro1">
          <table:table-cell office:value-type="string">
            <text:p>P232 Potion of fly Fly speed of 60 ft. 750</text:p>
          </table:table-cell>
        </table:table-row>
        <table:table-row table:style-name="ro1">
          <table:table-cell office:value-type="string">
            <text:p>P234 Potion of gaseous form Become insubstantial and fly slowly 750</text:p>
          </table:table-cell>
        </table:table-row>
        <table:table-row table:style-name="ro1">
          <table:table-cell office:value-type="string">
            <text:p>P250 Potion of greater magic fang +1 +1 enhancement bonus to one or all natural weapons 750</text:p>
          </table:table-cell>
        </table:table-row>
        <table:table-row table:style-name="ro1">
          <table:table-cell office:value-type="string">
            <text:p>P239 Potion of haste Move faster, +1 on attack rolls, AC, and Reflex saves 750</text:p>
          </table:table-cell>
        </table:table-row>
        <table:table-row table:style-name="ro1">
          <table:table-cell office:value-type="string">
            <text:p>P240 Potion of heroism +2 on attack rolls, saves, skill checks 750</text:p>
          </table:table-cell>
        </table:table-row>
        <table:table-row table:style-name="ro1">
          <table:table-cell office:value-type="string">
            <text:p>P249 Potion of magic circle against chaos/evil/good/law +2 on saves and to AC, counter mind control, hedge out elementals/outsiders 7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257 Potion of neutralize poison Immunity to poison, venom in or on you neutralized 750</text:p>
          </table:table-cell>
        </table:table-row>
        <table:table-row table:style-name="ro1">
          <table:table-cell office:value-type="string">
            <text:p>P266 Potion of protection from energy Absorb 36 points of damage from one kind of energy 750</text:p>
          </table:table-cell>
        </table:table-row>
        <table:table-row table:style-name="ro1">
          <table:table-cell office:value-type="string">
            <text:p>P270 Potion of remove blindness/deafness Cure normal or magical blindness or deafness 7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270 Potion of remove curse Frees you from curse 750</text:p>
          </table:table-cell>
        </table:table-row>
        <table:table-row table:style-name="ro1">
          <table:table-cell office:value-type="string">
            <text:p>P271 Potion of remove disease Cures you of all diseases 750</text:p>
          </table:table-cell>
        </table:table-row>
        <table:table-row table:style-name="ro1">
          <table:table-cell office:value-type="string">
            <text:p>P300 Potion of water breathing Breathe underwater 750</text:p>
          </table:table-cell>
        </table:table-row>
        <table:table-row table:style-name="ro1">
          <table:table-cell office:value-type="string">
            <text:p>M169 Powder of the black veil Creates cloud with blinding effect, once 750</text:p>
          </table:table-cell>
        </table:table-row>
        <table:table-row table:style-name="ro1">
          <table:table-cell table:style-name="ce4" office:value-type="string">
            <text:p><text:span text:style-name="T1">M184 Scrying beacon Choose to center next </text:span><text:span text:style-name="T2">clairaudience/clairvoyance </text:span><text:span text:style-name="T1">spell on the beacon 750</text:span></text:p>
          </table:table-cell>
        </table:table-row>
        <table:table-row table:style-name="ro1">
          <table:table-cell office:value-type="string">
            <text:p>D245 Wand, 1st-level spell Use a particular 1st-level spell 50 times 750</text:p>
          </table:table-cell>
        </table:table-row>
        <table:table-row table:style-name="ro1">
          <table:table-cell office:value-type="string">
            <text:p>M151 Bag of endless caltrops 5/day create caltrops to cover a 5-ft. square 800</text:p>
          </table:table-cell>
        </table:table-row>
        <table:table-row table:style-name="ro1">
          <table:table-cell office:value-type="string">
            <text:p>M160 Everlasting feedbag 1/day create feed for one horse 800</text:p>
          </table:table-cell>
        </table:table-row>
        <table:table-row table:style-name="ro1">
          <table:table-cell office:value-type="string">
            <text:p>M169 Porcupine elixir +1 to natural armor, deal 1d6 piercing damage with grapple attacks, 12 hours 800</text:p>
          </table:table-cell>
        </table:table-row>
        <table:table-row table:style-name="ro1">
          <table:table-cell office:value-type="string">
            <text:p>M176 Rope of stone Rope becomes as hard as stone on command 800</text:p>
          </table:table-cell>
        </table:table-row>
        <table:table-row table:style-name="ro1">
          <table:table-cell office:value-type="string">
            <text:p>M159 Eternal wand, 1st-level spell 2/day use particular 1st-level spell 820</text:p>
          </table:table-cell>
        </table:table-row>
        <table:table-row table:style-name="ro1">
          <table:table-cell office:value-type="string">
            <text:p>D255 Dust of dryness Destroys 100 gallons of water, destroys water elementals 850</text:p>
          </table:table-cell>
        </table:table-row>
        <table:table-row table:style-name="ro1">
          <table:table-cell office:value-type="string">
            <text:p>D248 Bag of tricks, gray 10/week creates one random animal that serves for 10 minutes 900</text:p>
          </table:table-cell>
        </table:table-row>
        <table:table-row table:style-name="ro1">
          <table:table-cell office:value-type="string">
            <text:p>M152 Blast disk Effective as proximity or timed mine that deals fire damage 900</text:p>
          </table:table-cell>
        </table:table-row>
        <table:table-row table:style-name="ro1">
          <table:table-cell office:value-type="string">
            <text:p>M167 Pearl of brain lock Throw to daze creature for 3 rounds, once 900</text:p>
          </table:table-cell>
        </table:table-row>
        <table:table-row table:style-name="ro1">
          <table:table-cell office:value-type="string">
            <text:p>P203 Potion of barkskin +4 +4 enhancement bonus to natural armor 900</text:p>
          </table:table-cell>
        </table:table-row>
        <table:table-row table:style-name="ro1">
          <table:table-cell office:value-type="string">
            <text:p>M154 Cognizance crystal, 1 point Stores 1 power point 1,000</text:p>
          </table:table-cell>
        </table:table-row>
        <table:table-row table:style-name="ro1">
          <table:table-cell table:style-name="ce4" office:value-type="string">
            <text:p><text:span text:style-name="T1">M161 Glyph seal Convert a spell of up to 2nd level into a </text:span><text:span text:style-name="T2">glyph of warding </text:span><text:span text:style-name="T1">effect, once 1,000</text:span></text:p>
          </table:table-cell>
        </table:table-row>
        <table:table-row table:style-name="ro1">
          <table:table-cell office:value-type="string">
            <text:p>D263 Pearl of power, 1st-level spell 1/day regain one 1st-level spell already cast 1,000</text:p>
          </table:table-cell>
        </table:table-row>
        <table:table-row table:style-name="ro1">
          <table:table-cell office:value-type="string">
            <text:p>M173 Replenishing skin Slowly refills with water when empty 1,000</text:p>
          </table:table-cell>
        </table:table-row>
        <table:table-row table:style-name="ro1">
          <table:table-cell office:value-type="string">
            <text:p>D266 Salve of slipperiness +20 on Escape Artist for 8 hours 1,000</text:p>
          </table:table-cell>
        </table:table-row>
        <table:table-row table:style-name="ro1">
          <table:table-cell office:value-type="string">
            <text:p>P237 Potion of good hope +2 on attack rolls, damage rolls, saves, and checks 1,050</text:p>
          </table:table-cell>
        </table:table-row>
        <table:table-row table:style-name="ro1">
          <table:table-cell office:value-type="string">
            <text:p>M158 Drums of marching You and allies gain +4 on Con checks to avoid nonlethal damage from forced march 1,100</text:p>
          </table:table-cell>
        </table:table-row>
        <table:table-row table:style-name="ro1">
          <table:table-cell office:value-type="string">
            <text:p>D255 Elixir of fire breath Gain ability to breathe fire three times 1,100</text:p>
          </table:table-cell>
        </table:table-row>
        <table:table-row table:style-name="ro1">
          <table:table-cell office:value-type="string">
            <text:p>P272 Potion of resist energy 30 Ignore 30 points of damage per attack from specified energy type 1,100</text:p>
          </table:table-cell>
        </table:table-row>
        <table:table-row table:style-name="ro1">
          <table:table-cell table:style-name="ce5" office:value-type="string">
            <text:p><text:span text:style-name="T1">D237 Scroll, 5th-level spell Use a particular 5th-level spell, once 1,125</text:span><text:span text:style-name="T3">1</text:span></text:p>
          </table:table-cell>
        </table:table-row>
        <table:table-row table:style-name="ro1">
          <table:table-cell office:value-type="string">
            <text:p>D264 Pipes of the sewers Attract 1d3 rat swarms 1,150</text:p>
          </table:table-cell>
        </table:table-row>
        <table:table-row table:style-name="ro1">
          <table:table-cell office:value-type="string">
            <text:p>M157 Dragon’s draught, brass Dragons/dragonblood gain breath weapon: 60-ft. line, 6d6 fire damage 1,200</text:p>
          </table:table-cell>
        </table:table-row>
        <table:table-row table:style-name="ro1">
          <table:table-cell office:value-type="string">
            <text:p>M157 Dragon’s draught, white Dragons/dragonblood gain breath weapon: 30-ft. cone, 6d6 cold damage 1,200</text:p>
          </table:table-cell>
        </table:table-row>
        <table:table-row table:style-name="ro1">
          <table:table-cell table:style-name="ce4" office:value-type="string">
            <text:p><text:span text:style-name="T1">D254 Dust of illusion Affect creature as </text:span><text:span text:style-name="T2">disguise self </text:span><text:span text:style-name="T1">for 2 hours 1,200</text:span>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P251 Oil of greater magic weapon +2 +2 enhancement bonus to weapon or up to 50 projectiles 1,200</text:p>
          </table:table-cell>
        </table:table-row>
        <table:table-row table:style-name="ro1">
          <table:table-cell office:value-type="string">
            <text:p>P251 Oil of magic vestment +2 +2 enhancement bonus to armor or shield 1,200</text:p>
          </table:table-cell>
        </table:table-row>
        <table:table-row table:style-name="ro1">
          <table:table-cell office:value-type="string">
            <text:p>P203 Potion of barkskin +5 +5 enhancement bonus to natural armor 1,200</text:p>
          </table:table-cell>
        </table:table-row>
        <table:table-row table:style-name="ro1">
          <table:table-cell office:value-type="string">
            <text:p>P250 Potion of greater magic fang +2 +2 enhancement bonus to one or all natural weapons 1,200</text:p>
          </table:table-cell>
        </table:table-row>
        <table:table-row table:style-name="ro1">
          <table:table-cell office:value-type="string">
            <text:p>M151 Beetle elixir Darkvision out to 60 ft. and +2 to natural armor, 12 hours 1,350</text:p>
          </table:table-cell>
        </table:table-row>
        <table:table-row table:style-name="ro1">
          <table:table-cell office:value-type="string">
            <text:p>M161 Fochlucan bandore +2 on Perform (string instruments); use spell-like abilities if 2 ranks in Perform 1,350</text:p>
          </table:table-cell>
        </table:table-row>
        <table:table-row table:style-name="ro1">
          <table:table-cell office:value-type="string">
            <text:p>M183 Salve of minor spell resistance Spell resistance 17 for 5 minutes 1,350</text:p>
          </table:table-cell>
        </table:table-row>
        <table:table-row table:style-name="ro1">
          <table:table-cell office:value-type="string">
            <text:p>M184 Scrying shard May use as a focus for scrying 1,350</text:p>
          </table:table-cell>
        </table:table-row>
        <table:table-row table:style-name="ro1">
          <table:table-cell office:value-type="string">
            <text:p>M150 Arcane thieves’ tools Sacrifice arcane spell for +5 on next Disable Device or Open Lock check 1,400</text:p>
          </table:table-cell>
        </table:table-row>
        <table:table-row table:style-name="ro1">
          <table:table-cell office:value-type="string">
            <text:p>M150 Bag of boulders 3 charges/day, create thrown rocks that deal bludgeoning damage 1,400</text:p>
          </table:table-cell>
        </table:table-row>
        <table:table-row table:style-name="ro1">
          <table:table-cell table:style-name="ce15" office:value-type="string">
            <text:p><text:span text:style-name="T1">M158 Ehlonna’s seed pouch</text:span><text:span text:style-name="T3">R </text:span><text:span text:style-name="T1">Ehlonna: Produces three </text:span><text:span text:style-name="T2">goodberries </text:span><text:span text:style-name="T1">per day plus relic powers 1,400</text:span></text:p>
          </table:table-cell>
        </table:table-row>
        <table:table-row table:style-name="ro1">
          <table:table-cell office:value-type="string">
            <text:p>M174 Rod of frost 3/day creates a 30-foot line of frost for a variety of effects 1,400</text:p>
          </table:table-cell>
        </table:table-row>
        <table:table-row table:style-name="ro1">
          <table:table-cell office:value-type="string">
            <text:p>M175 Rod of sliding 3/day push or pull one targeted creature 5 ft. 1,400</text:p>
          </table:table-cell>
        </table:table-row>
        <table:table-row table:style-name="ro1">
          <table:table-cell table:style-name="ce4" office:value-type="string">
            <text:p><text:span text:style-name="T1">M184 Sending stones (pair) 1/day send a message as </text:span><text:span text:style-name="T2">sending </text:span><text:span text:style-name="T1">to bearer of other stone 1,400</text:span></text:p>
          </table:table-cell>
        </table:table-row>
        <table:table-row table:style-name="ro1">
          <table:table-cell office:value-type="string">
            <text:p>M186 Spool of endless rope Create up to 500 ft. of silk rope 1,400</text:p>
          </table:table-cell>
        </table:table-row>
        <table:table-row table:style-name="ro1">
          <table:table-cell office:value-type="string">
            <text:p>M150 Aroma of dreams Put nearby creatures to sleep 1,500</text:p>
          </table:table-cell>
        </table:table-row>
        <table:table-row table:style-name="ro1">
          <table:table-cell office:value-type="string">
            <text:p>M153 Camouflage paint 5 applications, +5 on Hide when stationary for 2 hours 1,500</text:p>
          </table:table-cell>
        </table:table-row>
        <table:table-row table:style-name="ro1">
          <table:table-cell office:value-type="string">
            <text:p>M160 Exploding spike Effective land mine deals fire damage, invisible 1 round after planted 1,500</text:p>
          </table:table-cell>
        </table:table-row>
        <table:table-row table:style-name="ro1">
          <table:table-cell office:value-type="string">
            <text:p>M161 Hammersphere 1/day conjure giant spiritual hammer that deals 3d6 points of damage 1,500</text:p>
          </table:table-cell>
        </table:table-row>
        <table:table-row table:style-name="ro1">
          <table:table-cell office:value-type="string">
            <text:p>M164 Memento magica, 1st-level spell 1/day regain a previously used 1st-level spell slot 1,500</text:p>
          </table:table-cell>
        </table:table-row>
        <table:table-row table:style-name="ro1">
          <table:table-cell office:value-type="string">
            <text:p>M190 Tome of worldly memory 3/day +5 on single Knowledge check 1,500</text:p>
          </table:table-cell>
        </table:table-row>
        <table:table-row table:style-name="ro1">
          <table:table-cell office:value-type="string">
            <text:p>M173 Rhino elixir +3 to natural armor and +1 on melee damage rolls, 12 hours 1,600</text:p>
          </table:table-cell>
        </table:table-row>
        <table:table-row table:style-name="ro1">
          <table:table-cell table:style-name="ce4" office:value-type="string">
            <text:p><text:span text:style-name="T1">D263 Necklace of fireballs type I Hurl up to three </text:span><text:span text:style-name="T2">fireballs </text:span><text:span text:style-name="T1">of various strengths 1,650</text:span></text:p>
          </table:table-cell>
        </table:table-row>
        <table:table-row table:style-name="ro1">
          <table:table-cell table:style-name="ce5" office:value-type="string">
            <text:p><text:span text:style-name="T1">D237 Scroll, 6th-level spell Use a particular 6th-level spell, once 1,650</text:span><text:span text:style-name="T3">1</text:span></text:p>
          </table:table-cell>
        </table:table-row>
        <table:table-row table:style-name="ro1">
          <table:table-cell office:value-type="string">
            <text:p>D255 Dust of appearance Reveals objects as they are, negates invisibility 1,800</text:p>
          </table:table-cell>
        </table:table-row>
        <table:table-row table:style-name="ro1">
          <table:table-cell office:value-type="string">
            <text:p>P251 Oil of greater magic weapon +3 +3 enhancement bonus to weapon or up to 50 projectiles 1,800</text:p>
          </table:table-cell>
        </table:table-row>
        <table:table-row table:style-name="ro1">
          <table:table-cell office:value-type="string">
            <text:p>P251 Oil of magic vestment +3 +3 enhancement bonus to armor or shield 1,800</text:p>
          </table:table-cell>
        </table:table-row>
        <table:table-row table:style-name="ro1">
          <table:table-cell table:style-name="ce4" office:value-type="string">
            <text:p><text:span text:style-name="T1">D264 Pipes of sounding </text:span><text:span text:style-name="T2">Ghost sound </text:span><text:span text:style-name="T1">at will 1,800</text:span></text:p>
          </table:table-cell>
        </table:table-row>
        <table:table-row table:style-name="ro1">
          <table:table-cell office:value-type="string">
            <text:p>P250 Potion of greater magic fang +3 +3 enhancement bonus to one or all natural weapons 1,800</text:p>
          </table:table-cell>
        </table:table-row>
        <table:table-row table:style-name="ro1">
          <table:table-cell office:value-type="string">
            <text:p>D265 Quiver of Ehlonna Stores up to eighty-four objects of various sizes 1,800</text:p>
          </table:table-cell>
        </table:table-row>
        <table:table-row table:style-name="ro1">
          <table:table-cell office:value-type="string">
            <text:p>M186 Sphere of awakening 1/day allies within 60 ft. awakened from sleep, immune to tiring effects 1,800</text:p>
          </table:table-cell>
        </table:table-row>
        <table:table-row table:style-name="ro1">
          <table:table-cell office:value-type="string">
            <text:p>M160 Field provisions box 1/day produces full day’s sustenance for up to fifteen humans or five horses 2,000</text:p>
          </table:table-cell>
        </table:table-row>
        <table:table-row table:style-name="ro1">
          <table:table-cell office:value-type="string">
            <text:p>D259 Heward’s handy haversack Holds up to 120 lb., but weighs only 5 lb.; all objects stored are easily accessible 2,000</text:p>
          </table:table-cell>
        </table:table-row>
        <table:table-row table:style-name="ro1">
          <table:table-cell table:style-name="ce4" office:value-type="string">
            <text:p><text:span text:style-name="T1">D259 Horn of fog Creates 10 square ft. of fog similar to </text:span><text:span text:style-name="T2">obscuring mist </text:span><text:span text:style-name="T1">2,000</text:span></text:p>
          </table:table-cell>
        </table:table-row>
        <table:table-row table:style-name="ro1">
          <table:table-cell table:style-name="ce16" office:value-type="string">
            <text:p><text:span text:style-name="T1">M167 Orb of environmental adaptation <text:s/>Exist comfortably in conditions between –50</text:span><text:span text:style-name="T10">°</text:span><text:span text:style-name="T1">F and 140</text:span><text:span text:style-name="T10">°</text:span><text:span text:style-name="T1">F for 7 consecutive days 2,000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68 Pearl of breath crisis For 5 rounds, target must spend standard action or suffocate, once 2,000</text:p>
          </table:table-cell>
        </table:table-row>
        <table:table-row table:style-name="ro1">
          <table:table-cell office:value-type="string">
            <text:p>M174 Rod of grievous wounds 5/day 1d8+5 damage to each injured adjacent creature 2,000</text:p>
          </table:table-cell>
        </table:table-row>
        <table:table-row table:style-name="ro1">
          <table:table-cell office:value-type="string">
            <text:p>M176 Rod of viscid globs 3/day fire globs with tanglefoot bag effect 2,000</text:p>
          </table:table-cell>
        </table:table-row>
        <table:table-row table:style-name="ro1">
          <table:table-cell table:style-name="ce4" office:value-type="string">
            <text:p><text:span text:style-name="T1">M185 Slashing sand Creates equivalent of </text:span><text:span text:style-name="T2">spike stones </text:span><text:span text:style-name="T1">spell, once 2,000</text:span></text:p>
          </table:table-cell>
        </table:table-row>
        <table:table-row table:style-name="ro1">
          <table:table-cell office:value-type="string">
            <text:p>M163 Mac-Fuirmidh cithern +2 on Perform (string instruments); use spell-like abilities if 4 ranks in Perform 2,100</text:p>
          </table:table-cell>
        </table:table-row>
        <table:table-row table:style-name="ro1">
          <table:table-cell table:style-name="ce4" office:value-type="string">
            <text:p><text:span text:style-name="T1">D255 Elemental gem Summon Large elemental as </text:span><text:span text:style-name="T2">summon nature’s ally </text:span><text:span text:style-name="T1">2,250</text:span></text:p>
          </table:table-cell>
        </table:table-row>
        <table:table-row table:style-name="ro1">
          <table:table-cell office:value-type="string">
            <text:p>M162 Healing salve Heals various amounts of damage, 10 applications 2,250</text:p>
          </table:table-cell>
        </table:table-row>
        <table:table-row table:style-name="ro1">
          <table:table-cell table:style-name="ce4" office:value-type="string">
            <text:p><text:span text:style-name="T1">P251 Wand of magic missile Use </text:span><text:span text:style-name="T2">magic missile </text:span><text:span text:style-name="T1">(CL 3rd) 50 times 2,250</text:span></text:p>
          </table:table-cell>
        </table:table-row>
        <table:table-row table:style-name="ro1">
          <table:table-cell table:style-name="ce5" office:value-type="string">
            <text:p><text:span text:style-name="T1">D237 Scroll, 7th-level spell Use a particular 7th-level spell, once 2,275</text:span><text:span text:style-name="T3">1</text:span></text:p>
          </table:table-cell>
        </table:table-row>
        <table:table-row table:style-name="ro1">
          <table:table-cell office:value-type="string">
            <text:p>M174 Rod of fumbling 2/day creature within 30 ft. drops all items it holds 2,300</text:p>
          </table:table-cell>
        </table:table-row>
        <table:table-row table:style-name="ro1">
          <table:table-cell office:value-type="string">
            <text:p>M157 Dragon’s draught, black Dragons/dragonblood gain breath weapon: 80-ft. line, 12d4 acid damage 2,400</text:p>
          </table:table-cell>
        </table:table-row>
        <table:table-row table:style-name="ro1">
          <table:table-cell office:value-type="string">
            <text:p>M157 Dragon’s draught, copper Dragons/dragonblood gain breath weapon: 80-ft. line, 12d4 acid damage 2,400</text:p>
          </table:table-cell>
        </table:table-row>
        <table:table-row table:style-name="ro1">
          <table:table-cell office:value-type="string">
            <text:p>P251 Oil of greater magic weapon +4 +4 enhancement bonus to weapon or up to 50 projectiles 2,400</text:p>
          </table:table-cell>
        </table:table-row>
        <table:table-row table:style-name="ro1">
          <table:table-cell office:value-type="string">
            <text:p>P251 Oil of magic vestment +4 +4 enhancement bonus to armor or shield 2,400</text:p>
          </table:table-cell>
        </table:table-row>
        <table:table-row table:style-name="ro1">
          <table:table-cell office:value-type="string">
            <text:p>P250 Potion of greater magic fang +4 +4 enhancement bonus to one or all natural weapons 2,400</text:p>
          </table:table-cell>
        </table:table-row>
        <table:table-row table:style-name="ro1">
          <table:table-cell office:value-type="string">
            <text:p>D266 Sovereign glue Binds any two substances together permanently 2,400</text:p>
          </table:table-cell>
        </table:table-row>
        <table:table-row table:style-name="ro1">
          <table:table-cell office:value-type="string">
            <text:p>D248 Bag of holding type I Holds up to 250 lb. or 30 cu. ft., but weighs only 15 lb. 2,500</text:p>
          </table:table-cell>
        </table:table-row>
        <table:table-row table:style-name="ro1">
          <table:table-cell table:style-name="ce4" office:value-type="string">
            <text:p><text:span text:style-name="T1">D251 Candle of truth Creates </text:span><text:span text:style-name="T2">zone of truth </text:span><text:span text:style-name="T1">spell in 5-ft. radius for 1 hour 2,500</text:span></text:p>
          </table:table-cell>
        </table:table-row>
        <table:table-row table:style-name="ro1">
          <table:table-cell table:style-name="ce15" office:value-type="string">
            <text:p><text:span text:style-name="T1">M153 Censer of the last breath</text:span><text:span text:style-name="T3">R </text:span><text:span text:style-name="T1">Nerull: </text:span><text:span text:style-name="T2">Obscuring mist </text:span><text:span text:style-name="T1">effect plus relic powers 2,500</text:span></text:p>
          </table:table-cell>
        </table:table-row>
        <table:table-row table:style-name="ro1">
          <table:table-cell office:value-type="string">
            <text:p>M155 Crystal anchor of alertness Area is lit, +5 on Listen and Spot for you and allies within 30 ft. 2,500</text:p>
          </table:table-cell>
        </table:table-row>
        <table:table-row table:style-name="ro1">
          <table:table-cell office:value-type="string">
            <text:p>M162 Icy strand of the north Hurl up to six cold missiles of various strengths 2,500</text:p>
          </table:table-cell>
        </table:table-row>
        <table:table-row table:style-name="ro1">
          <table:table-cell office:value-type="string">
            <text:p>M165 Metamagic rod, Substitution,lesser <text:s/>3/day cast a spell of up to 3rd level as though affected by Energy Substitution 2,7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D263 Necklace of fireballs type II Hurl up to five </text:span><text:span text:style-name="T2">fireballs </text:span><text:span text:style-name="T1">of various strengths 2,700</text:span></text:p>
          </table:table-cell>
        </table:table-row>
        <table:table-row table:style-name="ro1">
          <table:table-cell office:value-type="string">
            <text:p>D267 Stone of alarm Sets an alarm on any object, screeches for 1 hour if alarm is tripped 2,700</text:p>
          </table:table-cell>
        </table:table-row>
        <table:table-row table:style-name="ro1">
          <table:table-cell office:value-type="string">
            <text:p>M149 Aberrant sphere 3 charges/day, summons aberrations but you take a penalty on Will saves 2,800</text:p>
          </table:table-cell>
        </table:table-row>
        <table:table-row table:style-name="ro1">
          <table:table-cell office:value-type="string">
            <text:p>M162 Infinite scrollcase Holds up to 50 scrolls, +4 on Concentration checks to cast defensively 2,800</text:p>
          </table:table-cell>
        </table:table-row>
        <table:table-row table:style-name="ro1">
          <table:table-cell office:value-type="string">
            <text:p>D248 Bag of tricks, rust 10/week creates one random animal that serves for 10 minutes 3,0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table:style-name="ce4" office:value-type="string">
            <text:p><text:span text:style-name="T1">D248 Bead of force Explodes when thrown, then acts as </text:span><text:span text:style-name="T2">Otiluke’s resilient sphere </text:span><text:span text:style-name="T1">3,000</text:span></text:p>
          </table:table-cell>
        </table:table-row>
        <table:table-row table:style-name="ro1">
          <table:table-cell office:value-type="string">
            <text:p>D252 Chime of opening 10 charges, looses or opens locks, doors, lids, and so on 3,000</text:p>
          </table:table-cell>
        </table:table-row>
        <table:table-row table:style-name="ro1">
          <table:table-cell office:value-type="string">
            <text:p>D260 Horseshoes of speed +30-ft. enhancement bonus to animal’s speed 3,000</text:p>
          </table:table-cell>
        </table:table-row>
        <table:table-row table:style-name="ro1">
          <table:table-cell office:value-type="string">
            <text:p>D236 Metamagic rod, Enlarge, lesser 3/day cast a spell of up to 3rd level as though affected by Enlarge Spell 3,000</text:p>
          </table:table-cell>
        </table:table-row>
        <table:table-row table:style-name="ro1">
          <table:table-cell office:value-type="string">
            <text:p>D236 Metamagic rod, Extend, lesser 3/day cast a spell of up to 3rd level as though affected by Extend Spell 3,000</text:p>
          </table:table-cell>
        </table:table-row>
        <table:table-row table:style-name="ro1">
          <table:table-cell office:value-type="string">
            <text:p>M165 Metamagic rod, Sculpting, lesser 3/day cast a spell of up to 3rd level as though affected by Sculpt Spell 3,000</text:p>
          </table:table-cell>
        </table:table-row>
        <table:table-row table:style-name="ro1">
          <table:table-cell office:value-type="string">
            <text:p>D236 Metamagic rod, Silent, lesser 3/day cast a spell of up to 3rd level as though affected by Silent Spell 3,000</text:p>
          </table:table-cell>
        </table:table-row>
        <table:table-row table:style-name="ro1">
          <table:table-cell office:value-type="string">
            <text:p>P251 Oil of greater magic weapon +5 +5 enhancement bonus to weapon or up to 50 projectiles 3,000</text:p>
          </table:table-cell>
        </table:table-row>
        <table:table-row table:style-name="ro1">
          <table:table-cell office:value-type="string">
            <text:p>P251 Oil of magic vestment +5 +5 enhancement bonus to armor or shield 3,000</text:p>
          </table:table-cell>
        </table:table-row>
        <table:table-row table:style-name="ro1">
          <table:table-cell office:value-type="string">
            <text:p>P250 Potion of greater magic fang +5 +5 enhancement bonus to one or all natural weapons 3,000</text:p>
          </table:table-cell>
        </table:table-row>
        <table:table-row table:style-name="ro1">
          <table:table-cell office:value-type="string">
            <text:p>D266 Rope of climbing Can be commanded to uncoil in any direction, can fasten or knot itself 3,000</text:p>
          </table:table-cell>
        </table:table-row>
        <table:table-row table:style-name="ro1">
          <table:table-cell table:style-name="ce5" office:value-type="string">
            <text:p><text:span text:style-name="T1">D237 Scroll, 8th-level spell Use a particular 8th-level spell, once 3,000</text:span><text:span text:style-name="T3">1</text:span></text:p>
          </table:table-cell>
        </table:table-row>
        <table:table-row table:style-name="ro1">
          <table:table-cell office:value-type="string">
            <text:p>M188 Talisman of undead mastery 3 charges/day, gain bonus to turning level 3,000</text:p>
          </table:table-cell>
        </table:table-row>
        <table:table-row table:style-name="ro1">
          <table:table-cell office:value-type="string">
            <text:p>M154 Chime of harmonic agony Expend bardic music use to deal 3d6+Cha modifier of sonic damage 3,100</text:p>
          </table:table-cell>
        </table:table-row>
        <table:table-row table:style-name="ro1">
          <table:table-cell office:value-type="string">
            <text:p>M167 Orb of mental renewal 3 charges/day, heal Int, Wis, or Cha damage 3,100</text:p>
          </table:table-cell>
        </table:table-row>
        <table:table-row table:style-name="ro1">
          <table:table-cell table:style-name="ce5" office:value-type="string">
            <text:p><text:span text:style-name="T1">M168 Pipes of frenzied revelry</text:span><text:span text:style-name="T3">R </text:span><text:span text:style-name="T1">Olidammara: +5 on Perform (wind instruments) plus relic powers 3,100</text:span></text:p>
          </table:table-cell>
        </table:table-row>
        <table:table-row table:style-name="ro1">
          <table:table-cell office:value-type="string">
            <text:p>M173 Rod of bodily restoration 3 charges/day, heal Str, Dex, and Con damage 3,100</text:p>
          </table:table-cell>
        </table:table-row>
        <table:table-row table:style-name="ro1">
          <table:table-cell office:value-type="string">
            <text:p>M187 Summoner’s totem Can instantaneously cast one spell on single animal you summon 3,100</text:p>
          </table:table-cell>
        </table:table-row>
        <table:table-row table:style-name="ro1">
          <table:table-cell office:value-type="string">
            <text:p>M156 Domain draught Gain access to specific cleric domain for 24 hours 3,300</text:p>
          </table:table-cell>
        </table:table-row>
        <table:table-row table:style-name="ro1">
          <table:table-cell office:value-type="string">
            <text:p>M187 Survival pouch 5/day create various useful survival items 3,300</text:p>
          </table:table-cell>
        </table:table-row>
        <table:table-row table:style-name="ro1">
          <table:table-cell office:value-type="string">
            <text:p>M151 Bag of flames 3 charges/day, create various fire-based effects 3,500</text:p>
          </table:table-cell>
        </table:table-row>
        <table:table-row table:style-name="ro1">
          <table:table-cell office:value-type="string">
            <text:p>M157 Dragon’s draught, bronze Dragons/dragonblood gain breath weapon: 100-ft. line, 12d6 electricity damage 3,500</text:p>
          </table:table-cell>
        </table:table-row>
        <table:table-row table:style-name="ro1">
          <table:table-cell office:value-type="string">
            <text:p>M157 Dragon’s draught, green Dragons/dragonblood gain breath weapon: 50-ft. cone, 12d6 acid damage 3,500</text:p>
          </table:table-cell>
        </table:table-row>
        <table:table-row table:style-name="ro1">
          <table:table-cell table:style-name="ce4" office:value-type="string">
            <text:p><text:span text:style-name="T1">D255 Dust of disappearance </text:span><text:span text:style-name="T2">Greater invisibility </text:span><text:span text:style-name="T1">for 2d6 rounds 3,500</text:span></text:p>
          </table:table-cell>
        </table:table-row>
        <table:table-row table:style-name="ro1">
          <table:table-cell office:value-type="string">
            <text:p>M172 Radiant sphere Sheds bright light; 3 charges/day, deals damage to undead 3,500</text:p>
          </table:table-cell>
        </table:table-row>
        <table:table-row table:style-name="ro1">
          <table:table-cell table:style-name="ce4" office:value-type="string">
            <text:p><text:span text:style-name="T1">M173 Rod of escape 2/day each, </text:span><text:span text:style-name="T2">jump, knock</text:span><text:span text:style-name="T1">; 1/day create water-repelling spherical ward 3,500</text:span></text:p>
          </table:table-cell>
        </table:table-row>
        <table:table-row table:style-name="ro1">
          <table:table-cell table:style-name="ce15" office:value-type="string">
            <text:p><text:span text:style-name="T1">M185 Shard of the sun</text:span><text:span text:style-name="T3">R </text:span><text:span text:style-name="T1">Pelor: Continuous heightened </text:span><text:span text:style-name="T2">daylight </text:span><text:span text:style-name="T1">plus relic powers 3,500</text:span></text:p>
          </table:table-cell>
        </table:table-row>
        <table:table-row table:style-name="ro1">
          <table:table-cell office:value-type="string">
            <text:p>M185 Sleeping spike Effective land mine with sleep effect, invisible 1 round after planted 3,500</text:p>
          </table:table-cell>
        </table:table-row>
        <table:table-row table:style-name="ro1">
          <table:table-cell table:style-name="ce15" office:value-type="string">
            <text:p><text:span text:style-name="T1">M159 Enveloping pit</text:span><text:span text:style-name="T3">R </text:span><text:span text:style-name="T1">Kurtulmak: Acts as </text:span><text:span text:style-name="T2">portable hole</text:span><text:span text:style-name="T1">, but 50 ft. deep plus relic powers 3,600</text:span></text:p>
          </table:table-cell>
        </table:table-row>
        <table:table-row table:style-name="ro1">
          <table:table-cell table:style-name="ce4" office:value-type="string">
            <text:p><text:span text:style-name="T1">M165 Mirror of suggestion 2/day make gaze attack with </text:span><text:span text:style-name="T2">suggestion </text:span><text:span text:style-name="T1">effect on one creature 3,600</text:span></text:p>
          </table:table-cell>
        </table:table-row>
        <table:table-row table:style-name="ro1">
          <table:table-cell table:style-name="ce4" office:value-type="string">
            <text:p><text:span text:style-name="T1">P251 Wand of magic missile Use </text:span><text:span text:style-name="T2">magic missile </text:span><text:span text:style-name="T1">(CL 5th) 50 times 3,750</text:span></text:p>
          </table:table-cell>
        </table:table-row>
        <table:table-row table:style-name="ro1">
          <table:table-cell table:style-name="ce4" office:value-type="string">
            <text:p><text:span text:style-name="T1">D256 Figurine of wondrous power, silver raven Becomes a raven as affected by </text:span><text:span text:style-name="T2">animal messenger</text:span><text:span text:style-name="T1">, 24 total hours/week 3,800</text:span></text:p>
          </table:table-cell>
        </table:table-row>
        <table:table-row table:style-name="ro1">
          <table:table-cell/>
        </table:table-row>
        <table:table-row table:style-name="ro1">
          <table:table-cell table:style-name="ce5" office:value-type="string">
            <text:p><text:span text:style-name="T1">D237 Scroll, 9th-level spell Use a particular 9th-level spell, once 3,825</text:span><text:span text:style-name="T3">1</text:span></text:p>
          </table:table-cell>
        </table:table-row>
        <table:table-row table:style-name="ro1">
          <table:table-cell office:value-type="string">
            <text:p>M154 Cognizance crystal, 3 points Stores up to 3 power points 4,000</text:p>
          </table:table-cell>
        </table:table-row>
        <table:table-row table:style-name="ro1">
          <table:table-cell table:style-name="ce4" office:value-type="string">
            <text:p><text:span text:style-name="T1">M161 Glyph seal, greater Convert a spell of up to 5th level into a </text:span><text:span text:style-name="T2">greater glyph of warding </text:span><text:span text:style-name="T1">effect, once 4,000</text:span></text:p>
          </table:table-cell>
        </table:table-row>
        <table:table-row table:style-name="ro1">
          <table:table-cell office:value-type="string">
            <text:p>D260 Ioun stone, clear spindle Sustains you without food or water 4,000</text:p>
          </table:table-cell>
        </table:table-row>
        <table:table-row table:style-name="ro1">
          <table:table-cell table:style-name="ce4" office:value-type="string">
            <text:p><text:span text:style-name="T1">D261 Keoghtom’s ointment Acts as </text:span><text:span text:style-name="T2">neutralize poison</text:span><text:span text:style-name="T1">, </text:span><text:span text:style-name="T2">remove disease</text:span><text:span text:style-name="T1">, or </text:span><text:span text:style-name="T2">cure light wounds </text:span><text:span text:style-name="T1">4,000</text:span></text:p>
          </table:table-cell>
        </table:table-row>
        <table:table-row table:style-name="ro1">
          <table:table-cell office:value-type="string">
            <text:p>D263 Nolzur’s marvelous pigments Create mundane objects by painting their images 4,000</text:p>
          </table:table-cell>
        </table:table-row>
        <table:table-row table:style-name="ro1">
          <table:table-cell office:value-type="string">
            <text:p>D263 Pearl of power, 2nd-level spell 1/day regain one 2nd-level spell already cast 4,000</text:p>
          </table:table-cell>
        </table:table-row>
        <table:table-row table:style-name="ro1">
          <table:table-cell table:style-name="ce4" office:value-type="string">
            <text:p><text:span text:style-name="T1">M175 Rod of silence +4 on saves against sonic effects;1/day </text:span><text:span text:style-name="T2">silence </text:span><text:span text:style-name="T1">(centered on you), </text:span><text:span text:style-name="T2">shout </text:span><text:span text:style-name="T1">4,000</text:span></text:p>
          </table:table-cell>
        </table:table-row>
        <table:table-row table:style-name="ro1">
          <table:table-cell office:value-type="string">
            <text:p>M175 Rod of sure striking 3/day allies adjacent to you gain +5 bonus on next attack roll 4,000</text:p>
          </table:table-cell>
        </table:table-row>
        <table:table-row table:style-name="ro1">
          <table:table-cell table:style-name="ce4" office:value-type="string">
            <text:p><text:span text:style-name="T1">D267 Stone salve Acts as </text:span><text:span text:style-name="T2">stone to flesh </text:span><text:span text:style-name="T1">or </text:span><text:span text:style-name="T2">stoneskin </text:span><text:span text:style-name="T1">4,000</text:span></text:p>
          </table:table-cell>
        </table:table-row>
        <table:table-row table:style-name="ro1">
          <table:table-cell office:value-type="string">
            <text:p>M190 Wilding clasp Item can be used normally in wild shape 4,000</text:p>
          </table:table-cell>
        </table:table-row>
        <table:table-row table:style-name="ro1">
          <table:table-cell office:value-type="string">
            <text:p>M156 Doss lute +2 on Perform (string instruments); use spell-like abilities if 6 ranks in Perform 4,100</text:p>
          </table:table-cell>
        </table:table-row>
        <table:table-row table:style-name="ro1">
          <table:table-cell table:style-name="ce4" office:value-type="string">
            <text:p><text:span text:style-name="T1">D263 Necklace of fireballs type III Hurl up to seven </text:span><text:span text:style-name="T2">fireballs </text:span><text:span text:style-name="T1">of various strengths 4,350</text:span></text:p>
          </table:table-cell>
        </table:table-row>
        <table:table-row table:style-name="ro1">
          <table:table-cell office:value-type="string">
            <text:p>M187 Strand of lightning Hurl up to seven electricity coils of various strengths 4,350</text:p>
          </table:table-cell>
        </table:table-row>
        <table:table-row table:style-name="ro1">
          <table:table-cell table:style-name="ce4" office:value-type="string">
            <text:p><text:span text:style-name="T1">M183 Sacred scabbard 3/day </text:span><text:span text:style-name="T2">bless weapon </text:span><text:span text:style-name="T1">for 10 rounds 4,400</text:span></text:p>
          </table:table-cell>
        </table:table-row>
        <table:table-row table:style-name="ro1">
          <table:table-cell office:value-type="string">
            <text:p>M188 Thorn pouch 5 charges/day, create various plant-based effects 4,400</text:p>
          </table:table-cell>
        </table:table-row>
        <table:table-row table:style-name="ro1">
          <table:table-cell office:value-type="string">
            <text:p>M159 Eternal wand, 2nd-level spell 2/day use particular 2nd-level spell 4,420</text:p>
          </table:table-cell>
        </table:table-row>
        <table:table-row table:style-name="ro1">
          <table:table-cell office:value-type="string">
            <text:p>M150 Aroma of curdled death Kill nearby creatures with low Hit Dice 4,500</text:p>
          </table:table-cell>
        </table:table-row>
        <table:table-row table:style-name="ro1">
          <table:table-cell office:value-type="string">
            <text:p>M157 Dragon’s draught, blue Dragons/dragonblood gain breath weapon: 100-ft. line, 12d8 electricity damage 4,500</text:p>
          </table:table-cell>
        </table:table-row>
        <table:table-row table:style-name="ro1">
          <table:table-cell office:value-type="string">
            <text:p>M157 Dragon’s draught, silver Dragons/dragonblood gain breath weapon: 50-ft. cone, 12d8 cold damage 4,500</text:p>
          </table:table-cell>
        </table:table-row>
        <table:table-row table:style-name="ro1">
          <table:table-cell office:value-type="string">
            <text:p>D245 Wand, 2nd-level spell Use a particular 2nd-level spell 50 times 4,500</text:p>
          </table:table-cell>
        </table:table-row>
        <table:table-row table:style-name="ro1">
          <table:table-cell office:value-type="string">
            <text:p>M168 Personal oasis 1/day create small tent and one day’s sustenance 4,600</text:p>
          </table:table-cell>
        </table:table-row>
        <table:table-row table:style-name="ro1">
          <table:table-cell office:value-type="string">
            <text:p>D260 Incense of meditation Prepare all spells as if affected by Maximize Spell feat, at their normal level 4,900</text:p>
          </table:table-cell>
        </table:table-row>
        <table:table-row table:style-name="ro1">
          <table:table-cell office:value-type="string">
            <text:p>D248 Bag of holding type II Holds up to 500 lb. or 70 cu. ft., but weighs only 25 lb. 5,000</text:p>
          </table:table-cell>
        </table:table-row>
        <table:table-row table:style-name="ro1">
          <table:table-cell office:value-type="string">
            <text:p>M156 Diamondskin decanter 3/day gain DR 2/adamantine, DR 3/adamantine, or DR 4/adamantine 5,000</text:p>
          </table:table-cell>
        </table:table-row>
        <table:table-row table:style-name="ro1">
          <table:table-cell table:style-name="ce15" office:value-type="string">
            <text:p><text:span text:style-name="T1">M208 Horn of resilience</text:span><text:span text:style-name="T3">SP </text:span><text:span text:style-name="T1">2/day gain various protection effects to you or allies (</text:span><text:span text:style-name="T2">regalia of the hero</text:span><text:span text:style-name="T1">) 5,000</text:span></text:p>
          </table:table-cell>
        </table:table-row>
        <table:table-row table:style-name="ro1">
          <table:table-cell office:value-type="string">
            <text:p>D235 Immovable rod Stays in place, even in midair 5,000</text:p>
          </table:table-cell>
        </table:table-row>
        <table:table-row table:style-name="ro1">
          <table:table-cell office:value-type="string">
            <text:p>D260 Ioun stone, dusty rose prism +1 insight bonus to AC 5,000</text:p>
          </table:table-cell>
        </table:table-row>
        <table:table-row table:style-name="ro1">
          <table:table-cell office:value-type="string">
            <text:p>M166 Noble pennon 3 charges/day, various knight- and paladin-themed bonuses and effects 5,000</text:p>
          </table:table-cell>
        </table:table-row>
        <table:table-row table:style-name="ro1">
          <table:table-cell office:value-type="string">
            <text:p>M167 Orb of blinding 3/day create blinding effect for 1 round 5,000</text:p>
          </table:table-cell>
        </table:table-row>
        <table:table-row table:style-name="ro1">
          <table:table-cell office:value-type="string">
            <text:p>M169 Portable foxhole Creates shallow, extradimensional pit 5,000</text:p>
          </table:table-cell>
        </table:table-row>
        <table:table-row table:style-name="ro1">
          <table:table-cell table:style-name="ce5" office:value-type="string">
            <text:p><text:span text:style-name="T1">M164 Map of unseen lands</text:span><text:span text:style-name="T3">R </text:span><text:span text:style-name="T1">Yondalla: +5 on Knowledge (geography) and Survival plus relic powers 5,200</text:span>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table:style-name="ce4" office:value-type="string">
            <text:p><text:span text:style-name="T1">P251 Wand of magic missile Use </text:span><text:span text:style-name="T2">magic missile </text:span><text:span text:style-name="T1">(CL 7th) 50 times 5,250</text:span></text:p>
          </table:table-cell>
        </table:table-row>
        <table:table-row table:style-name="ro1">
          <table:table-cell office:value-type="string">
            <text:p>D256 Eversmoking bottle Covers up to 100-ft. radius in smoke 5,400</text:p>
          </table:table-cell>
        </table:table-row>
        <table:table-row table:style-name="ro1">
          <table:table-cell office:value-type="string">
            <text:p>D262 Murlynd’s spoon Creates enough gruel to sustain up to four humans 5,400</text:p>
          </table:table-cell>
        </table:table-row>
        <table:table-row table:style-name="ro1">
          <table:table-cell table:style-name="ce4" office:value-type="string">
            <text:p><text:span text:style-name="T1">D263 Necklace of fireballs type IV Hurl up to nine </text:span><text:span text:style-name="T2">fireballs </text:span><text:span text:style-name="T1">of various strengths 5,400</text:span></text:p>
          </table:table-cell>
        </table:table-row>
        <table:table-row table:style-name="ro1">
          <table:table-cell office:value-type="string">
            <text:p>M157 Dragon’s draught, gold Dragons/dragonblood gain breath weapon: 50-ft. cone, 12d10 fire damage 5,500</text:p>
          </table:table-cell>
        </table:table-row>
        <table:table-row table:style-name="ro1">
          <table:table-cell office:value-type="string">
            <text:p>M157 Dragon’s draught, red Dragons/dragonblood gain breath weapon: 50-ft. cone, 12d10 fire damage 5,500</text:p>
          </table:table-cell>
        </table:table-row>
        <table:table-row table:style-name="ro1">
          <table:table-cell table:style-name="ce4" office:value-type="string">
            <text:p><text:span text:style-name="T1">M176 Rope of climbing, superior As </text:span><text:span text:style-name="T2">rope of climbing, </text:span><text:span text:style-name="T1">and +5 on Climb to ascend this rope 5,500</text:span></text:p>
          </table:table-cell>
        </table:table-row>
        <table:table-row table:style-name="ro1">
          <table:table-cell table:style-name="ce5" office:value-type="string">
            <text:p><text:span text:style-name="T1">M189 Tome of ancient lore</text:span><text:span text:style-name="T3">R </text:span><text:span text:style-name="T1">Boccob: +5 on Knowledge (arcana) and Spellcraft plus relic powers 5,500</text:span></text:p>
          </table:table-cell>
        </table:table-row>
        <table:table-row table:style-name="ro1">
          <table:table-cell table:style-name="ce4" office:value-type="string">
            <text:p><text:span text:style-name="T1">D268 Wind fan 1/day (or more) </text:span><text:span text:style-name="T2">gust of wind </text:span><text:span text:style-name="T1">5,500</text:span></text:p>
          </table:table-cell>
        </table:table-row>
        <table:table-row table:style-name="ro1">
          <table:table-cell table:style-name="ce4" office:value-type="string">
            <text:p><text:span text:style-name="T1">D263 Necklace of fireballs type V Hurl up to seven </text:span><text:span text:style-name="T2">fireballs </text:span><text:span text:style-name="T1">of various strengths 5,850</text:span></text:p>
          </table:table-cell>
        </table:table-row>
        <table:table-row table:style-name="ro1">
          <table:table-cell office:value-type="string">
            <text:p>M155 Conduit rod 3/day you and adjacent creatures gain +20 to energy resistance of choice for 1 round 6,000</text:p>
          </table:table-cell>
        </table:table-row>
        <table:table-row table:style-name="ro1">
          <table:table-cell table:style-name="ce5" office:value-type="string">
            <text:p><text:span text:style-name="T1">M155 Cornucopia of the needful</text:span><text:span text:style-name="T3">R </text:span><text:span text:style-name="T1">Yondalla: Create fruit with healing and protective effects plus relic powers 6,000</text:span></text:p>
          </table:table-cell>
        </table:table-row>
        <table:table-row table:style-name="ro1">
          <table:table-cell table:style-name="ce4" office:value-type="string">
            <text:p><text:span text:style-name="T1">M161 Globe of sunlight Throw to create effect as a </text:span><text:span text:style-name="T2">sunburst </text:span><text:span text:style-name="T1">spell, but with 40-ft. radius, once 6,000</text:span></text:p>
          </table:table-cell>
        </table:table-row>
        <table:table-row table:style-name="ro1">
          <table:table-cell office:value-type="string">
            <text:p>D260 Horseshoes of a zephyr Animal travels without touching the ground 6,000</text:p>
          </table:table-cell>
        </table:table-row>
        <table:table-row table:style-name="ro1">
          <table:table-cell office:value-type="string">
            <text:p>M164 Memento magica, 2nd-level spell 1/day regain a previously used 2nd-level spell slot 6,000</text:p>
          </table:table-cell>
        </table:table-row>
        <table:table-row table:style-name="ro1">
          <table:table-cell office:value-type="string">
            <text:p>D264 Pipes of haunting 2/day creatures with 5 or fewer HD become frightened 6,000</text:p>
          </table:table-cell>
        </table:table-row>
        <table:table-row table:style-name="ro1">
          <table:table-cell office:value-type="string">
            <text:p>M169 Psychoactive skin of the celestial Gain various celestial benefits, 7 rounds/day 6,000</text:p>
          </table:table-cell>
        </table:table-row>
        <table:table-row table:style-name="ro1">
          <table:table-cell office:value-type="string">
            <text:p>M170 Psychoactive skin of ectoplasmic armor +8 armor bonus to AC, max Dex +2, –6 armor check, 25% arcane spell failure 6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70 Psychoactive skin of the fiend Gain various fiendish bonuses, 7 rounds/day 6,000</text:p>
          </table:table-cell>
        </table:table-row>
        <table:table-row table:style-name="ro1">
          <table:table-cell office:value-type="string">
            <text:p>M175 Rod of transposition 3/day exchange positions with another creature within 30 ft. 6,000</text:p>
          </table:table-cell>
        </table:table-row>
        <table:table-row table:style-name="ro1">
          <table:table-cell table:style-name="ce4" office:value-type="string">
            <text:p><text:span text:style-name="T1">M184 Shackles of silence </text:span><text:span text:style-name="T2">Silence </text:span><text:span text:style-name="T1">shackled creature, escape triggers alarm 6,000</text:span></text:p>
          </table:table-cell>
        </table:table-row>
        <table:table-row table:style-name="ro1">
          <table:table-cell office:value-type="string">
            <text:p>D248 Bag of tricks, tan 10/week creates one random animal that serves for 10 minutes 6,300</text:p>
          </table:table-cell>
        </table:table-row>
        <table:table-row table:style-name="ro1">
          <table:table-cell table:style-name="ce4" office:value-type="string">
            <text:p><text:span text:style-name="T1">D259 Horn of goodness/evil 1/day </text:span><text:span text:style-name="T2">magic circle against evil </text:span><text:span text:style-name="T1">or </text:span><text:span text:style-name="T2">good </text:span><text:span text:style-name="T1">(depends on your alignment) for 1 hour 6,500</text:span></text:p>
          </table:table-cell>
        </table:table-row>
        <table:table-row table:style-name="ro1">
          <table:table-cell office:value-type="string">
            <text:p>D266 Shrouds of disintegration Turn corpse to dust 6,600</text:p>
          </table:table-cell>
        </table:table-row>
        <table:table-row table:style-name="ro1">
          <table:table-cell table:style-name="ce4" office:value-type="string">
            <text:p><text:span text:style-name="T1">P251 Wand of magic missile Use </text:span><text:span text:style-name="T2">magic missile </text:span><text:span text:style-name="T1">(CL 9th) 50 times 6,750</text:span></text:p>
          </table:table-cell>
        </table:table-row>
        <table:table-row table:style-name="ro1">
          <table:table-cell office:value-type="string">
            <text:p>M190 Tomebound eye of Boccob 3 charges/day, gain bonus on caster level checks to overcome spell resistance 7,000</text:p>
          </table:table-cell>
        </table:table-row>
        <table:table-row table:style-name="ro1">
          <table:table-cell office:value-type="string">
            <text:p>D249 Folding boat Becomes a boat or ship on command 7,200</text:p>
          </table:table-cell>
        </table:table-row>
        <table:table-row table:style-name="ro1">
          <table:table-cell office:value-type="string">
            <text:p>D250 Bottle of air Continually retains and replenishes fresh air 7,250</text:p>
          </table:table-cell>
        </table:table-row>
        <table:table-row table:style-name="ro1">
          <table:table-cell office:value-type="string">
            <text:p>D248 Bag of holding type III Holds up to 1,000 lb. or 150 cu. ft., but weighs only 35 lb. 7,400</text:p>
          </table:table-cell>
        </table:table-row>
        <table:table-row table:style-name="ro1">
          <table:table-cell table:style-name="ce4" office:value-type="string">
            <text:p><text:span text:style-name="T1">D258 Harp of charming </text:span><text:span text:style-name="T2">Suggestion </text:span><text:span text:style-name="T1">once per 10 minutes with successful DC 14 Perform check 7,500</text:span></text:p>
          </table:table-cell>
        </table:table-row>
        <table:table-row table:style-name="ro1">
          <table:table-cell table:style-name="ce5" office:value-type="string">
            <text:p><text:span text:style-name="T1">M189 Tome of the stilled tongue</text:span><text:span text:style-name="T3">R </text:span><text:span text:style-name="T1">Vecna: Information on becoming a lich, 500 blank spell pages plus relic powers 7,500</text:span></text:p>
          </table:table-cell>
        </table:table-row>
        <table:table-row table:style-name="ro1">
          <table:table-cell office:value-type="string">
            <text:p>M152 Blast globes 1/day use as ranged explosives, dealing fire and sonic damage with other effects 8,000</text:p>
          </table:table-cell>
        </table:table-row>
        <table:table-row table:style-name="ro1">
          <table:table-cell office:value-type="string">
            <text:p>D258 Golem manual, flesh Contains information and spells necessary to create a flesh golem 8,000</text:p>
          </table:table-cell>
        </table:table-row>
        <table:table-row table:style-name="ro1">
          <table:table-cell office:value-type="string">
            <text:p>D260 Ioun stone, deep red sphere +2 enhancement bonus to Dex 8,000</text:p>
          </table:table-cell>
        </table:table-row>
        <table:table-row table:style-name="ro1">
          <table:table-cell office:value-type="string">
            <text:p>D260 Ioun stone, incandescent blue sphere +2 enhancement bonus to Wis 8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0 Ioun stone, pale blue rhomboid +2 enhancement bonus to Str 8,000</text:p>
          </table:table-cell>
        </table:table-row>
        <table:table-row table:style-name="ro1">
          <table:table-cell office:value-type="string">
            <text:p>D260 Ioun stone, pink and green sphere +2 enhancement bonus to Cha 8,000</text:p>
          </table:table-cell>
        </table:table-row>
        <table:table-row table:style-name="ro1">
          <table:table-cell office:value-type="string">
            <text:p>D260 Ioun stone, pink rhomboid +2 enhancement bonus to Con 8,000</text:p>
          </table:table-cell>
        </table:table-row>
        <table:table-row table:style-name="ro1">
          <table:table-cell office:value-type="string">
            <text:p>D260 Ioun stone, scarlet and blue sphere +2 enhancement bonus to Int 8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77 Runestaff of charming Create various charm effects by expending arcane spells or spell slots 8,000</text:p>
          </table:table-cell>
        </table:table-row>
        <table:table-row table:style-name="ro1">
          <table:table-cell table:style-name="ce5" office:value-type="string">
            <text:p><text:span text:style-name="T1">M183 Scrolls of uncertain provenance</text:span><text:span text:style-name="T3">R </text:span><text:span text:style-name="T1">Wee Jas: +5 on Knowledge plus relic powers 8,000</text:span></text:p>
          </table:table-cell>
        </table:table-row>
        <table:table-row table:style-name="ro1">
          <table:table-cell office:value-type="string">
            <text:p>M188 Talisman of undying fortitude 2/day take on some undead qualities for 3 rounds 8,000</text:p>
          </table:table-cell>
        </table:table-row>
        <table:table-row table:style-name="ro1">
          <table:table-cell office:value-type="string">
            <text:p>M153 Canaith mandolin +2 on Perform (string instruments); use spell-like abilities if 8 ranks in Perform 8,100</text:p>
          </table:table-cell>
        </table:table-row>
        <table:table-row table:style-name="ro1">
          <table:table-cell table:style-name="ce4" office:value-type="string">
            <text:p><text:span text:style-name="T1">D254 Deck of illusions Creates a </text:span><text:span text:style-name="T2">major image </text:span><text:span text:style-name="T1">of a random creature 8,100</text:span></text:p>
          </table:table-cell>
        </table:table-row>
        <table:table-row table:style-name="ro1">
          <table:table-cell table:style-name="ce4" office:value-type="string">
            <text:p><text:span text:style-name="T1">D263 Necklace of fireballs type VI Hurl up to nine </text:span><text:span text:style-name="T2">fireballs </text:span><text:span text:style-name="T1">of various strengths 8,100</text:span></text:p>
          </table:table-cell>
        </table:table-row>
        <table:table-row table:style-name="ro1">
          <table:table-cell office:value-type="string">
            <text:p>D251 Candle of invocation Various morale and spellcasting effects for characters of a given alignment 8,400</text:p>
          </table:table-cell>
        </table:table-row>
        <table:table-row table:style-name="ro1">
          <table:table-cell office:value-type="string">
            <text:p>M180 Runestaff of fire Create various fire effects by expending arcane spells or spell slots 8,400</text:p>
          </table:table-cell>
        </table:table-row>
        <table:table-row table:style-name="ro1">
          <table:table-cell table:style-name="ce4" office:value-type="string">
            <text:p><text:span text:style-name="T1">D263 Necklace of fireballs type VII Hurl up to nine </text:span><text:span text:style-name="T2">fireballs </text:span><text:span text:style-name="T1">of various strengths 8,700</text:span></text:p>
          </table:table-cell>
        </table:table-row>
        <table:table-row table:style-name="ro1">
          <table:table-cell office:value-type="string">
            <text:p>M151 Battle bridle Rider gets +5 on Ride and benefit of Mounted Combat feat, mount only 9,000</text:p>
          </table:table-cell>
        </table:table-row>
        <table:table-row table:style-name="ro1">
          <table:table-cell office:value-type="string">
            <text:p>M154 Cognizance crystal, 5 points Stores up to 5 power points 9,000</text:p>
          </table:table-cell>
        </table:table-row>
        <table:table-row table:style-name="ro1">
          <table:table-cell office:value-type="string">
            <text:p>M155 Daern’s instant tent Grows into tent large enough to accommodate eight Medium creatures 9,000</text:p>
          </table:table-cell>
        </table:table-row>
        <table:table-row table:style-name="ro1">
          <table:table-cell office:value-type="string">
            <text:p>D254 Decanter of endless water Creates various amounts of water, on command 9,000</text:p>
          </table:table-cell>
        </table:table-row>
        <table:table-row table:style-name="ro1">
          <table:table-cell office:value-type="string">
            <text:p>D236 Metamagic rod, Empower, lesser 3/day cast a spell of up to 3rd level as though affected by Empower Spell 9,000</text:p>
          </table:table-cell>
        </table:table-row>
        <table:table-row table:style-name="ro1">
          <table:table-cell office:value-type="string">
            <text:p>M165 Metamagic rod, Reach, lesser 3/day cast a spell of up to 3rd level as though affected by Reach Spell 9,000</text:p>
          </table:table-cell>
        </table:table-row>
        <table:table-row table:style-name="ro1">
          <table:table-cell office:value-type="string">
            <text:p>M165 Mirror of time hop 2/day make gaze attack to push one creature 5 rounds forward in time 9,000</text:p>
          </table:table-cell>
        </table:table-row>
        <table:table-row table:style-name="ro1">
          <table:table-cell office:value-type="string">
            <text:p>D263 Pearl of power, 3rd-level spell 1/day regain one 3rd-level spell already cast 9,000</text:p>
          </table:table-cell>
        </table:table-row>
        <table:table-row table:style-name="ro1">
          <table:table-cell office:value-type="string">
            <text:p>M183 Scepter of the netherworld Turn or rebuke undead as if 3 levels higher 9,000</text:p>
          </table:table-cell>
        </table:table-row>
        <table:table-row table:style-name="ro1">
          <table:table-cell office:value-type="string">
            <text:p>M187 Stunning spike Effective land mine stuns creatures within 20 ft., invisible 1 round after planted 9,000</text:p>
          </table:table-cell>
        </table:table-row>
        <table:table-row table:style-name="ro1">
          <table:table-cell office:value-type="string">
            <text:p>D256 Figurine of wondrous power, serpentine owl 1/day becomes a normal-sized horned owl or giant owl for 8 hours 9,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7 Strand of prayer beads, lesser Creates various divine spell effects 9,600</text:p>
          </table:table-cell>
        </table:table-row>
        <table:table-row table:style-name="ro1">
          <table:table-cell office:value-type="string">
            <text:p>D248 Bag of holding type IV Holds up to 1,500 lb. or 250 cu. ft., but weighs only 60 lb. 10,0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D256 Figurine of wondrous power, bronze griffon 2/week becomes a griffon for 6 hours 1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56 Figurine of wondrous power, ebony fly 3/week becomes a rideable, pony-sized fly for 12 hours 1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0 Ioun stone, dark blue rhomboid Alertness as the feat 10,000</text:p>
          </table:table-cell>
        </table:table-row>
        <table:table-row table:style-name="ro1">
          <table:table-cell office:value-type="string">
            <text:p>M171 Psychoactive skin of power damping 3/day numeric spell and power effects targeting you are minimized for 1 round 10,000</text:p>
          </table:table-cell>
        </table:table-row>
        <table:table-row table:style-name="ro1">
          <table:table-cell/>
        </table:table-row>
        <table:table-row table:style-name="ro1">
          <table:table-cell table:style-name="ce5" office:value-type="string">
            <text:p><text:span text:style-name="T1">M174 Rod of reversal</text:span><text:span text:style-name="T3">R </text:span><text:span text:style-name="T1">Boccob: Reflect the next 3 spell levels targeted on you plus relic powers 10,000</text:span></text:p>
          </table:table-cell>
        </table:table-row>
        <table:table-row table:style-name="ro1">
          <table:table-cell office:value-type="string">
            <text:p>M175 Rod of undead mastery Control twice as many HD of undead as normal 10,000</text:p>
          </table:table-cell>
        </table:table-row>
        <table:table-row table:style-name="ro1">
          <table:table-cell office:value-type="string">
            <text:p>M177 Runestaff of the assassin Create various stealth-themed effects by expending arcane spells or spell slots 10,000</text:p>
          </table:table-cell>
        </table:table-row>
        <table:table-row table:style-name="ro1">
          <table:table-cell office:value-type="string">
            <text:p>M185 Soul anchor 5/day creatures adjacent to you are held in place for 1 round 10,000</text:p>
          </table:table-cell>
        </table:table-row>
        <table:table-row table:style-name="ro1">
          <table:table-cell office:value-type="string">
            <text:p>D267 Stone horse, courser Becomes tireless heavy horse, on command 10,000</text:p>
          </table:table-cell>
        </table:table-row>
        <table:table-row table:style-name="ro1">
          <table:table-cell office:value-type="string">
            <text:p>M165 Metamagic rod, Substitution 3/day cast a spell of up to 6th level as though affected by Energy Substitution 10,500</text:p>
          </table:table-cell>
        </table:table-row>
        <table:table-row table:style-name="ro1">
          <table:table-cell office:value-type="string">
            <text:p>D236 Rod of metal and mineral detection Find metal or minerals within 30 feet 10,500</text:p>
          </table:table-cell>
        </table:table-row>
        <table:table-row table:style-name="ro1">
          <table:table-cell office:value-type="string">
            <text:p>M187 Strand of acid pearls Hurl up to seven acidic missiles of various strengths 10,700</text:p>
          </table:table-cell>
        </table:table-row>
        <table:table-row table:style-name="ro1">
          <table:table-cell office:value-type="string">
            <text:p>M159 Eternal wand, 3rd-level spell 2/day use particular 3rd-level spell 10,900</text:p>
          </table:table-cell>
        </table:table-row>
        <table:table-row table:style-name="ro1">
          <table:table-cell office:value-type="string">
            <text:p>D236 Metamagic rod, Enlarge 3/day cast a spell of up to 6th level as though affected by Enlarge Spell 11,000</text:p>
          </table:table-cell>
        </table:table-row>
        <table:table-row table:style-name="ro1">
          <table:table-cell office:value-type="string">
            <text:p>D236 Metamagic rod, Extend 3/day cast a spell of up to 6th level as though affected by Extend Spell 11,000</text:p>
          </table:table-cell>
        </table:table-row>
        <table:table-row table:style-name="ro1">
          <table:table-cell office:value-type="string">
            <text:p>M165 Metamagic rod, Sculpting 3/day cast a spell of up to 6th level as though affected by Sculpt Spell 11,000</text:p>
          </table:table-cell>
        </table:table-row>
        <table:table-row table:style-name="ro1">
          <table:table-cell office:value-type="string">
            <text:p>D236 Metamagic rod, Silent 3/day cast a spell of up to 6th level as though affected by Silent Spell 11,000</text:p>
          </table:table-cell>
        </table:table-row>
        <table:table-row table:style-name="ro1">
          <table:table-cell office:value-type="string">
            <text:p>D234 Rod of cancellation Drains one item of all magical properties 11,000</text:p>
          </table:table-cell>
        </table:table-row>
        <table:table-row table:style-name="ro1">
          <table:table-cell office:value-type="string">
            <text:p>M178 Runestaff of eyes Create various vision effects by expending arcane spells or spell slots 11,000</text:p>
          </table:table-cell>
        </table:table-row>
        <table:table-row table:style-name="ro1">
          <table:table-cell office:value-type="string">
            <text:p>D245 Wand, 3rd-level spell Use a particular 3rd-level spell 50 times 11,250</text:p>
          </table:table-cell>
        </table:table-row>
        <table:table-row table:style-name="ro1">
          <table:table-cell office:value-type="string">
            <text:p>M160 Flesheater 2/day summon apparitions that deal 3d6 damage to living creature for 4 rounds 12,000</text:p>
          </table:table-cell>
        </table:table-row>
        <table:table-row table:style-name="ro1">
          <table:table-cell office:value-type="string">
            <text:p>D258 Golem manual, clay Contains information and spells necessary to create a clay golem 12,000</text:p>
          </table:table-cell>
        </table:table-row>
        <table:table-row table:style-name="ro1">
          <table:table-cell table:style-name="ce4" office:value-type="string">
            <text:p><text:span text:style-name="T1">M162 Horn of plenty 1/day </text:span><text:span text:style-name="T2">heroes’ feast </text:span><text:span text:style-name="T1">for twelve participants 12,000</text:span></text:p>
          </table:table-cell>
        </table:table-row>
        <table:table-row table:style-name="ro1">
          <table:table-cell office:value-type="string">
            <text:p>D264 Pipes of pain Creatures are fascinated, then damaged and shaken after playing stops 12,000</text:p>
          </table:table-cell>
        </table:table-row>
        <table:table-row table:style-name="ro1">
          <table:table-cell office:value-type="string">
            <text:p>M170 Psychoactive skin of the claw Gain two primary natural claw attacks, psychic warriors only 12,000</text:p>
          </table:table-cell>
        </table:table-row>
        <table:table-row table:style-name="ro1">
          <table:table-cell office:value-type="string">
            <text:p>D237 Rod of wonder Create random effects 12,000</text:p>
          </table:table-cell>
        </table:table-row>
        <table:table-row table:style-name="ro1">
          <table:table-cell office:value-type="string">
            <text:p>M178 Runestaff of entrapment Create various imprisonment effects by expending arcane spells or spell slots 12,000</text:p>
          </table:table-cell>
        </table:table-row>
        <table:table-row table:style-name="ro1">
          <table:table-cell office:value-type="string">
            <text:p>M181 Runestaff of size alteration Create various size altering effects by expending arcane spells or spell slots 12,000</text:p>
          </table:table-cell>
        </table:table-row>
        <table:table-row table:style-name="ro1">
          <table:table-cell office:value-type="string">
            <text:p>M156 Dove’s harp Bardic music grants allies within 60 ft. fast healing 3 for 1 minute 12,100</text:p>
          </table:table-cell>
        </table:table-row>
        <table:table-row table:style-name="ro1">
          <table:table-cell office:value-type="string">
            <text:p>D249 Boccob’s blessed book Scribe spells without paying material cost 12,500</text:p>
          </table:table-cell>
        </table:table-row>
        <table:table-row table:style-name="ro1">
          <table:table-cell office:value-type="string">
            <text:p>D257 Gem of brightness 50 charges, produces various degrees of illumination, some blinding 13,000</text:p>
          </table:table-cell>
        </table:table-row>
        <table:table-row table:style-name="ro1">
          <table:table-cell office:value-type="string">
            <text:p>D261 Lyre of building 1/day negates attacks on buildings; 1/week magically construct edifices 13,000</text:p>
          </table:table-cell>
        </table:table-row>
        <table:table-row table:style-name="ro1">
          <table:table-cell office:value-type="string">
            <text:p>M164 Memento magica, 3rd-level spell 1/day regain a previously used 3rd-level spell slot 13,500</text:p>
          </table:table-cell>
        </table:table-row>
        <table:table-row table:style-name="ro1">
          <table:table-cell table:style-name="ce4" office:value-type="string">
            <text:p><text:span text:style-name="T1">P275 Wand of searing light Use </text:span><text:span text:style-name="T2">searing light </text:span><text:span text:style-name="T1">(CL 6th) 50 times 13,500</text:span></text:p>
          </table:table-cell>
        </table:table-row>
        <table:table-row table:style-name="ro1">
          <table:table-cell office:value-type="string">
            <text:p>M162 Harrow rod 3/day 30-ft. cone of acid that deals 9d6 acid damage 14,000</text:p>
          </table:table-cell>
        </table:table-row>
        <table:table-row table:style-name="ro1">
          <table:table-cell office:value-type="string">
            <text:p>M165 Metamagic rod, Chaining, lesser 3/day cast a spell of up to 3rd level as though affected by Chain Spell 14,000</text:p>
          </table:table-cell>
        </table:table-row>
        <table:table-row table:style-name="ro1">
          <table:table-cell office:value-type="string">
            <text:p>D236 Metamagic rod, Maximize, lesser 3/day cast a spell of up to 3rd level as though affected by Maximize Spell 14,000</text:p>
          </table:table-cell>
        </table:table-row>
        <table:table-row table:style-name="ro1">
          <table:table-cell office:value-type="string">
            <text:p>M181 Runestaff of night Create various darkness effects by expending arcane spells or spell slots 14,000</text:p>
          </table:table-cell>
        </table:table-row>
        <table:table-row table:style-name="ro1">
          <table:table-cell office:value-type="string">
            <text:p>D267 Stone horse, destrier Becomes tireless heavy warhorse, on command 14,800</text:p>
          </table:table-cell>
        </table:table-row>
        <table:table-row table:style-name="ro1">
          <table:table-cell table:style-name="ce4" office:value-type="string">
            <text:p><text:span text:style-name="T1">M151 Banner of the storm’s eye Suppresses fear effects, prevents </text:span><text:span text:style-name="T2">confused </text:span><text:span text:style-name="T1">and stunned conditions within 20 ft. 15,000</text:span></text:p>
          </table:table-cell>
        </table:table-row>
        <table:table-row table:style-name="ro1">
          <table:table-cell office:value-type="string">
            <text:p>M171 Psychoactive skin of nimbleness +10 on Tumble 15,000</text:p>
          </table:table-cell>
        </table:table-row>
        <table:table-row table:style-name="ro1">
          <table:table-cell office:value-type="string">
            <text:p>M170 Psychoactive skin of the chameleon +10 on Hide 15,000</text:p>
          </table:table-cell>
        </table:table-row>
        <table:table-row table:style-name="ro1">
          <table:table-cell office:value-type="string">
            <text:p>M172 Quiver of energy Arrows and bolts stored within deal +1d6 energy damage 15,000</text:p>
          </table:table-cell>
        </table:table-row>
        <table:table-row table:style-name="ro1">
          <table:table-cell office:value-type="string">
            <text:p>D235 Rod of flame extinguishing Extinguish magical and nonmagical fires 15,000</text:p>
          </table:table-cell>
        </table:table-row>
        <table:table-row table:style-name="ro1">
          <table:table-cell office:value-type="string">
            <text:p>M181 Runestaff of opening Create various opening effects by expending arcane spells or spell slots 15,000</text:p>
          </table:table-cell>
        </table:table-row>
        <table:table-row table:style-name="ro1">
          <table:table-cell office:value-type="string">
            <text:p>M186 Spider rod 3/day each, entangling silk strands and poison touch attacks 15,000</text:p>
          </table:table-cell>
        </table:table-row>
        <table:table-row table:style-name="ro1">
          <table:table-cell office:value-type="string">
            <text:p>D260 Horn of the tritons Creates various sea- and water-based effects 15,100</text:p>
          </table:table-cell>
        </table:table-row>
        <table:table-row table:style-name="ro1">
          <table:table-cell office:value-type="string">
            <text:p>D263 Pearl of the sirines Breathe and act underwater without hindrance, 60-ft. swim speed 15,300</text:p>
          </table:table-cell>
        </table:table-row>
        <table:table-row table:style-name="ro1">
          <table:table-cell office:value-type="string">
            <text:p>D256 Figurine of wondrous power, onyx dog 1/week becomes an intelligent, perceptive riding dog for up to 6 hours 15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54 Cognizance crystal, 7 points Stores up to 7 power points 16,000</text:p>
          </table:table-cell>
        </table:table-row>
        <table:table-row table:style-name="ro1">
          <table:table-cell office:value-type="string">
            <text:p>D263 Pearl of power, 4th-level spell 1/day regain one 4th-level spell already cast 16,000</text:p>
          </table:table-cell>
        </table:table-row>
        <table:table-row table:style-name="ro1">
          <table:table-cell office:value-type="string">
            <text:p>M182 Runestaff of the undying Create various undead-creation effects by expending arcane spells or spell slots 16,000</text:p>
          </table:table-cell>
        </table:table-row>
        <table:table-row table:style-name="ro1">
          <table:table-cell office:value-type="string">
            <text:p>M182 Runestaff of vision Create various sight effects by expending arcane spells or spell slots 16,000</text:p>
          </table:table-cell>
        </table:table-row>
        <table:table-row table:style-name="ro1">
          <table:table-cell table:style-name="ce4" office:value-type="string">
            <text:p><text:span text:style-name="T1">D266 Scabbard of keen edges 3/day </text:span><text:span text:style-name="T2">keen edge, </text:span><text:span text:style-name="T1">can accommodate any knife, dagger, or sword 16,000</text:span></text:p>
          </table:table-cell>
        </table:table-row>
        <table:table-row table:style-name="ro1">
          <table:table-cell office:value-type="string">
            <text:p>D256 Figurine of wondrous power, <text:s/>golden lions 1/day figurines become two normal lions for up to 1 hour 16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44 Staff of charming Create various charm effects 16,500</text:p>
          </table:table-cell>
        </table:table-row>
        <table:table-row table:style-name="ro1">
          <table:table-cell office:value-type="string">
            <text:p>D252 Chime of interruption Once/10 minutes, spells with verbal components require Concentration checks 16,800</text:p>
          </table:table-cell>
        </table:table-row>
        <table:table-row table:style-name="ro1">
          <table:table-cell table:style-name="ce4" office:value-type="string">
            <text:p><text:span text:style-name="T1">D250 Broom of flying Fly as </text:span><text:span text:style-name="T2">overland flight </text:span><text:span text:style-name="T1">spell for up to 9 hours/day, comes when called 17,000</text:span></text:p>
          </table:table-cell>
        </table:table-row>
        <table:table-row table:style-name="ro1">
          <table:table-cell office:value-type="string">
            <text:p>D256 Figurine of wondrous power, marble elephant 4/month becomes elephant for up to 24 hours 17,000</text:p>
          </table:table-cell>
        </table:table-row>
        <table:table-row table:style-name="ro1">
          <table:table-cell/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57 Dragondoom scepter Various spellcasting benefits against creatures of the dragon type 18,000</text:p>
          </table:table-cell>
        </table:table-row>
        <table:table-row table:style-name="ro1">
          <table:table-cell office:value-type="string">
            <text:p>D260 Ioun stone, iridescent spindle Sustains you without air 18,000</text:p>
          </table:table-cell>
        </table:table-row>
        <table:table-row table:style-name="ro1">
          <table:table-cell office:value-type="string">
            <text:p>M180 Runestaff of forced happiness Create various forced celebration effects by expending arcane spells or spell slots 18,000</text:p>
          </table:table-cell>
        </table:table-row>
        <table:table-row table:style-name="ro1">
          <table:table-cell office:value-type="string">
            <text:p>M154 Cli lyre +2 on Perform (string instruments); use spell-like abilities if 10 ranks in Perform 18,100</text:p>
          </table:table-cell>
        </table:table-row>
        <table:table-row table:style-name="ro1">
          <table:table-cell office:value-type="string">
            <text:p>M180 Runestaff of illusion Create various illusion effects by expending arcane spells or spell slots 19,000</text:p>
          </table:table-cell>
        </table:table-row>
        <table:table-row table:style-name="ro1">
          <table:table-cell office:value-type="string">
            <text:p>M182 Runestaff of transportation Create various transportation effects by expending arcane spells or spell slots 19,000</text:p>
          </table:table-cell>
        </table:table-row>
        <table:table-row table:style-name="ro1">
          <table:table-cell table:style-name="ce4" office:value-type="string">
            <text:p><text:span text:style-name="T1">D252 Carpet of flying, 5 ft. by 5 ft. Flies as if affected by </text:span><text:span text:style-name="T2">overland flight</text:span><text:span text:style-name="T1">; fly speed 40 ft., capacity 200 lb. 20,000</text:span></text:p>
          </table:table-cell>
        </table:table-row>
        <table:table-row table:style-name="ro1">
          <table:table-cell office:value-type="string">
            <text:p>D259 Horn of blasting 1/day (or more) deals sonic damage and deafens creatures 20,000</text:p>
          </table:table-cell>
        </table:table-row>
        <table:table-row table:style-name="ro1">
          <table:table-cell office:value-type="string">
            <text:p>D260 Ioun stone, pale lavender ellipsoid Absorbs spells of 4th level or lower, 20 total spell levels maximum 2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0 Ioun stone, pearly white spindle Regenerate 1 point of damage per hour 20,000</text:p>
          </table:table-cell>
        </table:table-row>
        <table:table-row table:style-name="ro1">
          <table:table-cell table:style-name="ce4" office:value-type="string">
            <text:p><text:span text:style-name="T1">M163 Lens of the desert 3/day </text:span><text:span text:style-name="T2">sunbeam </text:span><text:span text:style-name="T1">20,000</text:span></text:p>
          </table:table-cell>
        </table:table-row>
        <table:table-row table:style-name="ro1">
          <table:table-cell office:value-type="string">
            <text:p>D264 Portable hole Extradimensional storage space with 6 ft. diameter and 10 ft. deep 20,000</text:p>
          </table:table-cell>
        </table:table-row>
        <table:table-row table:style-name="ro1">
          <table:table-cell office:value-type="string">
            <text:p>M180 Runestaff of frost Create various cold effects by expending arcane spells or spell slots 20,000</text:p>
          </table:table-cell>
        </table:table-row>
        <table:table-row table:style-name="ro1">
          <table:table-cell office:value-type="string">
            <text:p>D267 Stone of good luck +1 on saving throws, ability checks, and skill checks 20,000</text:p>
          </table:table-cell>
        </table:table-row>
        <table:table-row table:style-name="ro1">
          <table:table-cell office:value-type="string">
            <text:p>D256 Figurine of wondrous power, ivory goats Figurines become three goats, each with different traits 21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6 Rope of entanglement Entangles a creature on command 21,000</text:p>
          </table:table-cell>
        </table:table-row>
        <table:table-row table:style-name="ro1">
          <table:table-cell office:value-type="string">
            <text:p>M177 Runestaff of divination Create various divination effects by expending arcane spells or spell slots 21,000</text:p>
          </table:table-cell>
        </table:table-row>
        <table:table-row table:style-name="ro1">
          <table:table-cell office:value-type="string">
            <text:p>D245 Wand, 4th-level spell Use a particular 4th-level spell 50 times 21,000</text:p>
          </table:table-cell>
        </table:table-row>
        <table:table-row table:style-name="ro1">
          <table:table-cell office:value-type="string">
            <text:p>D258 Golem manual, stone Contains information and spells necessary to create a stone golem 22,000</text:p>
          </table:table-cell>
        </table:table-row>
        <table:table-row table:style-name="ro1">
          <table:table-cell table:style-name="ce4" office:value-type="string">
            <text:p><text:span text:style-name="T1">P223 Wand of dispel magic Use </text:span><text:span text:style-name="T2">dispel magic </text:span><text:span text:style-name="T1">(CL 10th) 50 times 22,500</text:span></text:p>
          </table:table-cell>
        </table:table-row>
        <table:table-row table:style-name="ro1">
          <table:table-cell table:style-name="ce4" office:value-type="string">
            <text:p><text:span text:style-name="T1">P231 Wand of fireball Use </text:span><text:span text:style-name="T2">fireball </text:span><text:span text:style-name="T1">(CL 10th) 50 times 22,500</text:span></text:p>
          </table:table-cell>
        </table:table-row>
        <table:table-row table:style-name="ro1">
          <table:table-cell table:style-name="ce4" office:value-type="string">
            <text:p><text:span text:style-name="T1">P248 Wand of lightning bolt Use </text:span><text:span text:style-name="T2">lightning bolt </text:span><text:span text:style-name="T1">(CL 10th) 50 times 22,500</text:span></text:p>
          </table:table-cell>
        </table:table-row>
        <table:table-row table:style-name="ro1">
          <table:table-cell table:style-name="ce4" office:value-type="string">
            <text:p><text:span text:style-name="T1">P275 Wand of searing light Use </text:span><text:span text:style-name="T2">searing light </text:span><text:span text:style-name="T1">(CL 10th) 50 times 22,500</text:span></text:p>
          </table:table-cell>
        </table:table-row>
        <table:table-row table:style-name="ro1">
          <table:table-cell office:value-type="string">
            <text:p>M176 Runestaff of the artisan Create various fabrication effects by expending arcane spells or spell slots 23,000</text:p>
          </table:table-cell>
        </table:table-row>
        <table:table-row table:style-name="ro1">
          <table:table-cell office:value-type="string">
            <text:p>D235 Rod of enemy detection 3/day identify all hostile creatures within 60 ft. 23,500</text:p>
          </table:table-cell>
        </table:table-row>
        <table:table-row table:style-name="ro1">
          <table:table-cell office:value-type="string">
            <text:p>M164 Memento magica, 4th-level spell 1/day regain a previously used 4th-level spell slot 24,000</text:p>
          </table:table-cell>
        </table:table-row>
        <table:table-row table:style-name="ro1">
          <table:table-cell office:value-type="string">
            <text:p>M170 Psychoactive skin of celestial embrace Gain powerful, celestial benefits 15 rounds/day 24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70 Psychoactive skin of fiendish embrace Gain powerful fiendish bonuses, 15 rounds/day 24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78 Runestaff of earth and stone Create various earth and transportation effects by expending arcane spells or spell slots 24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65 Metamagic rod, Substitution, greater 3/day cast a spell of up to 9th level as though affected by Energy Substitution 24,3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36 Metamagic rod, Enlarge, greater 3/day cast a spell of up to 9th level as though affected by Enlarge Spell 24,500</text:p>
          </table:table-cell>
        </table:table-row>
        <table:table-row table:style-name="ro1">
          <table:table-cell office:value-type="string">
            <text:p>D236 Metamagic rod, Extend, greater 3/day cast a spell of up to 9th level as though affected by Extend Spell 24,500</text:p>
          </table:table-cell>
        </table:table-row>
        <table:table-row table:style-name="ro1">
          <table:table-cell office:value-type="string">
            <text:p>M165 Metamagic rod, Sculpting, greater 3/day cast a spell of up to 9th level as though affected by Sculpt Spell 24,500</text:p>
          </table:table-cell>
        </table:table-row>
        <table:table-row table:style-name="ro1">
          <table:table-cell office:value-type="string">
            <text:p>D236 Metamagic rod, Silent, greater 3/day cast a spell of up to 9th level as though affected by Silent Spell 24,500</text:p>
          </table:table-cell>
        </table:table-row>
        <table:table-row table:style-name="ro1">
          <table:table-cell office:value-type="string">
            <text:p>D245 Staff of swarming insects Create various insect swarm effects 24,750</text:p>
          </table:table-cell>
        </table:table-row>
        <table:table-row table:style-name="ro1">
          <table:table-cell office:value-type="string">
            <text:p>M154 Cognizance crystal, 9 points Stores up to 9 power points 25,000</text:p>
          </table:table-cell>
        </table:table-row>
        <table:table-row table:style-name="ro1">
          <table:table-cell table:style-name="ce4" office:value-type="string">
            <text:p><text:span text:style-name="T1">M164 Magic siphon 1/day creatures adjacent to you affected by targeted </text:span><text:span text:style-name="T2">greater dispel magic </text:span><text:span text:style-name="T1">25,000</text:span></text:p>
          </table:table-cell>
        </table:table-row>
        <table:table-row table:style-name="ro1">
          <table:table-cell office:value-type="string">
            <text:p>D263 Pearl of power, 5th-level spell 1/day regain one 5th-level spell already cast 25,000</text:p>
          </table:table-cell>
        </table:table-row>
        <table:table-row table:style-name="ro1">
          <table:table-cell office:value-type="string">
            <text:p>D236 Rod of splendor +4 enhancement bonus to Cha, creates fine clothes and palatial pavilion 25,000</text:p>
          </table:table-cell>
        </table:table-row>
        <table:table-row table:style-name="ro1">
          <table:table-cell office:value-type="string">
            <text:p>M177 Runestaff of conjuration Create various conjuration effects by expending arcane spells or spell slots 25,000</text:p>
          </table:table-cell>
        </table:table-row>
        <table:table-row table:style-name="ro1">
          <table:table-cell office:value-type="string">
            <text:p>M178 Runestaff of evocation Create various evocation effects by expending arcane spells or spell slots 25,000</text:p>
          </table:table-cell>
        </table:table-row>
        <table:table-row table:style-name="ro1">
          <table:table-cell office:value-type="string">
            <text:p>M182 Runestaff of transmutation Create various transmutation effects by expending arcane spells or spell slots 25,000</text:p>
          </table:table-cell>
        </table:table-row>
        <table:table-row table:style-name="ro1">
          <table:table-cell office:value-type="string">
            <text:p>D261 Iron bands of Bilarro 1/day bind Large or smaller creature 26,000</text:p>
          </table:table-cell>
        </table:table-row>
        <table:table-row table:style-name="ro1">
          <table:table-cell office:value-type="string">
            <text:p>M177 Runestaff of cacophony Create various sonic effects by expending arcane spells or spell slots 26,000</text:p>
          </table:table-cell>
        </table:table-row>
        <table:table-row table:style-name="ro1">
          <table:table-cell office:value-type="string">
            <text:p>D253 Cube of frost resistance Create 10-ft. cube-shaped area that negates cold-based attacks 27,000</text:p>
          </table:table-cell>
        </table:table-row>
        <table:table-row table:style-name="ro1">
          <table:table-cell office:value-type="string">
            <text:p>M177 Runestaff of destruction Create various destructive effects by expending arcane spells or spell slots 27,000</text:p>
          </table:table-cell>
        </table:table-row>
        <table:table-row table:style-name="ro1">
          <table:table-cell office:value-type="string">
            <text:p>D261 Manual of bodily health +1 +1 inherent bonus to Con 27,500</text:p>
          </table:table-cell>
        </table:table-row>
        <table:table-row table:style-name="ro1">
          <table:table-cell office:value-type="string">
            <text:p>D262 Manual of gainful exercise +1 +1 inherent bonus to Str 27,500</text:p>
          </table:table-cell>
        </table:table-row>
        <table:table-row table:style-name="ro1">
          <table:table-cell office:value-type="string">
            <text:p>D262 Manual of quickness in action +1 +1 inherent bonus to Dex 27,500</text:p>
          </table:table-cell>
        </table:table-row>
        <table:table-row table:style-name="ro1">
          <table:table-cell office:value-type="string">
            <text:p>D268 Tome of clear thought +1 +1 inherent bonus to Int 27,500</text:p>
          </table:table-cell>
        </table:table-row>
        <table:table-row table:style-name="ro1">
          <table:table-cell office:value-type="string">
            <text:p>D268 Tome of leadership and influence +1 +1 inherent bonus to Cha 27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8 Tome of understanding +1 +1 inherent bonus to Wis 27,500</text:p>
          </table:table-cell>
        </table:table-row>
        <table:table-row table:style-name="ro1">
          <table:table-cell office:value-type="string">
            <text:p>D244 Staff of healing Create various healing effects 27,750</text:p>
          </table:table-cell>
        </table:table-row>
        <table:table-row table:style-name="ro1">
          <table:table-cell table:style-name="ce4" office:value-type="string">
            <text:p><text:span text:style-name="T1">D255 Dimensional shackles Affects bound creatures as </text:span><text:span text:style-name="T2">dimensional anchor </text:span><text:span text:style-name="T1">spell 28,000</text:span></text:p>
          </table:table-cell>
        </table:table-row>
        <table:table-row table:style-name="ro1">
          <table:table-cell office:value-type="string">
            <text:p>D256 Figurine of wondrous power,obsidian steed 1/week becomes a heavy warhorse for 24 hours 28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44 Staff of fire Create various fire effects 28,500</text:p>
          </table:table-cell>
        </table:table-row>
        <table:table-row table:style-name="ro1">
          <table:table-cell office:value-type="string">
            <text:p>D245 Staff of size alteration Create various size alteration effects 29,000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table:style-name="ce4" office:value-type="string">
            <text:p><text:span text:style-name="T1">D255 Drums of panic 1/day affect creatures as </text:span><text:span text:style-name="T2">fear </text:span><text:span text:style-name="T1">spell 30,000</text:span></text:p>
          </table:table-cell>
        </table:table-row>
        <table:table-row table:style-name="ro1">
          <table:table-cell office:value-type="string">
            <text:p>D260 Ioun stone, orange prism +1 to caster level 30,000</text:p>
          </table:table-cell>
        </table:table-row>
        <table:table-row table:style-name="ro1">
          <table:table-cell office:value-type="string">
            <text:p>D260 Ioun stone, pale green prism +1 on attack rolls, saves, skill checks, and ability checks 30,000</text:p>
          </table:table-cell>
        </table:table-row>
        <table:table-row table:style-name="ro1">
          <table:table-cell table:style-name="ce4" office:value-type="string">
            <text:p><text:span text:style-name="T1">D261 Lantern of revealing Reveals creatures and objects as </text:span><text:span text:style-name="T2">invisibility purge </text:span><text:span text:style-name="T1">30,000</text:span></text:p>
          </table:table-cell>
        </table:table-row>
        <table:table-row table:style-name="ro1">
          <table:table-cell office:value-type="string">
            <text:p>M176 Runestaff of the architect Create various construction effects by expending arcane spells or spell slots 30,000</text:p>
          </table:table-cell>
        </table:table-row>
        <table:table-row table:style-name="ro1">
          <table:table-cell table:style-name="ce4" office:value-type="string">
            <text:p><text:span text:style-name="T1">M178 Runestaff of ethereal action </text:span><text:span text:style-name="T2">+1/masterwork quarterstaff, </text:span><text:span text:style-name="T1">create various ethereal effects by expending arcane spells or spell slots 31,300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70 Psychoactive skin of the defender +4 to natural armor 32,000</text:p>
          </table:table-cell>
        </table:table-row>
        <table:table-row table:style-name="ro1">
          <table:table-cell office:value-type="string">
            <text:p>M176 Runestaff of abjuration Create various abjuration effects by expending arcane spells or spell slots 32,000</text:p>
          </table:table-cell>
        </table:table-row>
        <table:table-row table:style-name="ro1">
          <table:table-cell office:value-type="string">
            <text:p>M178 Runestaff of enchantment Create various enchantment effects by expending arcane spells or spell slots 32,000</text:p>
          </table:table-cell>
        </table:table-row>
        <table:table-row table:style-name="ro1">
          <table:table-cell office:value-type="string">
            <text:p>M180 Runestaff of necromancy Create various necromancy effects by expending arcane spells or spell slots 32,000</text:p>
          </table:table-cell>
        </table:table-row>
        <table:table-row table:style-name="ro1">
          <table:table-cell office:value-type="string">
            <text:p>M150 Anstruth harp +2 on Perform (string instruments), use spell-like abilities if 12 ranks in Perform 32,100</text:p>
          </table:table-cell>
        </table:table-row>
        <table:table-row table:style-name="ro1">
          <table:table-cell office:value-type="string">
            <text:p>D236 Metamagic rod, Empower 3/day cast a spell of up to 6th level as though affected by Empower Spell 32,500</text:p>
          </table:table-cell>
        </table:table-row>
        <table:table-row table:style-name="ro1">
          <table:table-cell office:value-type="string">
            <text:p>M165 Metamagic rod, Reach 3/day cast a spell of up to 6th level as though affected by Reach Spell 32,500</text:p>
          </table:table-cell>
        </table:table-row>
        <table:table-row table:style-name="ro1">
          <table:table-cell table:style-name="ce4" office:value-type="string">
            <text:p><text:span text:style-name="T1">P285 Wand of stoneskin Use </text:span><text:span text:style-name="T2">stoneskin </text:span><text:span text:style-name="T1">50 times 33,500</text:span></text:p>
          </table:table-cell>
        </table:table-row>
        <table:table-row table:style-name="ro1">
          <table:table-cell office:value-type="string">
            <text:p>M180 Runestaff of illumination Create various light effects by expending arcane spells or spell slots 34,500</text:p>
          </table:table-cell>
        </table:table-row>
        <table:table-row table:style-name="ro1">
          <table:table-cell table:style-name="ce4" office:value-type="string">
            <text:p><text:span text:style-name="T1">D252 Carpet of flying, 5 ft. by 10 ft. Flies as if affected by </text:span><text:span text:style-name="T2">overland flight</text:span><text:span text:style-name="T1">; fly speed 40 ft., capacity 400 lb. 35,000</text:span></text:p>
          </table:table-cell>
        </table:table-row>
        <table:table-row table:style-name="ro1">
          <table:table-cell office:value-type="string">
            <text:p>D258 Golem manual, iron Contains information and spells necessary to create an iron golem 35,000</text:p>
          </table:table-cell>
        </table:table-row>
        <table:table-row table:style-name="ro1">
          <table:table-cell office:value-type="string">
            <text:p>D236 Metamagic rod, Quicken, lesser 3/day cast a spell of up to 3rd level as though affected by Quicken Spell 35,000</text:p>
          </table:table-cell>
        </table:table-row>
        <table:table-row table:style-name="ro1">
          <table:table-cell office:value-type="string">
            <text:p>M182 Runestaff of time Create various time effects by expending arcane spells or spell slots 35,000</text:p>
          </table:table-cell>
        </table:table-row>
        <table:table-row table:style-name="ro1">
          <table:table-cell office:value-type="string">
            <text:p>M154 Cognizance crystal, 11 points Stores up to 11 power points 36,000</text:p>
          </table:table-cell>
        </table:table-row>
        <table:table-row table:style-name="ro1">
          <table:table-cell table:style-name="ce4" office:value-type="string">
            <text:p><text:span text:style-name="T1">D260 Ioun stone, vibrant purple prism Stores three levels of spells, as a </text:span><text:span text:style-name="T2">ring of spell storing </text:span><text:span text:style-name="T1">36,000</text:span></text:p>
          </table:table-cell>
        </table:table-row>
        <table:table-row table:style-name="ro1">
          <table:table-cell office:value-type="string">
            <text:p>D263 Pearl of power, 6th-level spell 1/day regain one 6th-level spell already cast 36,000</text:p>
          </table:table-cell>
        </table:table-row>
        <table:table-row table:style-name="ro1">
          <table:table-cell table:style-name="ce4" office:value-type="string">
            <text:p><text:span text:style-name="T1">M190 Truelight lantern </text:span><text:span text:style-name="T2">Continual flame, </text:span><text:span text:style-name="T1">can form cone of light 1/day </text:span><text:span text:style-name="T2">true seeing </text:span><text:span text:style-name="T1">effect for 10 minutes 36,000</text:span></text:p>
          </table:table-cell>
        </table:table-row>
        <table:table-row table:style-name="ro1">
          <table:table-cell office:value-type="string">
            <text:p>D236 Rod of negation 3/day negate spell-like functions of a magic item 37,000</text:p>
          </table:table-cell>
        </table:table-row>
        <table:table-row table:style-name="ro1">
          <table:table-cell office:value-type="string">
            <text:p>M182 Runestaff of the undead slayer Create various undead-slaying effects by expending arcane spells or spell slots 37,000</text:p>
          </table:table-cell>
        </table:table-row>
        <table:table-row table:style-name="ro1">
          <table:table-cell office:value-type="string">
            <text:p>M164 Memento magica, 5th-level spell 1/day regain a previously used 5th-level spell slot 37,500</text:p>
          </table:table-cell>
        </table:table-row>
        <table:table-row table:style-name="ro1">
          <table:table-cell table:style-name="ce4" office:value-type="string">
            <text:p><text:span text:style-name="T1">M181 Runestaff of power </text:span><text:span text:style-name="T2">+2/masterwork quarterstaff, </text:span><text:span text:style-name="T1">create various powerful effects by expending arcane spells or spell slots, smite 38,300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0 Ioun stone, lavender and green ellipsoid Absorbs spells of 8th level or lower, 50 times 40,000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<text:span text:style-name="T1">M171 Psychoactive skin of iron 1/day </text:span><text:span text:style-name="T2">iron body</text:span><text:span text:style-name="T1">, 15 minutes/day 40,000</text:span></text:p>
          </table:table-cell>
        </table:table-row>
        <table:table-row table:style-name="ro1">
          <table:table-cell office:value-type="string">
            <text:p>M172 Psychoactive skin of the spider +10 on Climb, various spider-themed bonuses and effects 40,000</text:p>
          </table:table-cell>
        </table:table-row>
        <table:table-row table:style-name="ro1">
          <table:table-cell office:value-type="string">
            <text:p>D265 Ring gates Transfer up to 100 lb. of material per day up to 100 miles between gates 40,000</text:p>
          </table:table-cell>
        </table:table-row>
        <table:table-row table:style-name="ro1">
          <table:table-cell table:style-name="ce4" office:value-type="string">
            <text:p><text:span text:style-name="T1">D253 Crystal ball </text:span><text:span text:style-name="T2">Scrying </text:span><text:span text:style-name="T1">at will 42,000</text:span></text:p>
          </table:table-cell>
        </table:table-row>
        <table:table-row table:style-name="ro1">
          <table:table-cell office:value-type="string">
            <text:p>D258 Golem manual, greater stone Contains information and spells necessary to create a greater stone golem 44,000</text:p>
          </table:table-cell>
        </table:table-row>
        <table:table-row table:style-name="ro1">
          <table:table-cell office:value-type="string">
            <text:p>D267 Strand of prayer beads Creates various divine spells effects 45,800</text:p>
          </table:table-cell>
        </table:table-row>
        <table:table-row table:style-name="ro1">
          <table:table-cell office:value-type="string">
            <text:p>M180 Runestaff of insanity Create various madness effects by expending arcane spells or spell slots 46,000</text:p>
          </table:table-cell>
        </table:table-row>
        <table:table-row table:style-name="ro1">
          <table:table-cell office:value-type="string">
            <text:p>D263 Orb of storms Create various weather effects 48,000</text:p>
          </table:table-cell>
        </table:table-row>
        <table:table-row table:style-name="ro1">
          <table:table-cell office:value-type="string">
            <text:p>M178 Runestaff of fiendish darkness Create various darkness and other effects by expending arcane spells or spell slots <text:s/>48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44 Staff of illumination Create various light effects 48,250</text:p>
          </table:table-cell>
        </table:table-row>
        <table:table-row table:style-name="ro1">
          <table:table-cell office:value-type="string">
            <text:p>M154 Cognizance crystal, 13 points Stores up to 13 power points 49,000</text:p>
          </table:table-cell>
        </table:table-row>
        <table:table-row table:style-name="ro1">
          <table:table-cell office:value-type="string">
            <text:p>D263 Pearl of power, 7th-level spell 1/day regain one 7th-level spell already cast 49,000</text:p>
          </table:table-cell>
        </table:table-row>
        <table:table-row table:style-name="ro1">
          <table:table-cell table:style-name="ce4" office:value-type="string">
            <text:p><text:span text:style-name="T1">D253 Crystal ball with see invisibility </text:span><text:span text:style-name="T2">Scrying </text:span><text:span text:style-name="T1">at will, can use </text:span><text:span text:style-name="T2">invisibility </text:span><text:span text:style-name="T1">at will through </text:span><text:span text:style-name="T2">crystal ball </text:span><text:span text:style-name="T1">50,000</text:span></text:p>
          </table:table-cell>
        </table:table-row>
        <table:table-row table:style-name="ro1">
          <table:table-cell office:value-type="string">
            <text:p>D260 Horn of Valhalla Summons construct barbarians to fight opponents 50,000</text:p>
          </table:table-cell>
        </table:table-row>
        <table:table-row table:style-name="ro1">
          <table:table-cell office:value-type="string">
            <text:p>D234 Rod of absorption Negate up to 50 spell levels, store them for later use 50,000</text:p>
          </table:table-cell>
        </table:table-row>
        <table:table-row table:style-name="ro1">
          <table:table-cell office:value-type="string">
            <text:p>M166 Ollamh harp +2 on Perform (string instruments); use spell-like abilities if 14 ranks in Perform 50,100</text:p>
          </table:table-cell>
        </table:table-row>
        <table:table-row table:style-name="ro1">
          <table:table-cell table:style-name="ce4" office:value-type="string">
            <text:p><text:span text:style-name="T1">D253 Crystal ball with detect thoughts </text:span><text:span text:style-name="T2">Scrying </text:span><text:span text:style-name="T1">at will, can use </text:span><text:span text:style-name="T2">detect thoughts </text:span><text:span text:style-name="T1">at will through </text:span><text:span text:style-name="T2">crystal ball </text:span><text:span text:style-name="T1">51,000</text:span></text:p>
          </table:table-cell>
        </table:table-row>
        <table:table-row table:style-name="ro1">
          <table:table-cell office:value-type="string">
            <text:p>M164 Memento magica, 6th-level spell 1/day regain a previously used 6th-level spell slot 54,000</text:p>
          </table:table-cell>
        </table:table-row>
        <table:table-row table:style-name="ro1">
          <table:table-cell office:value-type="string">
            <text:p>M165 Metamagic rod, Chaining 3/day cast a spell of up to 6th level as though affected by Chain Spell 54,000</text:p>
          </table:table-cell>
        </table:table-row>
        <table:table-row table:style-name="ro1">
          <table:table-cell office:value-type="string">
            <text:p>D236 Metamagic rod, Maximize 3/day cast a spell of up to 6th level as though affected by Maximize Spell 54,000</text:p>
          </table:table-cell>
        </table:table-row>
        <table:table-row table:style-name="ro1">
          <table:table-cell office:value-type="string">
            <text:p>D254 Daern’s instant fortress Becomes adamantine fortress on command 55,000</text:p>
          </table:table-cell>
        </table:table-row>
        <table:table-row table:style-name="ro1">
          <table:table-cell office:value-type="string">
            <text:p>D261 Manual of bodily health +2 +2 inherent bonus to Con 55,000</text:p>
          </table:table-cell>
        </table:table-row>
        <table:table-row table:style-name="ro1">
          <table:table-cell office:value-type="string">
            <text:p>D262 Manual of gainful exercise +2 +2 inherent bonus to Str 55,000</text:p>
          </table:table-cell>
        </table:table-row>
        <table:table-row table:style-name="ro1">
          <table:table-cell office:value-type="string">
            <text:p>D262 Manual of quickness in action +2 +2 inherent bonus to Dex 55,000</text:p>
          </table:table-cell>
        </table:table-row>
        <table:table-row table:style-name="ro1">
          <table:table-cell office:value-type="string">
            <text:p>D268 Tome of clear thought +2 +2 inherent bonus to Int 55,000</text:p>
          </table:table-cell>
        </table:table-row>
        <table:table-row table:style-name="ro1">
          <table:table-cell office:value-type="string">
            <text:p>D268 Tome of leadership and influence +2 <text:s/>+2 inherent bonus to Cha 55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8 Tome of understanding +2 +2 inherent bonus to Wis 55,000</text:p>
          </table:table-cell>
        </table:table-row>
        <table:table-row table:style-name="ro1">
          <table:table-cell office:value-type="string">
            <text:p>D244 Staff of frost Create various cold effects 56,250</text:p>
          </table:table-cell>
        </table:table-row>
        <table:table-row table:style-name="ro1">
          <table:table-cell office:value-type="string">
            <text:p>D244 Staff of defense Create various protection effects 58,250</text:p>
          </table:table-cell>
        </table:table-row>
        <table:table-row table:style-name="ro1">
          <table:table-cell table:style-name="ce4" office:value-type="string">
            <text:p><text:span text:style-name="T1">D252 Carpet of flying, 10 ft. by 10 ft. Flies as if affected by </text:span><text:span text:style-name="T2">overland flight</text:span><text:span text:style-name="T1">; fly speed 40 ft., capacity 800 lb. 60,000</text:span></text:p>
          </table:table-cell>
        </table:table-row>
        <table:table-row table:style-name="ro1">
          <table:table-cell table:style-name="ce4" office:value-type="string">
            <text:p><text:span text:style-name="T1">D254 Darkskull Emanates continuous </text:span><text:span text:style-name="T2">unhallow </text:span><text:span text:style-name="T1">effect 60,000</text:span></text:p>
          </table:table-cell>
        </table:table-row>
        <table:table-row table:style-name="ro4">
          <table:table-cell table:style-name="ce11"/>
        </table:table-row>
        <table:table-row table:style-name="ro1" table:number-rows-repeated="2">
          <table:table-cell table:style-name="ce12"/>
        </table:table-row>
        <table:table-row table:style-name="ro5">
          <table:table-cell table:style-name="ce13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M171 Psychoactive skin of fiery response Blasts opponents who made attacks against you last round 60,000</text:p>
          </table:table-cell>
        </table:table-row>
        <table:table-row table:style-name="ro1">
          <table:table-cell office:value-type="string">
            <text:p>M173 Rod of force 5/day create various force-based effects 60,000</text:p>
          </table:table-cell>
        </table:table-row>
        <table:table-row table:style-name="ro1">
          <table:table-cell office:value-type="string">
            <text:p>D236 Rod of rulership Rule up to 300 HD of creatures, 500 minutes total 60,000</text:p>
          </table:table-cell>
        </table:table-row>
        <table:table-row table:style-name="ro1">
          <table:table-cell office:value-type="string">
            <text:p>M172 Psychoactive skin of the troll Heal 5 points of damage/minute, regrow lost body parts 61,000</text:p>
          </table:table-cell>
        </table:table-row>
        <table:table-row table:style-name="ro1">
          <table:table-cell office:value-type="string">
            <text:p>D236 Rod of security Transports creatures to nondimensional pocket paradise 61,000</text:p>
          </table:table-cell>
        </table:table-row>
        <table:table-row table:style-name="ro1">
          <table:table-cell table:style-name="ce4" office:value-type="string">
            <text:p><text:span text:style-name="T1">D253 Cube of force 36 charges, produce cubes made of </text:span><text:span text:style-name="T2">walls of force</text:span><text:span text:style-name="T1">, charges renewed daily 62,000</text:span></text:p>
          </table:table-cell>
        </table:table-row>
        <table:table-row table:style-name="ro1">
          <table:table-cell office:value-type="string">
            <text:p>M154 Cognizance crystal, 15 points Stores up to 15 power points 64,000</text:p>
          </table:table-cell>
        </table:table-row>
        <table:table-row table:style-name="ro1">
          <table:table-cell office:value-type="string">
            <text:p>D263 Pearl of power, 8th-level spell 1/day regain one 8th-level spell already cast 64,000</text:p>
          </table:table-cell>
        </table:table-row>
        <table:table-row table:style-name="ro1">
          <table:table-cell office:value-type="string">
            <text:p>D243 Staff of abjuration Create various abjuration effects 65,000</text:p>
          </table:table-cell>
        </table:table-row>
        <table:table-row table:style-name="ro1">
          <table:table-cell office:value-type="string">
            <text:p>D244 Staff of conjuration Create various conjuration effects 65,000</text:p>
          </table:table-cell>
        </table:table-row>
        <table:table-row table:style-name="ro1">
          <table:table-cell office:value-type="string">
            <text:p>D244 Staff of enchantment Create various enchantment effects 65,000</text:p>
          </table:table-cell>
        </table:table-row>
        <table:table-row table:style-name="ro1">
          <table:table-cell office:value-type="string">
            <text:p>D244 Staff of evocation Create various evocation effects 65,000</text:p>
          </table:table-cell>
        </table:table-row>
        <table:table-row table:style-name="ro1">
          <table:table-cell office:value-type="string">
            <text:p>D244 Staff of illusion Create various illusion effects 65,000</text:p>
          </table:table-cell>
        </table:table-row>
        <table:table-row table:style-name="ro1">
          <table:table-cell office:value-type="string">
            <text:p>D244 Staff of necromancy Create various necromancy effects 65,000</text:p>
          </table:table-cell>
        </table:table-row>
        <table:table-row table:style-name="ro1">
          <table:table-cell office:value-type="string">
            <text:p>D245 Staff of transmutation Create various transmutation effects 65,000</text:p>
          </table:table-cell>
        </table:table-row>
        <table:table-row table:style-name="ro1">
          <table:table-cell table:style-name="ce4" office:value-type="string">
            <text:p><text:span text:style-name="T1">D253 Crystal ball with telepathy </text:span><text:span text:style-name="T2">Scrying </text:span><text:span text:style-name="T1">at will, can use telepathy at will through </text:span><text:span text:style-name="T2">crystal ball </text:span><text:span text:style-name="T1">70,000</text:span></text:p>
          </table:table-cell>
        </table:table-row>
        <table:table-row table:style-name="ro1">
          <table:table-cell office:value-type="string">
            <text:p>D259 Horn of blasting, greater 1/day (or more) deals sonic damage, stuns, and deafens creatures 70,000</text:p>
          </table:table-cell>
        </table:table-row>
        <table:table-row table:style-name="ro1">
          <table:table-cell office:value-type="string">
            <text:p>D263 Pearl of power, two spells Regain two spells already cast (different levels, 6th or lower) 70,000</text:p>
          </table:table-cell>
        </table:table-row>
        <table:table-row table:style-name="ro1">
          <table:table-cell office:value-type="string">
            <text:p>D236 Metamagic rod, Empower, greater 3/day cast a spell of up to 9th level as though affected by Empower Spell 73,000</text:p>
          </table:table-cell>
        </table:table-row>
        <table:table-row table:style-name="ro1">
          <table:table-cell office:value-type="string">
            <text:p>M165 Metamagic rod, Reach, greater 3/day cast a spell of up to 9th level as though affected by Reach Spell 73,000</text:p>
          </table:table-cell>
        </table:table-row>
        <table:table-row table:style-name="ro1">
          <table:table-cell office:value-type="string">
            <text:p>M164 Memento magica, 7th-level spell 1/day regain a previously used 7th-level spell slot 73,500</text:p>
          </table:table-cell>
        </table:table-row>
        <table:table-row table:style-name="ro1">
          <table:table-cell office:value-type="string">
            <text:p>D244 Staff of divination Create various divination effects 73,500</text:p>
          </table:table-cell>
        </table:table-row>
        <table:table-row table:style-name="ro1">
          <table:table-cell table:style-name="ce4" office:value-type="string">
            <text:p><text:span text:style-name="T1">D257 Gem of seeing See as though affected by </text:span><text:span text:style-name="T2">true seeing</text:span><text:span text:style-name="T1">, 30 minutes total per day 75,000</text:span></text:p>
          </table:table-cell>
        </table:table-row>
        <table:table-row table:style-name="ro1">
          <table:table-cell office:value-type="string">
            <text:p>M181 Runestaff of passage Create various passage effects by expending arcane spells or spell slots 75,000</text:p>
          </table:table-cell>
        </table:table-row>
        <table:table-row table:style-name="ro1">
          <table:table-cell office:value-type="string">
            <text:p>D236 Metamagic rod, Quicken 3/day cast a spell of up to 6th level as though affected by Quicken Spell 75,500</text:p>
          </table:table-cell>
        </table:table-row>
        <table:table-row table:style-name="ro1">
          <table:table-cell office:value-type="string">
            <text:p>M171 Psychoactive skin of the hero +3 to AC, +3 on saving throws and attack rolls 77,000</text:p>
          </table:table-cell>
        </table:table-row>
        <table:table-row table:style-name="ro1">
          <table:table-cell table:style-name="ce4" office:value-type="string">
            <text:p><text:span text:style-name="T1">D253 Crystal ball with true seeing </text:span><text:span text:style-name="T2">Scrying </text:span><text:span text:style-name="T1">at will, can use </text:span><text:span text:style-name="T2">true seeing </text:span><text:span text:style-name="T1">at will through </text:span><text:span text:style-name="T2">crystal ball </text:span><text:span text:style-name="T1">80,000</text:span></text:p>
          </table:table-cell>
        </table:table-row>
        <table:table-row table:style-name="ro1">
          <table:table-cell office:value-type="string">
            <text:p>D244 Staff of earth and stone Create various earth and movement effects 80,500</text:p>
          </table:table-cell>
        </table:table-row>
        <table:table-row table:style-name="ro1">
          <table:table-cell office:value-type="string">
            <text:p>M154 Cognizance crystal, 17 points Stores up to 17 power points 81,000</text:p>
          </table:table-cell>
        </table:table-row>
        <table:table-row table:style-name="ro1">
          <table:table-cell office:value-type="string">
            <text:p>D263 Pearl of power, 9th-level spell 1/day regain one 9th-level spell already cast 81,000</text:p>
          </table:table-cell>
        </table:table-row>
        <table:table-row table:style-name="ro1">
          <table:table-cell office:value-type="string">
            <text:p>D268 Well of many worlds Transports objects or creatures to a random other world or plane 82,000</text:p>
          </table:table-cell>
        </table:table-row>
        <table:table-row table:style-name="ro1">
          <table:table-cell office:value-type="string">
            <text:p>D261 Manual of bodily health +3 +3 inherent bonus to Con 82,500</text:p>
          </table:table-cell>
        </table:table-row>
        <table:table-row table:style-name="ro1">
          <table:table-cell office:value-type="string">
            <text:p>D262 Manual of gainful exercise +3 +3 inherent bonus to Str 82,500</text:p>
          </table:table-cell>
        </table:table-row>
        <table:table-row table:style-name="ro1">
          <table:table-cell office:value-type="string">
            <text:p>D262 Manual of quickness in action +3 +3 inherent bonus to Dex 82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8 Tome of clear thought +3 +3 inherent bonus to Int 82,500</text:p>
          </table:table-cell>
        </table:table-row>
        <table:table-row table:style-name="ro1">
          <table:table-cell office:value-type="string">
            <text:p>D268 Tome of leadership and influence +3 +3 inherent bonus to Cha 82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8 Tome of understanding +3 +3 inherent bonus to Wis 82,500</text:p>
          </table:table-cell>
        </table:table-row>
        <table:table-row table:style-name="ro1">
          <table:table-cell office:value-type="string">
            <text:p>D247 Apparatus of Kwalish Functional submarine fits two Medium creatures 90,000</text:p>
          </table:table-cell>
        </table:table-row>
        <table:table-row table:style-name="ro1">
          <table:table-cell office:value-type="string">
            <text:p>M172 Psychoactive skin of the psion +7 power points/day, spell resistance 21 90,000</text:p>
          </table:table-cell>
        </table:table-row>
        <table:table-row table:style-name="ro1">
          <table:table-cell office:value-type="string">
            <text:p>D262 Mirror of opposition Creates exact double of whoever looks into mirror, which attacks original 92,000</text:p>
          </table:table-cell>
        </table:table-row>
        <table:table-row table:style-name="ro1">
          <table:table-cell office:value-type="string">
            <text:p>D267 Strand of prayer beads, greater Creates various divine spells effects 95,800</text:p>
          </table:table-cell>
        </table:table-row>
        <table:table-row table:style-name="ro1">
          <table:table-cell office:value-type="string">
            <text:p>M164 Memento magica, 8th-level spell 1/day regain a previously used 8th-level spell slot 96,000</text:p>
          </table:table-cell>
        </table:table-row>
        <table:table-row table:style-name="ro1">
          <table:table-cell office:value-type="string">
            <text:p>D250 Bowl of commanding water elementals Summon one water elemental at a time, at will 10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50 Brazier of commanding fire elementals Summon one fire elemental at a time, at will 10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52 Censer of controlling air elementals Summon one air elemental at a time, at will 10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7 Stone of controlling earth elementals Summon one earth elemental at a time, at will 10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45 Staff of the woodlands Create various nature effects 101,250</text:p>
          </table:table-cell>
        </table:table-row>
        <table:table-row table:style-name="ro1">
          <table:table-cell office:value-type="string">
            <text:p>D261 Manual of bodily health +4 +4 inherent bonus to Con 110,000</text:p>
          </table:table-cell>
        </table:table-row>
        <table:table-row table:style-name="ro1">
          <table:table-cell office:value-type="string">
            <text:p>D262 Manual of gainful exercise +4 +4 inherent bonus to Str 110,000</text:p>
          </table:table-cell>
        </table:table-row>
        <table:table-row table:style-name="ro1">
          <table:table-cell office:value-type="string">
            <text:p>D262 Manual of quickness in action +4 +4 inherent bonus to Dex 110,000</text:p>
          </table:table-cell>
        </table:table-row>
        <table:table-row table:style-name="ro1">
          <table:table-cell office:value-type="string">
            <text:p>D268 Tome of clear thought +4 +4 inherent bonus to Int 110,000</text:p>
          </table:table-cell>
        </table:table-row>
        <table:table-row table:style-name="ro1">
          <table:table-cell office:value-type="string">
            <text:p>D268 Tome of leadership and influence +4+4 inherent bonus to Cha 110,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8 Tome of understanding +4 +4 inherent bonus to Wis 110,000</text:p>
          </table:table-cell>
        </table:table-row>
        <table:table-row table:style-name="ro1">
          <table:table-cell office:value-type="string">
            <text:p>M164 Memento magica, 9th-level spell 1/day regain a previously used 9th-level spell slot 121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165 Metamagic rod, Chaining, greater 3/day cast a spell of up to 9th level as though affected by Chain Spell 121,500</text:p>
          </table:table-cell>
        </table:table-row>
        <table:table-row table:style-name="ro1">
          <table:table-cell office:value-type="string">
            <text:p>D236 Metamagic rod, Maximize, greater 3/day cast a spell of up to 9th level as though affected by Maximize Spell 121,500</text:p>
          </table:table-cell>
        </table:table-row>
        <table:table-row table:style-name="ro1">
          <table:table-cell office:value-type="string">
            <text:p>D261 Manual of bodily health +5 +5 inherent bonus to Con 137,500</text:p>
          </table:table-cell>
        </table:table-row>
        <table:table-row table:style-name="ro5">
          <table:table-cell table:style-name="ce13" office:value-type="float" office:value="265">
            <text:p>265</text:p>
          </table:table-cell>
        </table:table-row>
        <table:table-row table:style-name="ro1" table:number-rows-repeated="2">
          <table:table-cell table:style-name="ce7"/>
        </table:table-row>
        <table:table-row table:style-name="ro1" table:number-rows-repeated="2">
          <table:table-cell table:style-name="ce6"/>
        </table:table-row>
        <table:table-row table:style-name="ro7">
          <table:table-cell table:style-name="ce18"/>
        </table:table-row>
        <table:table-row table:style-name="ro1">
          <table:table-cell table:style-name="ce7"/>
        </table:table-row>
        <table:table-row table:style-name="ro1">
          <table:table-cell table:style-name="ce6"/>
        </table:table-row>
        <table:table-row table:style-name="ro1" table:number-rows-repeated="4">
          <table:table-cell table:style-name="ce7"/>
        </table:table-row>
        <table:table-row table:style-name="ro1">
          <table:table-cell table:style-name="ce6"/>
        </table:table-row>
        <table:table-row table:style-name="ro1" table:number-rows-repeated="17">
          <table:table-cell table:style-name="ce7"/>
        </table:table-row>
        <table:table-row table:style-name="ro1">
          <table:table-cell table:style-name="ce8"/>
        </table:table-row>
        <table:table-row table:style-name="ro1">
          <table:table-cell table:style-name="ce7"/>
        </table:table-row>
        <table:table-row table:style-name="ro1" table:number-rows-repeated="2">
          <table:table-cell table:style-name="ce6"/>
        </table:table-row>
        <table:table-row table:style-name="ro1">
          <table:table-cell table:style-name="ce7"/>
        </table:table-row>
        <table:table-row table:style-name="ro1" table:number-rows-repeated="2">
          <table:table-cell table:style-name="ce6"/>
        </table:table-row>
        <table:table-row table:style-name="ro7">
          <table:table-cell table:style-name="ce18"/>
        </table:table-row>
        <table:table-row table:style-name="ro1">
          <table:table-cell table:style-name="ce7"/>
        </table:table-row>
        <table:table-row table:style-name="ro1">
          <table:table-cell table:style-name="ce8"/>
        </table:table-row>
        <table:table-row table:style-name="ro1">
          <table:table-cell table:style-name="ce7"/>
        </table:table-row>
        <table:table-row table:style-name="ro1">
          <table:table-cell table:style-name="ce8"/>
        </table:table-row>
        <table:table-row table:style-name="ro1">
          <table:table-cell table:style-name="ce7"/>
        </table:table-row>
        <table:table-row table:style-name="ro1">
          <table:table-cell table:style-name="ce8"/>
        </table:table-row>
        <table:table-row table:style-name="ro1" table:number-rows-repeated="4">
          <table:table-cell table:style-name="ce7"/>
        </table:table-row>
        <table:table-row table:style-name="ro1">
          <table:table-cell table:style-name="ce8"/>
        </table:table-row>
        <table:table-row table:style-name="ro1" table:number-rows-repeated="7">
          <table:table-cell table:style-name="ce7"/>
        </table:table-row>
        <table:table-row table:style-name="ro1" table:number-rows-repeated="2">
          <table:table-cell table:style-name="ce6"/>
        </table:table-row>
        <table:table-row table:style-name="ro1">
          <table:table-cell table:style-name="ce7"/>
        </table:table-row>
        <table:table-row table:style-name="ro1" table:number-rows-repeated="2">
          <table:table-cell table:style-name="ce6"/>
        </table:table-row>
        <table:table-row table:style-name="ro1" table:number-rows-repeated="14">
          <table:table-cell table:style-name="ce7"/>
        </table:table-row>
        <table:table-row table:style-name="ro1">
          <table:table-cell table:style-name="ce14"/>
        </table:table-row>
        <table:table-row table:style-name="ro1">
          <table:table-cell table:style-name="ce2"/>
        </table:table-row>
        <table:table-row table:style-name="ro1">
          <table:table-cell office:value-type="string">
            <text:p>D262 Manual of gainful exercise +5 +5 inherent bonus to Str 137,500</text:p>
          </table:table-cell>
        </table:table-row>
        <table:table-row table:style-name="ro1">
          <table:table-cell office:value-type="string">
            <text:p>D262 Manual of quickness in action +5 +5 inherent bonus to Dex 137,500</text:p>
          </table:table-cell>
        </table:table-row>
        <table:table-row table:style-name="ro1">
          <table:table-cell office:value-type="string">
            <text:p>D268 Tome of clear thought +5 +5 inherent bonus to Int 137,500</text:p>
          </table:table-cell>
        </table:table-row>
        <table:table-row table:style-name="ro1">
          <table:table-cell office:value-type="string">
            <text:p>D268 Tome of leadership and influence +5 +5 inherent bonus to Cha 137,5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268 Tome of understanding +5 +5 inherent bonus to Wis 137,500</text:p>
          </table:table-cell>
        </table:table-row>
        <table:table-row table:style-name="ro1">
          <table:table-cell office:value-type="string">
            <text:p>D255 Efreeti bottle Contains imprisoned efreeti who (usually) serves character each time released 145,000</text:p>
          </table:table-cell>
        </table:table-row>
        <table:table-row table:style-name="ro1">
          <table:table-cell office:value-type="string">
            <text:p>D244 Staff of life Create healing and resurrection effects 155,750</text:p>
          </table:table-cell>
        </table:table-row>
        <table:table-row table:style-name="ro1">
          <table:table-cell office:value-type="string">
            <text:p>D252 Chaos diamond Create various chaos-themed spell effects 160,000</text:p>
          </table:table-cell>
        </table:table-row>
        <table:table-row table:style-name="ro1">
          <table:table-cell table:style-name="ce4" office:value-type="string">
            <text:p><text:span text:style-name="T1">D254 Cubic gate Open a </text:span><text:span text:style-name="T2">gate </text:span><text:span text:style-name="T1">or transport self and those around you to one of six planes 164,000</text:span></text:p>
          </table:table-cell>
        </table:table-row>
        <table:table-row table:style-name="ro1">
          <table:table-cell office:value-type="string">
            <text:p>D261 Iron flask 1/day capture extraplanar creature and force it to serve you for 1 hour 170,000</text:p>
          </table:table-cell>
        </table:table-row>
        <table:table-row table:style-name="ro1">
          <table:table-cell office:value-type="string">
            <text:p>D236 Metamagic rod, Quicken, greater 3/day cast a spell of up to 9th level as though affected by Quicken Spell 170,000</text:p>
          </table:table-cell>
        </table:table-row>
        <table:table-row table:style-name="ro1">
          <table:table-cell office:value-type="string">
            <text:p>D245 Staff of passage Create various transportation effects 170,500</text:p>
          </table:table-cell>
        </table:table-row>
        <table:table-row table:style-name="ro1">
          <table:table-cell office:value-type="string">
            <text:p>D262 Mirror of mental prowess Create various divination spell effects, use as a transport portal 175,000</text:p>
          </table:table-cell>
        </table:table-row>
        <table:table-row table:style-name="ro1">
          <table:table-cell office:value-type="string">
            <text:p>D262 Mirror of life trapping Extradimensionally imprisons up to fifteen creatures who look at it 200,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DMG and MIC shopping list'.A1:'DMG and MIC shopping list'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chemy-GoldA24" svg:font-family="Alchemy-GoldA24"/>
    <style:font-face style:name="Pterra-dactyl" svg:font-family="Pterra-dactyl"/>
    <style:font-face style:name="Symbol" svg:font-family="Symbol"/>
    <style:font-face style:name="F" svg:font-family="" style:font-family-generic="roman"/>
    <style:font-face style:name="CelestiaAntiqua-Medium" svg:font-family="CelestiaAntiqua-Medium" style:font-family-generic="roman"/>
    <style:font-face style:name="CelestiaAntiqua-MediumItalic" svg:font-family="CelestiaAntiqua-MediumItalic" style:font-family-generic="roman"/>
    <style:font-face style:name="CelestiaAntiqua-Semibold" svg:font-family="CelestiaAntiqua-Semibold" style:font-family-generic="roman"/>
    <style:font-face style:name="ScalaSans-CapsBold" svg:font-family="ScalaSans-CapsBold" style:font-family-generic="swiss"/>
    <style:font-face style:name="ScalaSansLF-Bold" svg:font-family="ScalaSansLF-Bold" style:font-family-generic="swiss"/>
    <style:font-face style:name="ScalaSansLF-Italic" svg:font-family="ScalaSansLF-Italic" style:font-family-generic="swiss"/>
    <style:font-face style:name="ScalaSansLF-Regular" svg:font-family="ScalaSansLF-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2">02/10/2022</text:date>, <text:time>16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31S</meta:editing-duration>
    <meta:editing-cycles>4</meta:editing-cycles>
    <meta:generator>OpenOffice/4.1.12$Win32 OpenOffice.org_project/4112m1$Build-9809</meta:generator>
    <dc:date>2022-10-02T16:33:10.81</dc:date>
    <dc:creator>Dave Griffin</dc:creator>
    <meta:document-statistic meta:table-count="3" meta:cell-count="1956" meta:object-count="0"/>
    <meta:user-defined meta:name="Info 1"/>
    <meta:user-defined meta:name="Info 2"/>
    <meta:user-defined meta:name="Info 3"/>
    <meta:user-defined meta:name="Info 4"/>
  </office:meta>
</office:document-meta>
</file>